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38" style:family="table-row">
      <style:table-row-properties style:row-height="0.762cm" fo:keep-together="auto"/>
    </style:style>
    <style:style style:name="Tabela1.A93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38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39" style:family="table-row">
      <style:table-row-properties style:row-height="0.508cm" fo:keep-together="auto"/>
    </style:style>
    <style:style style:name="Tabela1.A939" style:family="table-cell">
      <style:table-cell-properties style:vertical-align="bottom" fo:padding="0cm" fo:border="none"/>
    </style:style>
    <style:style style:name="Tabela1.A940" style:family="table-cell">
      <style:table-cell-properties fo:padding="0cm" fo:border="none"/>
    </style:style>
    <style:style style:name="Tabela1.B940" style:family="table-cell">
      <style:table-cell-properties fo:padding="0cm" fo:border="none"/>
    </style:style>
    <style:style style:name="Tabela1.941" style:family="table-row">
      <style:table-row-properties style:row-height="4.75cm" fo:keep-together="auto"/>
    </style:style>
    <style:style style:name="Tabela1.A941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</style:style>
    <style:style style:name="P5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Out/20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3"><text:span text:style-name="T2">Matrícula</text:span></text:p>
          </table:table-cell>
          <table:table-cell table:style-name="Tabela1.B2" table:number-rows-spanned="3" office:value-type="string">
            <text:p text:style-name="P3"><text:span text:style-name="T2">Nome</text:span></text:p>
          </table:table-cell>
          <table:table-cell table:style-name="Tabela1.B2" table:number-rows-spanned="3" office:value-type="string">
            <text:p text:style-name="P3"><text:span text:style-name="T2">Cargo</text:span></text:p>
          </table:table-cell>
          <table:table-cell table:style-name="Tabela1.B2" table:number-rows-spanned="3" office:value-type="string">
            <text:p text:style-name="P3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3"><text:span text:style-name="T3">1741</text:span></text:p>
          </table:table-cell>
          <table:table-cell table:style-name="Tabela1.B5" office:value-type="string">
            <text:p text:style-name="P3"><text:span text:style-name="T3">ADEILDO JOSE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5" office:value-type="string">
            <text:p text:style-name="P4"><text:span text:style-name="T3">5.858,58</text:span></text:p>
          </table:table-cell>
          <table:table-cell table:style-name="Tabela1.E5" office:value-type="string">
            <text:p text:style-name="P4"><text:span text:style-name="T3">2.343,4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0,00</text:span></text:p>
          </table:table-cell>
          <table:table-cell table:style-name="Tabela1.E5" office:value-type="string">
            <text:p text:style-name="P4"><text:span text:style-name="T3">2.887,00</text:span></text:p>
          </table:table-cell>
          <table:table-cell table:style-name="Tabela1.E5" office:value-type="string">
            <text:p text:style-name="P4"><text:span text:style-name="T3">11.429,01</text:span></text:p>
          </table:table-cell>
          <table:table-cell table:style-name="Tabela1.E5" office:value-type="string">
            <text:p text:style-name="P4"><text:span text:style-name="T3">1.148,28</text:span></text:p>
          </table:table-cell>
          <table:table-cell table:style-name="Tabela1.E5" office:value-type="string">
            <text:p text:style-name="P4"><text:span text:style-name="T3">1.044,0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92,32</text:span></text:p>
          </table:table-cell>
          <table:table-cell table:style-name="Tabela1.E5" office:value-type="string">
            <text:p text:style-name="P4"><text:span text:style-name="T3">9.236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6</text:span></text:p>
          </table:table-cell>
          <table:table-cell table:style-name="Tabela1.B5" office:value-type="string">
            <text:p text:style-name="P3"><text:span text:style-name="T3">ADEILTON CARLOS DOS SANTOS</text:span></text:p>
          </table:table-cell>
          <table:table-cell table:style-name="Tabela1.B5" office:value-type="string">
            <text:p text:style-name="P3"><text:span text:style-name="T3">AUXILIAR DE SERVIÇOS GERAI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3.589,44</text:span></text:p>
          </table:table-cell>
          <table:table-cell table:style-name="Tabela1.E5" office:value-type="string">
            <text:p text:style-name="P4"><text:span text:style-name="T3">114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4,35</text:span></text:p>
          </table:table-cell>
          <table:table-cell table:style-name="Tabela1.E5" office:value-type="string">
            <text:p text:style-name="P4"><text:span text:style-name="T3">3.475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5</text:span></text:p>
          </table:table-cell>
          <table:table-cell table:style-name="Tabela1.B5" office:value-type="string">
            <text:p text:style-name="P3"><text:span text:style-name="T3">ADEILTON DE OLIVEIRA FIEL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87,00</text:span></text:p>
          </table:table-cell>
          <table:table-cell table:style-name="Tabela1.E5" office:value-type="string">
            <text:p text:style-name="P4"><text:span text:style-name="T3">5.186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</text:span></text:p>
          </table:table-cell>
          <table:table-cell table:style-name="Tabela1.B5" office:value-type="string">
            <text:p text:style-name="P3"><text:span text:style-name="T3">ADELIA MOREIRA PESS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1</text:span></text:p>
          </table:table-cell>
          <table:table-cell table:style-name="Tabela1.B5" office:value-type="string">
            <text:p text:style-name="P3"><text:span text:style-name="T3">ADEMILTON DE OLIVEIR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4.022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562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457,74</text:span></text:p>
          </table:table-cell>
          <table:table-cell table:style-name="Tabela1.E5" office:value-type="string">
            <text:p text:style-name="P4"><text:span text:style-name="T3">54.753,13</text:span></text:p>
          </table:table-cell>
          <table:table-cell table:style-name="Tabela1.E5" office:value-type="string">
            <text:p text:style-name="P4"><text:span text:style-name="T3">5.562,59</text:span></text:p>
          </table:table-cell>
          <table:table-cell table:style-name="Tabela1.E5" office:value-type="string">
            <text:p text:style-name="P4"><text:span text:style-name="T3">10.04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5.604,15</text:span></text:p>
          </table:table-cell>
          <table:table-cell table:style-name="Tabela1.E5" office:value-type="string">
            <text:p text:style-name="P4"><text:span text:style-name="T3">39.148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4</text:span></text:p>
          </table:table-cell>
          <table:table-cell table:style-name="Tabela1.B5" office:value-type="string">
            <text:p text:style-name="P3"><text:span text:style-name="T3">ADEMIR COST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</text:span></text:p>
          </table:table-cell>
          <table:table-cell table:style-name="Tabela1.B5" office:value-type="string">
            <text:p text:style-name="P3"><text:span text:style-name="T3">ADERBAL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5</text:span></text:p>
          </table:table-cell>
          <table:table-cell table:style-name="Tabela1.B5" office:value-type="string">
            <text:p text:style-name="P3"><text:span text:style-name="T3">ADIEL FEITOSA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831,51</text:span></text:p>
          </table:table-cell>
          <table:table-cell table:style-name="Tabela1.E5" office:value-type="string">
            <text:p text:style-name="P4"><text:span text:style-name="T3">724,7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773,08</text:span></text:p>
          </table:table-cell>
          <table:table-cell table:style-name="Tabela1.E5" office:value-type="string">
            <text:p text:style-name="P4"><text:span text:style-name="T3">9.329,32</text:span></text:p>
          </table:table-cell>
          <table:table-cell table:style-name="Tabela1.E5" office:value-type="string">
            <text:p text:style-name="P4"><text:span text:style-name="T3">777,87</text:span></text:p>
          </table:table-cell>
          <table:table-cell table:style-name="Tabela1.E5" office:value-type="string">
            <text:p text:style-name="P4"><text:span text:style-name="T3">257,0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034,91</text:span></text:p>
          </table:table-cell>
          <table:table-cell table:style-name="Tabela1.E5" office:value-type="string">
            <text:p text:style-name="P4"><text:span text:style-name="T3">8.29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2</text:span></text:p>
          </table:table-cell>
          <table:table-cell table:style-name="Tabela1.B5" office:value-type="string">
            <text:p text:style-name="P3"><text:span text:style-name="T3">ADLER DE OLIVEIRA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D. DE SOFTWARE/DTI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926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2.044,86</text:span></text:p>
          </table:table-cell>
          <table:table-cell table:style-name="Tabela1.E5" office:value-type="string">
            <text:p text:style-name="P4"><text:span text:style-name="T3">1.363,02</text:span></text:p>
          </table:table-cell>
          <table:table-cell table:style-name="Tabela1.E5" office:value-type="string">
            <text:p text:style-name="P4"><text:span text:style-name="T3">1.417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80,59</text:span></text:p>
          </table:table-cell>
          <table:table-cell table:style-name="Tabela1.E5" office:value-type="string">
            <text:p text:style-name="P4"><text:span text:style-name="T3">9.26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9</text:span></text:p>
          </table:table-cell>
          <table:table-cell table:style-name="Tabela1.B5" office:value-type="string">
            <text:p text:style-name="P3"><text:span text:style-name="T3">ADNA CRISTINA DE CARVALHO VILANO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TURMA RECURSAL</text:span></text:p>
          </table:table-cell>
          <table:table-cell table:style-name="Tabela1.E5" office:value-type="string">
            <text:p text:style-name="P4"><text:span text:style-name="T3">11.121,34</text:span></text:p>
          </table:table-cell>
          <table:table-cell table:style-name="Tabela1.E5" office:value-type="string">
            <text:p text:style-name="P4"><text:span text:style-name="T3">2.224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5.654,61</text:span></text:p>
          </table:table-cell>
          <table:table-cell table:style-name="Tabela1.E5" office:value-type="string">
            <text:p text:style-name="P4"><text:span text:style-name="T3">1.868,39</text:span></text:p>
          </table:table-cell>
          <table:table-cell table:style-name="Tabela1.E5" office:value-type="string">
            <text:p text:style-name="P4"><text:span text:style-name="T3">2.271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139,67</text:span></text:p>
          </table:table-cell>
          <table:table-cell table:style-name="Tabela1.E5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7</text:span></text:p>
          </table:table-cell>
          <table:table-cell table:style-name="Tabela1.B5" office:value-type="string">
            <text:p text:style-name="P3"><text:span text:style-name="T3">ADRIANA DOS SANTOS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3.589,44</text:span></text:p>
          </table:table-cell>
          <table:table-cell table:style-name="Tabela1.E5" office:value-type="string">
            <text:p text:style-name="P4"><text:span text:style-name="T3">101,0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1,01</text:span></text:p>
          </table:table-cell>
          <table:table-cell table:style-name="Tabela1.E5" office:value-type="string">
            <text:p text:style-name="P4"><text:span text:style-name="T3">3.488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5</text:span></text:p>
          </table:table-cell>
          <table:table-cell table:style-name="Tabela1.B5" office:value-type="string">
            <text:p text:style-name="P3"><text:span text:style-name="T3">ADRIANA FREIRE DE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1.960,0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2.430,13</text:span></text:p>
          </table:table-cell>
          <table:table-cell table:style-name="Tabela1.E5" office:value-type="string">
            <text:p text:style-name="P4"><text:span text:style-name="T3">1.372,02</text:span></text:p>
          </table:table-cell>
          <table:table-cell table:style-name="Tabela1.E5" office:value-type="string">
            <text:p text:style-name="P4"><text:span text:style-name="T3">1.380,6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52,65</text:span></text:p>
          </table:table-cell>
          <table:table-cell table:style-name="Tabela1.E5" office:value-type="string">
            <text:p text:style-name="P4"><text:span text:style-name="T3">9.677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0</text:span></text:p>
          </table:table-cell>
          <table:table-cell table:style-name="Tabela1.B5" office:value-type="string">
            <text:p text:style-name="P3"><text:span text:style-name="T3">ADRIANA NUN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479,50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64,44</text:span></text:p>
          </table:table-cell>
          <table:table-cell table:style-name="Tabela1.E5" office:value-type="string">
            <text:p text:style-name="P4"><text:span text:style-name="T3">9.574,63</text:span></text:p>
          </table:table-cell>
          <table:table-cell table:style-name="Tabela1.E5" office:value-type="string">
            <text:p text:style-name="P4"><text:span text:style-name="T3">705,25</text:span></text:p>
          </table:table-cell>
          <table:table-cell table:style-name="Tabela1.E5" office:value-type="string">
            <text:p text:style-name="P4"><text:span text:style-name="T3">628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4,15</text:span></text:p>
          </table:table-cell>
          <table:table-cell table:style-name="Tabela1.E5" office:value-type="string">
            <text:p text:style-name="P4"><text:span text:style-name="T3">8.240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3</text:span></text:p>
          </table:table-cell>
          <table:table-cell table:style-name="Tabela1.B5" office:value-type="string">
            <text:p text:style-name="P3"><text:span text:style-name="T3">ADRIANA RIBEIRO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462,6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7.168,30</text:span></text:p>
          </table:table-cell>
          <table:table-cell table:style-name="Tabela1.E5" office:value-type="string">
            <text:p text:style-name="P4"><text:span text:style-name="T3">64.341,42</text:span></text:p>
          </table:table-cell>
          <table:table-cell table:style-name="Tabela1.E5" office:value-type="string">
            <text:p text:style-name="P4"><text:span text:style-name="T3">5.204,24</text:span></text:p>
          </table:table-cell>
          <table:table-cell table:style-name="Tabela1.E5" office:value-type="string">
            <text:p text:style-name="P4"><text:span text:style-name="T3">7.906,4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110,72</text:span></text:p>
          </table:table-cell>
          <table:table-cell table:style-name="Tabela1.E5" office:value-type="string">
            <text:p text:style-name="P4"><text:span text:style-name="T3">51.23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1</text:span></text:p>
          </table:table-cell>
          <table:table-cell table:style-name="Tabela1.B5" office:value-type="string">
            <text:p text:style-name="P3"><text:span text:style-name="T3">ADRIANA SICUPIRA PEREGRINO BRAGA SA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754,40</text:span></text:p>
          </table:table-cell>
          <table:table-cell table:style-name="Tabela1.E5" office:value-type="string">
            <text:p text:style-name="P4"><text:span text:style-name="T3">1.438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9.823,00</text:span></text:p>
          </table:table-cell>
          <table:table-cell table:style-name="Tabela1.E5" office:value-type="string">
            <text:p text:style-name="P4"><text:span text:style-name="T3">1.007,02</text:span></text:p>
          </table:table-cell>
          <table:table-cell table:style-name="Tabela1.E5" office:value-type="string">
            <text:p text:style-name="P4"><text:span text:style-name="T3">816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23,20</text:span></text:p>
          </table:table-cell>
          <table:table-cell table:style-name="Tabela1.E5" office:value-type="string">
            <text:p text:style-name="P4"><text:span text:style-name="T3">7.999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0</text:span></text:p>
          </table:table-cell>
          <table:table-cell table:style-name="Tabela1.B5" office:value-type="string">
            <text:p text:style-name="P3"><text:span text:style-name="T3">ADRIANO CARVALHO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897,95</text:span></text:p>
          </table:table-cell>
          <table:table-cell table:style-name="Tabela1.E5" office:value-type="string">
            <text:p text:style-name="P4"><text:span text:style-name="T3">1.979,59</text:span></text:p>
          </table:table-cell>
          <table:table-cell table:style-name="Tabela1.E5" office:value-type="string">
            <text:p text:style-name="P4"><text:span text:style-name="T3">10.993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25.501,35</text:span></text:p>
          </table:table-cell>
          <table:table-cell table:style-name="Tabela1.E5" office:value-type="string">
            <text:p text:style-name="P4"><text:span text:style-name="T3">1.662,86</text:span></text:p>
          </table:table-cell>
          <table:table-cell table:style-name="Tabela1.E5" office:value-type="string">
            <text:p text:style-name="P4"><text:span text:style-name="T3">4.843,1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505,96</text:span></text:p>
          </table:table-cell>
          <table:table-cell table:style-name="Tabela1.E5" office:value-type="string">
            <text:p text:style-name="P4"><text:span text:style-name="T3">18.995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9</text:span></text:p>
          </table:table-cell>
          <table:table-cell table:style-name="Tabela1.B5" office:value-type="string">
            <text:p text:style-name="P3"><text:span text:style-name="T3">ADRIANO SANTOS DE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710,7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4.300,22</text:span></text:p>
          </table:table-cell>
          <table:table-cell table:style-name="Tabela1.E5" office:value-type="string">
            <text:p text:style-name="P4"><text:span text:style-name="T3">106,5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6,51</text:span></text:p>
          </table:table-cell>
          <table:table-cell table:style-name="Tabela1.E5" office:value-type="string">
            <text:p text:style-name="P4"><text:span text:style-name="T3">4.193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7</text:span></text:p>
          </table:table-cell>
          <table:table-cell table:style-name="Tabela1.B5" office:value-type="string">
            <text:p text:style-name="P3"><text:span text:style-name="T3">ADRIANO ULISSES DEDA CHAGAS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5" office:value-type="string">
            <text:p text:style-name="P4"><text:span text:style-name="T3">3.406,03</text:span></text:p>
          </table:table-cell>
          <table:table-cell table:style-name="Tabela1.E5" office:value-type="string">
            <text:p text:style-name="P4"><text:span text:style-name="T3">510,90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2.027,49</text:span></text:p>
          </table:table-cell>
          <table:table-cell table:style-name="Tabela1.E5" office:value-type="string">
            <text:p text:style-name="P4"><text:span text:style-name="T3">548,37</text:span></text:p>
          </table:table-cell>
          <table:table-cell table:style-name="Tabela1.E5" office:value-type="string">
            <text:p text:style-name="P4"><text:span text:style-name="T3">1.584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33,06</text:span></text:p>
          </table:table-cell>
          <table:table-cell table:style-name="Tabela1.E5" office:value-type="string">
            <text:p text:style-name="P4"><text:span text:style-name="T3">9.894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2</text:span></text:p>
          </table:table-cell>
          <table:table-cell table:style-name="Tabela1.B5" office:value-type="string">
            <text:p text:style-name="P3"><text:span text:style-name="T3">ADSON ALBERTO CARDOS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097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6.985,46</text:span></text:p>
          </table:table-cell>
          <table:table-cell table:style-name="Tabela1.E5" office:value-type="string">
            <text:p text:style-name="P4"><text:span text:style-name="T3">63.792,91</text:span></text:p>
          </table:table-cell>
          <table:table-cell table:style-name="Tabela1.E5" office:value-type="string">
            <text:p text:style-name="P4"><text:span text:style-name="T3">5.153,04</text:span></text:p>
          </table:table-cell>
          <table:table-cell table:style-name="Tabela1.E5" office:value-type="string">
            <text:p text:style-name="P4"><text:span text:style-name="T3">6.991,5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144,62</text:span></text:p>
          </table:table-cell>
          <table:table-cell table:style-name="Tabela1.E5" office:value-type="string">
            <text:p text:style-name="P4"><text:span text:style-name="T3">51.648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1</text:span></text:p>
          </table:table-cell>
          <table:table-cell table:style-name="Tabela1.B5" office:value-type="string">
            <text:p text:style-name="P3"><text:span text:style-name="T3">AGMARIO FABIANO SANTOS CONCEICA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3</text:span></text:p>
          </table:table-cell>
          <table:table-cell table:style-name="Tabela1.B5" office:value-type="string">
            <text:p text:style-name="P3"><text:span text:style-name="T3">AGNALDO SILVA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3</text:span></text:p>
          </table:table-cell>
          <table:table-cell table:style-name="Tabela1.B5" office:value-type="string">
            <text:p text:style-name="P3"><text:span text:style-name="T3">AILA BATIST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685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14.994,17</text:span></text:p>
          </table:table-cell>
          <table:table-cell table:style-name="Tabela1.E5" office:value-type="string">
            <text:p text:style-name="P4"><text:span text:style-name="T3">876,95</text:span></text:p>
          </table:table-cell>
          <table:table-cell table:style-name="Tabela1.E5" office:value-type="string">
            <text:p text:style-name="P4"><text:span text:style-name="T3">2.310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87,11</text:span></text:p>
          </table:table-cell>
          <table:table-cell table:style-name="Tabela1.E5" office:value-type="string">
            <text:p text:style-name="P4"><text:span text:style-name="T3">11.80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9</text:span></text:p>
          </table:table-cell>
          <table:table-cell table:style-name="Tabela1.B5" office:value-type="string">
            <text:p text:style-name="P3"><text:span text:style-name="T3">ALAN FERREIRA HO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3.589,44</text:span></text:p>
          </table:table-cell>
          <table:table-cell table:style-name="Tabela1.E5" office:value-type="string">
            <text:p text:style-name="P4"><text:span text:style-name="T3">86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6,35</text:span></text:p>
          </table:table-cell>
          <table:table-cell table:style-name="Tabela1.E5" office:value-type="string">
            <text:p text:style-name="P4"><text:span text:style-name="T3">3.503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8</text:span></text:p>
          </table:table-cell>
          <table:table-cell table:style-name="Tabela1.B5" office:value-type="string">
            <text:p text:style-name="P3"><text:span text:style-name="T3">ALAN VICTOR BATIST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09,00</text:span></text:p>
          </table:table-cell>
          <table:table-cell table:style-name="Tabela1.E5" office:value-type="string">
            <text:p text:style-name="P4"><text:span text:style-name="T3">4.821,2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0,0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0,02</text:span></text:p>
          </table:table-cell>
          <table:table-cell table:style-name="Tabela1.E5" office:value-type="string">
            <text:p text:style-name="P4"><text:span text:style-name="T3">4.79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0</text:span></text:p>
          </table:table-cell>
          <table:table-cell table:style-name="Tabela1.B5" office:value-type="string">
            <text:p text:style-name="P3"><text:span text:style-name="T3">ALANNA CORREIA SILV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9.863,42</text:span></text:p>
          </table:table-cell>
          <table:table-cell table:style-name="Tabela1.E5" office:value-type="string">
            <text:p text:style-name="P4"><text:span text:style-name="T3">982,3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95,73</text:span></text:p>
          </table:table-cell>
          <table:table-cell table:style-name="Tabela1.E5" office:value-type="string">
            <text:p text:style-name="P4"><text:span text:style-name="T3">13.441,48</text:span></text:p>
          </table:table-cell>
          <table:table-cell table:style-name="Tabela1.E5" office:value-type="string">
            <text:p text:style-name="P4"><text:span text:style-name="T3">1.518,41</text:span></text:p>
          </table:table-cell>
          <table:table-cell table:style-name="Tabela1.E5" office:value-type="string">
            <text:p text:style-name="P4"><text:span text:style-name="T3">1.680,0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98,47</text:span></text:p>
          </table:table-cell>
          <table:table-cell table:style-name="Tabela1.E5" office:value-type="string">
            <text:p text:style-name="P4"><text:span text:style-name="T3">10.243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5</text:span></text:p>
          </table:table-cell>
          <table:table-cell table:style-name="Tabela1.B5" office:value-type="string">
            <text:p text:style-name="P3"><text:span text:style-name="T3">ALBERTO RODRIGUES CARDOSO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ÃO DE AUDITORIA INTERNA</text:span></text:p>
          </table:table-cell>
          <table:table-cell table:style-name="Tabela1.E5" office:value-type="string">
            <text:p text:style-name="P4"><text:span text:style-name="T3">9.897,95</text:span></text:p>
          </table:table-cell>
          <table:table-cell table:style-name="Tabela1.E5" office:value-type="string">
            <text:p text:style-name="P4"><text:span text:style-name="T3">1.979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08,7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5.416,24</text:span></text:p>
          </table:table-cell>
          <table:table-cell table:style-name="Tabela1.E5" office:value-type="string">
            <text:p text:style-name="P4"><text:span text:style-name="T3">1.662,86</text:span></text:p>
          </table:table-cell>
          <table:table-cell table:style-name="Tabela1.E5" office:value-type="string">
            <text:p text:style-name="P4"><text:span text:style-name="T3">2.173,9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836,83</text:span></text:p>
          </table:table-cell>
          <table:table-cell table:style-name="Tabela1.E5" office:value-type="string">
            <text:p text:style-name="P4"><text:span text:style-name="T3">11.579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3</text:span></text:p>
          </table:table-cell>
          <table:table-cell table:style-name="Tabela1.B5" office:value-type="string">
            <text:p text:style-name="P3"><text:span text:style-name="T3">ALBERTO VINICIUS DE MELO SANTOS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1</text:span></text:p>
          </table:table-cell>
          <table:table-cell table:style-name="Tabela1.B5" office:value-type="string">
            <text:p text:style-name="P3"><text:span text:style-name="T3">ALDELEINE MELHOR BARBO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5" office:value-type="string">
            <text:p text:style-name="P4"><text:span text:style-name="T3">33.924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.545,82</text:span></text:p>
          </table:table-cell>
          <table:table-cell table:style-name="Tabela1.E5" office:value-type="string">
            <text:p text:style-name="P4"><text:span text:style-name="T3">44.470,75</text:span></text:p>
          </table:table-cell>
          <table:table-cell table:style-name="Tabela1.E5" office:value-type="string">
            <text:p text:style-name="P4"><text:span text:style-name="T3">4.749,49</text:span></text:p>
          </table:table-cell>
          <table:table-cell table:style-name="Tabela1.E5" office:value-type="string">
            <text:p text:style-name="P4"><text:span text:style-name="T3">7.086,1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835,64</text:span></text:p>
          </table:table-cell>
          <table:table-cell table:style-name="Tabela1.E5" office:value-type="string">
            <text:p text:style-name="P4"><text:span text:style-name="T3">32.635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</text:span></text:p>
          </table:table-cell>
          <table:table-cell table:style-name="Tabela1.B5" office:value-type="string">
            <text:p text:style-name="P3"><text:span text:style-name="T3">ALDO SOUZA ARAG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4.062,9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9.344,45</text:span></text:p>
          </table:table-cell>
          <table:table-cell table:style-name="Tabela1.E5" office:value-type="string">
            <text:p text:style-name="P4"><text:span text:style-name="T3">69.117,87</text:span></text:p>
          </table:table-cell>
          <table:table-cell table:style-name="Tabela1.E5" office:value-type="string">
            <text:p text:style-name="P4"><text:span text:style-name="T3">5.568,28</text:span></text:p>
          </table:table-cell>
          <table:table-cell table:style-name="Tabela1.E5" office:value-type="string">
            <text:p text:style-name="P4"><text:span text:style-name="T3">8.521,4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089,73</text:span></text:p>
          </table:table-cell>
          <table:table-cell table:style-name="Tabela1.E5" office:value-type="string">
            <text:p text:style-name="P4"><text:span text:style-name="T3">55.02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7</text:span></text:p>
          </table:table-cell>
          <table:table-cell table:style-name="Tabela1.B5" office:value-type="string">
            <text:p text:style-name="P3"><text:span text:style-name="T3">ALESSANDRA ALVES DE OLIVEIRA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3.735,0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64,44</text:span></text:p>
          </table:table-cell>
          <table:table-cell table:style-name="Tabela1.E5" office:value-type="string">
            <text:p text:style-name="P4"><text:span text:style-name="T3">16.437,21</text:span></text:p>
          </table:table-cell>
          <table:table-cell table:style-name="Tabela1.E5" office:value-type="string">
            <text:p text:style-name="P4"><text:span text:style-name="T3">1.830,19</text:span></text:p>
          </table:table-cell>
          <table:table-cell table:style-name="Tabela1.E5" office:value-type="string">
            <text:p text:style-name="P4"><text:span text:style-name="T3">2.102,4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932,67</text:span></text:p>
          </table:table-cell>
          <table:table-cell table:style-name="Tabela1.E5" office:value-type="string">
            <text:p text:style-name="P4"><text:span text:style-name="T3">12.504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6</text:span></text:p>
          </table:table-cell>
          <table:table-cell table:style-name="Tabela1.B5" office:value-type="string">
            <text:p text:style-name="P3"><text:span text:style-name="T3">ALESSANDRA PEDRAL DE SANTANA SUZART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7.627,31</text:span></text:p>
          </table:table-cell>
          <table:table-cell table:style-name="Tabela1.E5" office:value-type="string">
            <text:p text:style-name="P4"><text:span text:style-name="T3">63.337,76</text:span></text:p>
          </table:table-cell>
          <table:table-cell table:style-name="Tabela1.E5" office:value-type="string">
            <text:p text:style-name="P4"><text:span text:style-name="T3">4.999,46</text:span></text:p>
          </table:table-cell>
          <table:table-cell table:style-name="Tabela1.E5" office:value-type="string">
            <text:p text:style-name="P4"><text:span text:style-name="T3">7.508,4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507,89</text:span></text:p>
          </table:table-cell>
          <table:table-cell table:style-name="Tabela1.E5" office:value-type="string">
            <text:p text:style-name="P4"><text:span text:style-name="T3">50.829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1</text:span></text:p>
          </table:table-cell>
          <table:table-cell table:style-name="Tabela1.B5" office:value-type="string">
            <text:p text:style-name="P3"><text:span text:style-name="T3">ALESSANDRA SOUZA DE SANTAN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5" office:value-type="string">
            <text:p text:style-name="P4"><text:span text:style-name="T3">9.897,95</text:span></text:p>
          </table:table-cell>
          <table:table-cell table:style-name="Tabela1.E5" office:value-type="string">
            <text:p text:style-name="P4"><text:span text:style-name="T3">1.484,69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9.814,20</text:span></text:p>
          </table:table-cell>
          <table:table-cell table:style-name="Tabela1.E5" office:value-type="string">
            <text:p text:style-name="P4"><text:span text:style-name="T3">1.593,57</text:span></text:p>
          </table:table-cell>
          <table:table-cell table:style-name="Tabela1.E5" office:value-type="string">
            <text:p text:style-name="P4"><text:span text:style-name="T3">3.402,4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996,03</text:span></text:p>
          </table:table-cell>
          <table:table-cell table:style-name="Tabela1.E5" office:value-type="string">
            <text:p text:style-name="P4"><text:span text:style-name="T3">14.81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6</text:span></text:p>
          </table:table-cell>
          <table:table-cell table:style-name="Tabela1.B5" office:value-type="string">
            <text:p text:style-name="P3"><text:span text:style-name="T3">ALEX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11.121,34</text:span></text:p>
          </table:table-cell>
          <table:table-cell table:style-name="Tabela1.E5" office:value-type="string">
            <text:p text:style-name="P4"><text:span text:style-name="T3">2.224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0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16.575,61</text:span></text:p>
          </table:table-cell>
          <table:table-cell table:style-name="Tabela1.E5" office:value-type="string">
            <text:p text:style-name="P4"><text:span text:style-name="T3">1.868,39</text:span></text:p>
          </table:table-cell>
          <table:table-cell table:style-name="Tabela1.E5" office:value-type="string">
            <text:p text:style-name="P4"><text:span text:style-name="T3">2.332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200,39</text:span></text:p>
          </table:table-cell>
          <table:table-cell table:style-name="Tabela1.E5" office:value-type="string">
            <text:p text:style-name="P4"><text:span text:style-name="T3">12.375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6</text:span></text:p>
          </table:table-cell>
          <table:table-cell table:style-name="Tabela1.B5" office:value-type="string">
            <text:p text:style-name="P3"><text:span text:style-name="T3">ALEX MAIA ESMERALD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279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0.000,4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.581,74</text:span></text:p>
          </table:table-cell>
          <table:table-cell table:style-name="Tabela1.E5" office:value-type="string">
            <text:p text:style-name="P4"><text:span text:style-name="T3">65.572,48</text:span></text:p>
          </table:table-cell>
          <table:table-cell table:style-name="Tabela1.E5" office:value-type="string">
            <text:p text:style-name="P4"><text:span text:style-name="T3">5.178,64</text:span></text:p>
          </table:table-cell>
          <table:table-cell table:style-name="Tabela1.E5" office:value-type="string">
            <text:p text:style-name="P4"><text:span text:style-name="T3">7.811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989,75</text:span></text:p>
          </table:table-cell>
          <table:table-cell table:style-name="Tabela1.E5" office:value-type="string">
            <text:p text:style-name="P4"><text:span text:style-name="T3">52.582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7</text:span></text:p>
          </table:table-cell>
          <table:table-cell table:style-name="Tabela1.B5" office:value-type="string">
            <text:p text:style-name="P3"><text:span text:style-name="T3">ALEX SANTOS DO CARM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4</text:span></text:p>
          </table:table-cell>
          <table:table-cell table:style-name="Tabela1.B5" office:value-type="string">
            <text:p text:style-name="P3"><text:span text:style-name="T3">ALEXANDER REZENDE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227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30,00</text:span></text:p>
          </table:table-cell>
          <table:table-cell table:style-name="Tabela1.E5" office:value-type="string">
            <text:p text:style-name="P4"><text:span text:style-name="T3">7.415,93</text:span></text:p>
          </table:table-cell>
          <table:table-cell table:style-name="Tabela1.E5" office:value-type="string">
            <text:p text:style-name="P4"><text:span text:style-name="T3">670,03</text:span></text:p>
          </table:table-cell>
          <table:table-cell table:style-name="Tabela1.E5" office:value-type="string">
            <text:p text:style-name="P4"><text:span text:style-name="T3">190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60,14</text:span></text:p>
          </table:table-cell>
          <table:table-cell table:style-name="Tabela1.E5" office:value-type="string">
            <text:p text:style-name="P4"><text:span text:style-name="T3">6.55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5</text:span></text:p>
          </table:table-cell>
          <table:table-cell table:style-name="Tabela1.B5" office:value-type="string">
            <text:p text:style-name="P3"><text:span text:style-name="T3">ALEXANDRE ALBAGLI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35.710,45</text:span></text:p>
          </table:table-cell>
          <table:table-cell table:style-name="Tabela1.E5" office:value-type="string">
            <text:p text:style-name="P4"><text:span text:style-name="T3">1.462,6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00,00</text:span></text:p>
          </table:table-cell>
          <table:table-cell table:style-name="Tabela1.E5" office:value-type="string">
            <text:p text:style-name="P4"><text:span text:style-name="T3">29.549,00</text:span></text:p>
          </table:table-cell>
          <table:table-cell table:style-name="Tabela1.E5" office:value-type="string">
            <text:p text:style-name="P4"><text:span text:style-name="T3">66.922,12</text:span></text:p>
          </table:table-cell>
          <table:table-cell table:style-name="Tabela1.E5" office:value-type="string">
            <text:p text:style-name="P4"><text:span text:style-name="T3">5.204,24</text:span></text:p>
          </table:table-cell>
          <table:table-cell table:style-name="Tabela1.E5" office:value-type="string">
            <text:p text:style-name="P4"><text:span text:style-name="T3">7.857,2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061,45</text:span></text:p>
          </table:table-cell>
          <table:table-cell table:style-name="Tabela1.E5" office:value-type="string">
            <text:p text:style-name="P4"><text:span text:style-name="T3">53.860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</text:span></text:p>
          </table:table-cell>
          <table:table-cell table:style-name="Tabela1.B5" office:value-type="string">
            <text:p text:style-name="P3"><text:span text:style-name="T3">ALEXANDRE ANDRADE DE SOUZA</text:span></text:p>
          </table:table-cell>
          <table:table-cell table:style-name="Tabela1.B5" office:value-type="string">
            <text:p text:style-name="P3"><text:span text:style-name="T3">ANALISTA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5" office:value-type="string">
            <text:p text:style-name="P4"><text:span text:style-name="T3">11.121,34</text:span></text:p>
          </table:table-cell>
          <table:table-cell table:style-name="Tabela1.E5" office:value-type="string">
            <text:p text:style-name="P4"><text:span text:style-name="T3">18.251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87,00</text:span></text:p>
          </table:table-cell>
          <table:table-cell table:style-name="Tabela1.E5" office:value-type="string">
            <text:p text:style-name="P4"><text:span text:style-name="T3">32.260,03</text:span></text:p>
          </table:table-cell>
          <table:table-cell table:style-name="Tabela1.E5" office:value-type="string">
            <text:p text:style-name="P4"><text:span text:style-name="T3">4.112,22</text:span></text:p>
          </table:table-cell>
          <table:table-cell table:style-name="Tabela1.E5" office:value-type="string">
            <text:p text:style-name="P4"><text:span text:style-name="T3">6.009,6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.121,85</text:span></text:p>
          </table:table-cell>
          <table:table-cell table:style-name="Tabela1.E5" office:value-type="string">
            <text:p text:style-name="P4"><text:span text:style-name="T3">22.138,1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"/><text:span text:style-name="T3">1568</text:span></text:p>
          </table:table-cell>
          <table:table-cell table:style-name="Tabela1.B5" office:value-type="string">
            <text:p text:style-name="P3"><text:span text:style-name="T3">ALEXANDRE FRANCO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PROTECAO AO RIO SAO FRANCISCO E AS NASCENTE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070,64</text:span></text:p>
          </table:table-cell>
          <table:table-cell table:style-name="Tabela1.E43" office:value-type="string">
            <text:p text:style-name="P4"><text:span text:style-name="T3">932,09</text:span></text:p>
          </table:table-cell>
          <table:table-cell table:style-name="Tabela1.E43" office:value-type="string">
            <text:p text:style-name="P4"><text:span text:style-name="T3">1.72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1,98</text:span></text:p>
          </table:table-cell>
          <table:table-cell table:style-name="Tabela1.E43" office:value-type="string">
            <text:p text:style-name="P4"><text:span text:style-name="T3">10.408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4</text:span></text:p>
          </table:table-cell>
          <table:table-cell table:style-name="Tabela1.B5" office:value-type="string">
            <text:p text:style-name="P3"><text:span text:style-name="T3">ALEXANDRE GONCALVE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4.421,48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1.80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3,34</text:span></text:p>
          </table:table-cell>
          <table:table-cell table:style-name="Tabela1.E43" office:value-type="string">
            <text:p text:style-name="P4"><text:span text:style-name="T3">11.07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9</text:span></text:p>
          </table:table-cell>
          <table:table-cell table:style-name="Tabela1.B5" office:value-type="string">
            <text:p text:style-name="P3"><text:span text:style-name="T3">ALEXANDRE JOSE ANDRADE DE ARAUJ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0</text:span></text:p>
          </table:table-cell>
          <table:table-cell table:style-name="Tabela1.B5" office:value-type="string">
            <text:p text:style-name="P3"><text:span text:style-name="T3">ALEXANDRE MENDONC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7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34,80</text:span></text:p>
          </table:table-cell>
          <table:table-cell table:style-name="Tabela1.E43" office:value-type="string">
            <text:p text:style-name="P4"><text:span text:style-name="T3">10.65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3</text:span></text:p>
          </table:table-cell>
          <table:table-cell table:style-name="Tabela1.B5" office:value-type="string">
            <text:p text:style-name="P3"><text:span text:style-name="T3">ALEXANDRE SOARES FREIRE DA COST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0</text:span></text:p>
          </table:table-cell>
          <table:table-cell table:style-name="Tabela1.B5" office:value-type="string">
            <text:p text:style-name="P3"><text:span text:style-name="T3">ALEXANDRO SAMPAIO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274,74</text:span></text:p>
          </table:table-cell>
          <table:table-cell table:style-name="Tabela1.E43" office:value-type="string">
            <text:p text:style-name="P4"><text:span text:style-name="T3">65.899,35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67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99,93</text:span></text:p>
          </table:table-cell>
          <table:table-cell table:style-name="Tabela1.E43" office:value-type="string">
            <text:p text:style-name="P4"><text:span text:style-name="T3">53.099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8</text:span></text:p>
          </table:table-cell>
          <table:table-cell table:style-name="Tabela1.B5" office:value-type="string">
            <text:p text:style-name="P3"><text:span text:style-name="T3">ALEXSANDRO AZEV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9.243,00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442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5,16</text:span></text:p>
          </table:table-cell>
          <table:table-cell table:style-name="Tabela1.E43" office:value-type="string">
            <text:p text:style-name="P4"><text:span text:style-name="T3">8.07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1</text:span></text:p>
          </table:table-cell>
          <table:table-cell table:style-name="Tabela1.B5" office:value-type="string">
            <text:p text:style-name="P3"><text:span text:style-name="T3">ALEXSANDRO CARLOS DE JESU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432,01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5.192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2</text:span></text:p>
          </table:table-cell>
          <table:table-cell table:style-name="Tabela1.B5" office:value-type="string">
            <text:p text:style-name="P3"><text:span text:style-name="T3">ALFRAN PEREIRA JUNIOR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547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96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6,25</text:span></text:p>
          </table:table-cell>
          <table:table-cell table:style-name="Tabela1.E43" office:value-type="string">
            <text:p text:style-name="P4"><text:span text:style-name="T3">11.08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2</text:span></text:p>
          </table:table-cell>
          <table:table-cell table:style-name="Tabela1.B5" office:value-type="string">
            <text:p text:style-name="P3"><text:span text:style-name="T3">ALICE REGINA LOUREDO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550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6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6,39</text:span></text:p>
          </table:table-cell>
          <table:table-cell table:style-name="Tabela1.E43" office:value-type="string">
            <text:p text:style-name="P4"><text:span text:style-name="T3">6.454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3</text:span></text:p>
          </table:table-cell>
          <table:table-cell table:style-name="Tabela1.B5" office:value-type="string">
            <text:p text:style-name="P3"><text:span text:style-name="T3">ALINE BARBOZA ALCANTARA DE CARVALHO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36,84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2.34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10,31</text:span></text:p>
          </table:table-cell>
          <table:table-cell table:style-name="Tabela1.E43" office:value-type="string">
            <text:p text:style-name="P4"><text:span text:style-name="T3">12.02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3</text:span></text:p>
          </table:table-cell>
          <table:table-cell table:style-name="Tabela1.B5" office:value-type="string">
            <text:p text:style-name="P3"><text:span text:style-name="T3">ALINE MARI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038,32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88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4,15</text:span></text:p>
          </table:table-cell>
          <table:table-cell table:style-name="Tabela1.E43" office:value-type="string">
            <text:p text:style-name="P4"><text:span text:style-name="T3">8.374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0</text:span></text:p>
          </table:table-cell>
          <table:table-cell table:style-name="Tabela1.B5" office:value-type="string">
            <text:p text:style-name="P3"><text:span text:style-name="T3">ALINE NUNE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16.262,34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1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5,39</text:span></text:p>
          </table:table-cell>
          <table:table-cell table:style-name="Tabela1.E43" office:value-type="string">
            <text:p text:style-name="P4"><text:span text:style-name="T3">12.226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9</text:span></text:p>
          </table:table-cell>
          <table:table-cell table:style-name="Tabela1.B5" office:value-type="string">
            <text:p text:style-name="P3"><text:span text:style-name="T3">ALINE RIBEIRO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8.310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86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8,51</text:span></text:p>
          </table:table-cell>
          <table:table-cell table:style-name="Tabela1.E43" office:value-type="string">
            <text:p text:style-name="P4"><text:span text:style-name="T3">13.78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4</text:span></text:p>
          </table:table-cell>
          <table:table-cell table:style-name="Tabela1.B5" office:value-type="string">
            <text:p text:style-name="P3"><text:span text:style-name="T3">ALINE WILTSHIRE CARVALHO RODRIGUES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9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1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87,53</text:span></text:p>
          </table:table-cell>
          <table:table-cell table:style-name="Tabela1.E43" office:value-type="string">
            <text:p text:style-name="P4"><text:span text:style-name="T3">11.888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7</text:span></text:p>
          </table:table-cell>
          <table:table-cell table:style-name="Tabela1.B5" office:value-type="string">
            <text:p text:style-name="P3"><text:span text:style-name="T3">ALISSON SANTAN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4</text:span></text:p>
          </table:table-cell>
          <table:table-cell table:style-name="Tabela1.B5" office:value-type="string">
            <text:p text:style-name="P3"><text:span text:style-name="T3">ALISSON SANTANA MO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COMUNICACAO, CERIMONIAL E EVENTOS/COORDENADORIA DE COMUNICACAO SOCIAL (CODCOM/MP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2</text:span></text:p>
          </table:table-cell>
          <table:table-cell table:style-name="Tabela1.B5" office:value-type="string">
            <text:p text:style-name="P3"><text:span text:style-name="T3">ALLAINE CRISTINA SOUZA BISP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73</text:span></text:p>
          </table:table-cell>
          <table:table-cell table:style-name="Tabela1.B5" office:value-type="string">
            <text:p text:style-name="P3"><text:span text:style-name="T3">ALLAN DAVIS CARVALH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8.151,9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2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6,96</text:span></text:p>
          </table:table-cell>
          <table:table-cell table:style-name="Tabela1.E43" office:value-type="string">
            <text:p text:style-name="P4"><text:span text:style-name="T3">6.945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7</text:span></text:p>
          </table:table-cell>
          <table:table-cell table:style-name="Tabela1.B5" office:value-type="string">
            <text:p text:style-name="P3"><text:span text:style-name="T3">ALLAN SILVEIRA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1,3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181,59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31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8,47</text:span></text:p>
          </table:table-cell>
          <table:table-cell table:style-name="Tabela1.E43" office:value-type="string">
            <text:p text:style-name="P4"><text:span text:style-name="T3">5.553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0</text:span></text:p>
          </table:table-cell>
          <table:table-cell table:style-name="Tabela1.B5" office:value-type="string">
            <text:p text:style-name="P3"><text:span text:style-name="T3">ALLANA BRUNA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2.294,82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28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3,11</text:span></text:p>
          </table:table-cell>
          <table:table-cell table:style-name="Tabela1.E43" office:value-type="string">
            <text:p text:style-name="P4"><text:span text:style-name="T3">9.721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1</text:span></text:p>
          </table:table-cell>
          <table:table-cell table:style-name="Tabela1.B5" office:value-type="string">
            <text:p text:style-name="P3"><text:span text:style-name="T3">ALLANA RACHEL MONTEIRO BATISTA SOARES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640,42</text:span></text:p>
          </table:table-cell>
          <table:table-cell table:style-name="Tabela1.E43" office:value-type="string">
            <text:p text:style-name="P4"><text:span text:style-name="T3">66.996,38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7.94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79,56</text:span></text:p>
          </table:table-cell>
          <table:table-cell table:style-name="Tabela1.E43" office:value-type="string">
            <text:p text:style-name="P4"><text:span text:style-name="T3">53.81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2</text:span></text:p>
          </table:table-cell>
          <table:table-cell table:style-name="Tabela1.B5" office:value-type="string">
            <text:p text:style-name="P3"><text:span text:style-name="T3">ALLIUSKA CAROLINE DA SILVA OLIVEIRA SOBRAL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257,7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56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2,60</text:span></text:p>
          </table:table-cell>
          <table:table-cell table:style-name="Tabela1.E43" office:value-type="string">
            <text:p text:style-name="P4"><text:span text:style-name="T3">9.835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1</text:span></text:p>
          </table:table-cell>
          <table:table-cell table:style-name="Tabela1.B5" office:value-type="string">
            <text:p text:style-name="P3"><text:span text:style-name="T3">ALONSO GOMES CAMPO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0</text:span></text:p>
          </table:table-cell>
          <table:table-cell table:style-name="Tabela1.B5" office:value-type="string">
            <text:p text:style-name="P3"><text:span text:style-name="T3">ALVINO AQUINO SANTOS JUNIOR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4</text:span></text:p>
          </table:table-cell>
          <table:table-cell table:style-name="Tabela1.B5" office:value-type="string">
            <text:p text:style-name="P3"><text:span text:style-name="T3">AMANDA CARVALHO PAIVA DE ALMEIDA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57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7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57,49</text:span></text:p>
          </table:table-cell>
          <table:table-cell table:style-name="Tabela1.E43" office:value-type="string">
            <text:p text:style-name="P4"><text:span text:style-name="T3">616,15</text:span></text:p>
          </table:table-cell>
          <table:table-cell table:style-name="Tabela1.E43" office:value-type="string">
            <text:p text:style-name="P4"><text:span text:style-name="T3">199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6,02</text:span></text:p>
          </table:table-cell>
          <table:table-cell table:style-name="Tabela1.E43" office:value-type="string">
            <text:p text:style-name="P4"><text:span text:style-name="T3">8.441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7</text:span></text:p>
          </table:table-cell>
          <table:table-cell table:style-name="Tabela1.B5" office:value-type="string">
            <text:p text:style-name="P3"><text:span text:style-name="T3">AMILTON NEVES BRITO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0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.324,37</text:span></text:p>
          </table:table-cell>
          <table:table-cell table:style-name="Tabela1.E43" office:value-type="string">
            <text:p text:style-name="P4"><text:span text:style-name="T3">85.557,61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0.19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45,42</text:span></text:p>
          </table:table-cell>
          <table:table-cell table:style-name="Tabela1.E43" office:value-type="string">
            <text:p text:style-name="P4"><text:span text:style-name="T3">70.612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9</text:span></text:p>
          </table:table-cell>
          <table:table-cell table:style-name="Tabela1.B5" office:value-type="string">
            <text:p text:style-name="P3"><text:span text:style-name="T3">ANA CARLA MORAIS DE SOUZA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863,16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050,63</text:span></text:p>
          </table:table-cell>
          <table:table-cell table:style-name="Tabela1.E43" office:value-type="string">
            <text:p text:style-name="P4"><text:span text:style-name="T3">926,46</text:span></text:p>
          </table:table-cell>
          <table:table-cell table:style-name="Tabela1.E43" office:value-type="string">
            <text:p text:style-name="P4"><text:span text:style-name="T3">1.67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00,26</text:span></text:p>
          </table:table-cell>
          <table:table-cell table:style-name="Tabela1.E43" office:value-type="string">
            <text:p text:style-name="P4"><text:span text:style-name="T3">10.450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0</text:span></text:p>
          </table:table-cell>
          <table:table-cell table:style-name="Tabela1.B5" office:value-type="string">
            <text:p text:style-name="P3"><text:span text:style-name="T3">ANA CAROLINA OLIVEIRA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439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5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7,04</text:span></text:p>
          </table:table-cell>
          <table:table-cell table:style-name="Tabela1.E43" office:value-type="string">
            <text:p text:style-name="P4"><text:span text:style-name="T3">9.562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0</text:span></text:p>
          </table:table-cell>
          <table:table-cell table:style-name="Tabela1.B5" office:value-type="string">
            <text:p text:style-name="P3"><text:span text:style-name="T3">ANA CELIA BARBOSA MATI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9,45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049,92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37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89,72</text:span></text:p>
          </table:table-cell>
          <table:table-cell table:style-name="Tabela1.E43" office:value-type="string">
            <text:p text:style-name="P4"><text:span text:style-name="T3">9.860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3</text:span></text:p>
          </table:table-cell>
          <table:table-cell table:style-name="Tabela1.B5" office:value-type="string">
            <text:p text:style-name="P3"><text:span text:style-name="T3">ANA CELIA GUIMARAES PRADO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22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97,94</text:span></text:p>
          </table:table-cell>
          <table:table-cell table:style-name="Tabela1.E43" office:value-type="string">
            <text:p text:style-name="P4"><text:span text:style-name="T3">10.628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</text:span></text:p>
          </table:table-cell>
          <table:table-cell table:style-name="Tabela1.B5" office:value-type="string">
            <text:p text:style-name="P3"><text:span text:style-name="T3">ANA CHRISTINA SOUZA BRANDI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7.11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.355,44</text:span></text:p>
          </table:table-cell>
          <table:table-cell table:style-name="Tabela1.E43" office:value-type="string">
            <text:p text:style-name="P4"><text:span text:style-name="T3">84.886,73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3.049,24</text:span></text:p>
          </table:table-cell>
          <table:table-cell table:style-name="Tabela1.E43" office:value-type="string">
            <text:p text:style-name="P4"><text:span text:style-name="T3">19.449,41</text:span></text:p>
          </table:table-cell>
          <table:table-cell table:style-name="Tabela1.E43" office:value-type="string">
            <text:p text:style-name="P4"><text:span text:style-name="T3">65.43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6</text:span></text:p>
          </table:table-cell>
          <table:table-cell table:style-name="Tabela1.B5" office:value-type="string">
            <text:p text:style-name="P3"><text:span text:style-name="T3">ANA CLAUDIA MACHADO COSTA MO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84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116,00</text:span></text:p>
          </table:table-cell>
          <table:table-cell table:style-name="Tabela1.E43" office:value-type="string">
            <text:p text:style-name="P4"><text:span text:style-name="T3">66.670,53</text:span></text:p>
          </table:table-cell>
          <table:table-cell table:style-name="Tabela1.E43" office:value-type="string">
            <text:p text:style-name="P4"><text:span text:style-name="T3">5.397,63</text:span></text:p>
          </table:table-cell>
          <table:table-cell table:style-name="Tabela1.E43" office:value-type="string">
            <text:p text:style-name="P4"><text:span text:style-name="T3">8.233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30,82</text:span></text:p>
          </table:table-cell>
          <table:table-cell table:style-name="Tabela1.E43" office:value-type="string">
            <text:p text:style-name="P4"><text:span text:style-name="T3">53.039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8</text:span></text:p>
          </table:table-cell>
          <table:table-cell table:style-name="Tabela1.B5" office:value-type="string">
            <text:p text:style-name="P3"><text:span text:style-name="T3">ANA CONCEICAO LIMA ALMEID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</text:span></text:p>
          </table:table-cell>
          <table:table-cell table:style-name="Tabela1.B5" office:value-type="string">
            <text:p text:style-name="P3"><text:span text:style-name="T3">ANA CRISTINA ARAGA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26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9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.826,73</text:span></text:p>
          </table:table-cell>
          <table:table-cell table:style-name="Tabela1.E43" office:value-type="string">
            <text:p text:style-name="P4"><text:span text:style-name="T3">77.400,03</text:span></text:p>
          </table:table-cell>
          <table:table-cell table:style-name="Tabela1.E43" office:value-type="string">
            <text:p text:style-name="P4"><text:span text:style-name="T3">5.596,72</text:span></text:p>
          </table:table-cell>
          <table:table-cell table:style-name="Tabela1.E43" office:value-type="string">
            <text:p text:style-name="P4"><text:span text:style-name="T3">10.10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705,32</text:span></text:p>
          </table:table-cell>
          <table:table-cell table:style-name="Tabela1.E43" office:value-type="string">
            <text:p text:style-name="P4"><text:span text:style-name="T3">61.69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7</text:span></text:p>
          </table:table-cell>
          <table:table-cell table:style-name="Tabela1.B5" office:value-type="string">
            <text:p text:style-name="P3"><text:span text:style-name="T3">ANA CRISTINA CARVALHO BARROS</text:span></text:p>
          </table:table-cell>
          <table:table-cell table:style-name="Tabela1.B5" office:value-type="string">
            <text:p text:style-name="P3"><text:span text:style-name="T3">ENFERMEIRA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23.489,34</text:span></text:p>
          </table:table-cell>
          <table:table-cell table:style-name="Tabela1.E43" office:value-type="string">
            <text:p text:style-name="P4"><text:span text:style-name="T3">4.017,2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0,92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7.299,56</text:span></text:p>
          </table:table-cell>
          <table:table-cell table:style-name="Tabela1.E43" office:value-type="string">
            <text:p text:style-name="P4"><text:span text:style-name="T3">3.850,92</text:span></text:p>
          </table:table-cell>
          <table:table-cell table:style-name="Tabela1.E43" office:value-type="string">
            <text:p text:style-name="P4"><text:span text:style-name="T3">7.51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70,41</text:span></text:p>
          </table:table-cell>
          <table:table-cell table:style-name="Tabela1.E43" office:value-type="string">
            <text:p text:style-name="P4"><text:span text:style-name="T3">25.929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7</text:span></text:p>
          </table:table-cell>
          <table:table-cell table:style-name="Tabela1.B5" office:value-type="string">
            <text:p text:style-name="P3"><text:span text:style-name="T3">ANA GALGANE P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242,88</text:span></text:p>
          </table:table-cell>
          <table:table-cell table:style-name="Tabela1.E43" office:value-type="string">
            <text:p text:style-name="P4"><text:span text:style-name="T3">74.353,00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9.99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536,71</text:span></text:p>
          </table:table-cell>
          <table:table-cell table:style-name="Tabela1.E43" office:value-type="string">
            <text:p text:style-name="P4"><text:span text:style-name="T3">58.816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2</text:span></text:p>
          </table:table-cell>
          <table:table-cell table:style-name="Tabela1.B5" office:value-type="string">
            <text:p text:style-name="P3"><text:span text:style-name="T3">ANA KARLA LIMA SANTOS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773,09</text:span></text:p>
          </table:table-cell>
          <table:table-cell table:style-name="Tabela1.E43" office:value-type="string">
            <text:p text:style-name="P4"><text:span text:style-name="T3">280,22</text:span></text:p>
          </table:table-cell>
          <table:table-cell table:style-name="Tabela1.E43" office:value-type="string">
            <text:p text:style-name="P4"><text:span text:style-name="T3">3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7,95</text:span></text:p>
          </table:table-cell>
          <table:table-cell table:style-name="Tabela1.E43" office:value-type="string">
            <text:p text:style-name="P4"><text:span text:style-name="T3">5.45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8</text:span></text:p>
          </table:table-cell>
          <table:table-cell table:style-name="Tabela1.B5" office:value-type="string">
            <text:p text:style-name="P3"><text:span text:style-name="T3">ANA LEILA COSTA GARCEZ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707,07</text:span></text:p>
          </table:table-cell>
          <table:table-cell table:style-name="Tabela1.E43" office:value-type="string">
            <text:p text:style-name="P4"><text:span text:style-name="T3">66.063,03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7.897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27,42</text:span></text:p>
          </table:table-cell>
          <table:table-cell table:style-name="Tabela1.E43" office:value-type="string">
            <text:p text:style-name="P4"><text:span text:style-name="T3">52.935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8</text:span></text:p>
          </table:table-cell>
          <table:table-cell table:style-name="Tabela1.B5" office:value-type="string">
            <text:p text:style-name="P3"><text:span text:style-name="T3">ANA LUIZA OLIVEIRA SOBRAL</text:span></text:p>
          </table:table-cell>
          <table:table-cell table:style-name="Tabela1.B5" office:value-type="string">
            <text:p text:style-name="P3"><text:span text:style-name="T3">PSICOLOGO-requisitad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0,47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911,59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872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8,99</text:span></text:p>
          </table:table-cell>
          <table:table-cell table:style-name="Tabela1.E43" office:value-type="string">
            <text:p text:style-name="P4"><text:span text:style-name="T3">11.16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3</text:span></text:p>
          </table:table-cell>
          <table:table-cell table:style-name="Tabela1.B5" office:value-type="string">
            <text:p text:style-name="P3"><text:span text:style-name="T3">ANA MARIA MENEZES SANT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9.810,12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9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9,25</text:span></text:p>
          </table:table-cell>
          <table:table-cell table:style-name="Tabela1.E43" office:value-type="string">
            <text:p text:style-name="P4"><text:span text:style-name="T3">8.350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0</text:span></text:p>
          </table:table-cell>
          <table:table-cell table:style-name="Tabela1.B5" office:value-type="string">
            <text:p text:style-name="P3"><text:span text:style-name="T3">ANA MARIA MENEZES TAPIO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032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60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1</text:span></text:p>
          </table:table-cell>
          <table:table-cell table:style-name="Tabela1.B5" office:value-type="string">
            <text:p text:style-name="P3"><text:span text:style-name="T3">ANA PATRICIA FONTES DA SILVA VILLACOR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671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3.647,23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9.507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3</text:span></text:p>
          </table:table-cell>
          <table:table-cell table:style-name="Tabela1.B5" office:value-type="string">
            <text:p text:style-name="P3"><text:span text:style-name="T3">ANA PAULA DE JESUS PASSOS LU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16.031,52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1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2,76</text:span></text:p>
          </table:table-cell>
          <table:table-cell table:style-name="Tabela1.E43" office:value-type="string">
            <text:p text:style-name="P4"><text:span text:style-name="T3">11.978,7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3"/><text:span text:style-name="T3">194</text:span></text:p>
          </table:table-cell>
          <table:table-cell table:style-name="Tabela1.B5" office:value-type="string">
            <text:p text:style-name="P3"><text:span text:style-name="T3">ANA PAULA MACHADO COSTA MENES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25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9,50</text:span></text:p>
          </table:table-cell>
          <table:table-cell table:style-name="Tabela1.E43" office:value-type="string">
            <text:p text:style-name="P4"><text:span text:style-name="T3">30.699,85</text:span></text:p>
          </table:table-cell>
          <table:table-cell table:style-name="Tabela1.E43" office:value-type="string">
            <text:p text:style-name="P4"><text:span text:style-name="T3">71.540,18</text:span></text:p>
          </table:table-cell>
          <table:table-cell table:style-name="Tabela1.E43" office:value-type="string">
            <text:p text:style-name="P4"><text:span text:style-name="T3">5.454,52</text:span></text:p>
          </table:table-cell>
          <table:table-cell table:style-name="Tabela1.E43" office:value-type="string">
            <text:p text:style-name="P4"><text:span text:style-name="T3">8.656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11,14</text:span></text:p>
          </table:table-cell>
          <table:table-cell table:style-name="Tabela1.E43" office:value-type="string">
            <text:p text:style-name="P4"><text:span text:style-name="T3">57.429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5</text:span></text:p>
          </table:table-cell>
          <table:table-cell table:style-name="Tabela1.B5" office:value-type="string">
            <text:p text:style-name="P3"><text:span text:style-name="T3">ANA PAULA PER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88,35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52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4,96</text:span></text:p>
          </table:table-cell>
          <table:table-cell table:style-name="Tabela1.E43" office:value-type="string">
            <text:p text:style-name="P4"><text:span text:style-name="T3">7.41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7</text:span></text:p>
          </table:table-cell>
          <table:table-cell table:style-name="Tabela1.B5" office:value-type="string">
            <text:p text:style-name="P3"><text:span text:style-name="T3">ANA PAULA SOUZA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894,04</text:span></text:p>
          </table:table-cell>
          <table:table-cell table:style-name="Tabela1.E43" office:value-type="string">
            <text:p text:style-name="P4"><text:span text:style-name="T3">63.518,65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724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52,07</text:span></text:p>
          </table:table-cell>
          <table:table-cell table:style-name="Tabela1.E43" office:value-type="string">
            <text:p text:style-name="P4"><text:span text:style-name="T3">50.666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2</text:span></text:p>
          </table:table-cell>
          <table:table-cell table:style-name="Tabela1.B5" office:value-type="string">
            <text:p text:style-name="P3"><text:span text:style-name="T3">ANA SOARES DE SOUZA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3.712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1</text:span></text:p>
          </table:table-cell>
          <table:table-cell table:style-name="Tabela1.B5" office:value-type="string">
            <text:p text:style-name="P3"><text:span text:style-name="T3">ANANIAS SILVA SOUZ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9</text:span></text:p>
          </table:table-cell>
          <table:table-cell table:style-name="Tabela1.B5" office:value-type="string">
            <text:p text:style-name="P3"><text:span text:style-name="T3">ANDERSON BARRETO DE JESUS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399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5.383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3</text:span></text:p>
          </table:table-cell>
          <table:table-cell table:style-name="Tabela1.B5" office:value-type="string">
            <text:p text:style-name="P3"><text:span text:style-name="T3">ANDERSON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757,1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246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63,93</text:span></text:p>
          </table:table-cell>
          <table:table-cell table:style-name="Tabela1.E43" office:value-type="string">
            <text:p text:style-name="P4"><text:span text:style-name="T3">9.193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34</text:span></text:p>
          </table:table-cell>
          <table:table-cell table:style-name="Tabela1.B5" office:value-type="string">
            <text:p text:style-name="P3"><text:span text:style-name="T3">ANDERSON NASCIMENTO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.589,44</text:span></text:p>
          </table:table-cell>
          <table:table-cell table:style-name="Tabela1.E43" office:value-type="string">
            <text:p text:style-name="P4"><text:span text:style-name="T3">90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,71</text:span></text:p>
          </table:table-cell>
          <table:table-cell table:style-name="Tabela1.E43" office:value-type="string">
            <text:p text:style-name="P4"><text:span text:style-name="T3">3.498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9</text:span></text:p>
          </table:table-cell>
          <table:table-cell table:style-name="Tabela1.B5" office:value-type="string">
            <text:p text:style-name="P3"><text:span text:style-name="T3">ANDERSON OLIVEIRA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3</text:span></text:p>
          </table:table-cell>
          <table:table-cell table:style-name="Tabela1.B5" office:value-type="string">
            <text:p text:style-name="P3"><text:span text:style-name="T3">ANDERSON VIANA SOUZ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9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366,16</text:span></text:p>
          </table:table-cell>
          <table:table-cell table:style-name="Tabela1.E43" office:value-type="string">
            <text:p text:style-name="P4"><text:span text:style-name="T3">66.173,61</text:span></text:p>
          </table:table-cell>
          <table:table-cell table:style-name="Tabela1.E43" office:value-type="string">
            <text:p text:style-name="P4"><text:span text:style-name="T3">5.153,04</text:span></text:p>
          </table:table-cell>
          <table:table-cell table:style-name="Tabela1.E43" office:value-type="string">
            <text:p text:style-name="P4"><text:span text:style-name="T3">7.82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73,04</text:span></text:p>
          </table:table-cell>
          <table:table-cell table:style-name="Tabela1.E43" office:value-type="string">
            <text:p text:style-name="P4"><text:span text:style-name="T3">53.20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8</text:span></text:p>
          </table:table-cell>
          <table:table-cell table:style-name="Tabela1.B5" office:value-type="string">
            <text:p text:style-name="P3"><text:span text:style-name="T3">ANDRE ARAGAO DA FONSECA</text:span></text:p>
          </table:table-cell>
          <table:table-cell table:style-name="Tabela1.B5" office:value-type="string">
            <text:p text:style-name="P3"><text:span text:style-name="T3">Assessor da Diretoria de Gestão Estratégica e Orçamentária</text:span></text:p>
          </table:table-cell>
          <table:table-cell table:style-name="Tabela1.B5" office:value-type="string">
            <text:p text:style-name="P3"><text:span text:style-name="T3">DIRETORIA DE GESTAO ESTRATEGICA E ORCAMENTA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581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40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6,95</text:span></text:p>
          </table:table-cell>
          <table:table-cell table:style-name="Tabela1.E43" office:value-type="string">
            <text:p text:style-name="P4"><text:span text:style-name="T3">8.414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5</text:span></text:p>
          </table:table-cell>
          <table:table-cell table:style-name="Tabela1.B5" office:value-type="string">
            <text:p text:style-name="P3"><text:span text:style-name="T3">ANDRE DOS SANTOS SOUZA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773,09</text:span></text:p>
          </table:table-cell>
          <table:table-cell table:style-name="Tabela1.E43" office:value-type="string">
            <text:p text:style-name="P4"><text:span text:style-name="T3">280,22</text:span></text:p>
          </table:table-cell>
          <table:table-cell table:style-name="Tabela1.E43" office:value-type="string">
            <text:p text:style-name="P4"><text:span text:style-name="T3">3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7,95</text:span></text:p>
          </table:table-cell>
          <table:table-cell table:style-name="Tabela1.E43" office:value-type="string">
            <text:p text:style-name="P4"><text:span text:style-name="T3">5.45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5</text:span></text:p>
          </table:table-cell>
          <table:table-cell table:style-name="Tabela1.B5" office:value-type="string">
            <text:p text:style-name="P3"><text:span text:style-name="T3">ANDRE FABIANO DO NASCIMEN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1</text:span></text:p>
          </table:table-cell>
          <table:table-cell table:style-name="Tabela1.B5" office:value-type="string">
            <text:p text:style-name="P3"><text:span text:style-name="T3">ANDRE LIMA FEITO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8</text:span></text:p>
          </table:table-cell>
          <table:table-cell table:style-name="Tabela1.B5" office:value-type="string">
            <text:p text:style-name="P3"><text:span text:style-name="T3">ANDRE LUCAS ALMADA MARINHO P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2.779,30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9.998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9</text:span></text:p>
          </table:table-cell>
          <table:table-cell table:style-name="Tabela1.B5" office:value-type="string">
            <text:p text:style-name="P3"><text:span text:style-name="T3">ANDRE LUIZ MENEZES GUIMARAES</text:span></text:p>
          </table:table-cell>
          <table:table-cell table:style-name="Tabela1.B5" office:value-type="string">
            <text:p text:style-name="P3"><text:span text:style-name="T3">Chefe do Núcleo de Empenh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67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0,66</text:span></text:p>
          </table:table-cell>
          <table:table-cell table:style-name="Tabela1.E43" office:value-type="string">
            <text:p text:style-name="P4"><text:span text:style-name="T3">6.41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7</text:span></text:p>
          </table:table-cell>
          <table:table-cell table:style-name="Tabela1.B5" office:value-type="string">
            <text:p text:style-name="P3"><text:span text:style-name="T3">ANDRE ROLLEMBERG MENDONCA</text:span></text:p>
          </table:table-cell>
          <table:table-cell table:style-name="Tabela1.B5" office:value-type="string">
            <text:p text:style-name="P3"><text:span text:style-name="T3">COORDENADOR DA CENTRAL DE DILIGÊNCIAS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332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5,85</text:span></text:p>
          </table:table-cell>
          <table:table-cell table:style-name="Tabela1.E43" office:value-type="string">
            <text:p text:style-name="P4"><text:span text:style-name="T3">8.228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3</text:span></text:p>
          </table:table-cell>
          <table:table-cell table:style-name="Tabela1.B5" office:value-type="string">
            <text:p text:style-name="P3"><text:span text:style-name="T3">ANDREA DOS ANJOS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9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5,25</text:span></text:p>
          </table:table-cell>
          <table:table-cell table:style-name="Tabela1.E43" office:value-type="string">
            <text:p text:style-name="P4"><text:span text:style-name="T3">11.36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3</text:span></text:p>
          </table:table-cell>
          <table:table-cell table:style-name="Tabela1.B5" office:value-type="string">
            <text:p text:style-name="P3"><text:span text:style-name="T3">ANDREA LEITE TORR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2.331,59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9.55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96</text:span></text:p>
          </table:table-cell>
          <table:table-cell table:style-name="Tabela1.B5" office:value-type="string">
            <text:p text:style-name="P3"><text:span text:style-name="T3">ANDREA MARIA PRATA MARTIN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3.960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0.720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7</text:span></text:p>
          </table:table-cell>
          <table:table-cell table:style-name="Tabela1.B5" office:value-type="string">
            <text:p text:style-name="P3"><text:span text:style-name="T3">ANDRESSA PEDRAL DE SANTANA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54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02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5</text:span></text:p>
          </table:table-cell>
          <table:table-cell table:style-name="Tabela1.B5" office:value-type="string">
            <text:p text:style-name="P3"><text:span text:style-name="T3">ANGELO MARCIO ARAGAO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14.588,84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597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1,55</text:span></text:p>
          </table:table-cell>
          <table:table-cell table:style-name="Tabela1.E43" office:value-type="string">
            <text:p text:style-name="P4"><text:span text:style-name="T3">11.357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4</text:span></text:p>
          </table:table-cell>
          <table:table-cell table:style-name="Tabela1.B5" office:value-type="string">
            <text:p text:style-name="P3"><text:span text:style-name="T3">ANISIO ANDRADE AMARA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3</text:span></text:p>
          </table:table-cell>
          <table:table-cell table:style-name="Tabela1.B5" office:value-type="string">
            <text:p text:style-name="P3"><text:span text:style-name="T3">ANNA CARLA ANDRADE DA SILVA</text:span></text:p>
          </table:table-cell>
          <table:table-cell table:style-name="Tabela1.B5" office:value-type="string">
            <text:p text:style-name="P3"><text:span text:style-name="T3">ASSESSOR DE GESTAO OPERACIONAL I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2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5,14</text:span></text:p>
          </table:table-cell>
          <table:table-cell table:style-name="Tabela1.E43" office:value-type="string">
            <text:p text:style-name="P4"><text:span text:style-name="T3">6.071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3</text:span></text:p>
          </table:table-cell>
          <table:table-cell table:style-name="Tabela1.B5" office:value-type="string">
            <text:p text:style-name="P3"><text:span text:style-name="T3">ANNA CAROLINA SANTOS NUN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8.599,03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154,61</text:span></text:p>
          </table:table-cell>
          <table:table-cell table:style-name="Tabela1.E43" office:value-type="string">
            <text:p text:style-name="P4"><text:span text:style-name="T3">1.378,39</text:span></text:p>
          </table:table-cell>
          <table:table-cell table:style-name="Tabela1.E43" office:value-type="string">
            <text:p text:style-name="P4"><text:span text:style-name="T3">1.44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21,92</text:span></text:p>
          </table:table-cell>
          <table:table-cell table:style-name="Tabela1.E43" office:value-type="string">
            <text:p text:style-name="P4"><text:span text:style-name="T3">9.332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4</text:span></text:p>
          </table:table-cell>
          <table:table-cell table:style-name="Tabela1.B5" office:value-type="string">
            <text:p text:style-name="P3"><text:span text:style-name="T3">ANNA KARINA ROLIM CARTAX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12.395,93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246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9,87</text:span></text:p>
          </table:table-cell>
          <table:table-cell table:style-name="Tabela1.E43" office:value-type="string">
            <text:p text:style-name="P4"><text:span text:style-name="T3">9.936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5</text:span></text:p>
          </table:table-cell>
          <table:table-cell table:style-name="Tabela1.B5" office:value-type="string">
            <text:p text:style-name="P3"><text:span text:style-name="T3">ANNE CAROLYNE OLIVEIRA SANTO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8</text:span></text:p>
          </table:table-cell>
          <table:table-cell table:style-name="Tabela1.B5" office:value-type="string">
            <text:p text:style-name="P3"><text:span text:style-name="T3">ANTONIO ALMEIDA SANTAN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2</text:span></text:p>
          </table:table-cell>
          <table:table-cell table:style-name="Tabela1.B5" office:value-type="string">
            <text:p text:style-name="P3"><text:span text:style-name="T3">ANTONIO AUTRAN SANTOS ALVE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3</text:span></text:p>
          </table:table-cell>
          <table:table-cell table:style-name="Tabela1.B5" office:value-type="string">
            <text:p text:style-name="P3"><text:span text:style-name="T3">ANTONIO CARLOS ANDRADE D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8.255,51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465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3,47</text:span></text:p>
          </table:table-cell>
          <table:table-cell table:style-name="Tabela1.E43" office:value-type="string">
            <text:p text:style-name="P4"><text:span text:style-name="T3">7.042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</text:span></text:p>
          </table:table-cell>
          <table:table-cell table:style-name="Tabela1.B5" office:value-type="string">
            <text:p text:style-name="P3"><text:span text:style-name="T3">ANTONIO CARLOS NASCIMENT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485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67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055,47</text:span></text:p>
          </table:table-cell>
          <table:table-cell table:style-name="Tabela1.E43" office:value-type="string">
            <text:p text:style-name="P4"><text:span text:style-name="T3">77.018,31</text:span></text:p>
          </table:table-cell>
          <table:table-cell table:style-name="Tabela1.E43" office:value-type="string">
            <text:p text:style-name="P4"><text:span text:style-name="T3">5.767,37</text:span></text:p>
          </table:table-cell>
          <table:table-cell table:style-name="Tabela1.E43" office:value-type="string">
            <text:p text:style-name="P4"><text:span text:style-name="T3">4.94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14,30</text:span></text:p>
          </table:table-cell>
          <table:table-cell table:style-name="Tabela1.E43" office:value-type="string">
            <text:p text:style-name="P4"><text:span text:style-name="T3">66.304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5</text:span></text:p>
          </table:table-cell>
          <table:table-cell table:style-name="Tabela1.B5" office:value-type="string">
            <text:p text:style-name="P3"><text:span text:style-name="T3">ANTONIO CARLOS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7</text:span></text:p>
          </table:table-cell>
          <table:table-cell table:style-name="Tabela1.B5" office:value-type="string">
            <text:p text:style-name="P3"><text:span text:style-name="T3">ANTONIO CESAR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05</text:span></text:p>
          </table:table-cell>
          <table:table-cell table:style-name="Tabela1.B5" office:value-type="string">
            <text:p text:style-name="P3"><text:span text:style-name="T3">ANTONIO DIEGO CARDOSO VIANA</text:span></text:p>
          </table:table-cell>
          <table:table-cell table:style-name="Tabela1.B5" office:value-type="string">
            <text:p text:style-name="P3"><text:span text:style-name="T3">Coordenador da Div. de C. e G. de Estagiári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7.59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3</text:span></text:p>
          </table:table-cell>
          <table:table-cell table:style-name="Tabela1.B5" office:value-type="string">
            <text:p text:style-name="P3"><text:span text:style-name="T3">ANTONIO FERNANDES DA SILV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503,62</text:span></text:p>
          </table:table-cell>
          <table:table-cell table:style-name="Tabela1.E43" office:value-type="string">
            <text:p text:style-name="P4"><text:span text:style-name="T3">59.428,5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6.92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79,23</text:span></text:p>
          </table:table-cell>
          <table:table-cell table:style-name="Tabela1.E43" office:value-type="string">
            <text:p text:style-name="P4"><text:span text:style-name="T3">47.749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4</text:span></text:p>
          </table:table-cell>
          <table:table-cell table:style-name="Tabela1.B5" office:value-type="string">
            <text:p text:style-name="P3"><text:span text:style-name="T3">ANTONIO FERNANDES LIMA BRAZ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</text:span></text:p>
          </table:table-cell>
          <table:table-cell table:style-name="Tabela1.B5" office:value-type="string">
            <text:p text:style-name="P3"><text:span text:style-name="T3">ANTONIO RESENDE NETO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3.31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7,04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3.739,62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1.750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9,67</text:span></text:p>
          </table:table-cell>
          <table:table-cell table:style-name="Tabela1.E43" office:value-type="string">
            <text:p text:style-name="P4"><text:span text:style-name="T3">10.719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3</text:span></text:p>
          </table:table-cell>
          <table:table-cell table:style-name="Tabela1.B5" office:value-type="string">
            <text:p text:style-name="P3"><text:span text:style-name="T3">ANTONIO RICARDO MENDONCA DE ALMEI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1</text:span></text:p>
          </table:table-cell>
          <table:table-cell table:style-name="Tabela1.B5" office:value-type="string">
            <text:p text:style-name="P3"><text:span text:style-name="T3">ANTONIO SERGIO CARVALHO SOUZA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879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9.78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6</text:span></text:p>
          </table:table-cell>
          <table:table-cell table:style-name="Tabela1.B5" office:value-type="string">
            <text:p text:style-name="P3"><text:span text:style-name="T3">ANTONIO TELES LEITE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4.492,69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02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6,33</text:span></text:p>
          </table:table-cell>
          <table:table-cell table:style-name="Tabela1.E43" office:value-type="string">
            <text:p text:style-name="P4"><text:span text:style-name="T3">11.196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</text:span></text:p>
          </table:table-cell>
          <table:table-cell table:style-name="Tabela1.B5" office:value-type="string">
            <text:p text:style-name="P3"><text:span text:style-name="T3">ANTONIO VIAN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4</text:span></text:p>
          </table:table-cell>
          <table:table-cell table:style-name="Tabela1.B5" office:value-type="string">
            <text:p text:style-name="P3"><text:span text:style-name="T3">ARANDA GOMES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8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132,68</text:span></text:p>
          </table:table-cell>
          <table:table-cell table:style-name="Tabela1.E43" office:value-type="string">
            <text:p text:style-name="P4"><text:span text:style-name="T3">7.223,59</text:span></text:p>
          </table:table-cell>
          <table:table-cell table:style-name="Tabela1.E43" office:value-type="string">
            <text:p text:style-name="P4"><text:span text:style-name="T3">530,73</text:span></text:p>
          </table:table-cell>
          <table:table-cell table:style-name="Tabela1.E43" office:value-type="string">
            <text:p text:style-name="P4"><text:span text:style-name="T3">163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4,36</text:span></text:p>
          </table:table-cell>
          <table:table-cell table:style-name="Tabela1.E43" office:value-type="string">
            <text:p text:style-name="P4"><text:span text:style-name="T3">6.52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4</text:span></text:p>
          </table:table-cell>
          <table:table-cell table:style-name="Tabela1.B5" office:value-type="string">
            <text:p text:style-name="P3"><text:span text:style-name="T3">ARIELE ROCHA FELICIO CAVALCANTI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493,77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28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3,11</text:span></text:p>
          </table:table-cell>
          <table:table-cell table:style-name="Tabela1.E43" office:value-type="string">
            <text:p text:style-name="P4"><text:span text:style-name="T3">8.920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6</text:span></text:p>
          </table:table-cell>
          <table:table-cell table:style-name="Tabela1.B5" office:value-type="string">
            <text:p text:style-name="P3"><text:span text:style-name="T3">ARILMA VIANA DA FONSEC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416,93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3.10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11,57</text:span></text:p>
          </table:table-cell>
          <table:table-cell table:style-name="Tabela1.E43" office:value-type="string">
            <text:p text:style-name="P4"><text:span text:style-name="T3">14.405,3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4"/><text:span text:style-name="T3">1213</text:span></text:p>
          </table:table-cell>
          <table:table-cell table:style-name="Tabela1.B5" office:value-type="string">
            <text:p text:style-name="P3"><text:span text:style-name="T3">ARNALDO BARRETTO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1.949,60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1.23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0,78</text:span></text:p>
          </table:table-cell>
          <table:table-cell table:style-name="Tabela1.E43" office:value-type="string">
            <text:p text:style-name="P4"><text:span text:style-name="T3">9.988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</text:span></text:p>
          </table:table-cell>
          <table:table-cell table:style-name="Tabela1.B5" office:value-type="string">
            <text:p text:style-name="P3"><text:span text:style-name="T3">ARNALDO FIGUEIREDO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6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9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.537,92</text:span></text:p>
          </table:table-cell>
          <table:table-cell table:style-name="Tabela1.E43" office:value-type="string">
            <text:p text:style-name="P4"><text:span text:style-name="T3">79.732,34</text:span></text:p>
          </table:table-cell>
          <table:table-cell table:style-name="Tabela1.E43" office:value-type="string">
            <text:p text:style-name="P4"><text:span text:style-name="T3">5.795,81</text:span></text:p>
          </table:table-cell>
          <table:table-cell table:style-name="Tabela1.E43" office:value-type="string">
            <text:p text:style-name="P4"><text:span text:style-name="T3">10.499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295,47</text:span></text:p>
          </table:table-cell>
          <table:table-cell table:style-name="Tabela1.E43" office:value-type="string">
            <text:p text:style-name="P4"><text:span text:style-name="T3">63.436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9</text:span></text:p>
          </table:table-cell>
          <table:table-cell table:style-name="Tabela1.B5" office:value-type="string">
            <text:p text:style-name="P3"><text:span text:style-name="T3">ARNALDO JOSE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3</text:span></text:p>
          </table:table-cell>
          <table:table-cell table:style-name="Tabela1.B5" office:value-type="string">
            <text:p text:style-name="P3"><text:span text:style-name="T3">AROLDINA ARAGAO SOUZA DUAR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</text:span></text:p>
          </table:table-cell>
          <table:table-cell table:style-name="Tabela1.B5" office:value-type="string">
            <text:p text:style-name="P3"><text:span text:style-name="T3">AROLDO LUIZ NOGUEIRA SOARE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6.54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5.190,90</text:span></text:p>
          </table:table-cell>
          <table:table-cell table:style-name="Tabela1.E43" office:value-type="string">
            <text:p text:style-name="P4"><text:span text:style-name="T3">3.122,55</text:span></text:p>
          </table:table-cell>
          <table:table-cell table:style-name="Tabela1.E43" office:value-type="string">
            <text:p text:style-name="P4"><text:span text:style-name="T3">4.389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512,46</text:span></text:p>
          </table:table-cell>
          <table:table-cell table:style-name="Tabela1.E43" office:value-type="string">
            <text:p text:style-name="P4"><text:span text:style-name="T3">17.678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7</text:span></text:p>
          </table:table-cell>
          <table:table-cell table:style-name="Tabela1.B5" office:value-type="string">
            <text:p text:style-name="P3"><text:span text:style-name="T3">AROLDO VIEIRA FREITA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5</text:span></text:p>
          </table:table-cell>
          <table:table-cell table:style-name="Tabela1.B5" office:value-type="string">
            <text:p text:style-name="P3"><text:span text:style-name="T3">ARTUR LEANDRO DA COSTA OLIVEI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82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44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0.273,23</text:span></text:p>
          </table:table-cell>
          <table:table-cell table:style-name="Tabela1.E43" office:value-type="string">
            <text:p text:style-name="P4"><text:span text:style-name="T3">1.584,75</text:span></text:p>
          </table:table-cell>
          <table:table-cell table:style-name="Tabela1.E43" office:value-type="string">
            <text:p text:style-name="P4"><text:span text:style-name="T3">1.79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8</text:span></text:p>
          </table:table-cell>
          <table:table-cell table:style-name="Tabela1.E43" office:value-type="string">
            <text:p text:style-name="P4"><text:span text:style-name="T3">16.896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3</text:span></text:p>
          </table:table-cell>
          <table:table-cell table:style-name="Tabela1.B5" office:value-type="string">
            <text:p text:style-name="P3"><text:span text:style-name="T3">ARTUR OSCAR NABUCO DAVIL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9</text:span></text:p>
          </table:table-cell>
          <table:table-cell table:style-name="Tabela1.B5" office:value-type="string">
            <text:p text:style-name="P3"><text:span text:style-name="T3">ARTUR PEREIRA DOS REIS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341,68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.161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53,34</text:span></text:p>
          </table:table-cell>
          <table:table-cell table:style-name="Tabela1.E43" office:value-type="string">
            <text:p text:style-name="P4"><text:span text:style-name="T3">8.588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8</text:span></text:p>
          </table:table-cell>
          <table:table-cell table:style-name="Tabela1.B5" office:value-type="string">
            <text:p text:style-name="P3"><text:span text:style-name="T3">ATHOS BRITO DO AM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4.248,67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6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33,81</text:span></text:p>
          </table:table-cell>
          <table:table-cell table:style-name="Tabela1.E43" office:value-type="string">
            <text:p text:style-name="P4"><text:span text:style-name="T3">10.914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8</text:span></text:p>
          </table:table-cell>
          <table:table-cell table:style-name="Tabela1.B5" office:value-type="string">
            <text:p text:style-name="P3"><text:span text:style-name="T3">AUGUSTO CESAR LEITE DE RESEN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1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0,00</text:span></text:p>
          </table:table-cell>
          <table:table-cell table:style-name="Tabela1.E43" office:value-type="string">
            <text:p text:style-name="P4"><text:span text:style-name="T3">29.427,11</text:span></text:p>
          </table:table-cell>
          <table:table-cell table:style-name="Tabela1.E43" office:value-type="string">
            <text:p text:style-name="P4"><text:span text:style-name="T3">66.716,45</text:span></text:p>
          </table:table-cell>
          <table:table-cell table:style-name="Tabela1.E43" office:value-type="string">
            <text:p text:style-name="P4"><text:span text:style-name="T3">5.170,11</text:span></text:p>
          </table:table-cell>
          <table:table-cell table:style-name="Tabela1.E43" office:value-type="string">
            <text:p text:style-name="P4"><text:span text:style-name="T3">7.89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65,80</text:span></text:p>
          </table:table-cell>
          <table:table-cell table:style-name="Tabela1.E43" office:value-type="string">
            <text:p text:style-name="P4"><text:span text:style-name="T3">53.65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7</text:span></text:p>
          </table:table-cell>
          <table:table-cell table:style-name="Tabela1.B5" office:value-type="string">
            <text:p text:style-name="P3"><text:span text:style-name="T3">AYMIR RALIN PIRES DE ATHAY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507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920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1</text:span></text:p>
          </table:table-cell>
          <table:table-cell table:style-name="Tabela1.B5" office:value-type="string">
            <text:p text:style-name="P3"><text:span text:style-name="T3">AYRE ROCHA MESSIA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8</text:span></text:p>
          </table:table-cell>
          <table:table-cell table:style-name="Tabela1.B5" office:value-type="string">
            <text:p text:style-name="P3"><text:span text:style-name="T3">BARBARA FERREIRA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047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9.889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9</text:span></text:p>
          </table:table-cell>
          <table:table-cell table:style-name="Tabela1.B5" office:value-type="string">
            <text:p text:style-name="P3"><text:span text:style-name="T3">BARBARA LIMA DE ARAUJO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8</text:span></text:p>
          </table:table-cell>
          <table:table-cell table:style-name="Tabela1.B5" office:value-type="string">
            <text:p text:style-name="P3"><text:span text:style-name="T3">BELARMINO ALVES DOS ANJO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607,44</text:span></text:p>
          </table:table-cell>
          <table:table-cell table:style-name="Tabela1.E43" office:value-type="string">
            <text:p text:style-name="P4"><text:span text:style-name="T3">47.146,24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7.99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48,40</text:span></text:p>
          </table:table-cell>
          <table:table-cell table:style-name="Tabela1.E43" office:value-type="string">
            <text:p text:style-name="P4"><text:span text:style-name="T3">33.89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4</text:span></text:p>
          </table:table-cell>
          <table:table-cell table:style-name="Tabela1.B5" office:value-type="string">
            <text:p text:style-name="P3"><text:span text:style-name="T3">BERENICE ANDRADE DE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4</text:span></text:p>
          </table:table-cell>
          <table:table-cell table:style-name="Tabela1.B5" office:value-type="string">
            <text:p text:style-name="P3"><text:span text:style-name="T3">BILLY CARDOSO SOARES</text:span></text:p>
          </table:table-cell>
          <table:table-cell table:style-name="Tabela1.B5" office:value-type="string">
            <text:p text:style-name="P3"><text:span text:style-name="T3">ASSISTENTE TECNICO-ADMINISTRATIVO requisitad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3.574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4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3</text:span></text:p>
          </table:table-cell>
          <table:table-cell table:style-name="Tabela1.B5" office:value-type="string">
            <text:p text:style-name="P3"><text:span text:style-name="T3">BRENO AMORIM DE BRI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1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2.190,53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29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8,08</text:span></text:p>
          </table:table-cell>
          <table:table-cell table:style-name="Tabela1.E43" office:value-type="string">
            <text:p text:style-name="P4"><text:span text:style-name="T3">10.122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0</text:span></text:p>
          </table:table-cell>
          <table:table-cell table:style-name="Tabela1.B5" office:value-type="string">
            <text:p text:style-name="P3"><text:span text:style-name="T3">BRUNA BARRETO NUNE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92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3,47</text:span></text:p>
          </table:table-cell>
          <table:table-cell table:style-name="Tabela1.E43" office:value-type="string">
            <text:p text:style-name="P4"><text:span text:style-name="T3">5.94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6</text:span></text:p>
          </table:table-cell>
          <table:table-cell table:style-name="Tabela1.B5" office:value-type="string">
            <text:p text:style-name="P3"><text:span text:style-name="T3">BRUNA KAROLINE ALVES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1.774,93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6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7,37</text:span></text:p>
          </table:table-cell>
          <table:table-cell table:style-name="Tabela1.E43" office:value-type="string">
            <text:p text:style-name="P4"><text:span text:style-name="T3">9.397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1</text:span></text:p>
          </table:table-cell>
          <table:table-cell table:style-name="Tabela1.B5" office:value-type="string">
            <text:p text:style-name="P3"><text:span text:style-name="T3">BRUNA TAYNARA DA SILVA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8.666,29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2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6,96</text:span></text:p>
          </table:table-cell>
          <table:table-cell table:style-name="Tabela1.E43" office:value-type="string">
            <text:p text:style-name="P4"><text:span text:style-name="T3">7.459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4</text:span></text:p>
          </table:table-cell>
          <table:table-cell table:style-name="Tabela1.B5" office:value-type="string">
            <text:p text:style-name="P3"><text:span text:style-name="T3">BRUNO CARVALHO DE ALENCA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7.493,16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4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2,97</text:span></text:p>
          </table:table-cell>
          <table:table-cell table:style-name="Tabela1.E43" office:value-type="string">
            <text:p text:style-name="P4"><text:span text:style-name="T3">6.790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6</text:span></text:p>
          </table:table-cell>
          <table:table-cell table:style-name="Tabela1.B5" office:value-type="string">
            <text:p text:style-name="P3"><text:span text:style-name="T3">BRUNO GARCIA CRUZ DE HOLANDA CAVALCAN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326,59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224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1,49</text:span></text:p>
          </table:table-cell>
          <table:table-cell table:style-name="Tabela1.E43" office:value-type="string">
            <text:p text:style-name="P4"><text:span text:style-name="T3">9.135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8</text:span></text:p>
          </table:table-cell>
          <table:table-cell table:style-name="Tabela1.B5" office:value-type="string">
            <text:p text:style-name="P3"><text:span text:style-name="T3">BRUNO LEMO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32,68</text:span></text:p>
          </table:table-cell>
          <table:table-cell table:style-name="Tabela1.E43" office:value-type="string">
            <text:p text:style-name="P4"><text:span text:style-name="T3">11.505,87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63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7,03</text:span></text:p>
          </table:table-cell>
          <table:table-cell table:style-name="Tabela1.E43" office:value-type="string">
            <text:p text:style-name="P4"><text:span text:style-name="T3">9.698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4</text:span></text:p>
          </table:table-cell>
          <table:table-cell table:style-name="Tabela1.B5" office:value-type="string">
            <text:p text:style-name="P3"><text:span text:style-name="T3">BRUNO LIMA PER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8</text:span></text:p>
          </table:table-cell>
          <table:table-cell table:style-name="Tabela1.B5" office:value-type="string">
            <text:p text:style-name="P3"><text:span text:style-name="T3">BRUNO MELO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6.554,93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8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35,64</text:span></text:p>
          </table:table-cell>
          <table:table-cell table:style-name="Tabela1.E43" office:value-type="string">
            <text:p text:style-name="P4"><text:span text:style-name="T3">24.71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0</text:span></text:p>
          </table:table-cell>
          <table:table-cell table:style-name="Tabela1.B5" office:value-type="string">
            <text:p text:style-name="P3"><text:span text:style-name="T3">BRUNO OLIVEIRA FAL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4.746,05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5.893,01</text:span></text:p>
          </table:table-cell>
          <table:table-cell table:style-name="Tabela1.E43" office:value-type="string">
            <text:p text:style-name="P4"><text:span text:style-name="T3">2.133,30</text:span></text:p>
          </table:table-cell>
          <table:table-cell table:style-name="Tabela1.E43" office:value-type="string">
            <text:p text:style-name="P4"><text:span text:style-name="T3">4.96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95,15</text:span></text:p>
          </table:table-cell>
          <table:table-cell table:style-name="Tabela1.E43" office:value-type="string">
            <text:p text:style-name="P4"><text:span text:style-name="T3">18.79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8</text:span></text:p>
          </table:table-cell>
          <table:table-cell table:style-name="Tabela1.B5" office:value-type="string">
            <text:p text:style-name="P3"><text:span text:style-name="T3">BRUNO RAMOS ELOY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5.147,03</text:span></text:p>
          </table:table-cell>
          <table:table-cell table:style-name="Tabela1.E43" office:value-type="string">
            <text:p text:style-name="P4"><text:span text:style-name="T3">11.435,41</text:span></text:p>
          </table:table-cell>
          <table:table-cell table:style-name="Tabela1.E43" office:value-type="string">
            <text:p text:style-name="P4"><text:span text:style-name="T3">3.728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2.941,27</text:span></text:p>
          </table:table-cell>
          <table:table-cell table:style-name="Tabela1.E43" office:value-type="string">
            <text:p text:style-name="P4"><text:span text:style-name="T3">2.134,00</text:span></text:p>
          </table:table-cell>
          <table:table-cell table:style-name="Tabela1.E43" office:value-type="string">
            <text:p text:style-name="P4"><text:span text:style-name="T3">4.11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47,79</text:span></text:p>
          </table:table-cell>
          <table:table-cell table:style-name="Tabela1.E43" office:value-type="string">
            <text:p text:style-name="P4"><text:span text:style-name="T3">16.693,4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249</text:span></text:p>
          </table:table-cell>
          <table:table-cell table:style-name="Tabela1.B5" office:value-type="string">
            <text:p text:style-name="P3"><text:span text:style-name="T3">CAIO NABUCO D AVILA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726,3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846,84</text:span></text:p>
          </table:table-cell>
          <table:table-cell table:style-name="Tabela1.E43" office:value-type="string">
            <text:p text:style-name="P4"><text:span text:style-name="T3">1.047,30</text:span></text:p>
          </table:table-cell>
          <table:table-cell table:style-name="Tabela1.E43" office:value-type="string">
            <text:p text:style-name="P4"><text:span text:style-name="T3">1.999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10.7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2</text:span></text:p>
          </table:table-cell>
          <table:table-cell table:style-name="Tabela1.B5" office:value-type="string">
            <text:p text:style-name="P3"><text:span text:style-name="T3">CAIQUE RABELO ALONSO GONZALE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0,21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265,31</text:span></text:p>
          </table:table-cell>
          <table:table-cell table:style-name="Tabela1.E43" office:value-type="string">
            <text:p text:style-name="P4"><text:span text:style-name="T3">238,77</text:span></text:p>
          </table:table-cell>
          <table:table-cell table:style-name="Tabela1.E43" office:value-type="string">
            <text:p text:style-name="P4"><text:span text:style-name="T3">1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0,60</text:span></text:p>
          </table:table-cell>
          <table:table-cell table:style-name="Tabela1.E43" office:value-type="string">
            <text:p text:style-name="P4"><text:span text:style-name="T3">5.01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3</text:span></text:p>
          </table:table-cell>
          <table:table-cell table:style-name="Tabela1.B5" office:value-type="string">
            <text:p text:style-name="P3"><text:span text:style-name="T3">CAMILA MEDEIROS DE SOUZA MELO VILA NO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747,9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871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39</text:span></text:p>
          </table:table-cell>
          <table:table-cell table:style-name="Tabela1.E43" office:value-type="string">
            <text:p text:style-name="P4"><text:span text:style-name="T3">8.01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7</text:span></text:p>
          </table:table-cell>
          <table:table-cell table:style-name="Tabela1.B5" office:value-type="string">
            <text:p text:style-name="P3"><text:span text:style-name="T3">CAMILA NUNES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4</text:span></text:p>
          </table:table-cell>
          <table:table-cell table:style-name="Tabela1.B5" office:value-type="string">
            <text:p text:style-name="P3"><text:span text:style-name="T3">CAMILLA CANUTO ALVE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4</text:span></text:p>
          </table:table-cell>
          <table:table-cell table:style-name="Tabela1.B5" office:value-type="string">
            <text:p text:style-name="P3"><text:span text:style-name="T3">CARINA ALVES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1,68</text:span></text:p>
          </table:table-cell>
          <table:table-cell table:style-name="Tabela1.E43" office:value-type="string">
            <text:p text:style-name="P4"><text:span text:style-name="T3">6.185,58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5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84</text:span></text:p>
          </table:table-cell>
          <table:table-cell table:style-name="Tabela1.E43" office:value-type="string">
            <text:p text:style-name="P4"><text:span text:style-name="T3">5.656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5</text:span></text:p>
          </table:table-cell>
          <table:table-cell table:style-name="Tabela1.B5" office:value-type="string">
            <text:p text:style-name="P3"><text:span text:style-name="T3">CARLA IMINA ROCHA SANTO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4</text:span></text:p>
          </table:table-cell>
          <table:table-cell table:style-name="Tabela1.B5" office:value-type="string">
            <text:p text:style-name="P3"><text:span text:style-name="T3">CARLA ROCHA BARRETO HORA DE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2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147,99</text:span></text:p>
          </table:table-cell>
          <table:table-cell table:style-name="Tabela1.E43" office:value-type="string">
            <text:p text:style-name="P4"><text:span text:style-name="T3">64.280,49</text:span></text:p>
          </table:table-cell>
          <table:table-cell table:style-name="Tabela1.E43" office:value-type="string">
            <text:p text:style-name="P4"><text:span text:style-name="T3">5.198,55</text:span></text:p>
          </table:table-cell>
          <table:table-cell table:style-name="Tabela1.E43" office:value-type="string">
            <text:p text:style-name="P4"><text:span text:style-name="T3">7.740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39,01</text:span></text:p>
          </table:table-cell>
          <table:table-cell table:style-name="Tabela1.E43" office:value-type="string">
            <text:p text:style-name="P4"><text:span text:style-name="T3">51.341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</text:span></text:p>
          </table:table-cell>
          <table:table-cell table:style-name="Tabela1.B5" office:value-type="string">
            <text:p text:style-name="P3"><text:span text:style-name="T3">CARLOS AUGUSTO ALCANTARA MACHAD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127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360,00</text:span></text:p>
          </table:table-cell>
          <table:table-cell table:style-name="Tabela1.E43" office:value-type="string">
            <text:p text:style-name="P4"><text:span text:style-name="T3">34.355,44</text:span></text:p>
          </table:table-cell>
          <table:table-cell table:style-name="Tabela1.E43" office:value-type="string">
            <text:p text:style-name="P4"><text:span text:style-name="T3">84.263,89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668,04</text:span></text:p>
          </table:table-cell>
          <table:table-cell table:style-name="Tabela1.E43" office:value-type="string">
            <text:p text:style-name="P4"><text:span text:style-name="T3">2.066,40</text:span></text:p>
          </table:table-cell>
          <table:table-cell table:style-name="Tabela1.E43" office:value-type="string">
            <text:p text:style-name="P4"><text:span text:style-name="T3">18.565,57</text:span></text:p>
          </table:table-cell>
          <table:table-cell table:style-name="Tabela1.E43" office:value-type="string">
            <text:p text:style-name="P4"><text:span text:style-name="T3">65.698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9</text:span></text:p>
          </table:table-cell>
          <table:table-cell table:style-name="Tabela1.B5" office:value-type="string">
            <text:p text:style-name="P3"><text:span text:style-name="T3">CARLOS AUGUSTO DOS SANTOS RA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6</text:span></text:p>
          </table:table-cell>
          <table:table-cell table:style-name="Tabela1.B5" office:value-type="string">
            <text:p text:style-name="P3"><text:span text:style-name="T3">CARLOS CEZAR SOUZA SOAR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0</text:span></text:p>
          </table:table-cell>
          <table:table-cell table:style-name="Tabela1.B5" office:value-type="string">
            <text:p text:style-name="P3"><text:span text:style-name="T3">CARLOS EDUARDO VI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5</text:span></text:p>
          </table:table-cell>
          <table:table-cell table:style-name="Tabela1.B5" office:value-type="string">
            <text:p text:style-name="P3"><text:span text:style-name="T3">CARLOS FERNANDO AQUINO MO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767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063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7,60</text:span></text:p>
          </table:table-cell>
          <table:table-cell table:style-name="Tabela1.E43" office:value-type="string">
            <text:p text:style-name="P4"><text:span text:style-name="T3">8.520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8</text:span></text:p>
          </table:table-cell>
          <table:table-cell table:style-name="Tabela1.B5" office:value-type="string">
            <text:p text:style-name="P3"><text:span text:style-name="T3">CARLOS HENRIQUE DE MELO CONCEICAO</text:span></text:p>
          </table:table-cell>
          <table:table-cell table:style-name="Tabela1.B5" office:value-type="string">
            <text:p text:style-name="P3"><text:span text:style-name="T3">COORDENADOR DE ACOMP. DE ATIV. JUDICIAIS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81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9</text:span></text:p>
          </table:table-cell>
          <table:table-cell table:style-name="Tabela1.B5" office:value-type="string">
            <text:p text:style-name="P3"><text:span text:style-name="T3">CARLOS HENRIQUE SIQUEIRA RIBEIR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32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731,84</text:span></text:p>
          </table:table-cell>
          <table:table-cell table:style-name="Tabela1.E43" office:value-type="string">
            <text:p text:style-name="P4"><text:span text:style-name="T3">87.599,54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7.888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44,12</text:span></text:p>
          </table:table-cell>
          <table:table-cell table:style-name="Tabela1.E43" office:value-type="string">
            <text:p text:style-name="P4"><text:span text:style-name="T3">74.455,4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5"/><text:span text:style-name="T3">1957</text:span></text:p>
          </table:table-cell>
          <table:table-cell table:style-name="Tabela1.B5" office:value-type="string">
            <text:p text:style-name="P3"><text:span text:style-name="T3">CARLOS ISSAC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31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6.853,22</text:span></text:p>
          </table:table-cell>
          <table:table-cell table:style-name="Tabela1.E43" office:value-type="string">
            <text:p text:style-name="P4"><text:span text:style-name="T3">469,04</text:span></text:p>
          </table:table-cell>
          <table:table-cell table:style-name="Tabela1.E43" office:value-type="string">
            <text:p text:style-name="P4"><text:span text:style-name="T3">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85</text:span></text:p>
          </table:table-cell>
          <table:table-cell table:style-name="Tabela1.E43" office:value-type="string">
            <text:p text:style-name="P4"><text:span text:style-name="T3">6.383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0</text:span></text:p>
          </table:table-cell>
          <table:table-cell table:style-name="Tabela1.B5" office:value-type="string">
            <text:p text:style-name="P3"><text:span text:style-name="T3">CARLOS RONALD DE JESUS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</text:span></text:p>
          </table:table-cell>
          <table:table-cell table:style-name="Tabela1.B5" office:value-type="string">
            <text:p text:style-name="P3"><text:span text:style-name="T3">CARMEN LUCIA BUARQUE DE GUSM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90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8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767,20</text:span></text:p>
          </table:table-cell>
          <table:table-cell table:style-name="Tabela1.E43" office:value-type="string">
            <text:p text:style-name="P4"><text:span text:style-name="T3">76.072,78</text:span></text:p>
          </table:table-cell>
          <table:table-cell table:style-name="Tabela1.E43" office:value-type="string">
            <text:p text:style-name="P4"><text:span text:style-name="T3">5.686,65</text:span></text:p>
          </table:table-cell>
          <table:table-cell table:style-name="Tabela1.E43" office:value-type="string">
            <text:p text:style-name="P4"><text:span text:style-name="T3">10.285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971,90</text:span></text:p>
          </table:table-cell>
          <table:table-cell table:style-name="Tabela1.E43" office:value-type="string">
            <text:p text:style-name="P4"><text:span text:style-name="T3">60.100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8</text:span></text:p>
          </table:table-cell>
          <table:table-cell table:style-name="Tabela1.B5" office:value-type="string">
            <text:p text:style-name="P3"><text:span text:style-name="T3">CAROLINE LEAO NOGUEIRA MEL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246,62</text:span></text:p>
          </table:table-cell>
          <table:table-cell table:style-name="Tabela1.E43" office:value-type="string">
            <text:p text:style-name="P4"><text:span text:style-name="T3">59.171,5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8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35,64</text:span></text:p>
          </table:table-cell>
          <table:table-cell table:style-name="Tabela1.E43" office:value-type="string">
            <text:p text:style-name="P4"><text:span text:style-name="T3">47.33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1</text:span></text:p>
          </table:table-cell>
          <table:table-cell table:style-name="Tabela1.B5" office:value-type="string">
            <text:p text:style-name="P3"><text:span text:style-name="T3">CAROLINE OLIVEIRA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680,20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19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7,28</text:span></text:p>
          </table:table-cell>
          <table:table-cell table:style-name="Tabela1.E43" office:value-type="string">
            <text:p text:style-name="P4"><text:span text:style-name="T3">11.822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1</text:span></text:p>
          </table:table-cell>
          <table:table-cell table:style-name="Tabela1.B5" office:value-type="string">
            <text:p text:style-name="P3"><text:span text:style-name="T3">CATIANE DOS SANT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75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733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3,89</text:span></text:p>
          </table:table-cell>
          <table:table-cell table:style-name="Tabela1.E43" office:value-type="string">
            <text:p text:style-name="P4"><text:span text:style-name="T3">7.781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9</text:span></text:p>
          </table:table-cell>
          <table:table-cell table:style-name="Tabela1.B5" office:value-type="string">
            <text:p text:style-name="P3"><text:span text:style-name="T3">CAYO RUBENS CASTILHANO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834,82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1.67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1,15</text:span></text:p>
          </table:table-cell>
          <table:table-cell table:style-name="Tabela1.E43" office:value-type="string">
            <text:p text:style-name="P4"><text:span text:style-name="T3">10.263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8</text:span></text:p>
          </table:table-cell>
          <table:table-cell table:style-name="Tabela1.B5" office:value-type="string">
            <text:p text:style-name="P3"><text:span text:style-name="T3">CECILIA NOGUEIRA GUIMARAES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73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45.379,68</text:span></text:p>
          </table:table-cell>
          <table:table-cell table:style-name="Tabela1.E43" office:value-type="string">
            <text:p text:style-name="P4"><text:span text:style-name="T3">82.021,46</text:span></text:p>
          </table:table-cell>
          <table:table-cell table:style-name="Tabela1.E43" office:value-type="string">
            <text:p text:style-name="P4"><text:span text:style-name="T3">5.101,85</text:span></text:p>
          </table:table-cell>
          <table:table-cell table:style-name="Tabela1.E43" office:value-type="string">
            <text:p text:style-name="P4"><text:span text:style-name="T3">7.736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38,23</text:span></text:p>
          </table:table-cell>
          <table:table-cell table:style-name="Tabela1.E43" office:value-type="string">
            <text:p text:style-name="P4"><text:span text:style-name="T3">69.183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1</text:span></text:p>
          </table:table-cell>
          <table:table-cell table:style-name="Tabela1.B5" office:value-type="string">
            <text:p text:style-name="P3"><text:span text:style-name="T3">CELENE SOCORRO DE MORAES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7</text:span></text:p>
          </table:table-cell>
          <table:table-cell table:style-name="Tabela1.B5" office:value-type="string">
            <text:p text:style-name="P3"><text:span text:style-name="T3">CELIA REGINA SANTOS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234,44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2.14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</text:span></text:p>
          </table:table-cell>
          <table:table-cell table:style-name="Tabela1.B5" office:value-type="string">
            <text:p text:style-name="P3"><text:span text:style-name="T3">CELSO LUIS DORIA LE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93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596,45</text:span></text:p>
          </table:table-cell>
          <table:table-cell table:style-name="Tabela1.E43" office:value-type="string">
            <text:p text:style-name="P4"><text:span text:style-name="T3">80.957,5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2.879,00</text:span></text:p>
          </table:table-cell>
          <table:table-cell table:style-name="Tabela1.E43" office:value-type="string">
            <text:p text:style-name="P4"><text:span text:style-name="T3">19.279,17</text:span></text:p>
          </table:table-cell>
          <table:table-cell table:style-name="Tabela1.E43" office:value-type="string">
            <text:p text:style-name="P4"><text:span text:style-name="T3">61.678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7</text:span></text:p>
          </table:table-cell>
          <table:table-cell table:style-name="Tabela1.B5" office:value-type="string">
            <text:p text:style-name="P3"><text:span text:style-name="T3">CIBELLE MACHADO DE SOUZA ENOMO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9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5,25</text:span></text:p>
          </table:table-cell>
          <table:table-cell table:style-name="Tabela1.E43" office:value-type="string">
            <text:p text:style-name="P4"><text:span text:style-name="T3">11.36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8</text:span></text:p>
          </table:table-cell>
          <table:table-cell table:style-name="Tabela1.B5" office:value-type="string">
            <text:p text:style-name="P3"><text:span text:style-name="T3">CICERO SANTOS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9</text:span></text:p>
          </table:table-cell>
          <table:table-cell table:style-name="Tabela1.B5" office:value-type="string">
            <text:p text:style-name="P3"><text:span text:style-name="T3">CINTHIA CARDOZO ROZA DE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5.069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604,02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08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0,77</text:span></text:p>
          </table:table-cell>
          <table:table-cell table:style-name="Tabela1.E43" office:value-type="string">
            <text:p text:style-name="P4"><text:span text:style-name="T3">13.783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8</text:span></text:p>
          </table:table-cell>
          <table:table-cell table:style-name="Tabela1.B5" office:value-type="string">
            <text:p text:style-name="P3"><text:span text:style-name="T3">CINTHIA MAGNO SANTOS LEA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3.430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3.25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2</text:span></text:p>
          </table:table-cell>
          <table:table-cell table:style-name="Tabela1.B5" office:value-type="string">
            <text:p text:style-name="P3"><text:span text:style-name="T3">CLAUDEMIR MAURICI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0</text:span></text:p>
          </table:table-cell>
          <table:table-cell table:style-name="Tabela1.B5" office:value-type="string">
            <text:p text:style-name="P3"><text:span text:style-name="T3">CLAUDIA DANIELA DE FREITAS SILVEIRA FRANC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15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944,84</text:span></text:p>
          </table:table-cell>
          <table:table-cell table:style-name="Tabela1.E43" office:value-type="string">
            <text:p text:style-name="P4"><text:span text:style-name="T3">63.671,04</text:span></text:p>
          </table:table-cell>
          <table:table-cell table:style-name="Tabela1.E43" office:value-type="string">
            <text:p text:style-name="P4"><text:span text:style-name="T3">5.141,67</text:span></text:p>
          </table:table-cell>
          <table:table-cell table:style-name="Tabela1.E43" office:value-type="string">
            <text:p text:style-name="P4"><text:span text:style-name="T3">7.7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90,32</text:span></text:p>
          </table:table-cell>
          <table:table-cell table:style-name="Tabela1.E43" office:value-type="string">
            <text:p text:style-name="P4"><text:span text:style-name="T3">50.780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6</text:span></text:p>
          </table:table-cell>
          <table:table-cell table:style-name="Tabela1.B5" office:value-type="string">
            <text:p text:style-name="P3"><text:span text:style-name="T3">CLAUDIA DE OLIVEIRA MENDONCA BARROS</text:span></text:p>
          </table:table-cell>
          <table:table-cell table:style-name="Tabela1.B5" office:value-type="string">
            <text:p text:style-name="P3"><text:span text:style-name="T3">MAJOR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14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5.126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4</text:span></text:p>
          </table:table-cell>
          <table:table-cell table:style-name="Tabela1.B5" office:value-type="string">
            <text:p text:style-name="P3"><text:span text:style-name="T3">CLAUDIA DO AMARAL CALMON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81,74</text:span></text:p>
          </table:table-cell>
          <table:table-cell table:style-name="Tabela1.E43" office:value-type="string">
            <text:p text:style-name="P4"><text:span text:style-name="T3">45.206,35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67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99,93</text:span></text:p>
          </table:table-cell>
          <table:table-cell table:style-name="Tabela1.E43" office:value-type="string">
            <text:p text:style-name="P4"><text:span text:style-name="T3">32.406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1</text:span></text:p>
          </table:table-cell>
          <table:table-cell table:style-name="Tabela1.B5" office:value-type="string">
            <text:p text:style-name="P3"><text:span text:style-name="T3">CLAUDIA ERNESTA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.470,76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078,76</text:span></text:p>
          </table:table-cell>
          <table:table-cell table:style-name="Tabela1.E43" office:value-type="string">
            <text:p text:style-name="P4"><text:span text:style-name="T3">205,91</text:span></text:p>
          </table:table-cell>
          <table:table-cell table:style-name="Tabela1.E43" office:value-type="string">
            <text:p text:style-name="P4"><text:span text:style-name="T3">11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1,77</text:span></text:p>
          </table:table-cell>
          <table:table-cell table:style-name="Tabela1.E43" office:value-type="string">
            <text:p text:style-name="P4"><text:span text:style-name="T3">5.756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5</text:span></text:p>
          </table:table-cell>
          <table:table-cell table:style-name="Tabela1.B5" office:value-type="string">
            <text:p text:style-name="P3"><text:span text:style-name="T3">CLAUDIA REGINA SANTOS LIMA GETIR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71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204,71</text:span></text:p>
          </table:table-cell>
          <table:table-cell table:style-name="Tabela1.E43" office:value-type="string">
            <text:p text:style-name="P4"><text:span text:style-name="T3">500,46</text:span></text:p>
          </table:table-cell>
          <table:table-cell table:style-name="Tabela1.E43" office:value-type="string">
            <text:p text:style-name="P4"><text:span text:style-name="T3">86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7,07</text:span></text:p>
          </table:table-cell>
          <table:table-cell table:style-name="Tabela1.E43" office:value-type="string">
            <text:p text:style-name="P4"><text:span text:style-name="T3">5.617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3</text:span></text:p>
          </table:table-cell>
          <table:table-cell table:style-name="Tabela1.B5" office:value-type="string">
            <text:p text:style-name="P3"><text:span text:style-name="T3">CLAUDIA VIRGINIA OLIVER DE 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693,96</text:span></text:p>
          </table:table-cell>
          <table:table-cell table:style-name="Tabela1.E43" office:value-type="string">
            <text:p text:style-name="P4"><text:span text:style-name="T3">62.404,41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560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60,02</text:span></text:p>
          </table:table-cell>
          <table:table-cell table:style-name="Tabela1.E43" office:value-type="string">
            <text:p text:style-name="P4"><text:span text:style-name="T3">49.844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4</text:span></text:p>
          </table:table-cell>
          <table:table-cell table:style-name="Tabela1.B5" office:value-type="string">
            <text:p text:style-name="P3"><text:span text:style-name="T3">CLAUDIO ROBERTO ALFREDO DE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008,01</text:span></text:p>
          </table:table-cell>
          <table:table-cell table:style-name="Tabela1.E43" office:value-type="string">
            <text:p text:style-name="P4"><text:span text:style-name="T3">65.718,46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5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7,89</text:span></text:p>
          </table:table-cell>
          <table:table-cell table:style-name="Tabela1.E43" office:value-type="string">
            <text:p text:style-name="P4"><text:span text:style-name="T3">53.21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7</text:span></text:p>
          </table:table-cell>
          <table:table-cell table:style-name="Tabela1.B5" office:value-type="string">
            <text:p text:style-name="P3"><text:span text:style-name="T3">CLAUDIONOR DE JESU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3</text:span></text:p>
          </table:table-cell>
          <table:table-cell table:style-name="Tabela1.B5" office:value-type="string">
            <text:p text:style-name="P3"><text:span text:style-name="T3">CLEIDINALDO TAV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0,00</text:span></text:p>
          </table:table-cell>
          <table:table-cell table:style-name="Tabela1.E43" office:value-type="string">
            <text:p text:style-name="P4"><text:span text:style-name="T3">3.173,73</text:span></text:p>
          </table:table-cell>
          <table:table-cell table:style-name="Tabela1.E43" office:value-type="string">
            <text:p text:style-name="P4"><text:span text:style-name="T3">10.575,48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851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17</text:span></text:p>
          </table:table-cell>
          <table:table-cell table:style-name="Tabela1.E43" office:value-type="string">
            <text:p text:style-name="P4"><text:span text:style-name="T3">8.827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5</text:span></text:p>
          </table:table-cell>
          <table:table-cell table:style-name="Tabela1.B5" office:value-type="string">
            <text:p text:style-name="P3"><text:span text:style-name="T3">CLELIO MAIA SANTOS</text:span></text:p>
          </table:table-cell>
          <table:table-cell table:style-name="Tabela1.B5" office:value-type="string">
            <text:p text:style-name="P3"><text:span text:style-name="T3">ASSESSOR DE GESTAO DE PESSOAS II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67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11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1,04</text:span></text:p>
          </table:table-cell>
          <table:table-cell table:style-name="Tabela1.E43" office:value-type="string">
            <text:p text:style-name="P4"><text:span text:style-name="T3">6.506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4</text:span></text:p>
          </table:table-cell>
          <table:table-cell table:style-name="Tabela1.B5" office:value-type="string">
            <text:p text:style-name="P3"><text:span text:style-name="T3">CLESIA MARIA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9</text:span></text:p>
          </table:table-cell>
          <table:table-cell table:style-name="Tabela1.B5" office:value-type="string">
            <text:p text:style-name="P3"><text:span text:style-name="T3">CLEYDSON MACHADO DOS SANTO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11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4,96</text:span></text:p>
          </table:table-cell>
          <table:table-cell table:style-name="Tabela1.E43" office:value-type="string">
            <text:p text:style-name="P4"><text:span text:style-name="T3">3.15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4</text:span></text:p>
          </table:table-cell>
          <table:table-cell table:style-name="Tabela1.B5" office:value-type="string">
            <text:p text:style-name="P3"><text:span text:style-name="T3">CONCEICAO FONTES FELIX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6.09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8.674,97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5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8,33</text:span></text:p>
          </table:table-cell>
          <table:table-cell table:style-name="Tabela1.E43" office:value-type="string">
            <text:p text:style-name="P4"><text:span text:style-name="T3">16.296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1</text:span></text:p>
          </table:table-cell>
          <table:table-cell table:style-name="Tabela1.B5" office:value-type="string">
            <text:p text:style-name="P3"><text:span text:style-name="T3">CRISTIANNE DELGADO CARVALHO PESSOA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989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7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52,81</text:span></text:p>
          </table:table-cell>
          <table:table-cell table:style-name="Tabela1.E43" office:value-type="string">
            <text:p text:style-name="P4"><text:span text:style-name="T3">9.736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5</text:span></text:p>
          </table:table-cell>
          <table:table-cell table:style-name="Tabela1.B5" office:value-type="string">
            <text:p text:style-name="P3"><text:span text:style-name="T3">DAIANE SILVA SAMPAIO LOB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9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1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5,39</text:span></text:p>
          </table:table-cell>
          <table:table-cell table:style-name="Tabela1.E43" office:value-type="string">
            <text:p text:style-name="P4"><text:span text:style-name="T3">11.940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7</text:span></text:p>
          </table:table-cell>
          <table:table-cell table:style-name="Tabela1.B5" office:value-type="string">
            <text:p text:style-name="P3"><text:span text:style-name="T3">DANIEL ARAUJO RAM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8.288,89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23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1,72</text:span></text:p>
          </table:table-cell>
          <table:table-cell table:style-name="Tabela1.E43" office:value-type="string">
            <text:p text:style-name="P4"><text:span text:style-name="T3">7.387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7</text:span></text:p>
          </table:table-cell>
          <table:table-cell table:style-name="Tabela1.B5" office:value-type="string">
            <text:p text:style-name="P3"><text:span text:style-name="T3">DANIEL BISPO DOS SANTO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7</text:span></text:p>
          </table:table-cell>
          <table:table-cell table:style-name="Tabela1.B5" office:value-type="string">
            <text:p text:style-name="P3"><text:span text:style-name="T3">DANIEL CARNEIRO DUART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436,96</text:span></text:p>
          </table:table-cell>
          <table:table-cell table:style-name="Tabela1.E43" office:value-type="string">
            <text:p text:style-name="P4"><text:span text:style-name="T3">62.147,41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5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7,89</text:span></text:p>
          </table:table-cell>
          <table:table-cell table:style-name="Tabela1.E43" office:value-type="string">
            <text:p text:style-name="P4"><text:span text:style-name="T3">49.63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6</text:span></text:p>
          </table:table-cell>
          <table:table-cell table:style-name="Tabela1.B5" office:value-type="string">
            <text:p text:style-name="P3"><text:span text:style-name="T3">DANIEL DE BARROS BRANCO CAJU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037,70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90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1,94</text:span></text:p>
          </table:table-cell>
          <table:table-cell table:style-name="Tabela1.E43" office:value-type="string">
            <text:p text:style-name="P4"><text:span text:style-name="T3">8.435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2</text:span></text:p>
          </table:table-cell>
          <table:table-cell table:style-name="Tabela1.B5" office:value-type="string">
            <text:p text:style-name="P3"><text:span text:style-name="T3">DANIEL DIAS SANTA R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302,1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7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9,59</text:span></text:p>
          </table:table-cell>
          <table:table-cell table:style-name="Tabela1.E43" office:value-type="string">
            <text:p text:style-name="P4"><text:span text:style-name="T3">10.792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4</text:span></text:p>
          </table:table-cell>
          <table:table-cell table:style-name="Tabela1.B5" office:value-type="string">
            <text:p text:style-name="P3"><text:span text:style-name="T3">DANIEL FAGUNDES SILV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2</text:span></text:p>
          </table:table-cell>
          <table:table-cell table:style-name="Tabela1.B5" office:value-type="string">
            <text:p text:style-name="P3"><text:span text:style-name="T3">DANIEL RIBEIRO DA SIL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394</text:span></text:p>
          </table:table-cell>
          <table:table-cell table:style-name="Tabela1.B5" office:value-type="string">
            <text:p text:style-name="P3"><text:span text:style-name="T3">DANIELLE COSTA MENDON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269,38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2.34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50,26</text:span></text:p>
          </table:table-cell>
          <table:table-cell table:style-name="Tabela1.E43" office:value-type="string">
            <text:p text:style-name="P4"><text:span text:style-name="T3">12.019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7</text:span></text:p>
          </table:table-cell>
          <table:table-cell table:style-name="Tabela1.B5" office:value-type="string">
            <text:p text:style-name="P3"><text:span text:style-name="T3">DANIELLE TAVARES DA SILVA DRAPA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9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1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87,53</text:span></text:p>
          </table:table-cell>
          <table:table-cell table:style-name="Tabela1.E43" office:value-type="string">
            <text:p text:style-name="P4"><text:span text:style-name="T3">11.888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6</text:span></text:p>
          </table:table-cell>
          <table:table-cell table:style-name="Tabela1.B5" office:value-type="string">
            <text:p text:style-name="P3"><text:span text:style-name="T3">DANILO BUARQUE COU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3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221,17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43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45,78</text:span></text:p>
          </table:table-cell>
          <table:table-cell table:style-name="Tabela1.E43" office:value-type="string">
            <text:p text:style-name="P4"><text:span text:style-name="T3">10.975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3</text:span></text:p>
          </table:table-cell>
          <table:table-cell table:style-name="Tabela1.B5" office:value-type="string">
            <text:p text:style-name="P3"><text:span text:style-name="T3">DANILO JOSE AMARAL GOULART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79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9.509,62</text:span></text:p>
          </table:table-cell>
          <table:table-cell table:style-name="Tabela1.E43" office:value-type="string">
            <text:p text:style-name="P4"><text:span text:style-name="T3">967,94</text:span></text:p>
          </table:table-cell>
          <table:table-cell table:style-name="Tabela1.E43" office:value-type="string">
            <text:p text:style-name="P4"><text:span text:style-name="T3">75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8,12</text:span></text:p>
          </table:table-cell>
          <table:table-cell table:style-name="Tabela1.E43" office:value-type="string">
            <text:p text:style-name="P4"><text:span text:style-name="T3">7.791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</text:span></text:p>
          </table:table-cell>
          <table:table-cell table:style-name="Tabela1.B5" office:value-type="string">
            <text:p text:style-name="P3"><text:span text:style-name="T3">DARCILO MELO COS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7</text:span></text:p>
          </table:table-cell>
          <table:table-cell table:style-name="Tabela1.B5" office:value-type="string">
            <text:p text:style-name="P3"><text:span text:style-name="T3">DARLY GIULIA SANTOS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0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7.966,52</text:span></text:p>
          </table:table-cell>
          <table:table-cell table:style-name="Tabela1.E43" office:value-type="string">
            <text:p text:style-name="P4"><text:span text:style-name="T3">709,91</text:span></text:p>
          </table:table-cell>
          <table:table-cell table:style-name="Tabela1.E43" office:value-type="string">
            <text:p text:style-name="P4"><text:span text:style-name="T3">35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22</text:span></text:p>
          </table:table-cell>
          <table:table-cell table:style-name="Tabela1.E43" office:value-type="string">
            <text:p text:style-name="P4"><text:span text:style-name="T3">6.902,3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6"/><text:span text:style-name="T3">2328</text:span></text:p>
          </table:table-cell>
          <table:table-cell table:style-name="Tabela1.B5" office:value-type="string">
            <text:p text:style-name="P3"><text:span text:style-name="T3">DAVID RIBEIRO DE JESU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2</text:span></text:p>
          </table:table-cell>
          <table:table-cell table:style-name="Tabela1.B5" office:value-type="string">
            <text:p text:style-name="P3"><text:span text:style-name="T3">DAYSE MORA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0.803,3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92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4,53</text:span></text:p>
          </table:table-cell>
          <table:table-cell table:style-name="Tabela1.E43" office:value-type="string">
            <text:p text:style-name="P4"><text:span text:style-name="T3">9.018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6</text:span></text:p>
          </table:table-cell>
          <table:table-cell table:style-name="Tabela1.B5" office:value-type="string">
            <text:p text:style-name="P3"><text:span text:style-name="T3">DEBORA CARDOSO CAVALHER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89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643,81</text:span></text:p>
          </table:table-cell>
          <table:table-cell table:style-name="Tabela1.E43" office:value-type="string">
            <text:p text:style-name="P4"><text:span text:style-name="T3">2.101,93</text:span></text:p>
          </table:table-cell>
          <table:table-cell table:style-name="Tabela1.E43" office:value-type="string">
            <text:p text:style-name="P4"><text:span text:style-name="T3">2.66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67,74</text:span></text:p>
          </table:table-cell>
          <table:table-cell table:style-name="Tabela1.E43" office:value-type="string">
            <text:p text:style-name="P4"><text:span text:style-name="T3">12.876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</text:span></text:p>
          </table:table-cell>
          <table:table-cell table:style-name="Tabela1.B5" office:value-type="string">
            <text:p text:style-name="P3"><text:span text:style-name="T3">DEIJANIRO JONA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.27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903,00</text:span></text:p>
          </table:table-cell>
          <table:table-cell table:style-name="Tabela1.E43" office:value-type="string">
            <text:p text:style-name="P4"><text:span text:style-name="T3">91.548,98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32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32,49</text:span></text:p>
          </table:table-cell>
          <table:table-cell table:style-name="Tabela1.E43" office:value-type="string">
            <text:p text:style-name="P4"><text:span text:style-name="T3">77.716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6</text:span></text:p>
          </table:table-cell>
          <table:table-cell table:style-name="Tabela1.B5" office:value-type="string">
            <text:p text:style-name="P3"><text:span text:style-name="T3">DEJAIR DA COSTA TAVARE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706,69</text:span></text:p>
          </table:table-cell>
          <table:table-cell table:style-name="Tabela1.E43" office:value-type="string">
            <text:p text:style-name="P4"><text:span text:style-name="T3">738,31</text:span></text:p>
          </table:table-cell>
          <table:table-cell table:style-name="Tabela1.E43" office:value-type="string">
            <text:p text:style-name="P4"><text:span text:style-name="T3">1.40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0</text:span></text:p>
          </table:table-cell>
          <table:table-cell table:style-name="Tabela1.E43" office:value-type="string">
            <text:p text:style-name="P4"><text:span text:style-name="T3">9.560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7</text:span></text:p>
          </table:table-cell>
          <table:table-cell table:style-name="Tabela1.B5" office:value-type="string">
            <text:p text:style-name="P3"><text:span text:style-name="T3">DENISE COELHO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707,94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070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7,36</text:span></text:p>
          </table:table-cell>
          <table:table-cell table:style-name="Tabela1.E43" office:value-type="string">
            <text:p text:style-name="P4"><text:span text:style-name="T3">8.670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6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7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Coordenador da Div. Ad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4.32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2.289,9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10.780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7</text:span></text:p>
          </table:table-cell>
          <table:table-cell table:style-name="Tabela1.B5" office:value-type="string">
            <text:p text:style-name="P3"><text:span text:style-name="T3">DENISE OLIVEIRA DE SANTAN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9</text:span></text:p>
          </table:table-cell>
          <table:table-cell table:style-name="Tabela1.B5" office:value-type="string">
            <text:p text:style-name="P3"><text:span text:style-name="T3">DENISSON SANTANA DOS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391,77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2.39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1,67</text:span></text:p>
          </table:table-cell>
          <table:table-cell table:style-name="Tabela1.E43" office:value-type="string">
            <text:p text:style-name="P4"><text:span text:style-name="T3">12.21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9</text:span></text:p>
          </table:table-cell>
          <table:table-cell table:style-name="Tabela1.B5" office:value-type="string">
            <text:p text:style-name="P3"><text:span text:style-name="T3">DENISSON SOARES BEZ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ÃO DE AUDITORIA INTERN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996,08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97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90,20</text:span></text:p>
          </table:table-cell>
          <table:table-cell table:style-name="Tabela1.E43" office:value-type="string">
            <text:p text:style-name="P4"><text:span text:style-name="T3">8.105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2</text:span></text:p>
          </table:table-cell>
          <table:table-cell table:style-name="Tabela1.B5" office:value-type="string">
            <text:p text:style-name="P3"><text:span text:style-name="T3">DENIVAL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4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3,96</text:span></text:p>
          </table:table-cell>
          <table:table-cell table:style-name="Tabela1.E43" office:value-type="string">
            <text:p text:style-name="P4"><text:span text:style-name="T3">24.157,87</text:span></text:p>
          </table:table-cell>
          <table:table-cell table:style-name="Tabela1.E43" office:value-type="string">
            <text:p text:style-name="P4"><text:span text:style-name="T3">1.801,43</text:span></text:p>
          </table:table-cell>
          <table:table-cell table:style-name="Tabela1.E43" office:value-type="string">
            <text:p text:style-name="P4"><text:span text:style-name="T3">2.106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07,46</text:span></text:p>
          </table:table-cell>
          <table:table-cell table:style-name="Tabela1.E43" office:value-type="string">
            <text:p text:style-name="P4"><text:span text:style-name="T3">20.250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0</text:span></text:p>
          </table:table-cell>
          <table:table-cell table:style-name="Tabela1.B5" office:value-type="string">
            <text:p text:style-name="P3"><text:span text:style-name="T3">DENIVAN RODRIGUES FREIRE</text:span></text:p>
          </table:table-cell>
          <table:table-cell table:style-name="Tabela1.B5" office:value-type="string">
            <text:p text:style-name="P3"><text:span text:style-name="T3">Assessor do Coord. da D. Adm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581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8.17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7</text:span></text:p>
          </table:table-cell>
          <table:table-cell table:style-name="Tabela1.B5" office:value-type="string">
            <text:p text:style-name="P3"><text:span text:style-name="T3">DENNIS CHRISTIAN NUNES DE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403,63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58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64,02</text:span></text:p>
          </table:table-cell>
          <table:table-cell table:style-name="Tabela1.E43" office:value-type="string">
            <text:p text:style-name="P4"><text:span text:style-name="T3">12.339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0</text:span></text:p>
          </table:table-cell>
          <table:table-cell table:style-name="Tabela1.B5" office:value-type="string">
            <text:p text:style-name="P3"><text:span text:style-name="T3">DERVAL MORAES HOR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8</text:span></text:p>
          </table:table-cell>
          <table:table-cell table:style-name="Tabela1.B5" office:value-type="string">
            <text:p text:style-name="P3"><text:span text:style-name="T3">DHIANA GOES DA SILVA MONTE ALEGRE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48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950,3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776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6</text:span></text:p>
          </table:table-cell>
          <table:table-cell table:style-name="Tabela1.B5" office:value-type="string">
            <text:p text:style-name="P3"><text:span text:style-name="T3">DHIOGO LIMA VELOZ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0.916,16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3.933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29,65</text:span></text:p>
          </table:table-cell>
          <table:table-cell table:style-name="Tabela1.E43" office:value-type="string">
            <text:p text:style-name="P4"><text:span text:style-name="T3">16.086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7</text:span></text:p>
          </table:table-cell>
          <table:table-cell table:style-name="Tabela1.B5" office:value-type="string">
            <text:p text:style-name="P3"><text:span text:style-name="T3">DIANA NATHALIE MELO PEREIRA DE OLIV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4</text:span></text:p>
          </table:table-cell>
          <table:table-cell table:style-name="Tabela1.B5" office:value-type="string">
            <text:p text:style-name="P3"><text:span text:style-name="T3">DIEGO GARCIA CRUZ CARVALH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000,17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99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23,64</text:span></text:p>
          </table:table-cell>
          <table:table-cell table:style-name="Tabela1.E43" office:value-type="string">
            <text:p text:style-name="P4"><text:span text:style-name="T3">11.17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2</text:span></text:p>
          </table:table-cell>
          <table:table-cell table:style-name="Tabela1.B5" office:value-type="string">
            <text:p text:style-name="P3"><text:span text:style-name="T3">DIEGO GOUVEIA PESSOA DE LIM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377,45</text:span></text:p>
          </table:table-cell>
          <table:table-cell table:style-name="Tabela1.E43" office:value-type="string">
            <text:p text:style-name="P4"><text:span text:style-name="T3">60.302,38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3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83,50</text:span></text:p>
          </table:table-cell>
          <table:table-cell table:style-name="Tabela1.E43" office:value-type="string">
            <text:p text:style-name="P4"><text:span text:style-name="T3">48.518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6</text:span></text:p>
          </table:table-cell>
          <table:table-cell table:style-name="Tabela1.B5" office:value-type="string">
            <text:p text:style-name="P3"><text:span text:style-name="T3">DIEGO SOARES RIBEIRO</text:span></text:p>
          </table:table-cell>
          <table:table-cell table:style-name="Tabela1.B5" office:value-type="string">
            <text:p text:style-name="P3"><text:span text:style-name="T3">COORDENADOR DA DIVISÃO FINANCEIRA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5</text:span></text:p>
          </table:table-cell>
          <table:table-cell table:style-name="Tabela1.B5" office:value-type="string">
            <text:p text:style-name="P3"><text:span text:style-name="T3">DIOGO HENRIQUE PEREIRA MONTALV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2.173,53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2.007,43</text:span></text:p>
          </table:table-cell>
          <table:table-cell table:style-name="Tabela1.E43" office:value-type="string">
            <text:p text:style-name="P4"><text:span text:style-name="T3">1.173,71</text:span></text:p>
          </table:table-cell>
          <table:table-cell table:style-name="Tabela1.E43" office:value-type="string">
            <text:p text:style-name="P4"><text:span text:style-name="T3">4.016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90,50</text:span></text:p>
          </table:table-cell>
          <table:table-cell table:style-name="Tabela1.E43" office:value-type="string">
            <text:p text:style-name="P4"><text:span text:style-name="T3">16.816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8</text:span></text:p>
          </table:table-cell>
          <table:table-cell table:style-name="Tabela1.B5" office:value-type="string">
            <text:p text:style-name="P3"><text:span text:style-name="T3">DJHONE DO NASCIMENTO SIQUEIR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2</text:span></text:p>
          </table:table-cell>
          <table:table-cell table:style-name="Tabela1.B5" office:value-type="string">
            <text:p text:style-name="P3"><text:span text:style-name="T3">DORVALINA TELES DAN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4.19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318,56</text:span></text:p>
          </table:table-cell>
          <table:table-cell table:style-name="Tabela1.E43" office:value-type="string">
            <text:p text:style-name="P4"><text:span text:style-name="T3">2.056,40</text:span></text:p>
          </table:table-cell>
          <table:table-cell table:style-name="Tabela1.E43" office:value-type="string">
            <text:p text:style-name="P4"><text:span text:style-name="T3">2.53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93,15</text:span></text:p>
          </table:table-cell>
          <table:table-cell table:style-name="Tabela1.E43" office:value-type="string">
            <text:p text:style-name="P4"><text:span text:style-name="T3">12.725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8</text:span></text:p>
          </table:table-cell>
          <table:table-cell table:style-name="Tabela1.B5" office:value-type="string">
            <text:p text:style-name="P3"><text:span text:style-name="T3">DOUGLAS SOARES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8.032,57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234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6,35</text:span></text:p>
          </table:table-cell>
          <table:table-cell table:style-name="Tabela1.E43" office:value-type="string">
            <text:p text:style-name="P4"><text:span text:style-name="T3">7.206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2</text:span></text:p>
          </table:table-cell>
          <table:table-cell table:style-name="Tabela1.B5" office:value-type="string">
            <text:p text:style-name="P3"><text:span text:style-name="T3">EDILENILZA DA SILVA SOUZA MACED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,85</text:span></text:p>
          </table:table-cell>
          <table:table-cell table:style-name="Tabela1.E43" office:value-type="string">
            <text:p text:style-name="P4"><text:span text:style-name="T3">3.7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3</text:span></text:p>
          </table:table-cell>
          <table:table-cell table:style-name="Tabela1.B5" office:value-type="string">
            <text:p text:style-name="P3"><text:span text:style-name="T3">EDILSON BARRETO DOS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9</text:span></text:p>
          </table:table-cell>
          <table:table-cell table:style-name="Tabela1.B5" office:value-type="string">
            <text:p text:style-name="P3"><text:span text:style-name="T3">EDILSON DAS VIRGENS LE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0</text:span></text:p>
          </table:table-cell>
          <table:table-cell table:style-name="Tabela1.B5" office:value-type="string">
            <text:p text:style-name="P3"><text:span text:style-name="T3">EDINALDO BARBOSA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8</text:span></text:p>
          </table:table-cell>
          <table:table-cell table:style-name="Tabela1.B5" office:value-type="string">
            <text:p text:style-name="P3"><text:span text:style-name="T3">EDJILDA RESENDE DE LIMA GUER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875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82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57,74</text:span></text:p>
          </table:table-cell>
          <table:table-cell table:style-name="Tabela1.E43" office:value-type="string">
            <text:p text:style-name="P4"><text:span text:style-name="T3">55.725,79</text:span></text:p>
          </table:table-cell>
          <table:table-cell table:style-name="Tabela1.E43" office:value-type="string">
            <text:p text:style-name="P4"><text:span text:style-name="T3">5.682,04</text:span></text:p>
          </table:table-cell>
          <table:table-cell table:style-name="Tabela1.E43" office:value-type="string">
            <text:p text:style-name="P4"><text:span text:style-name="T3">10.276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958,23</text:span></text:p>
          </table:table-cell>
          <table:table-cell table:style-name="Tabela1.E43" office:value-type="string">
            <text:p text:style-name="P4"><text:span text:style-name="T3">39.767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1</text:span></text:p>
          </table:table-cell>
          <table:table-cell table:style-name="Tabela1.B5" office:value-type="string">
            <text:p text:style-name="P3"><text:span text:style-name="T3">EDMILSON ARAUJO DO CARMO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4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4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4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0</text:span></text:p>
          </table:table-cell>
          <table:table-cell table:style-name="Tabela1.B5" office:value-type="string">
            <text:p text:style-name="P3"><text:span text:style-name="T3">EDMILSON DE SOUZA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8</text:span></text:p>
          </table:table-cell>
          <table:table-cell table:style-name="Tabela1.B5" office:value-type="string">
            <text:p text:style-name="P3"><text:span text:style-name="T3">EDMILSON PEREIRA DA SILV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7</text:span></text:p>
          </table:table-cell>
          <table:table-cell table:style-name="Tabela1.B5" office:value-type="string">
            <text:p text:style-name="P3"><text:span text:style-name="T3">EDNALDO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5</text:span></text:p>
          </table:table-cell>
          <table:table-cell table:style-name="Tabela1.B5" office:value-type="string">
            <text:p text:style-name="P3"><text:span text:style-name="T3">EDSON DOS SANTOS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407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99</text:span></text:p>
          </table:table-cell>
          <table:table-cell table:style-name="Tabela1.E43" office:value-type="string">
            <text:p text:style-name="P4"><text:span text:style-name="T3">6.00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3</text:span></text:p>
          </table:table-cell>
          <table:table-cell table:style-name="Tabela1.B5" office:value-type="string">
            <text:p text:style-name="P3"><text:span text:style-name="T3">EDUARDO ALBERTO FREIRE DE ALMEIDA SEAB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778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08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4,36</text:span></text:p>
          </table:table-cell>
          <table:table-cell table:style-name="Tabela1.E43" office:value-type="string">
            <text:p text:style-name="P4"><text:span text:style-name="T3">6.60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4</text:span></text:p>
          </table:table-cell>
          <table:table-cell table:style-name="Tabela1.B5" office:value-type="string">
            <text:p text:style-name="P3"><text:span text:style-name="T3">EDUARDO ANTONIO SEAB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</text:span></text:p>
          </table:table-cell>
          <table:table-cell table:style-name="Tabela1.B5" office:value-type="string">
            <text:p text:style-name="P3"><text:span text:style-name="T3">EDUARDO BARRETO DAVILA FONT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5.721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596,45</text:span></text:p>
          </table:table-cell>
          <table:table-cell table:style-name="Tabela1.E43" office:value-type="string">
            <text:p text:style-name="P4"><text:span text:style-name="T3">79.738,6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.660,10</text:span></text:p>
          </table:table-cell>
          <table:table-cell table:style-name="Tabela1.E43" office:value-type="string">
            <text:p text:style-name="P4"><text:span text:style-name="T3">18.060,27</text:span></text:p>
          </table:table-cell>
          <table:table-cell table:style-name="Tabela1.E43" office:value-type="string">
            <text:p text:style-name="P4"><text:span text:style-name="T3">61.678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20</text:span></text:p>
          </table:table-cell>
          <table:table-cell table:style-name="Tabela1.B5" office:value-type="string">
            <text:p text:style-name="P3"><text:span text:style-name="T3">EDUARDO DE CABRAL MENEZ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3</text:span></text:p>
          </table:table-cell>
          <table:table-cell table:style-name="Tabela1.B5" office:value-type="string">
            <text:p text:style-name="P3"><text:span text:style-name="T3">EDUARDO DE SOUSA CARVALH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5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820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2</text:span></text:p>
          </table:table-cell>
          <table:table-cell table:style-name="Tabela1.B5" office:value-type="string">
            <text:p text:style-name="P3"><text:span text:style-name="T3">EDUARDO FARIA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4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03,11</text:span></text:p>
          </table:table-cell>
          <table:table-cell table:style-name="Tabela1.E43" office:value-type="string">
            <text:p text:style-name="P4"><text:span text:style-name="T3">11.41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6</text:span></text:p>
          </table:table-cell>
          <table:table-cell table:style-name="Tabela1.B5" office:value-type="string">
            <text:p text:style-name="P3"><text:span text:style-name="T3">EDUARDO FRANKLIN MIRANDA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</text:span></text:p>
          </table:table-cell>
          <table:table-cell table:style-name="Tabela1.B5" office:value-type="string">
            <text:p text:style-name="P3"><text:span text:style-name="T3">EDUARDO LIMA DE MA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721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48.587,51</text:span></text:p>
          </table:table-cell>
          <table:table-cell table:style-name="Tabela1.E43" office:value-type="string">
            <text:p text:style-name="P4"><text:span text:style-name="T3">96.019,44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10.563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364,12</text:span></text:p>
          </table:table-cell>
          <table:table-cell table:style-name="Tabela1.E43" office:value-type="string">
            <text:p text:style-name="P4"><text:span text:style-name="T3">79.65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8</text:span></text:p>
          </table:table-cell>
          <table:table-cell table:style-name="Tabela1.B5" office:value-type="string">
            <text:p text:style-name="P3"><text:span text:style-name="T3">EDUARDO VIEIRA DOS SANTOS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3.363,46</text:span></text:p>
          </table:table-cell>
          <table:table-cell table:style-name="Tabela1.E43" office:value-type="string">
            <text:p text:style-name="P4"><text:span text:style-name="T3">1.444,80</text:span></text:p>
          </table:table-cell>
          <table:table-cell table:style-name="Tabela1.E43" office:value-type="string">
            <text:p text:style-name="P4"><text:span text:style-name="T3">1.55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0,53</text:span></text:p>
          </table:table-cell>
          <table:table-cell table:style-name="Tabela1.E43" office:value-type="string">
            <text:p text:style-name="P4"><text:span text:style-name="T3">10.362,9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7"/><text:span text:style-name="T3">2146</text:span></text:p>
          </table:table-cell>
          <table:table-cell table:style-name="Tabela1.B5" office:value-type="string">
            <text:p text:style-name="P3"><text:span text:style-name="T3">EDVALDO BEZER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</text:span></text:p>
          </table:table-cell>
          <table:table-cell table:style-name="Tabela1.B5" office:value-type="string">
            <text:p text:style-name="P3"><text:span text:style-name="T3">EDVALD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4</text:span></text:p>
          </table:table-cell>
          <table:table-cell table:style-name="Tabela1.B5" office:value-type="string">
            <text:p text:style-name="P3"><text:span text:style-name="T3">EDYLENO ITALO SANTOS SODR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693,96</text:span></text:p>
          </table:table-cell>
          <table:table-cell table:style-name="Tabela1.E43" office:value-type="string">
            <text:p text:style-name="P4"><text:span text:style-name="T3">62.404,41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35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1,47</text:span></text:p>
          </table:table-cell>
          <table:table-cell table:style-name="Tabela1.E43" office:value-type="string">
            <text:p text:style-name="P4"><text:span text:style-name="T3">50.052,9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85</text:span></text:p>
          </table:table-cell>
          <table:table-cell table:style-name="Tabela1.B5" office:value-type="string">
            <text:p text:style-name="P3"><text:span text:style-name="T3">ELAINE PESSO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65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2.201,2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44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1,21</text:span></text:p>
          </table:table-cell>
          <table:table-cell table:style-name="Tabela1.E43" office:value-type="string">
            <text:p text:style-name="P4"><text:span text:style-name="T3">11.160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2</text:span></text:p>
          </table:table-cell>
          <table:table-cell table:style-name="Tabela1.B5" office:value-type="string">
            <text:p text:style-name="P3"><text:span text:style-name="T3">ELBER GONCALVES DOS ANJ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1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33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8,66</text:span></text:p>
          </table:table-cell>
          <table:table-cell table:style-name="Tabela1.E43" office:value-type="string">
            <text:p text:style-name="P4"><text:span text:style-name="T3">7.360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2</text:span></text:p>
          </table:table-cell>
          <table:table-cell table:style-name="Tabela1.B5" office:value-type="string">
            <text:p text:style-name="P3"><text:span text:style-name="T3">ELDA MARIA GONCALVES MENEZES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514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6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33,81</text:span></text:p>
          </table:table-cell>
          <table:table-cell table:style-name="Tabela1.E43" office:value-type="string">
            <text:p text:style-name="P4"><text:span text:style-name="T3">10.180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9</text:span></text:p>
          </table:table-cell>
          <table:table-cell table:style-name="Tabela1.B5" office:value-type="string">
            <text:p text:style-name="P3"><text:span text:style-name="T3">ELEN ROSE SOUZA SANT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5</text:span></text:p>
          </table:table-cell>
          <table:table-cell table:style-name="Tabela1.B5" office:value-type="string">
            <text:p text:style-name="P3"><text:span text:style-name="T3">ELENICE PIRES DAMACE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0.408,24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8.693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8</text:span></text:p>
          </table:table-cell>
          <table:table-cell table:style-name="Tabela1.B5" office:value-type="string">
            <text:p text:style-name="P3"><text:span text:style-name="T3">ELIANE CARNEIRO FRANCO</text:span></text:p>
          </table:table-cell>
          <table:table-cell table:style-name="Tabela1.B5" office:value-type="string">
            <text:p text:style-name="P3"><text:span text:style-name="T3">AUX.ADMINISTRATIVO - requisitad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10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1,01</text:span></text:p>
          </table:table-cell>
          <table:table-cell table:style-name="Tabela1.E43" office:value-type="string">
            <text:p text:style-name="P4"><text:span text:style-name="T3">3.74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</text:span></text:p>
          </table:table-cell>
          <table:table-cell table:style-name="Tabela1.B5" office:value-type="string">
            <text:p text:style-name="P3"><text:span text:style-name="T3">ELIANE GOES DA SILVA MONTE ALEGRE</text:span></text:p>
          </table:table-cell>
          <table:table-cell table:style-name="Tabela1.B5" office:value-type="string">
            <text:p text:style-name="P3"><text:span text:style-name="T3">* ADVOGAD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5</text:span></text:p>
          </table:table-cell>
          <table:table-cell table:style-name="Tabela1.B5" office:value-type="string">
            <text:p text:style-name="P3"><text:span text:style-name="T3">ELIAS DOS SANTOS FEITOS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0</text:span></text:p>
          </table:table-cell>
          <table:table-cell table:style-name="Tabela1.B5" office:value-type="string">
            <text:p text:style-name="P3"><text:span text:style-name="T3">ELISGARDENIA RODRIGUES MACEN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8.776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0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8,21</text:span></text:p>
          </table:table-cell>
          <table:table-cell table:style-name="Tabela1.E43" office:value-type="string">
            <text:p text:style-name="P4"><text:span text:style-name="T3">7.548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</text:span></text:p>
          </table:table-cell>
          <table:table-cell table:style-name="Tabela1.B5" office:value-type="string">
            <text:p text:style-name="P3"><text:span text:style-name="T3">ELIZALDO DIAS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2</text:span></text:p>
          </table:table-cell>
          <table:table-cell table:style-name="Tabela1.B5" office:value-type="string">
            <text:p text:style-name="P3"><text:span text:style-name="T3">ELLEN SUSAN DOS SANTOS CORREI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65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115,4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941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9</text:span></text:p>
          </table:table-cell>
          <table:table-cell table:style-name="Tabela1.B5" office:value-type="string">
            <text:p text:style-name="P3"><text:span text:style-name="T3">ELOANDERSON DANTAS BATI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425,8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08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8,07</text:span></text:p>
          </table:table-cell>
          <table:table-cell table:style-name="Tabela1.E43" office:value-type="string">
            <text:p text:style-name="P4"><text:span text:style-name="T3">8.377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5</text:span></text:p>
          </table:table-cell>
          <table:table-cell table:style-name="Tabela1.B5" office:value-type="string">
            <text:p text:style-name="P3"><text:span text:style-name="T3">ELZA CESPEDES RAMOS SIQU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9</text:span></text:p>
          </table:table-cell>
          <table:table-cell table:style-name="Tabela1.B5" office:value-type="string">
            <text:p text:style-name="P3"><text:span text:style-name="T3">ELZA LORENZA QUARANTA LEIT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68,75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506,65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3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35</text:span></text:p>
          </table:table-cell>
          <table:table-cell table:style-name="Tabela1.E43" office:value-type="string">
            <text:p text:style-name="P4"><text:span text:style-name="T3">9.298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2</text:span></text:p>
          </table:table-cell>
          <table:table-cell table:style-name="Tabela1.B5" office:value-type="string">
            <text:p text:style-name="P3"><text:span text:style-name="T3">EMANUELY KARILINY MENDES SILV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5</text:span></text:p>
          </table:table-cell>
          <table:table-cell table:style-name="Tabela1.B5" office:value-type="string">
            <text:p text:style-name="P3"><text:span text:style-name="T3">EMILLY VARJAO RIBEIR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4</text:span></text:p>
          </table:table-cell>
          <table:table-cell table:style-name="Tabela1.B5" office:value-type="string">
            <text:p text:style-name="P3"><text:span text:style-name="T3">EMILSON CHAG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</text:span></text:p>
          </table:table-cell>
          <table:table-cell table:style-name="Tabela1.B5" office:value-type="string">
            <text:p text:style-name="P3"><text:span text:style-name="T3">ENID SANTOS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6</text:span></text:p>
          </table:table-cell>
          <table:table-cell table:style-name="Tabela1.B5" office:value-type="string">
            <text:p text:style-name="P3"><text:span text:style-name="T3">ENIO PEREIRA ANDRADE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1</text:span></text:p>
          </table:table-cell>
          <table:table-cell table:style-name="Tabela1.B5" office:value-type="string">
            <text:p text:style-name="P3"><text:span text:style-name="T3">ERALDO ALVES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0</text:span></text:p>
          </table:table-cell>
          <table:table-cell table:style-name="Tabela1.B5" office:value-type="string">
            <text:p text:style-name="P3"><text:span text:style-name="T3">ERIC VINICIUS MOURA DANTAS</text:span></text:p>
          </table:table-cell>
          <table:table-cell table:style-name="Tabela1.B5" office:value-type="string">
            <text:p text:style-name="P3"><text:span text:style-name="T3">CHEFE DO SETOR DE ALMOXARIFAD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2.686,72</text:span></text:p>
          </table:table-cell>
          <table:table-cell table:style-name="Tabela1.E43" office:value-type="string">
            <text:p text:style-name="P4"><text:span text:style-name="T3">1.290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2,05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0.737,15</text:span></text:p>
          </table:table-cell>
          <table:table-cell table:style-name="Tabela1.E43" office:value-type="string">
            <text:p text:style-name="P4"><text:span text:style-name="T3">548,78</text:span></text:p>
          </table:table-cell>
          <table:table-cell table:style-name="Tabela1.E43" office:value-type="string">
            <text:p text:style-name="P4"><text:span text:style-name="T3">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8,51</text:span></text:p>
          </table:table-cell>
          <table:table-cell table:style-name="Tabela1.E43" office:value-type="string">
            <text:p text:style-name="P4"><text:span text:style-name="T3">10.088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6</text:span></text:p>
          </table:table-cell>
          <table:table-cell table:style-name="Tabela1.B5" office:value-type="string">
            <text:p text:style-name="P3"><text:span text:style-name="T3">ERICA LUIZE LIM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514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1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1,67</text:span></text:p>
          </table:table-cell>
          <table:table-cell table:style-name="Tabela1.E43" office:value-type="string">
            <text:p text:style-name="P4"><text:span text:style-name="T3">10.232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6</text:span></text:p>
          </table:table-cell>
          <table:table-cell table:style-name="Tabela1.B5" office:value-type="string">
            <text:p text:style-name="P3"><text:span text:style-name="T3">ERIKA VALERIA CABRAL TAVARES REZEN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117,3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00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1,12</text:span></text:p>
          </table:table-cell>
          <table:table-cell table:style-name="Tabela1.E43" office:value-type="string">
            <text:p text:style-name="P4"><text:span text:style-name="T3">8.956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1</text:span></text:p>
          </table:table-cell>
          <table:table-cell table:style-name="Tabela1.B5" office:value-type="string">
            <text:p text:style-name="P3"><text:span text:style-name="T3">ERLON LEAL MARTIN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2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00</text:span></text:p>
          </table:table-cell>
          <table:table-cell table:style-name="Tabela1.E43" office:value-type="string">
            <text:p text:style-name="P4"><text:span text:style-name="T3">3.823,96</text:span></text:p>
          </table:table-cell>
          <table:table-cell table:style-name="Tabela1.E43" office:value-type="string">
            <text:p text:style-name="P4"><text:span text:style-name="T3">21.913,75</text:span></text:p>
          </table:table-cell>
          <table:table-cell table:style-name="Tabela1.E43" office:value-type="string">
            <text:p text:style-name="P4"><text:span text:style-name="T3">1.801,43</text:span></text:p>
          </table:table-cell>
          <table:table-cell table:style-name="Tabela1.E43" office:value-type="string">
            <text:p text:style-name="P4"><text:span text:style-name="T3">3.43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9,36</text:span></text:p>
          </table:table-cell>
          <table:table-cell table:style-name="Tabela1.E43" office:value-type="string">
            <text:p text:style-name="P4"><text:span text:style-name="T3">16.674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</text:span></text:p>
          </table:table-cell>
          <table:table-cell table:style-name="Tabela1.B5" office:value-type="string">
            <text:p text:style-name="P3"><text:span text:style-name="T3">ERNESTO ANIZIO AZEVEDO MEL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90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.355,44</text:span></text:p>
          </table:table-cell>
          <table:table-cell table:style-name="Tabela1.E43" office:value-type="string">
            <text:p text:style-name="P4"><text:span text:style-name="T3">84.683,57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2.846,08</text:span></text:p>
          </table:table-cell>
          <table:table-cell table:style-name="Tabela1.E43" office:value-type="string">
            <text:p text:style-name="P4"><text:span text:style-name="T3">19.246,25</text:span></text:p>
          </table:table-cell>
          <table:table-cell table:style-name="Tabela1.E43" office:value-type="string">
            <text:p text:style-name="P4"><text:span text:style-name="T3">65.43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1</text:span></text:p>
          </table:table-cell>
          <table:table-cell table:style-name="Tabela1.B5" office:value-type="string">
            <text:p text:style-name="P3"><text:span text:style-name="T3">ESTACIO MOREIRA DE ARIMATE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572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52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3,52</text:span></text:p>
          </table:table-cell>
          <table:table-cell table:style-name="Tabela1.E43" office:value-type="string">
            <text:p text:style-name="P4"><text:span text:style-name="T3">13.168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0</text:span></text:p>
          </table:table-cell>
          <table:table-cell table:style-name="Tabela1.B5" office:value-type="string">
            <text:p text:style-name="P3"><text:span text:style-name="T3">ESTER ALVES RAMO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7</text:span></text:p>
          </table:table-cell>
          <table:table-cell table:style-name="Tabela1.B5" office:value-type="string">
            <text:p text:style-name="P3"><text:span text:style-name="T3">ETELIO DE CARVALHO PRADO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830,77</text:span></text:p>
          </table:table-cell>
          <table:table-cell table:style-name="Tabela1.E43" office:value-type="string">
            <text:p text:style-name="P4"><text:span text:style-name="T3">68.186,73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7.845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75,28</text:span></text:p>
          </table:table-cell>
          <table:table-cell table:style-name="Tabela1.E43" office:value-type="string">
            <text:p text:style-name="P4"><text:span text:style-name="T3">55.111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3</text:span></text:p>
          </table:table-cell>
          <table:table-cell table:style-name="Tabela1.B5" office:value-type="string">
            <text:p text:style-name="P3"><text:span text:style-name="T3">EUVALDO MENESES ALV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</text:span></text:p>
          </table:table-cell>
          <table:table-cell table:style-name="Tabela1.B5" office:value-type="string">
            <text:p text:style-name="P3"><text:span text:style-name="T3">EUZA MARIA GENTIL MISSANO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02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397,56</text:span></text:p>
          </table:table-cell>
          <table:table-cell table:style-name="Tabela1.E43" office:value-type="string">
            <text:p text:style-name="P4"><text:span text:style-name="T3">71.134,51</text:span></text:p>
          </table:table-cell>
          <table:table-cell table:style-name="Tabela1.E43" office:value-type="string">
            <text:p text:style-name="P4"><text:span text:style-name="T3">5.703,17</text:span></text:p>
          </table:table-cell>
          <table:table-cell table:style-name="Tabela1.E43" office:value-type="string">
            <text:p text:style-name="P4"><text:span text:style-name="T3">8.69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400,36</text:span></text:p>
          </table:table-cell>
          <table:table-cell table:style-name="Tabela1.E43" office:value-type="string">
            <text:p text:style-name="P4"><text:span text:style-name="T3">56.734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0</text:span></text:p>
          </table:table-cell>
          <table:table-cell table:style-name="Tabela1.B5" office:value-type="string">
            <text:p text:style-name="P3"><text:span text:style-name="T3">EVA CECILIA TRINDADE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14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4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8</text:span></text:p>
          </table:table-cell>
          <table:table-cell table:style-name="Tabela1.B5" office:value-type="string">
            <text:p text:style-name="P3"><text:span text:style-name="T3">EVERALDO DA SILVA CERQUEIRA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9.81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0.637,15</text:span></text:p>
          </table:table-cell>
          <table:table-cell table:style-name="Tabela1.E43" office:value-type="string">
            <text:p text:style-name="P4"><text:span text:style-name="T3">2.179,84</text:span></text:p>
          </table:table-cell>
          <table:table-cell table:style-name="Tabela1.E43" office:value-type="string">
            <text:p text:style-name="P4"><text:span text:style-name="T3">3.344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24,58</text:span></text:p>
          </table:table-cell>
          <table:table-cell table:style-name="Tabela1.E43" office:value-type="string">
            <text:p text:style-name="P4"><text:span text:style-name="T3">15.112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6</text:span></text:p>
          </table:table-cell>
          <table:table-cell table:style-name="Tabela1.B5" office:value-type="string">
            <text:p text:style-name="P3"><text:span text:style-name="T3">EVERTON OLIVEIRA ANGELO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327,36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14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0,54</text:span></text:p>
          </table:table-cell>
          <table:table-cell table:style-name="Tabela1.E43" office:value-type="string">
            <text:p text:style-name="P4"><text:span text:style-name="T3">5.61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4</text:span></text:p>
          </table:table-cell>
          <table:table-cell table:style-name="Tabela1.B5" office:value-type="string">
            <text:p text:style-name="P3"><text:span text:style-name="T3">EVERTON REGO G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8.235,51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46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7,97</text:span></text:p>
          </table:table-cell>
          <table:table-cell table:style-name="Tabela1.E43" office:value-type="string">
            <text:p text:style-name="P4"><text:span text:style-name="T3">7.027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7</text:span></text:p>
          </table:table-cell>
          <table:table-cell table:style-name="Tabela1.B5" office:value-type="string">
            <text:p text:style-name="P3"><text:span text:style-name="T3">EVERTON SOUZ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234,44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2.14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8</text:span></text:p>
          </table:table-cell>
          <table:table-cell table:style-name="Tabela1.B5" office:value-type="string">
            <text:p text:style-name="P3"><text:span text:style-name="T3">EVILIN OLIVEIRA SANTOS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1,68</text:span></text:p>
          </table:table-cell>
          <table:table-cell table:style-name="Tabela1.E43" office:value-type="string">
            <text:p text:style-name="P4"><text:span text:style-name="T3">12.942,19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1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9,18</text:span></text:p>
          </table:table-cell>
          <table:table-cell table:style-name="Tabela1.E43" office:value-type="string">
            <text:p text:style-name="P4"><text:span text:style-name="T3">10.013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91</text:span></text:p>
          </table:table-cell>
          <table:table-cell table:style-name="Tabela1.B5" office:value-type="string">
            <text:p text:style-name="P3"><text:span text:style-name="T3">EWERTON FARIA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0</text:span></text:p>
          </table:table-cell>
          <table:table-cell table:style-name="Tabela1.B5" office:value-type="string">
            <text:p text:style-name="P3"><text:span text:style-name="T3">FABIA PRISCILLA DE ARAUJ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4.987,59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1.40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5</text:span></text:p>
          </table:table-cell>
          <table:table-cell table:style-name="Tabela1.B5" office:value-type="string">
            <text:p text:style-name="P3"><text:span text:style-name="T3">FABIANA CARVALHO VIANA FRANC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011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7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.464,70</text:span></text:p>
          </table:table-cell>
          <table:table-cell table:style-name="Tabela1.E43" office:value-type="string">
            <text:p text:style-name="P4"><text:span text:style-name="T3">94.760,18</text:span></text:p>
          </table:table-cell>
          <table:table-cell table:style-name="Tabela1.E43" office:value-type="string">
            <text:p text:style-name="P4"><text:span text:style-name="T3">5.281,03</text:span></text:p>
          </table:table-cell>
          <table:table-cell table:style-name="Tabela1.E43" office:value-type="string">
            <text:p text:style-name="P4"><text:span text:style-name="T3">11.49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75,04</text:span></text:p>
          </table:table-cell>
          <table:table-cell table:style-name="Tabela1.E43" office:value-type="string">
            <text:p text:style-name="P4"><text:span text:style-name="T3">77.98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0</text:span></text:p>
          </table:table-cell>
          <table:table-cell table:style-name="Tabela1.B5" office:value-type="string">
            <text:p text:style-name="P3"><text:span text:style-name="T3">FABIANA LIM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507,09</text:span></text:p>
          </table:table-cell>
          <table:table-cell table:style-name="Tabela1.E43" office:value-type="string">
            <text:p text:style-name="P4"><text:span text:style-name="T3">932,09</text:span></text:p>
          </table:table-cell>
          <table:table-cell table:style-name="Tabela1.E43" office:value-type="string">
            <text:p text:style-name="P4"><text:span text:style-name="T3">1.29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01</text:span></text:p>
          </table:table-cell>
          <table:table-cell table:style-name="Tabela1.E43" office:value-type="string">
            <text:p text:style-name="P4"><text:span text:style-name="T3">9.275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1</text:span></text:p>
          </table:table-cell>
          <table:table-cell table:style-name="Tabela1.B5" office:value-type="string">
            <text:p text:style-name="P3"><text:span text:style-name="T3">FABIO ANTONIO LEI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068,9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871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39</text:span></text:p>
          </table:table-cell>
          <table:table-cell table:style-name="Tabela1.E43" office:value-type="string">
            <text:p text:style-name="P4"><text:span text:style-name="T3">8.336,5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8"/><text:span text:style-name="T3">1579</text:span></text:p>
          </table:table-cell>
          <table:table-cell table:style-name="Tabela1.B5" office:value-type="string">
            <text:p text:style-name="P3"><text:span text:style-name="T3">FABIO AUGUSTO MENEZES SANTOS</text:span></text:p>
          </table:table-cell>
          <table:table-cell table:style-name="Tabela1.B5" office:value-type="string">
            <text:p text:style-name="P3"><text:span text:style-name="T3">ASSESSOR DO GABINETE DA OUVIDORIA 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3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324,03</text:span></text:p>
          </table:table-cell>
          <table:table-cell table:style-name="Tabela1.E43" office:value-type="string">
            <text:p text:style-name="P4"><text:span text:style-name="T3">483,07</text:span></text:p>
          </table:table-cell>
          <table:table-cell table:style-name="Tabela1.E43" office:value-type="string">
            <text:p text:style-name="P4"><text:span text:style-name="T3">2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7,04</text:span></text:p>
          </table:table-cell>
          <table:table-cell table:style-name="Tabela1.E43" office:value-type="string">
            <text:p text:style-name="P4"><text:span text:style-name="T3">6.816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8</text:span></text:p>
          </table:table-cell>
          <table:table-cell table:style-name="Tabela1.B5" office:value-type="string">
            <text:p text:style-name="P3"><text:span text:style-name="T3">FABIO COST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682,90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5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84</text:span></text:p>
          </table:table-cell>
          <table:table-cell table:style-name="Tabela1.E43" office:value-type="string">
            <text:p text:style-name="P4"><text:span text:style-name="T3">5.154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3</text:span></text:p>
          </table:table-cell>
          <table:table-cell table:style-name="Tabela1.B5" office:value-type="string">
            <text:p text:style-name="P3"><text:span text:style-name="T3">FABIO ERIK MONTE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951,68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51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64,53</text:span></text:p>
          </table:table-cell>
          <table:table-cell table:style-name="Tabela1.E43" office:value-type="string">
            <text:p text:style-name="P4"><text:span text:style-name="T3">12.48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8</text:span></text:p>
          </table:table-cell>
          <table:table-cell table:style-name="Tabela1.B5" office:value-type="string">
            <text:p text:style-name="P3"><text:span text:style-name="T3">FABIO OLIVEIRA UCHOA</text:span></text:p>
          </table:table-cell>
          <table:table-cell table:style-name="Tabela1.B5" office:value-type="string">
            <text:p text:style-name="P3"><text:span text:style-name="T3">OFICIAL ADMINISTRATIVO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14.670,09</text:span></text:p>
          </table:table-cell>
          <table:table-cell table:style-name="Tabela1.E43" office:value-type="string">
            <text:p text:style-name="P4"><text:span text:style-name="T3">6.064,47</text:span></text:p>
          </table:table-cell>
          <table:table-cell table:style-name="Tabela1.E43" office:value-type="string">
            <text:p text:style-name="P4"><text:span text:style-name="T3">6.64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0.270,91</text:span></text:p>
          </table:table-cell>
          <table:table-cell table:style-name="Tabela1.E43" office:value-type="string">
            <text:p text:style-name="P4"><text:span text:style-name="T3">2.902,84</text:span></text:p>
          </table:table-cell>
          <table:table-cell table:style-name="Tabela1.E43" office:value-type="string">
            <text:p text:style-name="P4"><text:span text:style-name="T3">5.33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233,66</text:span></text:p>
          </table:table-cell>
          <table:table-cell table:style-name="Tabela1.E43" office:value-type="string">
            <text:p text:style-name="P4"><text:span text:style-name="T3">22.037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6</text:span></text:p>
          </table:table-cell>
          <table:table-cell table:style-name="Tabela1.B5" office:value-type="string">
            <text:p text:style-name="P3"><text:span text:style-name="T3">FABIO PINHEIRO SILVA DE MENEZ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1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046,41</text:span></text:p>
          </table:table-cell>
          <table:table-cell table:style-name="Tabela1.E43" office:value-type="string">
            <text:p text:style-name="P4"><text:span text:style-name="T3">63.975,75</text:span></text:p>
          </table:table-cell>
          <table:table-cell table:style-name="Tabela1.E43" office:value-type="string">
            <text:p text:style-name="P4"><text:span text:style-name="T3">5.170,11</text:span></text:p>
          </table:table-cell>
          <table:table-cell table:style-name="Tabela1.E43" office:value-type="string">
            <text:p text:style-name="P4"><text:span text:style-name="T3">6.15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27,28</text:span></text:p>
          </table:table-cell>
          <table:table-cell table:style-name="Tabela1.E43" office:value-type="string">
            <text:p text:style-name="P4"><text:span text:style-name="T3">52.648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6</text:span></text:p>
          </table:table-cell>
          <table:table-cell table:style-name="Tabela1.B5" office:value-type="string">
            <text:p text:style-name="P3"><text:span text:style-name="T3">FABIO PUTUMUJU DE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246,62</text:span></text:p>
          </table:table-cell>
          <table:table-cell table:style-name="Tabela1.E43" office:value-type="string">
            <text:p text:style-name="P4"><text:span text:style-name="T3">59.171,5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8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35,64</text:span></text:p>
          </table:table-cell>
          <table:table-cell table:style-name="Tabela1.E43" office:value-type="string">
            <text:p text:style-name="P4"><text:span text:style-name="T3">47.33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5</text:span></text:p>
          </table:table-cell>
          <table:table-cell table:style-name="Tabela1.B5" office:value-type="string">
            <text:p text:style-name="P3"><text:span text:style-name="T3">FABIO SILVA TORRES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4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4,88</text:span></text:p>
          </table:table-cell>
          <table:table-cell table:style-name="Tabela1.E43" office:value-type="string">
            <text:p text:style-name="P4"><text:span text:style-name="T3">7.91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0</text:span></text:p>
          </table:table-cell>
          <table:table-cell table:style-name="Tabela1.B5" office:value-type="string">
            <text:p text:style-name="P3"><text:span text:style-name="T3">FABIO VIEGAS MENDONCA DE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9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.432,09</text:span></text:p>
          </table:table-cell>
          <table:table-cell table:style-name="Tabela1.E43" office:value-type="string">
            <text:p text:style-name="P4"><text:span text:style-name="T3">87.035,27</text:span></text:p>
          </table:table-cell>
          <table:table-cell table:style-name="Tabela1.E43" office:value-type="string">
            <text:p text:style-name="P4"><text:span text:style-name="T3">5.544,45</text:span></text:p>
          </table:table-cell>
          <table:table-cell table:style-name="Tabela1.E43" office:value-type="string">
            <text:p text:style-name="P4"><text:span text:style-name="T3">8.260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04,56</text:span></text:p>
          </table:table-cell>
          <table:table-cell table:style-name="Tabela1.E43" office:value-type="string">
            <text:p text:style-name="P4"><text:span text:style-name="T3">73.230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1</text:span></text:p>
          </table:table-cell>
          <table:table-cell table:style-name="Tabela1.B5" office:value-type="string">
            <text:p text:style-name="P3"><text:span text:style-name="T3">FABRICIO EMMANUEL LIM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359,6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1,68</text:span></text:p>
          </table:table-cell>
          <table:table-cell table:style-name="Tabela1.E43" office:value-type="string">
            <text:p text:style-name="P4"><text:span text:style-name="T3">8.902,00</text:span></text:p>
          </table:table-cell>
          <table:table-cell table:style-name="Tabela1.E43" office:value-type="string">
            <text:p text:style-name="P4"><text:span text:style-name="T3">688,47</text:span></text:p>
          </table:table-cell>
          <table:table-cell table:style-name="Tabela1.E43" office:value-type="string">
            <text:p text:style-name="P4"><text:span text:style-name="T3">600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9,02</text:span></text:p>
          </table:table-cell>
          <table:table-cell table:style-name="Tabela1.E43" office:value-type="string">
            <text:p text:style-name="P4"><text:span text:style-name="T3">7.612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1</text:span></text:p>
          </table:table-cell>
          <table:table-cell table:style-name="Tabela1.B5" office:value-type="string">
            <text:p text:style-name="P3"><text:span text:style-name="T3">FELIPE AUGUSTO RIBEIRO VI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12.06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4.383,11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4.27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32,91</text:span></text:p>
          </table:table-cell>
          <table:table-cell table:style-name="Tabela1.E43" office:value-type="string">
            <text:p text:style-name="P4"><text:span text:style-name="T3">28.850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0</text:span></text:p>
          </table:table-cell>
          <table:table-cell table:style-name="Tabela1.B5" office:value-type="string">
            <text:p text:style-name="P3"><text:span text:style-name="T3">FELIPE LEANDRO PODEROSO BISPO DA MO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8.151,9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2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6,96</text:span></text:p>
          </table:table-cell>
          <table:table-cell table:style-name="Tabela1.E43" office:value-type="string">
            <text:p text:style-name="P4"><text:span text:style-name="T3">6.945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3</text:span></text:p>
          </table:table-cell>
          <table:table-cell table:style-name="Tabela1.B5" office:value-type="string">
            <text:p text:style-name="P3"><text:span text:style-name="T3">FELIX CARBALLAL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285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731,84</text:span></text:p>
          </table:table-cell>
          <table:table-cell table:style-name="Tabela1.E43" office:value-type="string">
            <text:p text:style-name="P4"><text:span text:style-name="T3">87.556,09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7.940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96,26</text:span></text:p>
          </table:table-cell>
          <table:table-cell table:style-name="Tabela1.E43" office:value-type="string">
            <text:p text:style-name="P4"><text:span text:style-name="T3">74.359,83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878</text:span></text:p>
          </table:table-cell>
          <table:table-cell table:style-name="Tabela1.B5" office:value-type="string">
            <text:p text:style-name="P3"><text:span text:style-name="T3">FELLIPE BARRO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98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0.165,84</text:span></text:p>
          </table:table-cell>
          <table:table-cell table:style-name="Tabela1.E43" office:value-type="string">
            <text:p text:style-name="P4"><text:span text:style-name="T3">1.059,82</text:span></text:p>
          </table:table-cell>
          <table:table-cell table:style-name="Tabela1.E43" office:value-type="string">
            <text:p text:style-name="P4"><text:span text:style-name="T3">801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60,92</text:span></text:p>
          </table:table-cell>
          <table:table-cell table:style-name="Tabela1.E43" office:value-type="string">
            <text:p text:style-name="P4"><text:span text:style-name="T3">8.30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1</text:span></text:p>
          </table:table-cell>
          <table:table-cell table:style-name="Tabela1.B5" office:value-type="string">
            <text:p text:style-name="P3"><text:span text:style-name="T3">FERNANDA CAMP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95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62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3,48</text:span></text:p>
          </table:table-cell>
          <table:table-cell table:style-name="Tabela1.E43" office:value-type="string">
            <text:p text:style-name="P4"><text:span text:style-name="T3">7.506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9</text:span></text:p>
          </table:table-cell>
          <table:table-cell table:style-name="Tabela1.B5" office:value-type="string">
            <text:p text:style-name="P3"><text:span text:style-name="T3">FERNANDA RAMOS ARAUJO SOBRAL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778,15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421,57</text:span></text:p>
          </table:table-cell>
          <table:table-cell table:style-name="Tabela1.E43" office:value-type="string">
            <text:p text:style-name="P4"><text:span text:style-name="T3">1.695,76</text:span></text:p>
          </table:table-cell>
          <table:table-cell table:style-name="Tabela1.E43" office:value-type="string">
            <text:p text:style-name="P4"><text:span text:style-name="T3">1.87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1,15</text:span></text:p>
          </table:table-cell>
          <table:table-cell table:style-name="Tabela1.E43" office:value-type="string">
            <text:p text:style-name="P4"><text:span text:style-name="T3">10.850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7</text:span></text:p>
          </table:table-cell>
          <table:table-cell table:style-name="Tabela1.B5" office:value-type="string">
            <text:p text:style-name="P3"><text:span text:style-name="T3">FERNANDA SANTOS SOUS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2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,80</text:span></text:p>
          </table:table-cell>
          <table:table-cell table:style-name="Tabela1.E43" office:value-type="string">
            <text:p text:style-name="P4"><text:span text:style-name="T3">4.805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9</text:span></text:p>
          </table:table-cell>
          <table:table-cell table:style-name="Tabela1.B5" office:value-type="string">
            <text:p text:style-name="P3"><text:span text:style-name="T3">FERNANDA SILVA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1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024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87,78</text:span></text:p>
          </table:table-cell>
          <table:table-cell table:style-name="Tabela1.E43" office:value-type="string">
            <text:p text:style-name="P4"><text:span text:style-name="T3">13.501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7</text:span></text:p>
          </table:table-cell>
          <table:table-cell table:style-name="Tabela1.B5" office:value-type="string">
            <text:p text:style-name="P3"><text:span text:style-name="T3">FERNANDA TAGEANNE CORREIA GAM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002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1.988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1,13</text:span></text:p>
          </table:table-cell>
          <table:table-cell table:style-name="Tabela1.E43" office:value-type="string">
            <text:p text:style-name="P4"><text:span text:style-name="T3">11.28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0</text:span></text:p>
          </table:table-cell>
          <table:table-cell table:style-name="Tabela1.B5" office:value-type="string">
            <text:p text:style-name="P3"><text:span text:style-name="T3">FERNANDO HENRIQUE VIEIRA TRINDADE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82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628,63</text:span></text:p>
          </table:table-cell>
          <table:table-cell table:style-name="Tabela1.E43" office:value-type="string">
            <text:p text:style-name="P4"><text:span text:style-name="T3">1.584,75</text:span></text:p>
          </table:table-cell>
          <table:table-cell table:style-name="Tabela1.E43" office:value-type="string">
            <text:p text:style-name="P4"><text:span text:style-name="T3">1.79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8</text:span></text:p>
          </table:table-cell>
          <table:table-cell table:style-name="Tabela1.E43" office:value-type="string">
            <text:p text:style-name="P4"><text:span text:style-name="T3">10.25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</text:span></text:p>
          </table:table-cell>
          <table:table-cell table:style-name="Tabela1.B5" office:value-type="string">
            <text:p text:style-name="P3"><text:span text:style-name="T3">FLAMARION D 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8</text:span></text:p>
          </table:table-cell>
          <table:table-cell table:style-name="Tabela1.B5" office:value-type="string">
            <text:p text:style-name="P3"><text:span text:style-name="T3">FLAVIA ARAUJO BARRET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497,96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29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1,73</text:span></text:p>
          </table:table-cell>
          <table:table-cell table:style-name="Tabela1.E43" office:value-type="string">
            <text:p text:style-name="P4"><text:span text:style-name="T3">6.52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9</text:span></text:p>
          </table:table-cell>
          <table:table-cell table:style-name="Tabela1.B5" office:value-type="string">
            <text:p text:style-name="P3"><text:span text:style-name="T3">FLAVIA FRANCO DO PRADO CARVA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0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93,99</text:span></text:p>
          </table:table-cell>
          <table:table-cell table:style-name="Tabela1.E43" office:value-type="string">
            <text:p text:style-name="P4"><text:span text:style-name="T3">54.327,23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0.24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97,56</text:span></text:p>
          </table:table-cell>
          <table:table-cell table:style-name="Tabela1.E43" office:value-type="string">
            <text:p text:style-name="P4"><text:span text:style-name="T3">39.329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6</text:span></text:p>
          </table:table-cell>
          <table:table-cell table:style-name="Tabela1.B5" office:value-type="string">
            <text:p text:style-name="P3"><text:span text:style-name="T3">FLAVIA PATRICIA SANTOS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411,80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94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2,79</text:span></text:p>
          </table:table-cell>
          <table:table-cell table:style-name="Tabela1.E43" office:value-type="string">
            <text:p text:style-name="P4"><text:span text:style-name="T3">8.729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0</text:span></text:p>
          </table:table-cell>
          <table:table-cell table:style-name="Tabela1.B5" office:value-type="string">
            <text:p text:style-name="P3"><text:span text:style-name="T3">FLAVIAN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7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457,58</text:span></text:p>
          </table:table-cell>
          <table:table-cell table:style-name="Tabela1.E43" office:value-type="string">
            <text:p text:style-name="P4"><text:span text:style-name="T3">66.447,87</text:span></text:p>
          </table:table-cell>
          <table:table-cell table:style-name="Tabela1.E43" office:value-type="string">
            <text:p text:style-name="P4"><text:span text:style-name="T3">5.178,64</text:span></text:p>
          </table:table-cell>
          <table:table-cell table:style-name="Tabela1.E43" office:value-type="string">
            <text:p text:style-name="P4"><text:span text:style-name="T3">7.86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1,88</text:span></text:p>
          </table:table-cell>
          <table:table-cell table:style-name="Tabela1.E43" office:value-type="string">
            <text:p text:style-name="P4"><text:span text:style-name="T3">53.405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0</text:span></text:p>
          </table:table-cell>
          <table:table-cell table:style-name="Tabela1.B5" office:value-type="string">
            <text:p text:style-name="P3"><text:span text:style-name="T3">FLAVIO FONSEC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43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1.157,44</text:span></text:p>
          </table:table-cell>
          <table:table-cell table:style-name="Tabela1.E43" office:value-type="string">
            <text:p text:style-name="P4"><text:span text:style-name="T3">1.007,02</text:span></text:p>
          </table:table-cell>
          <table:table-cell table:style-name="Tabela1.E43" office:value-type="string">
            <text:p text:style-name="P4"><text:span text:style-name="T3">98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8,20</text:span></text:p>
          </table:table-cell>
          <table:table-cell table:style-name="Tabela1.E43" office:value-type="string">
            <text:p text:style-name="P4"><text:span text:style-name="T3">9.169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2</text:span></text:p>
          </table:table-cell>
          <table:table-cell table:style-name="Tabela1.B5" office:value-type="string">
            <text:p text:style-name="P3"><text:span text:style-name="T3">FLAVIO FONSECA SILV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9.822,01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6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2,74</text:span></text:p>
          </table:table-cell>
          <table:table-cell table:style-name="Tabela1.E43" office:value-type="string">
            <text:p text:style-name="P4"><text:span text:style-name="T3">8.159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9</text:span></text:p>
          </table:table-cell>
          <table:table-cell table:style-name="Tabela1.B5" office:value-type="string">
            <text:p text:style-name="P3"><text:span text:style-name="T3">FLAVIO PRADO FONSE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6.292,50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2.03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6,03</text:span></text:p>
          </table:table-cell>
          <table:table-cell table:style-name="Tabela1.E43" office:value-type="string">
            <text:p text:style-name="P4"><text:span text:style-name="T3">12.466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4</text:span></text:p>
          </table:table-cell>
          <table:table-cell table:style-name="Tabela1.B5" office:value-type="string">
            <text:p text:style-name="P3"><text:span text:style-name="T3">FLAVIO SILVA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7.862,44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19</text:span></text:p>
          </table:table-cell>
          <table:table-cell table:style-name="Tabela1.E43" office:value-type="string">
            <text:p text:style-name="P4"><text:span text:style-name="T3">6.929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8</text:span></text:p>
          </table:table-cell>
          <table:table-cell table:style-name="Tabela1.B5" office:value-type="string">
            <text:p text:style-name="P3"><text:span text:style-name="T3">FLAVIO WALLACE SANTOS FREIRE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2</text:span></text:p>
          </table:table-cell>
          <table:table-cell table:style-name="Tabela1.B5" office:value-type="string">
            <text:p text:style-name="P3"><text:span text:style-name="T3">FRANCIS CARDOSO ARAGA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7</text:span></text:p>
          </table:table-cell>
          <table:table-cell table:style-name="Tabela1.B5" office:value-type="string">
            <text:p text:style-name="P3"><text:span text:style-name="T3">FRANCISCO FERREIRA DE LIM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246,62</text:span></text:p>
          </table:table-cell>
          <table:table-cell table:style-name="Tabela1.E43" office:value-type="string">
            <text:p text:style-name="P4"><text:span text:style-name="T3">59.171,5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13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87,78</text:span></text:p>
          </table:table-cell>
          <table:table-cell table:style-name="Tabela1.E43" office:value-type="string">
            <text:p text:style-name="P4"><text:span text:style-name="T3">47.283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2</text:span></text:p>
          </table:table-cell>
          <table:table-cell table:style-name="Tabela1.B5" office:value-type="string">
            <text:p text:style-name="P3"><text:span text:style-name="T3">FRANCISCO JOSE DE OLIVEIR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29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28.339,46</text:span></text:p>
          </table:table-cell>
          <table:table-cell table:style-name="Tabela1.E43" office:value-type="string">
            <text:p text:style-name="P4"><text:span text:style-name="T3">69.126,43</text:span></text:p>
          </table:table-cell>
          <table:table-cell table:style-name="Tabela1.E43" office:value-type="string">
            <text:p text:style-name="P4"><text:span text:style-name="T3">5.460,20</text:span></text:p>
          </table:table-cell>
          <table:table-cell table:style-name="Tabela1.E43" office:value-type="string">
            <text:p text:style-name="P4"><text:span text:style-name="T3">8.777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237,96</text:span></text:p>
          </table:table-cell>
          <table:table-cell table:style-name="Tabela1.E43" office:value-type="string">
            <text:p text:style-name="P4"><text:span text:style-name="T3">54.888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6</text:span></text:p>
          </table:table-cell>
          <table:table-cell table:style-name="Tabela1.B5" office:value-type="string">
            <text:p text:style-name="P3"><text:span text:style-name="T3">FRANCISCO MODESTO DOS PASSOS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336,4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10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23.436,26</text:span></text:p>
          </table:table-cell>
          <table:table-cell table:style-name="Tabela1.E43" office:value-type="string">
            <text:p text:style-name="P4"><text:span text:style-name="T3">2.024,08</text:span></text:p>
          </table:table-cell>
          <table:table-cell table:style-name="Tabela1.E43" office:value-type="string">
            <text:p text:style-name="P4"><text:span text:style-name="T3">3.2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64,01</text:span></text:p>
          </table:table-cell>
          <table:table-cell table:style-name="Tabela1.E43" office:value-type="string">
            <text:p text:style-name="P4"><text:span text:style-name="T3">18.172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1</text:span></text:p>
          </table:table-cell>
          <table:table-cell table:style-name="Tabela1.B5" office:value-type="string">
            <text:p text:style-name="P3"><text:span text:style-name="T3">FRANCISCO OLIVEIR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3</text:span></text:p>
          </table:table-cell>
          <table:table-cell table:style-name="Tabela1.B5" office:value-type="string">
            <text:p text:style-name="P3"><text:span text:style-name="T3">FRANCISLENE FISCINA GARCEZ</text:span></text:p>
          </table:table-cell>
          <table:table-cell table:style-name="Tabela1.B5" office:value-type="string">
            <text:p text:style-name="P3"><text:span text:style-name="T3">FISCAL DE TRIBUTO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3.134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3</text:span></text:p>
          </table:table-cell>
          <table:table-cell table:style-name="Tabela1.B5" office:value-type="string">
            <text:p text:style-name="P3"><text:span text:style-name="T3">GABRIEL ARTIME SUZART DE FREITAS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9,68</text:span></text:p>
          </table:table-cell>
          <table:table-cell table:style-name="Tabela1.E43" office:value-type="string">
            <text:p text:style-name="P4"><text:span text:style-name="T3">9.829,03</text:span></text:p>
          </table:table-cell>
          <table:table-cell table:style-name="Tabela1.E43" office:value-type="string">
            <text:p text:style-name="P4"><text:span text:style-name="T3">45.307,39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7.45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09,58</text:span></text:p>
          </table:table-cell>
          <table:table-cell table:style-name="Tabela1.E43" office:value-type="string">
            <text:p text:style-name="P4"><text:span text:style-name="T3">36.797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4</text:span></text:p>
          </table:table-cell>
          <table:table-cell table:style-name="Tabela1.B5" office:value-type="string">
            <text:p text:style-name="P3"><text:span text:style-name="T3">GABRIEL PARAIZO DANTAS BRAZ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77</text:span></text:p>
          </table:table-cell>
          <table:table-cell table:style-name="Tabela1.E43" office:value-type="string">
            <text:p text:style-name="P4"><text:span text:style-name="T3">10.903,32</text:span></text:p>
          </table:table-cell>
          <table:table-cell table:style-name="Tabela1.E43" office:value-type="string">
            <text:p text:style-name="P4"><text:span text:style-name="T3">46.613,77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7.626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77,68</text:span></text:p>
          </table:table-cell>
          <table:table-cell table:style-name="Tabela1.E43" office:value-type="string">
            <text:p text:style-name="P4"><text:span text:style-name="T3">37.936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7</text:span></text:p>
          </table:table-cell>
          <table:table-cell table:style-name="Tabela1.B5" office:value-type="string">
            <text:p text:style-name="P3"><text:span text:style-name="T3">GABRIELA ANDRADE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3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08</text:span></text:p>
          </table:table-cell>
          <table:table-cell table:style-name="Tabela1.E43" office:value-type="string">
            <text:p text:style-name="P4"><text:span text:style-name="T3">12.153,79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2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8,28</text:span></text:p>
          </table:table-cell>
          <table:table-cell table:style-name="Tabela1.E43" office:value-type="string">
            <text:p text:style-name="P4"><text:span text:style-name="T3">11.125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3</text:span></text:p>
          </table:table-cell>
          <table:table-cell table:style-name="Tabela1.B5" office:value-type="string">
            <text:p text:style-name="P3"><text:span text:style-name="T3">GENIVALDO DE MENEZ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9</text:span></text:p>
          </table:table-cell>
          <table:table-cell table:style-name="Tabela1.B5" office:value-type="string">
            <text:p text:style-name="P3"><text:span text:style-name="T3">GEORGE VICTOR FREIRE DUAR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08</text:span></text:p>
          </table:table-cell>
          <table:table-cell table:style-name="Tabela1.E43" office:value-type="string">
            <text:p text:style-name="P4"><text:span text:style-name="T3">13.277,26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10.583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4</text:span></text:p>
          </table:table-cell>
          <table:table-cell table:style-name="Tabela1.B5" office:value-type="string">
            <text:p text:style-name="P3"><text:span text:style-name="T3">GERALDO CEZAR BARROS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5</text:span></text:p>
          </table:table-cell>
          <table:table-cell table:style-name="Tabela1.B5" office:value-type="string">
            <text:p text:style-name="P3"><text:span text:style-name="T3">GERALDO MELO DE OLIVEIR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8.472,9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2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6,96</text:span></text:p>
          </table:table-cell>
          <table:table-cell table:style-name="Tabela1.E43" office:value-type="string">
            <text:p text:style-name="P4"><text:span text:style-name="T3">7.266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2</text:span></text:p>
          </table:table-cell>
          <table:table-cell table:style-name="Tabela1.B5" office:value-type="string">
            <text:p text:style-name="P3"><text:span text:style-name="T3">GERINALDO DOS SANTOS BARB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8</text:span></text:p>
          </table:table-cell>
          <table:table-cell table:style-name="Tabela1.B5" office:value-type="string">
            <text:p text:style-name="P3"><text:span text:style-name="T3">GERSICA DAYANE SOUZA SANTOS</text:span></text:p>
          </table:table-cell>
          <table:table-cell table:style-name="Tabela1.B5" office:value-type="string">
            <text:p text:style-name="P3"><text:span text:style-name="T3">ASSESSOR DO NUCLEO DE LIQUIDAÇAO E PAGAMENT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1.17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006,16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4.888,7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9"/><text:span text:style-name="T3">2388</text:span></text:p>
          </table:table-cell>
          <table:table-cell table:style-name="Tabela1.B5" office:value-type="string">
            <text:p text:style-name="P3"><text:span text:style-name="T3">GERVASIO MARQUES PEREIRA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2</text:span></text:p>
          </table:table-cell>
          <table:table-cell table:style-name="Tabela1.B5" office:value-type="string">
            <text:p text:style-name="P3"><text:span text:style-name="T3">GESSICA SANTOS SOUZA CABRAL</text:span></text:p>
          </table:table-cell>
          <table:table-cell table:style-name="Tabela1.B5" office:value-type="string">
            <text:p text:style-name="P3"><text:span text:style-name="T3">COORDENADOR DA DIV. DE COMUNICAÇAO C. E EVENTOS</text:span></text:p>
          </table:table-cell>
          <table:table-cell table:style-name="Tabela1.B5" office:value-type="string">
            <text:p text:style-name="P3"><text:span text:style-name="T3">DIVISAO DE COMUNICACAO, CERIMONIAL E EVENTOS/COORDENADORIA DE COMUNICACAO SOCIAL (CODCOM/MP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6</text:span></text:p>
          </table:table-cell>
          <table:table-cell table:style-name="Tabela1.B5" office:value-type="string">
            <text:p text:style-name="P3"><text:span text:style-name="T3">GICELE MARA CAVALCANTE D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45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54,66</text:span></text:p>
          </table:table-cell>
          <table:table-cell table:style-name="Tabela1.E43" office:value-type="string">
            <text:p text:style-name="P4"><text:span text:style-name="T3">5.48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472,51</text:span></text:p>
          </table:table-cell>
          <table:table-cell table:style-name="Tabela1.E43" office:value-type="string">
            <text:p text:style-name="P4"><text:span text:style-name="T3">76.174,11</text:span></text:p>
          </table:table-cell>
          <table:table-cell table:style-name="Tabela1.E43" office:value-type="string">
            <text:p text:style-name="P4"><text:span text:style-name="T3">5.482,96</text:span></text:p>
          </table:table-cell>
          <table:table-cell table:style-name="Tabela1.E43" office:value-type="string">
            <text:p text:style-name="P4"><text:span text:style-name="T3">13.47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958,13</text:span></text:p>
          </table:table-cell>
          <table:table-cell table:style-name="Tabela1.E43" office:value-type="string">
            <text:p text:style-name="P4"><text:span text:style-name="T3">57.215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7</text:span></text:p>
          </table:table-cell>
          <table:table-cell table:style-name="Tabela1.B5" office:value-type="string">
            <text:p text:style-name="P3"><text:span text:style-name="T3">GILBERTO DORIA DANTA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8.853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3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9.221,04</text:span></text:p>
          </table:table-cell>
          <table:table-cell table:style-name="Tabela1.E43" office:value-type="string">
            <text:p text:style-name="P4"><text:span text:style-name="T3">2.045,08</text:span></text:p>
          </table:table-cell>
          <table:table-cell table:style-name="Tabela1.E43" office:value-type="string">
            <text:p text:style-name="P4"><text:span text:style-name="T3">2.42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71,14</text:span></text:p>
          </table:table-cell>
          <table:table-cell table:style-name="Tabela1.E43" office:value-type="string">
            <text:p text:style-name="P4"><text:span text:style-name="T3">14.749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4</text:span></text:p>
          </table:table-cell>
          <table:table-cell table:style-name="Tabela1.B5" office:value-type="string">
            <text:p text:style-name="P3"><text:span text:style-name="T3">GILDETE XAVIER ALMEID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2.30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2.071,02</text:span></text:p>
          </table:table-cell>
          <table:table-cell table:style-name="Tabela1.E43" office:value-type="string">
            <text:p text:style-name="P4"><text:span text:style-name="T3">1.127,86</text:span></text:p>
          </table:table-cell>
          <table:table-cell table:style-name="Tabela1.E43" office:value-type="string">
            <text:p text:style-name="P4"><text:span text:style-name="T3">1.33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8,34</text:span></text:p>
          </table:table-cell>
          <table:table-cell table:style-name="Tabela1.E43" office:value-type="string">
            <text:p text:style-name="P4"><text:span text:style-name="T3">9.612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</text:span></text:p>
          </table:table-cell>
          <table:table-cell table:style-name="Tabela1.B5" office:value-type="string">
            <text:p text:style-name="P3"><text:span text:style-name="T3">GILTON FEITOSA CONCEIC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07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1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.980,84</text:span></text:p>
          </table:table-cell>
          <table:table-cell table:style-name="Tabela1.E43" office:value-type="string">
            <text:p text:style-name="P4"><text:span text:style-name="T3">94.480,49</text:span></text:p>
          </table:table-cell>
          <table:table-cell table:style-name="Tabela1.E43" office:value-type="string">
            <text:p text:style-name="P4"><text:span text:style-name="T3">5.710,48</text:span></text:p>
          </table:table-cell>
          <table:table-cell table:style-name="Tabela1.E43" office:value-type="string">
            <text:p text:style-name="P4"><text:span text:style-name="T3">10.33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042,54</text:span></text:p>
          </table:table-cell>
          <table:table-cell table:style-name="Tabela1.E43" office:value-type="string">
            <text:p text:style-name="P4"><text:span text:style-name="T3">78.437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86</text:span></text:p>
          </table:table-cell>
          <table:table-cell table:style-name="Tabela1.B5" office:value-type="string">
            <text:p text:style-name="P3"><text:span text:style-name="T3">GILVAN DE OLIVEIRA FIE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5.97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,22</text:span></text:p>
          </table:table-cell>
          <table:table-cell table:style-name="Tabela1.E43" office:value-type="string">
            <text:p text:style-name="P4"><text:span text:style-name="T3">5.926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7</text:span></text:p>
          </table:table-cell>
          <table:table-cell table:style-name="Tabela1.B5" office:value-type="string">
            <text:p text:style-name="P3"><text:span text:style-name="T3">GILVAN OLIVEIRA DE REZEND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70,99</text:span></text:p>
          </table:table-cell>
          <table:table-cell table:style-name="Tabela1.E43" office:value-type="string">
            <text:p text:style-name="P4"><text:span text:style-name="T3">25.246,62</text:span></text:p>
          </table:table-cell>
          <table:table-cell table:style-name="Tabela1.E43" office:value-type="string">
            <text:p text:style-name="P4"><text:span text:style-name="T3">63.242,54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8.04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98,75</text:span></text:p>
          </table:table-cell>
          <table:table-cell table:style-name="Tabela1.E43" office:value-type="string">
            <text:p text:style-name="P4"><text:span text:style-name="T3">50.44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9</text:span></text:p>
          </table:table-cell>
          <table:table-cell table:style-name="Tabela1.B5" office:value-type="string">
            <text:p text:style-name="P3"><text:span text:style-name="T3">GILVANIA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,49</text:span></text:p>
          </table:table-cell>
          <table:table-cell table:style-name="Tabela1.E43" office:value-type="string">
            <text:p text:style-name="P4"><text:span text:style-name="T3">3.756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9</text:span></text:p>
          </table:table-cell>
          <table:table-cell table:style-name="Tabela1.B5" office:value-type="string">
            <text:p text:style-name="P3"><text:span text:style-name="T3">GILZA ALMEIDA ROSAR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NUCLEO DE CADASTRAMENTO, DOCUMENTACAO E DISTRIBUICAO FUNCIONAL/DIVISÃO DE PAGAMENTO E CENTRO DE </text:span></text:p>
          </table:table-cell>
          <table:table-cell table:style-name="Tabela1.E43" office:value-type="string">
            <text:p text:style-name="P4"><text:span text:style-name="T3">14.956,87</text:span></text:p>
          </table:table-cell>
          <table:table-cell table:style-name="Tabela1.E43" office:value-type="string">
            <text:p text:style-name="P4"><text:span text:style-name="T3">1.720,01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1,99</text:span></text:p>
          </table:table-cell>
          <table:table-cell table:style-name="Tabela1.E43" office:value-type="string">
            <text:p text:style-name="P4"><text:span text:style-name="T3">2.334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3.450,07</text:span></text:p>
          </table:table-cell>
          <table:table-cell table:style-name="Tabela1.E43" office:value-type="string">
            <text:p text:style-name="P4"><text:span text:style-name="T3">2.334,76</text:span></text:p>
          </table:table-cell>
          <table:table-cell table:style-name="Tabela1.E43" office:value-type="string">
            <text:p text:style-name="P4"><text:span text:style-name="T3">4.07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10,45</text:span></text:p>
          </table:table-cell>
          <table:table-cell table:style-name="Tabela1.E43" office:value-type="string">
            <text:p text:style-name="P4"><text:span text:style-name="T3">17.039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3</text:span></text:p>
          </table:table-cell>
          <table:table-cell table:style-name="Tabela1.B5" office:value-type="string">
            <text:p text:style-name="P3"><text:span text:style-name="T3">GISELLE IMBASSAHY MESSIA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12.324,85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7,20</text:span></text:p>
          </table:table-cell>
          <table:table-cell table:style-name="Tabela1.E43" office:value-type="string">
            <text:p text:style-name="P4"><text:span text:style-name="T3">9.667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2</text:span></text:p>
          </table:table-cell>
          <table:table-cell table:style-name="Tabela1.B5" office:value-type="string">
            <text:p text:style-name="P3"><text:span text:style-name="T3">GISLAINE FELIX DE CARVALHO CASTRO</text:span></text:p>
          </table:table-cell>
          <table:table-cell table:style-name="Tabela1.B5" office:value-type="string">
            <text:p text:style-name="P3"><text:span text:style-name="T3">ASSESSOR DE GESTAO OPERACIONAL III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362,12</text:span></text:p>
          </table:table-cell>
          <table:table-cell table:style-name="Tabela1.E43" office:value-type="string">
            <text:p text:style-name="P4"><text:span text:style-name="T3">488,40</text:span></text:p>
          </table:table-cell>
          <table:table-cell table:style-name="Tabela1.E43" office:value-type="string">
            <text:p text:style-name="P4"><text:span text:style-name="T3">26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8,85</text:span></text:p>
          </table:table-cell>
          <table:table-cell table:style-name="Tabela1.E43" office:value-type="string">
            <text:p text:style-name="P4"><text:span text:style-name="T3">6.613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5</text:span></text:p>
          </table:table-cell>
          <table:table-cell table:style-name="Tabela1.B5" office:value-type="string">
            <text:p text:style-name="P3"><text:span text:style-name="T3">GIULLIANO LEMOS ALVES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892,82</text:span></text:p>
          </table:table-cell>
          <table:table-cell table:style-name="Tabela1.E43" office:value-type="string">
            <text:p text:style-name="P4"><text:span text:style-name="T3">16.838,43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43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4,67</text:span></text:p>
          </table:table-cell>
          <table:table-cell table:style-name="Tabela1.E43" office:value-type="string">
            <text:p text:style-name="P4"><text:span text:style-name="T3">12.533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5</text:span></text:p>
          </table:table-cell>
          <table:table-cell table:style-name="Tabela1.B5" office:value-type="string">
            <text:p text:style-name="P3"><text:span text:style-name="T3">GIVANILSON SANTOS DE JESUS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RETORIA DE GESTAO ESTRATEGICA E ORCAMENTARI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5.069,34</text:span></text:p>
          </table:table-cell>
          <table:table-cell table:style-name="Tabela1.E43" office:value-type="string">
            <text:p text:style-name="P4"><text:span text:style-name="T3">7.47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5.664,34</text:span></text:p>
          </table:table-cell>
          <table:table-cell table:style-name="Tabela1.E43" office:value-type="string">
            <text:p text:style-name="P4"><text:span text:style-name="T3">2.178,56</text:span></text:p>
          </table:table-cell>
          <table:table-cell table:style-name="Tabela1.E43" office:value-type="string">
            <text:p text:style-name="P4"><text:span text:style-name="T3">4.85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28,94</text:span></text:p>
          </table:table-cell>
          <table:table-cell table:style-name="Tabela1.E43" office:value-type="string">
            <text:p text:style-name="P4"><text:span text:style-name="T3">18.635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1</text:span></text:p>
          </table:table-cell>
          <table:table-cell table:style-name="Tabela1.B5" office:value-type="string">
            <text:p text:style-name="P3"><text:span text:style-name="T3">GLADEMIR GONCALVES DE FRANCA FILH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77</text:span></text:p>
          </table:table-cell>
          <table:table-cell table:style-name="Tabela1.E43" office:value-type="string">
            <text:p text:style-name="P4"><text:span text:style-name="T3">10.903,32</text:span></text:p>
          </table:table-cell>
          <table:table-cell table:style-name="Tabela1.E43" office:value-type="string">
            <text:p text:style-name="P4"><text:span text:style-name="T3">46.613,77</text:span></text:p>
          </table:table-cell>
          <table:table-cell table:style-name="Tabela1.E43" office:value-type="string">
            <text:p text:style-name="P4"><text:span text:style-name="T3">4.512,02</text:span></text:p>
          </table:table-cell>
          <table:table-cell table:style-name="Tabela1.E43" office:value-type="string">
            <text:p text:style-name="P4"><text:span text:style-name="T3">7.64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54,49</text:span></text:p>
          </table:table-cell>
          <table:table-cell table:style-name="Tabela1.E43" office:value-type="string">
            <text:p text:style-name="P4"><text:span text:style-name="T3">34.45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6</text:span></text:p>
          </table:table-cell>
          <table:table-cell table:style-name="Tabela1.B5" office:value-type="string">
            <text:p text:style-name="P3"><text:span text:style-name="T3">GLAU MARCEL DE MENEZES ROCH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6</text:span></text:p>
          </table:table-cell>
          <table:table-cell table:style-name="Tabela1.B5" office:value-type="string">
            <text:p text:style-name="P3"><text:span text:style-name="T3">GLAUCIA DE ALBUQUERQUE GARCI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5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6</text:span></text:p>
          </table:table-cell>
          <table:table-cell table:style-name="Tabela1.B5" office:value-type="string">
            <text:p text:style-name="P3"><text:span text:style-name="T3">GLAUCIO RICARDO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6</text:span></text:p>
          </table:table-cell>
          <table:table-cell table:style-name="Tabela1.B5" office:value-type="string">
            <text:p text:style-name="P3"><text:span text:style-name="T3">GLAUCO LUIZ REZENDE DE CARVA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10.2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9.481,25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2.49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82,24</text:span></text:p>
          </table:table-cell>
          <table:table-cell table:style-name="Tabela1.E43" office:value-type="string">
            <text:p text:style-name="P4"><text:span text:style-name="T3">25.199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1</text:span></text:p>
          </table:table-cell>
          <table:table-cell table:style-name="Tabela1.B5" office:value-type="string">
            <text:p text:style-name="P3"><text:span text:style-name="T3">GLEBERTON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866,59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650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1,39</text:span></text:p>
          </table:table-cell>
          <table:table-cell table:style-name="Tabela1.E43" office:value-type="string">
            <text:p text:style-name="P4"><text:span text:style-name="T3">11.355,2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286</text:span></text:p>
          </table:table-cell>
          <table:table-cell table:style-name="Tabela1.B5" office:value-type="string">
            <text:p text:style-name="P3"><text:span text:style-name="T3">GLEIDE PAULA DE ANDRADE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6</text:span></text:p>
          </table:table-cell>
          <table:table-cell table:style-name="Tabela1.B5" office:value-type="string">
            <text:p text:style-name="P3"><text:span text:style-name="T3">GLEISE CHRISTINE NUNES DE FREITA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77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737,72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2.592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6,14</text:span></text:p>
          </table:table-cell>
          <table:table-cell table:style-name="Tabela1.E43" office:value-type="string">
            <text:p text:style-name="P4"><text:span text:style-name="T3">12.551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3</text:span></text:p>
          </table:table-cell>
          <table:table-cell table:style-name="Tabela1.B5" office:value-type="string">
            <text:p text:style-name="P3"><text:span text:style-name="T3">GONCALO RIBEIRO DE MEL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7.525,49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4.35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98,54</text:span></text:p>
          </table:table-cell>
          <table:table-cell table:style-name="Tabela1.E43" office:value-type="string">
            <text:p text:style-name="P4"><text:span text:style-name="T3">21.226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9</text:span></text:p>
          </table:table-cell>
          <table:table-cell table:style-name="Tabela1.B5" office:value-type="string">
            <text:p text:style-name="P3"><text:span text:style-name="T3">GRACE DE OLIVEIRA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14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4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6</text:span></text:p>
          </table:table-cell>
          <table:table-cell table:style-name="Tabela1.B5" office:value-type="string">
            <text:p text:style-name="P3"><text:span text:style-name="T3">GRASIELE ROSARI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626,79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639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2,38</text:span></text:p>
          </table:table-cell>
          <table:table-cell table:style-name="Tabela1.E43" office:value-type="string">
            <text:p text:style-name="P4"><text:span text:style-name="T3">12.48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1</text:span></text:p>
          </table:table-cell>
          <table:table-cell table:style-name="Tabela1.B5" office:value-type="string">
            <text:p text:style-name="P3"><text:span text:style-name="T3">GREYCE MENDONCA BELEM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86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8,51</text:span></text:p>
          </table:table-cell>
          <table:table-cell table:style-name="Tabela1.E43" office:value-type="string">
            <text:p text:style-name="P4"><text:span text:style-name="T3">13.461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4</text:span></text:p>
          </table:table-cell>
          <table:table-cell table:style-name="Tabela1.B5" office:value-type="string">
            <text:p text:style-name="P3"><text:span text:style-name="T3">GUSTAVO MENDONCA RODRIGU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975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1.764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33,34</text:span></text:p>
          </table:table-cell>
          <table:table-cell table:style-name="Tabela1.E43" office:value-type="string">
            <text:p text:style-name="P4"><text:span text:style-name="T3">12.342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2</text:span></text:p>
          </table:table-cell>
          <table:table-cell table:style-name="Tabela1.B5" office:value-type="string">
            <text:p text:style-name="P3"><text:span text:style-name="T3">HEBERT DA SILVA FERR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5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061,72</text:span></text:p>
          </table:table-cell>
          <table:table-cell table:style-name="Tabela1.E43" office:value-type="string">
            <text:p text:style-name="P4"><text:span text:style-name="T3">480,44</text:span></text:p>
          </table:table-cell>
          <table:table-cell table:style-name="Tabela1.E43" office:value-type="string">
            <text:p text:style-name="P4"><text:span text:style-name="T3">4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9,17</text:span></text:p>
          </table:table-cell>
          <table:table-cell table:style-name="Tabela1.E43" office:value-type="string">
            <text:p text:style-name="P4"><text:span text:style-name="T3">5.532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4</text:span></text:p>
          </table:table-cell>
          <table:table-cell table:style-name="Tabela1.B5" office:value-type="string">
            <text:p text:style-name="P3"><text:span text:style-name="T3">HELEN MARTHA DIAS SALVIAN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210,68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35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6,89</text:span></text:p>
          </table:table-cell>
          <table:table-cell table:style-name="Tabela1.E43" office:value-type="string">
            <text:p text:style-name="P4"><text:span text:style-name="T3">11.91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8</text:span></text:p>
          </table:table-cell>
          <table:table-cell table:style-name="Tabela1.B5" office:value-type="string">
            <text:p text:style-name="P3"><text:span text:style-name="T3">HELENA CHRISTINA DE ALMEID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73</text:span></text:p>
          </table:table-cell>
          <table:table-cell table:style-name="Tabela1.E43" office:value-type="string">
            <text:p text:style-name="P4"><text:span text:style-name="T3">16.519,34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2.379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9</text:span></text:p>
          </table:table-cell>
          <table:table-cell table:style-name="Tabela1.B5" office:value-type="string">
            <text:p text:style-name="P3"><text:span text:style-name="T3">HELENO AVILA DOS SANTO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0</text:span></text:p>
          </table:table-cell>
          <table:table-cell table:style-name="Tabela1.B5" office:value-type="string">
            <text:p text:style-name="P3"><text:span text:style-name="T3">HELIO LIMA FEITOS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0.02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65</text:span></text:p>
          </table:table-cell>
          <table:table-cell table:style-name="Tabela1.E43" office:value-type="string">
            <text:p text:style-name="P4"><text:span text:style-name="T3">9.09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1</text:span></text:p>
          </table:table-cell>
          <table:table-cell table:style-name="Tabela1.B5" office:value-type="string">
            <text:p text:style-name="P3"><text:span text:style-name="T3">HELIO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2</text:span></text:p>
          </table:table-cell>
          <table:table-cell table:style-name="Tabela1.B5" office:value-type="string">
            <text:p text:style-name="P3"><text:span text:style-name="T3">HELOISA GAMA DE SAL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08</text:span></text:p>
          </table:table-cell>
          <table:table-cell table:style-name="Tabela1.E43" office:value-type="string">
            <text:p text:style-name="P4"><text:span text:style-name="T3">13.903,59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1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9,18</text:span></text:p>
          </table:table-cell>
          <table:table-cell table:style-name="Tabela1.E43" office:value-type="string">
            <text:p text:style-name="P4"><text:span text:style-name="T3">10.97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1</text:span></text:p>
          </table:table-cell>
          <table:table-cell table:style-name="Tabela1.B5" office:value-type="string">
            <text:p text:style-name="P3"><text:span text:style-name="T3">HENRIQUE RIBEIRO CARDOS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2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09,78</text:span></text:p>
          </table:table-cell>
          <table:table-cell table:style-name="Tabela1.E43" office:value-type="string">
            <text:p text:style-name="P4"><text:span text:style-name="T3">49.745,42</text:span></text:p>
          </table:table-cell>
          <table:table-cell table:style-name="Tabela1.E43" office:value-type="string">
            <text:p text:style-name="P4"><text:span text:style-name="T3">5.226,99</text:span></text:p>
          </table:table-cell>
          <table:table-cell table:style-name="Tabela1.E43" office:value-type="string">
            <text:p text:style-name="P4"><text:span text:style-name="T3">4.442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669,74</text:span></text:p>
          </table:table-cell>
          <table:table-cell table:style-name="Tabela1.E43" office:value-type="string">
            <text:p text:style-name="P4"><text:span text:style-name="T3">40.075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9</text:span></text:p>
          </table:table-cell>
          <table:table-cell table:style-name="Tabela1.B5" office:value-type="string">
            <text:p text:style-name="P3"><text:span text:style-name="T3">HONORINA JAMILLY ALMEIDA NOV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1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0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2,48</text:span></text:p>
          </table:table-cell>
          <table:table-cell table:style-name="Tabela1.E43" office:value-type="string">
            <text:p text:style-name="P4"><text:span text:style-name="T3">7.187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1</text:span></text:p>
          </table:table-cell>
          <table:table-cell table:style-name="Tabela1.B5" office:value-type="string">
            <text:p text:style-name="P3"><text:span text:style-name="T3">HUDSON DE JESUS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6.594,71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8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27</text:span></text:p>
          </table:table-cell>
          <table:table-cell table:style-name="Tabela1.E43" office:value-type="string">
            <text:p text:style-name="P4"><text:span text:style-name="T3">6.014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0</text:span></text:p>
          </table:table-cell>
          <table:table-cell table:style-name="Tabela1.B5" office:value-type="string">
            <text:p text:style-name="P3"><text:span text:style-name="T3">HUGO SILVINO DOS SANTOS NASCIMENT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8</text:span></text:p>
          </table:table-cell>
          <table:table-cell table:style-name="Tabela1.B5" office:value-type="string">
            <text:p text:style-name="P3"><text:span text:style-name="T3">IANNY CAROLINY ALMEIDA SIL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7.708,56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25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4,09</text:span></text:p>
          </table:table-cell>
          <table:table-cell table:style-name="Tabela1.E43" office:value-type="string">
            <text:p text:style-name="P4"><text:span text:style-name="T3">6.80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</text:span></text:p>
          </table:table-cell>
          <table:table-cell table:style-name="Tabela1.B5" office:value-type="string">
            <text:p text:style-name="P3"><text:span text:style-name="T3">IARA PINHEIRO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3</text:span></text:p>
          </table:table-cell>
          <table:table-cell table:style-name="Tabela1.B5" office:value-type="string">
            <text:p text:style-name="P3"><text:span text:style-name="T3">ICARO PRADO NOVAES</text:span></text:p>
          </table:table-cell>
          <table:table-cell table:style-name="Tabela1.B5" office:value-type="string">
            <text:p text:style-name="P3"><text:span text:style-name="T3">Chefe do Núcleo de Comunicação</text:span></text:p>
          </table:table-cell>
          <table:table-cell table:style-name="Tabela1.B5" office:value-type="string">
            <text:p text:style-name="P3"><text:span text:style-name="T3">DIVISAO DE COMUNICACAO, CERIMONIAL E EVENTOS/COORDENADORIA DE COMUNICACAO SOCIAL (CODCOM/MP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2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5,14</text:span></text:p>
          </table:table-cell>
          <table:table-cell table:style-name="Tabela1.E43" office:value-type="string">
            <text:p text:style-name="P4"><text:span text:style-name="T3">6.071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5</text:span></text:p>
          </table:table-cell>
          <table:table-cell table:style-name="Tabela1.B5" office:value-type="string">
            <text:p text:style-name="P3"><text:span text:style-name="T3">IGOR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4,14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698,42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43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8,02</text:span></text:p>
          </table:table-cell>
          <table:table-cell table:style-name="Tabela1.E43" office:value-type="string">
            <text:p text:style-name="P4"><text:span text:style-name="T3">9.300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1</text:span></text:p>
          </table:table-cell>
          <table:table-cell table:style-name="Tabela1.B5" office:value-type="string">
            <text:p text:style-name="P3"><text:span text:style-name="T3">ILANA CHAGAS FERRO COELHO DA PA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002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4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26</text:span></text:p>
          </table:table-cell>
          <table:table-cell table:style-name="Tabela1.E43" office:value-type="string">
            <text:p text:style-name="P4"><text:span text:style-name="T3">11.229,1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0"/><text:span text:style-name="T3">2170</text:span></text:p>
          </table:table-cell>
          <table:table-cell table:style-name="Tabela1.B5" office:value-type="string">
            <text:p text:style-name="P3"><text:span text:style-name="T3">IRINALDO JOSE DOS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9</text:span></text:p>
          </table:table-cell>
          <table:table-cell table:style-name="Tabela1.B5" office:value-type="string">
            <text:p text:style-name="P3"><text:span text:style-name="T3">ISABEL CHRISTINA PRAZERES RODRIGUES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77</text:span></text:p>
          </table:table-cell>
          <table:table-cell table:style-name="Tabela1.E43" office:value-type="string">
            <text:p text:style-name="P4"><text:span text:style-name="T3">10.903,32</text:span></text:p>
          </table:table-cell>
          <table:table-cell table:style-name="Tabela1.E43" office:value-type="string">
            <text:p text:style-name="P4"><text:span text:style-name="T3">46.613,77</text:span></text:p>
          </table:table-cell>
          <table:table-cell table:style-name="Tabela1.E43" office:value-type="string">
            <text:p text:style-name="P4"><text:span text:style-name="T3">4.512,02</text:span></text:p>
          </table:table-cell>
          <table:table-cell table:style-name="Tabela1.E43" office:value-type="string">
            <text:p text:style-name="P4"><text:span text:style-name="T3">7.694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06,63</text:span></text:p>
          </table:table-cell>
          <table:table-cell table:style-name="Tabela1.E43" office:value-type="string">
            <text:p text:style-name="P4"><text:span text:style-name="T3">34.407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1</text:span></text:p>
          </table:table-cell>
          <table:table-cell table:style-name="Tabela1.B5" office:value-type="string">
            <text:p text:style-name="P3"><text:span text:style-name="T3">ISABELA DE ARAGAO DOR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1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4.362,20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4.766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69,61</text:span></text:p>
          </table:table-cell>
          <table:table-cell table:style-name="Tabela1.E43" office:value-type="string">
            <text:p text:style-name="P4"><text:span text:style-name="T3">18.092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6</text:span></text:p>
          </table:table-cell>
          <table:table-cell table:style-name="Tabela1.B5" office:value-type="string">
            <text:p text:style-name="P3"><text:span text:style-name="T3">ISABELLE CRISTINE DA SILVA FRAZ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1,68</text:span></text:p>
          </table:table-cell>
          <table:table-cell table:style-name="Tabela1.E43" office:value-type="string">
            <text:p text:style-name="P4"><text:span text:style-name="T3">11.317,45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12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7,46</text:span></text:p>
          </table:table-cell>
          <table:table-cell table:style-name="Tabela1.E43" office:value-type="string">
            <text:p text:style-name="P4"><text:span text:style-name="T3">8.999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6</text:span></text:p>
          </table:table-cell>
          <table:table-cell table:style-name="Tabela1.B5" office:value-type="string">
            <text:p text:style-name="P3"><text:span text:style-name="T3">ITALO PEREIRA TELE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668,2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901,61</text:span></text:p>
          </table:table-cell>
          <table:table-cell table:style-name="Tabela1.E43" office:value-type="string">
            <text:p text:style-name="P4"><text:span text:style-name="T3">1.790,54</text:span></text:p>
          </table:table-cell>
          <table:table-cell table:style-name="Tabela1.E43" office:value-type="string">
            <text:p text:style-name="P4"><text:span text:style-name="T3">3.185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76,15</text:span></text:p>
          </table:table-cell>
          <table:table-cell table:style-name="Tabela1.E43" office:value-type="string">
            <text:p text:style-name="P4"><text:span text:style-name="T3">13.925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5</text:span></text:p>
          </table:table-cell>
          <table:table-cell table:style-name="Tabela1.B5" office:value-type="string">
            <text:p text:style-name="P3"><text:span text:style-name="T3">IURI MARCEL MENEZES BORG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436,96</text:span></text:p>
          </table:table-cell>
          <table:table-cell table:style-name="Tabela1.E43" office:value-type="string">
            <text:p text:style-name="P4"><text:span text:style-name="T3">74.050,89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10.781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781,34</text:span></text:p>
          </table:table-cell>
          <table:table-cell table:style-name="Tabela1.E43" office:value-type="string">
            <text:p text:style-name="P4"><text:span text:style-name="T3">58.269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1</text:span></text:p>
          </table:table-cell>
          <table:table-cell table:style-name="Tabela1.B5" office:value-type="string">
            <text:p text:style-name="P3"><text:span text:style-name="T3">IVALDO VENANCIO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0</text:span></text:p>
          </table:table-cell>
          <table:table-cell table:style-name="Tabela1.B5" office:value-type="string">
            <text:p text:style-name="P3"><text:span text:style-name="T3">IVAN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5.617,07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491,15</text:span></text:p>
          </table:table-cell>
          <table:table-cell table:style-name="Tabela1.E43" office:value-type="string">
            <text:p text:style-name="P4"><text:span text:style-name="T3">2.172,10</text:span></text:p>
          </table:table-cell>
          <table:table-cell table:style-name="Tabela1.E43" office:value-type="string">
            <text:p text:style-name="P4"><text:span text:style-name="T3">5.027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99,49</text:span></text:p>
          </table:table-cell>
          <table:table-cell table:style-name="Tabela1.E43" office:value-type="string">
            <text:p text:style-name="P4"><text:span text:style-name="T3">19.29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9</text:span></text:p>
          </table:table-cell>
          <table:table-cell table:style-name="Tabela1.B5" office:value-type="string">
            <text:p text:style-name="P3"><text:span text:style-name="T3">IVAN JOSE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2</text:span></text:p>
          </table:table-cell>
          <table:table-cell table:style-name="Tabela1.B5" office:value-type="string">
            <text:p text:style-name="P3"><text:span text:style-name="T3">IVAN VIEIRA DE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0.157,86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820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72</text:span></text:p>
          </table:table-cell>
          <table:table-cell table:style-name="Tabela1.E43" office:value-type="string">
            <text:p text:style-name="P4"><text:span text:style-name="T3">8.42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7</text:span></text:p>
          </table:table-cell>
          <table:table-cell table:style-name="Tabela1.B5" office:value-type="string">
            <text:p text:style-name="P3"><text:span text:style-name="T3">IVANDILSON DE MOURA F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9.021,09</text:span></text:p>
          </table:table-cell>
          <table:table-cell table:style-name="Tabela1.E43" office:value-type="string">
            <text:p text:style-name="P4"><text:span text:style-name="T3">782,61</text:span></text:p>
          </table:table-cell>
          <table:table-cell table:style-name="Tabela1.E43" office:value-type="string">
            <text:p text:style-name="P4"><text:span text:style-name="T3">387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9,89</text:span></text:p>
          </table:table-cell>
          <table:table-cell table:style-name="Tabela1.E43" office:value-type="string">
            <text:p text:style-name="P4"><text:span text:style-name="T3">7.85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7</text:span></text:p>
          </table:table-cell>
          <table:table-cell table:style-name="Tabela1.B5" office:value-type="string">
            <text:p text:style-name="P3"><text:span text:style-name="T3">IVES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987,2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901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62,08</text:span></text:p>
          </table:table-cell>
          <table:table-cell table:style-name="Tabela1.E43" office:value-type="string">
            <text:p text:style-name="P4"><text:span text:style-name="T3">8.225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7</text:span></text:p>
          </table:table-cell>
          <table:table-cell table:style-name="Tabela1.B5" office:value-type="string">
            <text:p text:style-name="P3"><text:span text:style-name="T3">IVONALDO MATIAS DOS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3</text:span></text:p>
          </table:table-cell>
          <table:table-cell table:style-name="Tabela1.B5" office:value-type="string">
            <text:p text:style-name="P3"><text:span text:style-name="T3">IZABELA ROSA VI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1.456,17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3.86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35,09</text:span></text:p>
          </table:table-cell>
          <table:table-cell table:style-name="Tabela1.E43" office:value-type="string">
            <text:p text:style-name="P4"><text:span text:style-name="T3">15.721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4</text:span></text:p>
          </table:table-cell>
          <table:table-cell table:style-name="Tabela1.B5" office:value-type="string">
            <text:p text:style-name="P3"><text:span text:style-name="T3">IZAC SILVA DE JESU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3.334,07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10.176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7</text:span></text:p>
          </table:table-cell>
          <table:table-cell table:style-name="Tabela1.B5" office:value-type="string">
            <text:p text:style-name="P3"><text:span text:style-name="T3">JACQUELINE ALMEI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43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823,00</text:span></text:p>
          </table:table-cell>
          <table:table-cell table:style-name="Tabela1.E43" office:value-type="string">
            <text:p text:style-name="P4"><text:span text:style-name="T3">1.007,02</text:span></text:p>
          </table:table-cell>
          <table:table-cell table:style-name="Tabela1.E43" office:value-type="string">
            <text:p text:style-name="P4"><text:span text:style-name="T3">76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71,07</text:span></text:p>
          </table:table-cell>
          <table:table-cell table:style-name="Tabela1.E43" office:value-type="string">
            <text:p text:style-name="P4"><text:span text:style-name="T3">8.051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7</text:span></text:p>
          </table:table-cell>
          <table:table-cell table:style-name="Tabela1.B5" office:value-type="string">
            <text:p text:style-name="P3"><text:span text:style-name="T3">JACQUELINE CARVALHO NABUCO D AVILA CESPEDES</text:span></text:p>
          </table:table-cell>
          <table:table-cell table:style-name="Tabela1.B5" office:value-type="string">
            <text:p text:style-name="P3"><text:span text:style-name="T3">PEDAGOG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8</text:span></text:p>
          </table:table-cell>
          <table:table-cell table:style-name="Tabela1.B5" office:value-type="string">
            <text:p text:style-name="P3"><text:span text:style-name="T3">JACQUELINE D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166,36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85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62,03</text:span></text:p>
          </table:table-cell>
          <table:table-cell table:style-name="Tabela1.E43" office:value-type="string">
            <text:p text:style-name="P4"><text:span text:style-name="T3">10.404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7</text:span></text:p>
          </table:table-cell>
          <table:table-cell table:style-name="Tabela1.B5" office:value-type="string">
            <text:p text:style-name="P3"><text:span text:style-name="T3">JACQUELINE MONTE DE HOLLAN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5.858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803,81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37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5,93</text:span></text:p>
          </table:table-cell>
          <table:table-cell table:style-name="Tabela1.E43" office:value-type="string">
            <text:p text:style-name="P4"><text:span text:style-name="T3">15.51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7</text:span></text:p>
          </table:table-cell>
          <table:table-cell table:style-name="Tabela1.B5" office:value-type="string">
            <text:p text:style-name="P3"><text:span text:style-name="T3">JADSON AZEVEDO PER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1.001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108,33</text:span></text:p>
          </table:table-cell>
          <table:table-cell table:style-name="Tabela1.E43" office:value-type="string">
            <text:p text:style-name="P4"><text:span text:style-name="T3">238,77</text:span></text:p>
          </table:table-cell>
          <table:table-cell table:style-name="Tabela1.E43" office:value-type="string">
            <text:p text:style-name="P4"><text:span text:style-name="T3">1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0,60</text:span></text:p>
          </table:table-cell>
          <table:table-cell table:style-name="Tabela1.E43" office:value-type="string">
            <text:p text:style-name="P4"><text:span text:style-name="T3">5.857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</text:span></text:p>
          </table:table-cell>
          <table:table-cell table:style-name="Tabela1.B5" office:value-type="string">
            <text:p text:style-name="P3"><text:span text:style-name="T3">JAMISSON CARLOS DE JESUS FERR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7</text:span></text:p>
          </table:table-cell>
          <table:table-cell table:style-name="Tabela1.B5" office:value-type="string">
            <text:p text:style-name="P3"><text:span text:style-name="T3">JAMISSON RODRIGUE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7</text:span></text:p>
          </table:table-cell>
          <table:table-cell table:style-name="Tabela1.B5" office:value-type="string">
            <text:p text:style-name="P3"><text:span text:style-name="T3">JAQUELINE BAPTISTA DE ALMEIDA</text:span></text:p>
          </table:table-cell>
          <table:table-cell table:style-name="Tabela1.B5" office:value-type="string">
            <text:p text:style-name="P3"><text:span text:style-name="T3">Assessor do C. Adm. e Pedagógico da E.S.MP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407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99</text:span></text:p>
          </table:table-cell>
          <table:table-cell table:style-name="Tabela1.E43" office:value-type="string">
            <text:p text:style-name="P4"><text:span text:style-name="T3">6.00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1</text:span></text:p>
          </table:table-cell>
          <table:table-cell table:style-name="Tabela1.B5" office:value-type="string">
            <text:p text:style-name="P3"><text:span text:style-name="T3">JARBAS ADELINO SANTO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03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709,70</text:span></text:p>
          </table:table-cell>
          <table:table-cell table:style-name="Tabela1.E43" office:value-type="string">
            <text:p text:style-name="P4"><text:span text:style-name="T3">65.451,63</text:span></text:p>
          </table:table-cell>
          <table:table-cell table:style-name="Tabela1.E43" office:value-type="string">
            <text:p text:style-name="P4"><text:span text:style-name="T3">5.283,87</text:span></text:p>
          </table:table-cell>
          <table:table-cell table:style-name="Tabela1.E43" office:value-type="string">
            <text:p text:style-name="P4"><text:span text:style-name="T3">7.93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20,60</text:span></text:p>
          </table:table-cell>
          <table:table-cell table:style-name="Tabela1.E43" office:value-type="string">
            <text:p text:style-name="P4"><text:span text:style-name="T3">52.231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9</text:span></text:p>
          </table:table-cell>
          <table:table-cell table:style-name="Tabela1.B5" office:value-type="string">
            <text:p text:style-name="P3"><text:span text:style-name="T3">JEAN CARLOS DE ANDRADE TINTILIA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7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26,52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46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8,93</text:span></text:p>
          </table:table-cell>
          <table:table-cell table:style-name="Tabela1.E43" office:value-type="string">
            <text:p text:style-name="P4"><text:span text:style-name="T3">8.28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9</text:span></text:p>
          </table:table-cell>
          <table:table-cell table:style-name="Tabela1.B5" office:value-type="string">
            <text:p text:style-name="P3"><text:span text:style-name="T3">JEANE SANTOS NASCIMENT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5.286,00</text:span></text:p>
          </table:table-cell>
          <table:table-cell table:style-name="Tabela1.E43" office:value-type="string">
            <text:p text:style-name="P4"><text:span text:style-name="T3">18.45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372,69</text:span></text:p>
          </table:table-cell>
          <table:table-cell table:style-name="Tabela1.E43" office:value-type="string">
            <text:p text:style-name="P4"><text:span text:style-name="T3">3.103,81</text:span></text:p>
          </table:table-cell>
          <table:table-cell table:style-name="Tabela1.E43" office:value-type="string">
            <text:p text:style-name="P4"><text:span text:style-name="T3">4.790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894,54</text:span></text:p>
          </table:table-cell>
          <table:table-cell table:style-name="Tabela1.E43" office:value-type="string">
            <text:p text:style-name="P4"><text:span text:style-name="T3">18.478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7</text:span></text:p>
          </table:table-cell>
          <table:table-cell table:style-name="Tabela1.B5" office:value-type="string">
            <text:p text:style-name="P3"><text:span text:style-name="T3">JESSICA MATOS CORRE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9.161,1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60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9,32</text:span></text:p>
          </table:table-cell>
          <table:table-cell table:style-name="Tabela1.E43" office:value-type="string">
            <text:p text:style-name="P4"><text:span text:style-name="T3">7.861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5</text:span></text:p>
          </table:table-cell>
          <table:table-cell table:style-name="Tabela1.B5" office:value-type="string">
            <text:p text:style-name="P3"><text:span text:style-name="T3">JESSICA TAVARE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538,6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75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7,37</text:span></text:p>
          </table:table-cell>
          <table:table-cell table:style-name="Tabela1.E43" office:value-type="string">
            <text:p text:style-name="P4"><text:span text:style-name="T3">5.771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9</text:span></text:p>
          </table:table-cell>
          <table:table-cell table:style-name="Tabela1.B5" office:value-type="string">
            <text:p text:style-name="P3"><text:span text:style-name="T3">JOANA ADNA DOS SANTOS CORREI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3</text:span></text:p>
          </table:table-cell>
          <table:table-cell table:style-name="Tabela1.B5" office:value-type="string">
            <text:p text:style-name="P3"><text:span text:style-name="T3">JOANA ANGELICA CARREGOS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94,08</text:span></text:p>
          </table:table-cell>
          <table:table-cell table:style-name="Tabela1.E43" office:value-type="string">
            <text:p text:style-name="P4"><text:span text:style-name="T3">14.832,42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11.674,3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215</text:span></text:p>
          </table:table-cell>
          <table:table-cell table:style-name="Tabela1.B5" office:value-type="string">
            <text:p text:style-name="P3"><text:span text:style-name="T3">JOANA WIRTI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383,34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67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19,37</text:span></text:p>
          </table:table-cell>
          <table:table-cell table:style-name="Tabela1.E43" office:value-type="string">
            <text:p text:style-name="P4"><text:span text:style-name="T3">12.763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3</text:span></text:p>
          </table:table-cell>
          <table:table-cell table:style-name="Tabela1.B5" office:value-type="string">
            <text:p text:style-name="P3"><text:span text:style-name="T3">JOAO ALBERTO LEONARDO CLEMENT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3.633,47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1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9,18</text:span></text:p>
          </table:table-cell>
          <table:table-cell table:style-name="Tabela1.E43" office:value-type="string">
            <text:p text:style-name="P4"><text:span text:style-name="T3">10.704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0</text:span></text:p>
          </table:table-cell>
          <table:table-cell table:style-name="Tabela1.B5" office:value-type="string">
            <text:p text:style-name="P3"><text:span text:style-name="T3">JOAO CARLOS NOGUEIRA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79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00</text:span></text:p>
          </table:table-cell>
          <table:table-cell table:style-name="Tabela1.E43" office:value-type="string">
            <text:p text:style-name="P4"><text:span text:style-name="T3">3.823,96</text:span></text:p>
          </table:table-cell>
          <table:table-cell table:style-name="Tabela1.E43" office:value-type="string">
            <text:p text:style-name="P4"><text:span text:style-name="T3">11.317,85</text:span></text:p>
          </table:table-cell>
          <table:table-cell table:style-name="Tabela1.E43" office:value-type="string">
            <text:p text:style-name="P4"><text:span text:style-name="T3">967,94</text:span></text:p>
          </table:table-cell>
          <table:table-cell table:style-name="Tabela1.E43" office:value-type="string">
            <text:p text:style-name="P4"><text:span text:style-name="T3">90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7,62</text:span></text:p>
          </table:table-cell>
          <table:table-cell table:style-name="Tabela1.E43" office:value-type="string">
            <text:p text:style-name="P4"><text:span text:style-name="T3">9.440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0</text:span></text:p>
          </table:table-cell>
          <table:table-cell table:style-name="Tabela1.B5" office:value-type="string">
            <text:p text:style-name="P3"><text:span text:style-name="T3">JOAO COSTA DOS SANTOS</text:span></text:p>
          </table:table-cell>
          <table:table-cell table:style-name="Tabela1.B5" office:value-type="string">
            <text:p text:style-name="P3"><text:span text:style-name="T3">GARÇON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11.895,90</text:span></text:p>
          </table:table-cell>
          <table:table-cell table:style-name="Tabela1.E43" office:value-type="string">
            <text:p text:style-name="P4"><text:span text:style-name="T3">1.247,7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7,53</text:span></text:p>
          </table:table-cell>
          <table:table-cell table:style-name="Tabela1.E43" office:value-type="string">
            <text:p text:style-name="P4"><text:span text:style-name="T3">1.840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9.936,74</text:span></text:p>
          </table:table-cell>
          <table:table-cell table:style-name="Tabela1.E43" office:value-type="string">
            <text:p text:style-name="P4"><text:span text:style-name="T3">1.840,11</text:span></text:p>
          </table:table-cell>
          <table:table-cell table:style-name="Tabela1.E43" office:value-type="string">
            <text:p text:style-name="P4"><text:span text:style-name="T3">3.127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7,57</text:span></text:p>
          </table:table-cell>
          <table:table-cell table:style-name="Tabela1.E43" office:value-type="string">
            <text:p text:style-name="P4"><text:span text:style-name="T3">14.969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6</text:span></text:p>
          </table:table-cell>
          <table:table-cell table:style-name="Tabela1.B5" office:value-type="string">
            <text:p text:style-name="P3"><text:span text:style-name="T3">JOAO CRUZ LEANDRO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5</text:span></text:p>
          </table:table-cell>
          <table:table-cell table:style-name="Tabela1.B5" office:value-type="string">
            <text:p text:style-name="P3"><text:span text:style-name="T3">JOAO FRANCISCO GAGNO CAMPAGNA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4,00</text:span></text:p>
          </table:table-cell>
          <table:table-cell table:style-name="Tabela1.E43" office:value-type="string">
            <text:p text:style-name="P4"><text:span text:style-name="T3">10.769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92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3,29</text:span></text:p>
          </table:table-cell>
          <table:table-cell table:style-name="Tabela1.E43" office:value-type="string">
            <text:p text:style-name="P4"><text:span text:style-name="T3">8.486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7</text:span></text:p>
          </table:table-cell>
          <table:table-cell table:style-name="Tabela1.B5" office:value-type="string">
            <text:p text:style-name="P3"><text:span text:style-name="T3">JOAO HENRIQUE DE MELO ELI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13.561,5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1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9,18</text:span></text:p>
          </table:table-cell>
          <table:table-cell table:style-name="Tabela1.E43" office:value-type="string">
            <text:p text:style-name="P4"><text:span text:style-name="T3">10.632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7</text:span></text:p>
          </table:table-cell>
          <table:table-cell table:style-name="Tabela1.B5" office:value-type="string">
            <text:p text:style-name="P3"><text:span text:style-name="T3">JOAO LEOPOLDO DE ALBUQUERQUE MI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11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5,12</text:span></text:p>
          </table:table-cell>
          <table:table-cell table:style-name="Tabela1.E43" office:value-type="string">
            <text:p text:style-name="P4"><text:span text:style-name="T3">3.15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7</text:span></text:p>
          </table:table-cell>
          <table:table-cell table:style-name="Tabela1.B5" office:value-type="string">
            <text:p text:style-name="P3"><text:span text:style-name="T3">JOAO PAULO SANTOS BISP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681,21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8.549,64</text:span></text:p>
          </table:table-cell>
          <table:table-cell table:style-name="Tabela1.E43" office:value-type="string">
            <text:p text:style-name="P4"><text:span text:style-name="T3">572,21</text:span></text:p>
          </table:table-cell>
          <table:table-cell table:style-name="Tabela1.E43" office:value-type="string">
            <text:p text:style-name="P4"><text:span text:style-name="T3">355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27,24</text:span></text:p>
          </table:table-cell>
          <table:table-cell table:style-name="Tabela1.E43" office:value-type="string">
            <text:p text:style-name="P4"><text:span text:style-name="T3">7.622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8</text:span></text:p>
          </table:table-cell>
          <table:table-cell table:style-name="Tabela1.B5" office:value-type="string">
            <text:p text:style-name="P3"><text:span text:style-name="T3">JOAO RAIMUNDO MOREIRA GUIMA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9</text:span></text:p>
          </table:table-cell>
          <table:table-cell table:style-name="Tabela1.B5" office:value-type="string">
            <text:p text:style-name="P3"><text:span text:style-name="T3">JOAO RIBEIRO DE ALMEIDA NET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82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628,63</text:span></text:p>
          </table:table-cell>
          <table:table-cell table:style-name="Tabela1.E43" office:value-type="string">
            <text:p text:style-name="P4"><text:span text:style-name="T3">1.584,75</text:span></text:p>
          </table:table-cell>
          <table:table-cell table:style-name="Tabela1.E43" office:value-type="string">
            <text:p text:style-name="P4"><text:span text:style-name="T3">1.79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8</text:span></text:p>
          </table:table-cell>
          <table:table-cell table:style-name="Tabela1.E43" office:value-type="string">
            <text:p text:style-name="P4"><text:span text:style-name="T3">10.25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8</text:span></text:p>
          </table:table-cell>
          <table:table-cell table:style-name="Tabela1.B5" office:value-type="string">
            <text:p text:style-name="P3"><text:span text:style-name="T3">JOAO RICARDO ANDRADE COR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.8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555,24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1.00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5,34</text:span></text:p>
          </table:table-cell>
          <table:table-cell table:style-name="Tabela1.E43" office:value-type="string">
            <text:p text:style-name="P4"><text:span text:style-name="T3">8.699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7</text:span></text:p>
          </table:table-cell>
          <table:table-cell table:style-name="Tabela1.B5" office:value-type="string">
            <text:p text:style-name="P3"><text:span text:style-name="T3">JOAO RICARDO CORREA DE OLIVEIRA E SILVA</text:span></text:p>
          </table:table-cell>
          <table:table-cell table:style-name="Tabela1.B5" office:value-type="string">
            <text:p text:style-name="P3"><text:span text:style-name="T3">Coordenador da Divisão de Gestão Orçamentária </text:span></text:p>
          </table:table-cell>
          <table:table-cell table:style-name="Tabela1.B5" office:value-type="string">
            <text:p text:style-name="P3"><text:span text:style-name="T3">DIVISAO DE GESTAO ORCAMENTA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4,4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1.115,51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03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9,39</text:span></text:p>
          </table:table-cell>
          <table:table-cell table:style-name="Tabela1.E43" office:value-type="string">
            <text:p text:style-name="P4"><text:span text:style-name="T3">9.206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0</text:span></text:p>
          </table:table-cell>
          <table:table-cell table:style-name="Tabela1.B5" office:value-type="string">
            <text:p text:style-name="P3"><text:span text:style-name="T3">JOAO RODRIGUES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1"/><text:span text:style-name="T3">354</text:span></text:p>
          </table:table-cell>
          <table:table-cell table:style-name="Tabela1.B5" office:value-type="string">
            <text:p text:style-name="P3"><text:span text:style-name="T3">JOAO RODRIGUE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407,93</text:span></text:p>
          </table:table-cell>
          <table:table-cell table:style-name="Tabela1.E43" office:value-type="string">
            <text:p text:style-name="P4"><text:span text:style-name="T3">68.165,62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7.99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16,49</text:span></text:p>
          </table:table-cell>
          <table:table-cell table:style-name="Tabela1.E43" office:value-type="string">
            <text:p text:style-name="P4"><text:span text:style-name="T3">54.749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0</text:span></text:p>
          </table:table-cell>
          <table:table-cell table:style-name="Tabela1.B5" office:value-type="string">
            <text:p text:style-name="P3"><text:span text:style-name="T3">JOAQUIM DANTAS CARDOSO NE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2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4.79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7</text:span></text:p>
          </table:table-cell>
          <table:table-cell table:style-name="Tabela1.B5" office:value-type="string">
            <text:p text:style-name="P3"><text:span text:style-name="T3">JOELMA LOPES CUSTODIO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242,40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42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8,68</text:span></text:p>
          </table:table-cell>
          <table:table-cell table:style-name="Tabela1.E43" office:value-type="string">
            <text:p text:style-name="P4"><text:span text:style-name="T3">7.153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4</text:span></text:p>
          </table:table-cell>
          <table:table-cell table:style-name="Tabela1.B5" office:value-type="string">
            <text:p text:style-name="P3"><text:span text:style-name="T3">JOELMA SOARES MACEDO DE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639,11</text:span></text:p>
          </table:table-cell>
          <table:table-cell table:style-name="Tabela1.E43" office:value-type="string">
            <text:p text:style-name="P4"><text:span text:style-name="T3">62.564,04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5.48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1,79</text:span></text:p>
          </table:table-cell>
          <table:table-cell table:style-name="Tabela1.E43" office:value-type="string">
            <text:p text:style-name="P4"><text:span text:style-name="T3">52.332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4</text:span></text:p>
          </table:table-cell>
          <table:table-cell table:style-name="Tabela1.B5" office:value-type="string">
            <text:p text:style-name="P3"><text:span text:style-name="T3">JOLIVIO ALVE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</text:span></text:p>
          </table:table-cell>
          <table:table-cell table:style-name="Tabela1.B5" office:value-type="string">
            <text:p text:style-name="P3"><text:span text:style-name="T3">JORGE MURILO SEIXAS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5.517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.230,46</text:span></text:p>
          </table:table-cell>
          <table:table-cell table:style-name="Tabela1.E43" office:value-type="string">
            <text:p text:style-name="P4"><text:span text:style-name="T3">80.169,46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.456,95</text:span></text:p>
          </table:table-cell>
          <table:table-cell table:style-name="Tabela1.E43" office:value-type="string">
            <text:p text:style-name="P4"><text:span text:style-name="T3">17.857,12</text:span></text:p>
          </table:table-cell>
          <table:table-cell table:style-name="Tabela1.E43" office:value-type="string">
            <text:p text:style-name="P4"><text:span text:style-name="T3">62.312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5</text:span></text:p>
          </table:table-cell>
          <table:table-cell table:style-name="Tabela1.B5" office:value-type="string">
            <text:p text:style-name="P3"><text:span text:style-name="T3">JORGIVAL LEANDRO DE SOUZ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1</text:span></text:p>
          </table:table-cell>
          <table:table-cell table:style-name="Tabela1.B5" office:value-type="string">
            <text:p text:style-name="P3"><text:span text:style-name="T3">JORGIVALDO SILVA FEIT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2</text:span></text:p>
          </table:table-cell>
          <table:table-cell table:style-name="Tabela1.B5" office:value-type="string">
            <text:p text:style-name="P3"><text:span text:style-name="T3">JOSE AGNALDO DOS SANTOS</text:span></text:p>
          </table:table-cell>
          <table:table-cell table:style-name="Tabela1.B5" office:value-type="string">
            <text:p text:style-name="P3"><text:span text:style-name="T3">AGENTE DE APOIO OPERACIONAL - requisitad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3.760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4</text:span></text:p>
          </table:table-cell>
          <table:table-cell table:style-name="Tabela1.B5" office:value-type="string">
            <text:p text:style-name="P3"><text:span text:style-name="T3">JOSE AILTON NUN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2.238,70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1.26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8,14</text:span></text:p>
          </table:table-cell>
          <table:table-cell table:style-name="Tabela1.E43" office:value-type="string">
            <text:p text:style-name="P4"><text:span text:style-name="T3">10.250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1</text:span></text:p>
          </table:table-cell>
          <table:table-cell table:style-name="Tabela1.B5" office:value-type="string">
            <text:p text:style-name="P3"><text:span text:style-name="T3">JOSE ANCELMO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6</text:span></text:p>
          </table:table-cell>
          <table:table-cell table:style-name="Tabela1.B5" office:value-type="string">
            <text:p text:style-name="P3"><text:span text:style-name="T3">JOSE ANCELMO OLIV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5.38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5,44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5.222,23</text:span></text:p>
          </table:table-cell>
          <table:table-cell table:style-name="Tabela1.E43" office:value-type="string">
            <text:p text:style-name="P4"><text:span text:style-name="T3">1.559,71</text:span></text:p>
          </table:table-cell>
          <table:table-cell table:style-name="Tabela1.E43" office:value-type="string">
            <text:p text:style-name="P4"><text:span text:style-name="T3">1.908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7,79</text:span></text:p>
          </table:table-cell>
          <table:table-cell table:style-name="Tabela1.E43" office:value-type="string">
            <text:p text:style-name="P4"><text:span text:style-name="T3">11.754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8</text:span></text:p>
          </table:table-cell>
          <table:table-cell table:style-name="Tabela1.B5" office:value-type="string">
            <text:p text:style-name="P3"><text:span text:style-name="T3">JOSE ANDRAD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5.01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3.656,64</text:span></text:p>
          </table:table-cell>
          <table:table-cell table:style-name="Tabela1.E43" office:value-type="string">
            <text:p text:style-name="P4"><text:span text:style-name="T3">2.907,75</text:span></text:p>
          </table:table-cell>
          <table:table-cell table:style-name="Tabela1.E43" office:value-type="string">
            <text:p text:style-name="P4"><text:span text:style-name="T3">3.92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30,54</text:span></text:p>
          </table:table-cell>
          <table:table-cell table:style-name="Tabela1.E43" office:value-type="string">
            <text:p text:style-name="P4"><text:span text:style-name="T3">16.826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9</text:span></text:p>
          </table:table-cell>
          <table:table-cell table:style-name="Tabela1.B5" office:value-type="string">
            <text:p text:style-name="P3"><text:span text:style-name="T3">JOSE ANTONIO DA HO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9</text:span></text:p>
          </table:table-cell>
          <table:table-cell table:style-name="Tabela1.B5" office:value-type="string">
            <text:p text:style-name="P3"><text:span text:style-name="T3">JOSE APARECID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2</text:span></text:p>
          </table:table-cell>
          <table:table-cell table:style-name="Tabela1.B5" office:value-type="string">
            <text:p text:style-name="P3"><text:span text:style-name="T3">JOSE ARNALDO DOS SANTOS JUNIOR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7</text:span></text:p>
          </table:table-cell>
          <table:table-cell table:style-name="Tabela1.B5" office:value-type="string">
            <text:p text:style-name="P3"><text:span text:style-name="T3">JOSE AUGUST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3</text:span></text:p>
          </table:table-cell>
          <table:table-cell table:style-name="Tabela1.B5" office:value-type="string">
            <text:p text:style-name="P3"><text:span text:style-name="T3">JOSE AUGUSTO RAMO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4</text:span></text:p>
          </table:table-cell>
          <table:table-cell table:style-name="Tabela1.B5" office:value-type="string">
            <text:p text:style-name="P3"><text:span text:style-name="T3">JOSE AVELAR PEREIRA MATTOS SEGUN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CONSELHEIRO - DOUTOR EDUARDO BARRETO DAVILA FONT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0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512,23</text:span></text:p>
          </table:table-cell>
          <table:table-cell table:style-name="Tabela1.E43" office:value-type="string">
            <text:p text:style-name="P4"><text:span text:style-name="T3">1.466,15</text:span></text:p>
          </table:table-cell>
          <table:table-cell table:style-name="Tabela1.E43" office:value-type="string">
            <text:p text:style-name="P4"><text:span text:style-name="T3">1.591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7,94</text:span></text:p>
          </table:table-cell>
          <table:table-cell table:style-name="Tabela1.E43" office:value-type="string">
            <text:p text:style-name="P4"><text:span text:style-name="T3">7.454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1</text:span></text:p>
          </table:table-cell>
          <table:table-cell table:style-name="Tabela1.B5" office:value-type="string">
            <text:p text:style-name="P3"><text:span text:style-name="T3">JOSE BIZERR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8</text:span></text:p>
          </table:table-cell>
          <table:table-cell table:style-name="Tabela1.B5" office:value-type="string">
            <text:p text:style-name="P3"><text:span text:style-name="T3">JOSE BONIFACIO DA SILVA JUNIOR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67,83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2.324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3,37</text:span></text:p>
          </table:table-cell>
          <table:table-cell table:style-name="Tabela1.E43" office:value-type="string">
            <text:p text:style-name="P4"><text:span text:style-name="T3">11.65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9</text:span></text:p>
          </table:table-cell>
          <table:table-cell table:style-name="Tabela1.B5" office:value-type="string">
            <text:p text:style-name="P3"><text:span text:style-name="T3">JOSE CARLOS ALVES SANTO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</text:span></text:p>
          </table:table-cell>
          <table:table-cell table:style-name="Tabela1.B5" office:value-type="string">
            <text:p text:style-name="P3"><text:span text:style-name="T3">JOSE CARLOS DE OLIVEIRA FILH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13.361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.015,44</text:span></text:p>
          </table:table-cell>
          <table:table-cell table:style-name="Tabela1.E43" office:value-type="string">
            <text:p text:style-name="P4"><text:span text:style-name="T3">90.798,29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9.300,80</text:span></text:p>
          </table:table-cell>
          <table:table-cell table:style-name="Tabela1.E43" office:value-type="string">
            <text:p text:style-name="P4"><text:span text:style-name="T3">25.700,97</text:span></text:p>
          </table:table-cell>
          <table:table-cell table:style-name="Tabela1.E43" office:value-type="string">
            <text:p text:style-name="P4"><text:span text:style-name="T3">65.09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1</text:span></text:p>
          </table:table-cell>
          <table:table-cell table:style-name="Tabela1.B5" office:value-type="string">
            <text:p text:style-name="P3"><text:span text:style-name="T3">JOSE CARLOS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2.068,23</text:span></text:p>
          </table:table-cell>
          <table:table-cell table:style-name="Tabela1.E43" office:value-type="string">
            <text:p text:style-name="P4"><text:span text:style-name="T3">1.833,52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8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8.725,90</text:span></text:p>
          </table:table-cell>
          <table:table-cell table:style-name="Tabela1.E43" office:value-type="string">
            <text:p text:style-name="P4"><text:span text:style-name="T3">358,71</text:span></text:p>
          </table:table-cell>
          <table:table-cell table:style-name="Tabela1.E43" office:value-type="string">
            <text:p text:style-name="P4"><text:span text:style-name="T3">3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8,44</text:span></text:p>
          </table:table-cell>
          <table:table-cell table:style-name="Tabela1.E43" office:value-type="string">
            <text:p text:style-name="P4"><text:span text:style-name="T3">7.96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8</text:span></text:p>
          </table:table-cell>
          <table:table-cell table:style-name="Tabela1.B5" office:value-type="string">
            <text:p text:style-name="P3"><text:span text:style-name="T3">JOSE CARLOS MEL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438,3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00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1,12</text:span></text:p>
          </table:table-cell>
          <table:table-cell table:style-name="Tabela1.E43" office:value-type="string">
            <text:p text:style-name="P4"><text:span text:style-name="T3">9.27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6</text:span></text:p>
          </table:table-cell>
          <table:table-cell table:style-name="Tabela1.B5" office:value-type="string">
            <text:p text:style-name="P3"><text:span text:style-name="T3">JOSE CESAR NOBREGA CAVALCANTE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04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11.455,36</text:span></text:p>
          </table:table-cell>
          <table:table-cell table:style-name="Tabela1.E43" office:value-type="string">
            <text:p text:style-name="P4"><text:span text:style-name="T3">1.123,40</text:span></text:p>
          </table:table-cell>
          <table:table-cell table:style-name="Tabela1.E43" office:value-type="string">
            <text:p text:style-name="P4"><text:span text:style-name="T3">96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4,05</text:span></text:p>
          </table:table-cell>
          <table:table-cell table:style-name="Tabela1.E43" office:value-type="string">
            <text:p text:style-name="P4"><text:span text:style-name="T3">9.37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1</text:span></text:p>
          </table:table-cell>
          <table:table-cell table:style-name="Tabela1.B5" office:value-type="string">
            <text:p text:style-name="P3"><text:span text:style-name="T3">JOSE CLAUDINO DA ROCHA SAL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11.222,53</text:span></text:p>
          </table:table-cell>
          <table:table-cell table:style-name="Tabela1.E43" office:value-type="string">
            <text:p text:style-name="P4"><text:span text:style-name="T3">1.986,91</text:span></text:p>
          </table:table-cell>
          <table:table-cell table:style-name="Tabela1.E43" office:value-type="string">
            <text:p text:style-name="P4"><text:span text:style-name="T3">17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9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7.351,24</text:span></text:p>
          </table:table-cell>
          <table:table-cell table:style-name="Tabela1.E43" office:value-type="string">
            <text:p text:style-name="P4"><text:span text:style-name="T3">1.849,32</text:span></text:p>
          </table:table-cell>
          <table:table-cell table:style-name="Tabela1.E43" office:value-type="string">
            <text:p text:style-name="P4"><text:span text:style-name="T3">2.413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3,24</text:span></text:p>
          </table:table-cell>
          <table:table-cell table:style-name="Tabela1.E43" office:value-type="string">
            <text:p text:style-name="P4"><text:span text:style-name="T3">13.088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2</text:span></text:p>
          </table:table-cell>
          <table:table-cell table:style-name="Tabela1.B5" office:value-type="string">
            <text:p text:style-name="P3"><text:span text:style-name="T3">JOSE CLAUDIO CARDOSO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12.609,62</text:span></text:p>
          </table:table-cell>
          <table:table-cell table:style-name="Tabela1.E43" office:value-type="string">
            <text:p text:style-name="P4"><text:span text:style-name="T3">1.322,62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20.348,19</text:span></text:p>
          </table:table-cell>
          <table:table-cell table:style-name="Tabela1.E43" office:value-type="string">
            <text:p text:style-name="P4"><text:span text:style-name="T3">1.950,51</text:span></text:p>
          </table:table-cell>
          <table:table-cell table:style-name="Tabela1.E43" office:value-type="string">
            <text:p text:style-name="P4"><text:span text:style-name="T3">3.210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60,76</text:span></text:p>
          </table:table-cell>
          <table:table-cell table:style-name="Tabela1.E43" office:value-type="string">
            <text:p text:style-name="P4"><text:span text:style-name="T3">15.187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9</text:span></text:p>
          </table:table-cell>
          <table:table-cell table:style-name="Tabela1.B5" office:value-type="string">
            <text:p text:style-name="P3"><text:span text:style-name="T3">JOSE CLAUDIO DE MATOS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9.904,71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5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1,03</text:span></text:p>
          </table:table-cell>
          <table:table-cell table:style-name="Tabela1.E43" office:value-type="string">
            <text:p text:style-name="P4"><text:span text:style-name="T3">8.483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9</text:span></text:p>
          </table:table-cell>
          <table:table-cell table:style-name="Tabela1.B5" office:value-type="string">
            <text:p text:style-name="P3"><text:span text:style-name="T3">JOSE COSTA CAVALCANT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1.547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0.189,08</text:span></text:p>
          </table:table-cell>
          <table:table-cell table:style-name="Tabela1.E43" office:value-type="string">
            <text:p text:style-name="P4"><text:span text:style-name="T3">2.422,29</text:span></text:p>
          </table:table-cell>
          <table:table-cell table:style-name="Tabela1.E43" office:value-type="string">
            <text:p text:style-name="P4"><text:span text:style-name="T3">2.72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47,77</text:span></text:p>
          </table:table-cell>
          <table:table-cell table:style-name="Tabela1.E43" office:value-type="string">
            <text:p text:style-name="P4"><text:span text:style-name="T3">15.041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</text:span></text:p>
          </table:table-cell>
          <table:table-cell table:style-name="Tabela1.B5" office:value-type="string">
            <text:p text:style-name="P3"><text:span text:style-name="T3">JOSE DE FARO MENEZES NETO</text:span></text:p>
          </table:table-cell>
          <table:table-cell table:style-name="Tabela1.B5" office:value-type="string">
            <text:p text:style-name="P3"><text:span text:style-name="T3">ADMINISTRADOR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0.80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4.817,21</text:span></text:p>
          </table:table-cell>
          <table:table-cell table:style-name="Tabela1.E43" office:value-type="string">
            <text:p text:style-name="P4"><text:span text:style-name="T3">4.470,23</text:span></text:p>
          </table:table-cell>
          <table:table-cell table:style-name="Tabela1.E43" office:value-type="string">
            <text:p text:style-name="P4"><text:span text:style-name="T3">6.666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36,76</text:span></text:p>
          </table:table-cell>
          <table:table-cell table:style-name="Tabela1.E43" office:value-type="string">
            <text:p text:style-name="P4"><text:span text:style-name="T3">23.680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6</text:span></text:p>
          </table:table-cell>
          <table:table-cell table:style-name="Tabela1.B5" office:value-type="string">
            <text:p text:style-name="P3"><text:span text:style-name="T3">JOSE DE OLIVEIRA FREIT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36</text:span></text:p>
          </table:table-cell>
          <table:table-cell table:style-name="Tabela1.B5" office:value-type="string">
            <text:p text:style-name="P3"><text:span text:style-name="T3">JOSE DE OLIVEIRA FREITAS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3.155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223,60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0,66</text:span></text:p>
          </table:table-cell>
          <table:table-cell table:style-name="Tabela1.E43" office:value-type="string">
            <text:p text:style-name="P4"><text:span text:style-name="T3">9.572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7</text:span></text:p>
          </table:table-cell>
          <table:table-cell table:style-name="Tabela1.B5" office:value-type="string">
            <text:p text:style-name="P3"><text:span text:style-name="T3">JOSE DENILTON NASCIMENTO DE JESUS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,03</text:span></text:p>
          </table:table-cell>
          <table:table-cell table:style-name="Tabela1.E43" office:value-type="string">
            <text:p text:style-name="P4"><text:span text:style-name="T3">5.171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4</text:span></text:p>
          </table:table-cell>
          <table:table-cell table:style-name="Tabela1.B5" office:value-type="string">
            <text:p text:style-name="P3"><text:span text:style-name="T3">JOSE DERNIVAL DA SILVA SANTOS FI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407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99</text:span></text:p>
          </table:table-cell>
          <table:table-cell table:style-name="Tabela1.E43" office:value-type="string">
            <text:p text:style-name="P4"><text:span text:style-name="T3">6.00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2</text:span></text:p>
          </table:table-cell>
          <table:table-cell table:style-name="Tabela1.B5" office:value-type="string">
            <text:p text:style-name="P3"><text:span text:style-name="T3">JOSE EDSON CARDOS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9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7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ABINETE DO SUBPROCURADOR-GERAL DE JUSTIÇ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5.663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5.006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8</text:span></text:p>
          </table:table-cell>
          <table:table-cell table:style-name="Tabela1.B5" office:value-type="string">
            <text:p text:style-name="P3"><text:span text:style-name="T3">JOSE ERNILDO FELIX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7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7,2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627</text:span></text:p>
          </table:table-cell>
          <table:table-cell table:style-name="Tabela1.B5" office:value-type="string">
            <text:p text:style-name="P3"><text:span text:style-name="T3">JOSE FERNANDO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2.579,6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01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6,19</text:span></text:p>
          </table:table-cell>
          <table:table-cell table:style-name="Tabela1.E43" office:value-type="string">
            <text:p text:style-name="P4"><text:span text:style-name="T3">10.253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3</text:span></text:p>
          </table:table-cell>
          <table:table-cell table:style-name="Tabela1.B5" office:value-type="string">
            <text:p text:style-name="P3"><text:span text:style-name="T3">JOSE LUCAS CARVALHO RIBEIRO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/DIVISÃO DE APOIO ADMINISTRATIVO/DIRETORIA ADMINISTRATIVA</text:span></text:p>
          </table:table-cell>
          <table:table-cell table:style-name="Tabela1.E43" office:value-type="string">
            <text:p text:style-name="P4"><text:span text:style-name="T3">11.895,90</text:span></text:p>
          </table:table-cell>
          <table:table-cell table:style-name="Tabela1.E43" office:value-type="string">
            <text:p text:style-name="P4"><text:span text:style-name="T3">1.247,7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7,53</text:span></text:p>
          </table:table-cell>
          <table:table-cell table:style-name="Tabela1.E43" office:value-type="string">
            <text:p text:style-name="P4"><text:span text:style-name="T3">1.840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9.936,74</text:span></text:p>
          </table:table-cell>
          <table:table-cell table:style-name="Tabela1.E43" office:value-type="string">
            <text:p text:style-name="P4"><text:span text:style-name="T3">1.840,11</text:span></text:p>
          </table:table-cell>
          <table:table-cell table:style-name="Tabela1.E43" office:value-type="string">
            <text:p text:style-name="P4"><text:span text:style-name="T3">3.075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15,44</text:span></text:p>
          </table:table-cell>
          <table:table-cell table:style-name="Tabela1.E43" office:value-type="string">
            <text:p text:style-name="P4"><text:span text:style-name="T3">15.021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6</text:span></text:p>
          </table:table-cell>
          <table:table-cell table:style-name="Tabela1.B5" office:value-type="string">
            <text:p text:style-name="P3"><text:span text:style-name="T3">JOSE LUCAS DA SILV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259,72</text:span></text:p>
          </table:table-cell>
          <table:table-cell table:style-name="Tabela1.E43" office:value-type="string">
            <text:p text:style-name="P4"><text:span text:style-name="T3">64.615,68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7.94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79,56</text:span></text:p>
          </table:table-cell>
          <table:table-cell table:style-name="Tabela1.E43" office:value-type="string">
            <text:p text:style-name="P4"><text:span text:style-name="T3">51.436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7</text:span></text:p>
          </table:table-cell>
          <table:table-cell table:style-name="Tabela1.B5" office:value-type="string">
            <text:p text:style-name="P3"><text:span text:style-name="T3">JOSE LUCAS SANTOS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9.036,28</text:span></text:p>
          </table:table-cell>
          <table:table-cell table:style-name="Tabela1.E43" office:value-type="string">
            <text:p text:style-name="P4"><text:span text:style-name="T3">5.061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1.592,89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4.140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34,20</text:span></text:p>
          </table:table-cell>
          <table:table-cell table:style-name="Tabela1.E43" office:value-type="string">
            <text:p text:style-name="P4"><text:span text:style-name="T3">25.858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0</text:span></text:p>
          </table:table-cell>
          <table:table-cell table:style-name="Tabela1.B5" office:value-type="string">
            <text:p text:style-name="P3"><text:span text:style-name="T3">JOSE LUI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4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4,27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2"/><text:span text:style-name="T3">52</text:span></text:p>
          </table:table-cell>
          <table:table-cell table:style-name="Tabela1.B5" office:value-type="string">
            <text:p text:style-name="P3"><text:span text:style-name="T3">JOSE MAGALHAES DE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2</text:span></text:p>
          </table:table-cell>
          <table:table-cell table:style-name="Tabela1.B5" office:value-type="string">
            <text:p text:style-name="P3"><text:span text:style-name="T3">JOSE MARCOS SANTOS CHAG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8</text:span></text:p>
          </table:table-cell>
          <table:table-cell table:style-name="Tabela1.B5" office:value-type="string">
            <text:p text:style-name="P3"><text:span text:style-name="T3">JOSE MARIO DA CRUZ COS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004,0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660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0,86</text:span></text:p>
          </table:table-cell>
          <table:table-cell table:style-name="Tabela1.E43" office:value-type="string">
            <text:p text:style-name="P4"><text:span text:style-name="T3">12.863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2</text:span></text:p>
          </table:table-cell>
          <table:table-cell table:style-name="Tabela1.B5" office:value-type="string">
            <text:p text:style-name="P3"><text:span text:style-name="T3">JOSE MARLUCIO MONTEIRO FERREIRA</text:span></text:p>
          </table:table-cell>
          <table:table-cell table:style-name="Tabela1.B5" office:value-type="string">
            <text:p text:style-name="P3"><text:span text:style-name="T3">Coordenador da Div. Perícia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0.200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8.690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0</text:span></text:p>
          </table:table-cell>
          <table:table-cell table:style-name="Tabela1.B5" office:value-type="string">
            <text:p text:style-name="P3"><text:span text:style-name="T3">JOSE MICAEL BISPO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7.986,34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79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7,19</text:span></text:p>
          </table:table-cell>
          <table:table-cell table:style-name="Tabela1.E43" office:value-type="string">
            <text:p text:style-name="P4"><text:span text:style-name="T3">7.179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</text:span></text:p>
          </table:table-cell>
          <table:table-cell table:style-name="Tabela1.B5" office:value-type="string">
            <text:p text:style-name="P3"><text:span text:style-name="T3">JOSE RENATO LIMA SAMPA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4</text:span></text:p>
          </table:table-cell>
          <table:table-cell table:style-name="Tabela1.B5" office:value-type="string">
            <text:p text:style-name="P3"><text:span text:style-name="T3">JOSE RICARDO ALVES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4</text:span></text:p>
          </table:table-cell>
          <table:table-cell table:style-name="Tabela1.B5" office:value-type="string">
            <text:p text:style-name="P3"><text:span text:style-name="T3">JOSE ROBERTO NASCIMENT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0</text:span></text:p>
          </table:table-cell>
          <table:table-cell table:style-name="Tabela1.B5" office:value-type="string">
            <text:p text:style-name="P3"><text:span text:style-name="T3">JOSE RONALD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9.082,83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49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6,73</text:span></text:p>
          </table:table-cell>
          <table:table-cell table:style-name="Tabela1.E43" office:value-type="string">
            <text:p text:style-name="P4"><text:span text:style-name="T3">7.746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</text:span></text:p>
          </table:table-cell>
          <table:table-cell table:style-name="Tabela1.B5" office:value-type="string">
            <text:p text:style-name="P3"><text:span text:style-name="T3">JOSE RONY SILVA ALMEI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027,24</text:span></text:p>
          </table:table-cell>
          <table:table-cell table:style-name="Tabela1.E43" office:value-type="string">
            <text:p text:style-name="P4"><text:span text:style-name="T3">65.784,93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60.358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4</text:span></text:p>
          </table:table-cell>
          <table:table-cell table:style-name="Tabela1.B5" office:value-type="string">
            <text:p text:style-name="P3"><text:span text:style-name="T3">JOSE SACRAMENTO DOS SANTO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7</text:span></text:p>
          </table:table-cell>
          <table:table-cell table:style-name="Tabela1.B5" office:value-type="string">
            <text:p text:style-name="P3"><text:span text:style-name="T3">JOSE VICTOR SOARES ROCH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</text:span></text:p>
          </table:table-cell>
          <table:table-cell table:style-name="Tabela1.B5" office:value-type="string">
            <text:p text:style-name="P3"><text:span text:style-name="T3">JOSENIAS FRANCA DO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5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69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596,45</text:span></text:p>
          </table:table-cell>
          <table:table-cell table:style-name="Tabela1.E43" office:value-type="string">
            <text:p text:style-name="P4"><text:span text:style-name="T3">106.213,48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2.439,78</text:span></text:p>
          </table:table-cell>
          <table:table-cell table:style-name="Tabela1.E43" office:value-type="string">
            <text:p text:style-name="P4"><text:span text:style-name="T3">18.839,95</text:span></text:p>
          </table:table-cell>
          <table:table-cell table:style-name="Tabela1.E43" office:value-type="string">
            <text:p text:style-name="P4"><text:span text:style-name="T3">87.37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1</text:span></text:p>
          </table:table-cell>
          <table:table-cell table:style-name="Tabela1.B5" office:value-type="string">
            <text:p text:style-name="P3"><text:span text:style-name="T3">JUAELITON DOS SANTOS CAMP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6</text:span></text:p>
          </table:table-cell>
          <table:table-cell table:style-name="Tabela1.B5" office:value-type="string">
            <text:p text:style-name="P3"><text:span text:style-name="T3">JUCIARA REI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6.483,95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5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8,84</text:span></text:p>
          </table:table-cell>
          <table:table-cell table:style-name="Tabela1.E43" office:value-type="string">
            <text:p text:style-name="P4"><text:span text:style-name="T3">5.955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2</text:span></text:p>
          </table:table-cell>
          <table:table-cell table:style-name="Tabela1.B5" office:value-type="string">
            <text:p text:style-name="P3"><text:span text:style-name="T3">JULIANA CHECCUCCI CARBALL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2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249,56</text:span></text:p>
          </table:table-cell>
          <table:table-cell table:style-name="Tabela1.E43" office:value-type="string">
            <text:p text:style-name="P4"><text:span text:style-name="T3">64.585,20</text:span></text:p>
          </table:table-cell>
          <table:table-cell table:style-name="Tabela1.E43" office:value-type="string">
            <text:p text:style-name="P4"><text:span text:style-name="T3">5.226,99</text:span></text:p>
          </table:table-cell>
          <table:table-cell table:style-name="Tabela1.E43" office:value-type="string">
            <text:p text:style-name="P4"><text:span text:style-name="T3">7.89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9,77</text:span></text:p>
          </table:table-cell>
          <table:table-cell table:style-name="Tabela1.E43" office:value-type="string">
            <text:p text:style-name="P4"><text:span text:style-name="T3">51.46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1</text:span></text:p>
          </table:table-cell>
          <table:table-cell table:style-name="Tabela1.B5" office:value-type="string">
            <text:p text:style-name="P3"><text:span text:style-name="T3">JULIANA COUTO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4.004,85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2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336,21</text:span></text:p>
          </table:table-cell>
          <table:table-cell table:style-name="Tabela1.E43" office:value-type="string">
            <text:p text:style-name="P4"><text:span text:style-name="T3">1.320,69</text:span></text:p>
          </table:table-cell>
          <table:table-cell table:style-name="Tabela1.E43" office:value-type="string">
            <text:p text:style-name="P4"><text:span text:style-name="T3">5.166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87,47</text:span></text:p>
          </table:table-cell>
          <table:table-cell table:style-name="Tabela1.E43" office:value-type="string">
            <text:p text:style-name="P4"><text:span text:style-name="T3">19.848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7</text:span></text:p>
          </table:table-cell>
          <table:table-cell table:style-name="Tabela1.B5" office:value-type="string">
            <text:p text:style-name="P3"><text:span text:style-name="T3">JULIANA DA COSTA MACIEL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828,51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99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6,24</text:span></text:p>
          </table:table-cell>
          <table:table-cell table:style-name="Tabela1.E43" office:value-type="string">
            <text:p text:style-name="P4"><text:span text:style-name="T3">8.862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9</text:span></text:p>
          </table:table-cell>
          <table:table-cell table:style-name="Tabela1.B5" office:value-type="string">
            <text:p text:style-name="P3"><text:span text:style-name="T3">JULIANA DAYSE FREITAS DO SACRAMENTO AQUI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348,39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543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8,87</text:span></text:p>
          </table:table-cell>
          <table:table-cell table:style-name="Tabela1.E43" office:value-type="string">
            <text:p text:style-name="P4"><text:span text:style-name="T3">6.95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9</text:span></text:p>
          </table:table-cell>
          <table:table-cell table:style-name="Tabela1.B5" office:value-type="string">
            <text:p text:style-name="P3"><text:span text:style-name="T3">JULIANA DE BRITTO AMOR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3.671,96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769,49</text:span></text:p>
          </table:table-cell>
          <table:table-cell table:style-name="Tabela1.E43" office:value-type="string">
            <text:p text:style-name="P4"><text:span text:style-name="T3">1.231,07</text:span></text:p>
          </table:table-cell>
          <table:table-cell table:style-name="Tabela1.E43" office:value-type="string">
            <text:p text:style-name="P4"><text:span text:style-name="T3">3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68,79</text:span></text:p>
          </table:table-cell>
          <table:table-cell table:style-name="Tabela1.E43" office:value-type="string">
            <text:p text:style-name="P4"><text:span text:style-name="T3">15.10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8</text:span></text:p>
          </table:table-cell>
          <table:table-cell table:style-name="Tabela1.B5" office:value-type="string">
            <text:p text:style-name="P3"><text:span text:style-name="T3">JULIANA GOMES REZENDE DORI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6.825,34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46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8,93</text:span></text:p>
          </table:table-cell>
          <table:table-cell table:style-name="Tabela1.E43" office:value-type="string">
            <text:p text:style-name="P4"><text:span text:style-name="T3">6.086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1</text:span></text:p>
          </table:table-cell>
          <table:table-cell table:style-name="Tabela1.B5" office:value-type="string">
            <text:p text:style-name="P3"><text:span text:style-name="T3">JULIANA LUSTOS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661,57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01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13,67</text:span></text:p>
          </table:table-cell>
          <table:table-cell table:style-name="Tabela1.E43" office:value-type="string">
            <text:p text:style-name="P4"><text:span text:style-name="T3">11.14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5</text:span></text:p>
          </table:table-cell>
          <table:table-cell table:style-name="Tabela1.B5" office:value-type="string">
            <text:p text:style-name="P3"><text:span text:style-name="T3">JULIANA PRADO VIEIRA RI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427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48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7,91</text:span></text:p>
          </table:table-cell>
          <table:table-cell table:style-name="Tabela1.E43" office:value-type="string">
            <text:p text:style-name="P4"><text:span text:style-name="T3">7.129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8</text:span></text:p>
          </table:table-cell>
          <table:table-cell table:style-name="Tabela1.B5" office:value-type="string">
            <text:p text:style-name="P3"><text:span text:style-name="T3">JULIANA SOARES ALVE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7</text:span></text:p>
          </table:table-cell>
          <table:table-cell table:style-name="Tabela1.B5" office:value-type="string">
            <text:p text:style-name="P3"><text:span text:style-name="T3">JULIANA SOBRINHO BORG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5</text:span></text:p>
          </table:table-cell>
          <table:table-cell table:style-name="Tabela1.B5" office:value-type="string">
            <text:p text:style-name="P3"><text:span text:style-name="T3">JULIANA VASCONCELOS DE OLIVEIRA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8.466,72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960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23,57</text:span></text:p>
          </table:table-cell>
          <table:table-cell table:style-name="Tabela1.E43" office:value-type="string">
            <text:p text:style-name="P4"><text:span text:style-name="T3">13.843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8</text:span></text:p>
          </table:table-cell>
          <table:table-cell table:style-name="Tabela1.B5" office:value-type="string">
            <text:p text:style-name="P3"><text:span text:style-name="T3">JULIANE MENDONCA NORONHA MART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648,78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3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6,43</text:span></text:p>
          </table:table-cell>
          <table:table-cell table:style-name="Tabela1.E43" office:value-type="string">
            <text:p text:style-name="P4"><text:span text:style-name="T3">6.562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5</text:span></text:p>
          </table:table-cell>
          <table:table-cell table:style-name="Tabela1.B5" office:value-type="string">
            <text:p text:style-name="P3"><text:span text:style-name="T3">JULIANE RIBEIRO DANT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5</text:span></text:p>
          </table:table-cell>
          <table:table-cell table:style-name="Tabela1.B5" office:value-type="string">
            <text:p text:style-name="P3"><text:span text:style-name="T3">JULIANE SOARES MARTIN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647,59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276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3,63</text:span></text:p>
          </table:table-cell>
          <table:table-cell table:style-name="Tabela1.E43" office:value-type="string">
            <text:p text:style-name="P4"><text:span text:style-name="T3">9.40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0</text:span></text:p>
          </table:table-cell>
          <table:table-cell table:style-name="Tabela1.B5" office:value-type="string">
            <text:p text:style-name="P3"><text:span text:style-name="T3">JULIANO CAVALCAN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346,38</text:span></text:p>
          </table:table-cell>
          <table:table-cell table:style-name="Tabela1.E43" office:value-type="string">
            <text:p text:style-name="P4"><text:span text:style-name="T3">932,09</text:span></text:p>
          </table:table-cell>
          <table:table-cell table:style-name="Tabela1.E43" office:value-type="string">
            <text:p text:style-name="P4"><text:span text:style-name="T3">2.28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7,13</text:span></text:p>
          </table:table-cell>
          <table:table-cell table:style-name="Tabela1.E43" office:value-type="string">
            <text:p text:style-name="P4"><text:span text:style-name="T3">12.129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9</text:span></text:p>
          </table:table-cell>
          <table:table-cell table:style-name="Tabela1.B5" office:value-type="string">
            <text:p text:style-name="P3"><text:span text:style-name="T3">JULIANY CRISTIN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GESTAO ESTRATEGICA E ORCAMENTA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675,99</text:span></text:p>
          </table:table-cell>
          <table:table-cell table:style-name="Tabela1.E43" office:value-type="string">
            <text:p text:style-name="P4"><text:span text:style-name="T3">307,09</text:span></text:p>
          </table:table-cell>
          <table:table-cell table:style-name="Tabela1.E43" office:value-type="string">
            <text:p text:style-name="P4"><text:span text:style-name="T3">55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2,54</text:span></text:p>
          </table:table-cell>
          <table:table-cell table:style-name="Tabela1.E43" office:value-type="string">
            <text:p text:style-name="P4"><text:span text:style-name="T3">5.313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6</text:span></text:p>
          </table:table-cell>
          <table:table-cell table:style-name="Tabela1.B5" office:value-type="string">
            <text:p text:style-name="P3"><text:span text:style-name="T3">JULIVAL PIRES REBOUCA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234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001,63</text:span></text:p>
          </table:table-cell>
          <table:table-cell table:style-name="Tabela1.E43" office:value-type="string">
            <text:p text:style-name="P4"><text:span text:style-name="T3">66.946,72</text:span></text:p>
          </table:table-cell>
          <table:table-cell table:style-name="Tabela1.E43" office:value-type="string">
            <text:p text:style-name="P4"><text:span text:style-name="T3">5.312,31</text:span></text:p>
          </table:table-cell>
          <table:table-cell table:style-name="Tabela1.E43" office:value-type="string">
            <text:p text:style-name="P4"><text:span text:style-name="T3">8.036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349,23</text:span></text:p>
          </table:table-cell>
          <table:table-cell table:style-name="Tabela1.E43" office:value-type="string">
            <text:p text:style-name="P4"><text:span text:style-name="T3">53.597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5</text:span></text:p>
          </table:table-cell>
          <table:table-cell table:style-name="Tabela1.B5" office:value-type="string">
            <text:p text:style-name="P3"><text:span text:style-name="T3">JUSSARA OLIVEIRA DE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9.748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9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5,52</text:span></text:p>
          </table:table-cell>
          <table:table-cell table:style-name="Tabela1.E43" office:value-type="string">
            <text:p text:style-name="P4"><text:span text:style-name="T3">8.283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9</text:span></text:p>
          </table:table-cell>
          <table:table-cell table:style-name="Tabela1.B5" office:value-type="string">
            <text:p text:style-name="P3"><text:span text:style-name="T3">KARLA CHRISTIANY CRUZ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73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077,63</text:span></text:p>
          </table:table-cell>
          <table:table-cell table:style-name="Tabela1.E43" office:value-type="string">
            <text:p text:style-name="P4"><text:span text:style-name="T3">64.519,41</text:span></text:p>
          </table:table-cell>
          <table:table-cell table:style-name="Tabela1.E43" office:value-type="string">
            <text:p text:style-name="P4"><text:span text:style-name="T3">5.101,85</text:span></text:p>
          </table:table-cell>
          <table:table-cell table:style-name="Tabela1.E43" office:value-type="string">
            <text:p text:style-name="P4"><text:span text:style-name="T3">7.629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31,10</text:span></text:p>
          </table:table-cell>
          <table:table-cell table:style-name="Tabela1.E43" office:value-type="string">
            <text:p text:style-name="P4"><text:span text:style-name="T3">51.788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0</text:span></text:p>
          </table:table-cell>
          <table:table-cell table:style-name="Tabela1.B5" office:value-type="string">
            <text:p text:style-name="P3"><text:span text:style-name="T3">KARLA LIMA DE ALMEI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5,83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691,93</text:span></text:p>
          </table:table-cell>
          <table:table-cell table:style-name="Tabela1.E43" office:value-type="string">
            <text:p text:style-name="P4"><text:span text:style-name="T3">165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5,77</text:span></text:p>
          </table:table-cell>
          <table:table-cell table:style-name="Tabela1.E43" office:value-type="string">
            <text:p text:style-name="P4"><text:span text:style-name="T3">4.526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0</text:span></text:p>
          </table:table-cell>
          <table:table-cell table:style-name="Tabela1.B5" office:value-type="string">
            <text:p text:style-name="P3"><text:span text:style-name="T3">KARLA PATRICIA DE ANDRADE MOU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8</text:span></text:p>
          </table:table-cell>
          <table:table-cell table:style-name="Tabela1.B5" office:value-type="string">
            <text:p text:style-name="P3"><text:span text:style-name="T3">KATHARINA RESENDE DE LIMA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0.102,27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.10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3,20</text:span></text:p>
          </table:table-cell>
          <table:table-cell table:style-name="Tabela1.E43" office:value-type="string">
            <text:p text:style-name="P4"><text:span text:style-name="T3">8.439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4</text:span></text:p>
          </table:table-cell>
          <table:table-cell table:style-name="Tabela1.B5" office:value-type="string">
            <text:p text:style-name="P3"><text:span text:style-name="T3">KEIL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460,95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3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03</text:span></text:p>
          </table:table-cell>
          <table:table-cell table:style-name="Tabela1.E43" office:value-type="string">
            <text:p text:style-name="P4"><text:span text:style-name="T3">5.742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6</text:span></text:p>
          </table:table-cell>
          <table:table-cell table:style-name="Tabela1.B5" office:value-type="string">
            <text:p text:style-name="P3"><text:span text:style-name="T3">KELFRENN TEIXEIRA RODRIGUES DE MENEZ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0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70,99</text:span></text:p>
          </table:table-cell>
          <table:table-cell table:style-name="Tabela1.E43" office:value-type="string">
            <text:p text:style-name="P4"><text:span text:style-name="T3">9.190,82</text:span></text:p>
          </table:table-cell>
          <table:table-cell table:style-name="Tabela1.E43" office:value-type="string">
            <text:p text:style-name="P4"><text:span text:style-name="T3">58.495,0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1.315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064,95</text:span></text:p>
          </table:table-cell>
          <table:table-cell table:style-name="Tabela1.E43" office:value-type="string">
            <text:p text:style-name="P4"><text:span text:style-name="T3">42.43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7</text:span></text:p>
          </table:table-cell>
          <table:table-cell table:style-name="Tabela1.B5" office:value-type="string">
            <text:p text:style-name="P3"><text:span text:style-name="T3">KELLI SOBRAL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586,97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791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1,84</text:span></text:p>
          </table:table-cell>
          <table:table-cell table:style-name="Tabela1.E43" office:value-type="string">
            <text:p text:style-name="P4"><text:span text:style-name="T3">8.125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3</text:span></text:p>
          </table:table-cell>
          <table:table-cell table:style-name="Tabela1.B5" office:value-type="string">
            <text:p text:style-name="P3"><text:span text:style-name="T3">KELLY CRISTINE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648,36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119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2,10</text:span></text:p>
          </table:table-cell>
          <table:table-cell table:style-name="Tabela1.E43" office:value-type="string">
            <text:p text:style-name="P4"><text:span text:style-name="T3">5.966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8</text:span></text:p>
          </table:table-cell>
          <table:table-cell table:style-name="Tabela1.B5" office:value-type="string">
            <text:p text:style-name="P3"><text:span text:style-name="T3">KELLY SANTOS PIEDA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408,21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1.64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2,10</text:span></text:p>
          </table:table-cell>
          <table:table-cell table:style-name="Tabela1.E43" office:value-type="string">
            <text:p text:style-name="P4"><text:span text:style-name="T3">9.866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5</text:span></text:p>
          </table:table-cell>
          <table:table-cell table:style-name="Tabela1.B5" office:value-type="string">
            <text:p text:style-name="P3"><text:span text:style-name="T3">KENI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1,68</text:span></text:p>
          </table:table-cell>
          <table:table-cell table:style-name="Tabela1.E43" office:value-type="string">
            <text:p text:style-name="P4"><text:span text:style-name="T3">6.801,88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15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53</text:span></text:p>
          </table:table-cell>
          <table:table-cell table:style-name="Tabela1.E43" office:value-type="string">
            <text:p text:style-name="P4"><text:span text:style-name="T3">6.12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0</text:span></text:p>
          </table:table-cell>
          <table:table-cell table:style-name="Tabela1.B5" office:value-type="string">
            <text:p text:style-name="P3"><text:span text:style-name="T3">KETLYN DE SANTAN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2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9.109,9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16.014,9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3"/><text:span text:style-name="T3">2231</text:span></text:p>
          </table:table-cell>
          <table:table-cell table:style-name="Tabela1.B5" office:value-type="string">
            <text:p text:style-name="P3"><text:span text:style-name="T3">KEVEN MATHEUS GOIS SANTAN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7</text:span></text:p>
          </table:table-cell>
          <table:table-cell table:style-name="Tabela1.B5" office:value-type="string">
            <text:p text:style-name="P3"><text:span text:style-name="T3">KRISTIANE FERREIRA DA SILV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5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64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0,60</text:span></text:p>
          </table:table-cell>
          <table:table-cell table:style-name="Tabela1.E43" office:value-type="string">
            <text:p text:style-name="P4"><text:span text:style-name="T3">7.924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0</text:span></text:p>
          </table:table-cell>
          <table:table-cell table:style-name="Tabela1.B5" office:value-type="string">
            <text:p text:style-name="P3"><text:span text:style-name="T3">LAELSON ALCANTARA DE PONTES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260,74</text:span></text:p>
          </table:table-cell>
          <table:table-cell table:style-name="Tabela1.E43" office:value-type="string">
            <text:p text:style-name="P4"><text:span text:style-name="T3">43.971,19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456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55,75</text:span></text:p>
          </table:table-cell>
          <table:table-cell table:style-name="Tabela1.E43" office:value-type="string">
            <text:p text:style-name="P4"><text:span text:style-name="T3">31.51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5</text:span></text:p>
          </table:table-cell>
          <table:table-cell table:style-name="Tabela1.B5" office:value-type="string">
            <text:p text:style-name="P3"><text:span text:style-name="T3">LAIS GOMES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3,15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348,39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56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83</text:span></text:p>
          </table:table-cell>
          <table:table-cell table:style-name="Tabela1.E43" office:value-type="string">
            <text:p text:style-name="P4"><text:span text:style-name="T3">7.008,56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300</text:span></text:p>
          </table:table-cell>
          <table:table-cell table:style-name="Tabela1.B5" office:value-type="string">
            <text:p text:style-name="P3"><text:span text:style-name="T3">LARA FREIRE DE ALMEIDA DOS ANJ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697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04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5</text:span></text:p>
          </table:table-cell>
          <table:table-cell table:style-name="Tabela1.B5" office:value-type="string">
            <text:p text:style-name="P3"><text:span text:style-name="T3">LARISSA CAROLAINE MENEZES DE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3</text:span></text:p>
          </table:table-cell>
          <table:table-cell table:style-name="Tabela1.B5" office:value-type="string">
            <text:p text:style-name="P3"><text:span text:style-name="T3">LARISSA DIAS FEITOS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5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5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9</text:span></text:p>
          </table:table-cell>
          <table:table-cell table:style-name="Tabela1.B5" office:value-type="string">
            <text:p text:style-name="P3"><text:span text:style-name="T3">LARISSA DOS SANTOS SANTANA MA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4.747,08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5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8,47</text:span></text:p>
          </table:table-cell>
          <table:table-cell table:style-name="Tabela1.E43" office:value-type="string">
            <text:p text:style-name="P4"><text:span text:style-name="T3">11.398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8</text:span></text:p>
          </table:table-cell>
          <table:table-cell table:style-name="Tabela1.B5" office:value-type="string">
            <text:p text:style-name="P3"><text:span text:style-name="T3">LARISSA SILVA TAVARE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3</text:span></text:p>
          </table:table-cell>
          <table:table-cell table:style-name="Tabela1.B5" office:value-type="string">
            <text:p text:style-name="P3"><text:span text:style-name="T3">LARISSA SOARES GUIMARAES PRADO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3.960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11</text:span></text:p>
          </table:table-cell>
          <table:table-cell table:style-name="Tabela1.E43" office:value-type="string">
            <text:p text:style-name="P4"><text:span text:style-name="T3">10.773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9</text:span></text:p>
          </table:table-cell>
          <table:table-cell table:style-name="Tabela1.B5" office:value-type="string">
            <text:p text:style-name="P3"><text:span text:style-name="T3">LAURA ELISA MENGEL SIM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621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716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22</text:span></text:p>
          </table:table-cell>
          <table:table-cell table:style-name="Tabela1.E43" office:value-type="string">
            <text:p text:style-name="P4"><text:span text:style-name="T3">7.993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4</text:span></text:p>
          </table:table-cell>
          <table:table-cell table:style-name="Tabela1.B5" office:value-type="string">
            <text:p text:style-name="P3"><text:span text:style-name="T3">LAURA IMPERATRIZ BATALHA MOREIRA NERY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0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.271,46</text:span></text:p>
          </table:table-cell>
          <table:table-cell table:style-name="Tabela1.E43" office:value-type="string">
            <text:p text:style-name="P4"><text:span text:style-name="T3">64.504,70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0.14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93,29</text:span></text:p>
          </table:table-cell>
          <table:table-cell table:style-name="Tabela1.E43" office:value-type="string">
            <text:p text:style-name="P4"><text:span text:style-name="T3">49.61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6</text:span></text:p>
          </table:table-cell>
          <table:table-cell table:style-name="Tabela1.B5" office:value-type="string">
            <text:p text:style-name="P3"><text:span text:style-name="T3">LAURA MORAIS DE SOUZA BEZER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9</text:span></text:p>
          </table:table-cell>
          <table:table-cell table:style-name="Tabela1.B5" office:value-type="string">
            <text:p text:style-name="P3"><text:span text:style-name="T3">LAURO COSTA DE ARAUJO</text:span></text:p>
          </table:table-cell>
          <table:table-cell table:style-name="Tabela1.B5" office:value-type="string">
            <text:p text:style-name="P3"><text:span text:style-name="T3">2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6</text:span></text:p>
          </table:table-cell>
          <table:table-cell table:style-name="Tabela1.B5" office:value-type="string">
            <text:p text:style-name="P3"><text:span text:style-name="T3">LAURO DE JESUS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1</text:span></text:p>
          </table:table-cell>
          <table:table-cell table:style-name="Tabela1.B5" office:value-type="string">
            <text:p text:style-name="P3"><text:span text:style-name="T3">LAZARO NICOLAU FERREIRA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.589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517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9</text:span></text:p>
          </table:table-cell>
          <table:table-cell table:style-name="Tabela1.B5" office:value-type="string">
            <text:p text:style-name="P3"><text:span text:style-name="T3">LEA ALVES SCHLINGMANN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1.328,13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4.200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57,98</text:span></text:p>
          </table:table-cell>
          <table:table-cell table:style-name="Tabela1.E43" office:value-type="string">
            <text:p text:style-name="P4"><text:span text:style-name="T3">16.67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4</text:span></text:p>
          </table:table-cell>
          <table:table-cell table:style-name="Tabela1.B5" office:value-type="string">
            <text:p text:style-name="P3"><text:span text:style-name="T3">LEA GOMES DE ANDRADE</text:span></text:p>
          </table:table-cell>
          <table:table-cell table:style-name="Tabela1.B5" office:value-type="string">
            <text:p text:style-name="P3"><text:span text:style-name="T3">OFICIAL ADMINISTRATIVO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16.859,05</text:span></text:p>
          </table:table-cell>
          <table:table-cell table:style-name="Tabela1.E43" office:value-type="string">
            <text:p text:style-name="P4"><text:span text:style-name="T3">2.048,5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3,99</text:span></text:p>
          </table:table-cell>
          <table:table-cell table:style-name="Tabela1.E43" office:value-type="string">
            <text:p text:style-name="P4"><text:span text:style-name="T3">2.64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31.466,23</text:span></text:p>
          </table:table-cell>
          <table:table-cell table:style-name="Tabela1.E43" office:value-type="string">
            <text:p text:style-name="P4"><text:span text:style-name="T3">2.647,07</text:span></text:p>
          </table:table-cell>
          <table:table-cell table:style-name="Tabela1.E43" office:value-type="string">
            <text:p text:style-name="P4"><text:span text:style-name="T3">6.07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723,23</text:span></text:p>
          </table:table-cell>
          <table:table-cell table:style-name="Tabela1.E43" office:value-type="string">
            <text:p text:style-name="P4"><text:span text:style-name="T3">22.743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6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* TEC. ASSUNTOS HISTORIOGRÁF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8</text:span></text:p>
          </table:table-cell>
          <table:table-cell table:style-name="Tabela1.B5" office:value-type="string">
            <text:p text:style-name="P3"><text:span text:style-name="T3">LEALDO NUNES LIM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6</text:span></text:p>
          </table:table-cell>
          <table:table-cell table:style-name="Tabela1.B5" office:value-type="string">
            <text:p text:style-name="P3"><text:span text:style-name="T3">LEANDRO MENESES CALAZANS DE SOU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7</text:span></text:p>
          </table:table-cell>
          <table:table-cell table:style-name="Tabela1.B5" office:value-type="string">
            <text:p text:style-name="P3"><text:span text:style-name="T3">LEILAINE SOUZA SANTAN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000,17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2.103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7,91</text:span></text:p>
          </table:table-cell>
          <table:table-cell table:style-name="Tabela1.E43" office:value-type="string">
            <text:p text:style-name="P4"><text:span text:style-name="T3">11.072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6</text:span></text:p>
          </table:table-cell>
          <table:table-cell table:style-name="Tabela1.B5" office:value-type="string">
            <text:p text:style-name="P3"><text:span text:style-name="T3">LEMUEL SANTOS BOMF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7,04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322,32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187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4,18</text:span></text:p>
          </table:table-cell>
          <table:table-cell table:style-name="Tabela1.E43" office:value-type="string">
            <text:p text:style-name="P4"><text:span text:style-name="T3">9.16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8</text:span></text:p>
          </table:table-cell>
          <table:table-cell table:style-name="Tabela1.B5" office:value-type="string">
            <text:p text:style-name="P3"><text:span text:style-name="T3">LENILDE NASCIMENTO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437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838,74</text:span></text:p>
          </table:table-cell>
          <table:table-cell table:style-name="Tabela1.E43" office:value-type="string">
            <text:p text:style-name="P4"><text:span text:style-name="T3">46.986,97</text:span></text:p>
          </table:table-cell>
          <table:table-cell table:style-name="Tabela1.E43" office:value-type="string">
            <text:p text:style-name="P4"><text:span text:style-name="T3">5.340,75</text:span></text:p>
          </table:table-cell>
          <table:table-cell table:style-name="Tabela1.E43" office:value-type="string">
            <text:p text:style-name="P4"><text:span text:style-name="T3">7.980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321,44</text:span></text:p>
          </table:table-cell>
          <table:table-cell table:style-name="Tabela1.E43" office:value-type="string">
            <text:p text:style-name="P4"><text:span text:style-name="T3">33.665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5</text:span></text:p>
          </table:table-cell>
          <table:table-cell table:style-name="Tabela1.B5" office:value-type="string">
            <text:p text:style-name="P3"><text:span text:style-name="T3">LEOGENEFFER ARAUJO DOS SANTOS</text:span></text:p>
          </table:table-cell>
          <table:table-cell table:style-name="Tabela1.B5" office:value-type="string">
            <text:p text:style-name="P3"><text:span text:style-name="T3">Assessor do Arq. Setorial do RH</text:span></text:p>
          </table:table-cell>
          <table:table-cell table:style-name="Tabela1.B5" office:value-type="string">
            <text:p text:style-name="P3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4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679,93</text:span></text:p>
          </table:table-cell>
          <table:table-cell table:style-name="Tabela1.E43" office:value-type="string">
            <text:p text:style-name="P4"><text:span text:style-name="T3">193,58</text:span></text:p>
          </table:table-cell>
          <table:table-cell table:style-name="Tabela1.E43" office:value-type="string">
            <text:p text:style-name="P4"><text:span text:style-name="T3">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8,48</text:span></text:p>
          </table:table-cell>
          <table:table-cell table:style-name="Tabela1.E43" office:value-type="string">
            <text:p text:style-name="P4"><text:span text:style-name="T3">4.481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8</text:span></text:p>
          </table:table-cell>
          <table:table-cell table:style-name="Tabela1.B5" office:value-type="string">
            <text:p text:style-name="P3"><text:span text:style-name="T3">LEONARDO FRAGA CARDOSO JUNIOR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6</text:span></text:p>
          </table:table-cell>
          <table:table-cell table:style-name="Tabela1.B5" office:value-type="string">
            <text:p text:style-name="P3"><text:span text:style-name="T3">LEONARDO JOSE CAMPOS MAIA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9.293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7.283,03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86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28,51</text:span></text:p>
          </table:table-cell>
          <table:table-cell table:style-name="Tabela1.E43" office:value-type="string">
            <text:p text:style-name="P4"><text:span text:style-name="T3">22.75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3</text:span></text:p>
          </table:table-cell>
          <table:table-cell table:style-name="Tabela1.B5" office:value-type="string">
            <text:p text:style-name="P3"><text:span text:style-name="T3">LEONEL RODRIGUES CHAGAS</text:span></text:p>
          </table:table-cell>
          <table:table-cell table:style-name="Tabela1.B5" office:value-type="string">
            <text:p text:style-name="P3"><text:span text:style-name="T3">2º TENENTE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1.915,70</text:span></text:p>
          </table:table-cell>
          <table:table-cell table:style-name="Tabela1.E43" office:value-type="string">
            <text:p text:style-name="P4"><text:span text:style-name="T3">766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7.86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,90</text:span></text:p>
          </table:table-cell>
          <table:table-cell table:style-name="Tabela1.E43" office:value-type="string">
            <text:p text:style-name="P4"><text:span text:style-name="T3">7.836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2</text:span></text:p>
          </table:table-cell>
          <table:table-cell table:style-name="Tabela1.B5" office:value-type="string">
            <text:p text:style-name="P3"><text:span text:style-name="T3">LEYDSON GADELHA MOR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.586,03</text:span></text:p>
          </table:table-cell>
          <table:table-cell table:style-name="Tabela1.E43" office:value-type="string">
            <text:p text:style-name="P4"><text:span text:style-name="T3">76.510,96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8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35,64</text:span></text:p>
          </table:table-cell>
          <table:table-cell table:style-name="Tabela1.E43" office:value-type="string">
            <text:p text:style-name="P4"><text:span text:style-name="T3">64.67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9</text:span></text:p>
          </table:table-cell>
          <table:table-cell table:style-name="Tabela1.B5" office:value-type="string">
            <text:p text:style-name="P3"><text:span text:style-name="T3">LHAIS SAMARA MESSIA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7.902,90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307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3,80</text:span></text:p>
          </table:table-cell>
          <table:table-cell table:style-name="Tabela1.E43" office:value-type="string">
            <text:p text:style-name="P4"><text:span text:style-name="T3">6.99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4</text:span></text:p>
          </table:table-cell>
          <table:table-cell table:style-name="Tabela1.B5" office:value-type="string">
            <text:p text:style-name="P3"><text:span text:style-name="T3">LICIA REGIA DOS SANTOS DIAS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9</text:span></text:p>
          </table:table-cell>
          <table:table-cell table:style-name="Tabela1.B5" office:value-type="string">
            <text:p text:style-name="P3"><text:span text:style-name="T3">LICIA VANESSA DE ANDRADE SANT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4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03,11</text:span></text:p>
          </table:table-cell>
          <table:table-cell table:style-name="Tabela1.E43" office:value-type="string">
            <text:p text:style-name="P4"><text:span text:style-name="T3">11.41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9</text:span></text:p>
          </table:table-cell>
          <table:table-cell table:style-name="Tabela1.B5" office:value-type="string">
            <text:p text:style-name="P3"><text:span text:style-name="T3">LIDGIA MARIA DANTAS DE ANDRADE LIM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5</text:span></text:p>
          </table:table-cell>
          <table:table-cell table:style-name="Tabela1.B5" office:value-type="string">
            <text:p text:style-name="P3"><text:span text:style-name="T3">LIDIANE MEDEIROS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842,05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86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1,35</text:span></text:p>
          </table:table-cell>
          <table:table-cell table:style-name="Tabela1.E43" office:value-type="string">
            <text:p text:style-name="P4"><text:span text:style-name="T3">8.13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8</text:span></text:p>
          </table:table-cell>
          <table:table-cell table:style-name="Tabela1.B5" office:value-type="string">
            <text:p text:style-name="P3"><text:span text:style-name="T3">LIGIA MARIA MONTEIRO DE FIGUEIREDO</text:span></text:p>
          </table:table-cell>
          <table:table-cell table:style-name="Tabela1.B5" office:value-type="string">
            <text:p text:style-name="P3"><text:span text:style-name="T3">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3.741,04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688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65,46</text:span></text:p>
          </table:table-cell>
          <table:table-cell table:style-name="Tabela1.E43" office:value-type="string">
            <text:p text:style-name="P4"><text:span text:style-name="T3">11.175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3</text:span></text:p>
          </table:table-cell>
          <table:table-cell table:style-name="Tabela1.B5" office:value-type="string">
            <text:p text:style-name="P3"><text:span text:style-name="T3">LILIAN DOS SANTOS MACIEL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ÃO ESTRATEGICA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7</text:span></text:p>
          </table:table-cell>
          <table:table-cell table:style-name="Tabela1.B5" office:value-type="string">
            <text:p text:style-name="P3"><text:span text:style-name="T3">LISSANDRO PATRICIUS GOIS SANTO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681,53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3.21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90,44</text:span></text:p>
          </table:table-cell>
          <table:table-cell table:style-name="Tabela1.E43" office:value-type="string">
            <text:p text:style-name="P4"><text:span text:style-name="T3">13.99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7</text:span></text:p>
          </table:table-cell>
          <table:table-cell table:style-name="Tabela1.B5" office:value-type="string">
            <text:p text:style-name="P3"><text:span text:style-name="T3">LIVIA BARRETO CANOV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77</text:span></text:p>
          </table:table-cell>
          <table:table-cell table:style-name="Tabela1.E43" office:value-type="string">
            <text:p text:style-name="P4"><text:span text:style-name="T3">8.754,74</text:span></text:p>
          </table:table-cell>
          <table:table-cell table:style-name="Tabela1.E43" office:value-type="string">
            <text:p text:style-name="P4"><text:span text:style-name="T3">44.465,19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7.626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77,68</text:span></text:p>
          </table:table-cell>
          <table:table-cell table:style-name="Tabela1.E43" office:value-type="string">
            <text:p text:style-name="P4"><text:span text:style-name="T3">35.787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5</text:span></text:p>
          </table:table-cell>
          <table:table-cell table:style-name="Tabela1.B5" office:value-type="string">
            <text:p text:style-name="P3"><text:span text:style-name="T3">LIZANDRA GARDENI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519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55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0,34</text:span></text:p>
          </table:table-cell>
          <table:table-cell table:style-name="Tabela1.E43" office:value-type="string">
            <text:p text:style-name="P4"><text:span text:style-name="T3">7.239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4</text:span></text:p>
          </table:table-cell>
          <table:table-cell table:style-name="Tabela1.B5" office:value-type="string">
            <text:p text:style-name="P3"><text:span text:style-name="T3">LORENA DA ROCHA SILVA RIBEIRO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189,17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697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60,52</text:span></text:p>
          </table:table-cell>
          <table:table-cell table:style-name="Tabela1.E43" office:value-type="string">
            <text:p text:style-name="P4"><text:span text:style-name="T3">12.828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6</text:span></text:p>
          </table:table-cell>
          <table:table-cell table:style-name="Tabela1.B5" office:value-type="string">
            <text:p text:style-name="P3"><text:span text:style-name="T3">LOUYSE MARCELLY MELO NERI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3</text:span></text:p>
          </table:table-cell>
          <table:table-cell table:style-name="Tabela1.B5" office:value-type="string">
            <text:p text:style-name="P3"><text:span text:style-name="T3">LUA SILVA SANTO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9.798,54</text:span></text:p>
          </table:table-cell>
          <table:table-cell table:style-name="Tabela1.E43" office:value-type="string">
            <text:p text:style-name="P4"><text:span text:style-name="T3">9.969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6.422,46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4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09,26</text:span></text:p>
          </table:table-cell>
          <table:table-cell table:style-name="Tabela1.E43" office:value-type="string">
            <text:p text:style-name="P4"><text:span text:style-name="T3">29.313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4</text:span></text:p>
          </table:table-cell>
          <table:table-cell table:style-name="Tabela1.B5" office:value-type="string">
            <text:p text:style-name="P3"><text:span text:style-name="T3">LUAN BRUNO BARBOSA DE SOUZA COST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813,18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9.119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5</text:span></text:p>
          </table:table-cell>
          <table:table-cell table:style-name="Tabela1.B5" office:value-type="string">
            <text:p text:style-name="P3"><text:span text:style-name="T3">LUANA DIAS SOARES GARCI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4"/><text:span text:style-name="T3">1346</text:span></text:p>
          </table:table-cell>
          <table:table-cell table:style-name="Tabela1.B5" office:value-type="string">
            <text:p text:style-name="P3"><text:span text:style-name="T3">LUANA FRANCA DE CARVALHO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6.617,75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1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2,76</text:span></text:p>
          </table:table-cell>
          <table:table-cell table:style-name="Tabela1.E43" office:value-type="string">
            <text:p text:style-name="P4"><text:span text:style-name="T3">12.56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2</text:span></text:p>
          </table:table-cell>
          <table:table-cell table:style-name="Tabela1.B5" office:value-type="string">
            <text:p text:style-name="P3"><text:span text:style-name="T3">LUANA PRATA MONT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4.549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920,80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778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2,83</text:span></text:p>
          </table:table-cell>
          <table:table-cell table:style-name="Tabela1.E43" office:value-type="string">
            <text:p text:style-name="P4"><text:span text:style-name="T3">12.317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2</text:span></text:p>
          </table:table-cell>
          <table:table-cell table:style-name="Tabela1.B5" office:value-type="string">
            <text:p text:style-name="P3"><text:span text:style-name="T3">LUANA ROCHA PR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468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374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1,30</text:span></text:p>
          </table:table-cell>
          <table:table-cell table:style-name="Tabela1.E43" office:value-type="string">
            <text:p text:style-name="P4"><text:span text:style-name="T3">6.49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6</text:span></text:p>
          </table:table-cell>
          <table:table-cell table:style-name="Tabela1.B5" office:value-type="string">
            <text:p text:style-name="P3"><text:span text:style-name="T3">LUCAS LEITE MEDEIROS MASCARENH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90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5.612,62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88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6,36</text:span></text:p>
          </table:table-cell>
          <table:table-cell table:style-name="Tabela1.E43" office:value-type="string">
            <text:p text:style-name="P4"><text:span text:style-name="T3">13.646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2</text:span></text:p>
          </table:table-cell>
          <table:table-cell table:style-name="Tabela1.B5" office:value-type="string">
            <text:p text:style-name="P3"><text:span text:style-name="T3">LUCAS RAMOS CARVALH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27,08</text:span></text:p>
          </table:table-cell>
          <table:table-cell table:style-name="Tabela1.E43" office:value-type="string">
            <text:p text:style-name="P4"><text:span text:style-name="T3">10.903,32</text:span></text:p>
          </table:table-cell>
          <table:table-cell table:style-name="Tabela1.E43" office:value-type="string">
            <text:p text:style-name="P4"><text:span text:style-name="T3">45.959,08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7.446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97,64</text:span></text:p>
          </table:table-cell>
          <table:table-cell table:style-name="Tabela1.E43" office:value-type="string">
            <text:p text:style-name="P4"><text:span text:style-name="T3">37.461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0</text:span></text:p>
          </table:table-cell>
          <table:table-cell table:style-name="Tabela1.B5" office:value-type="string">
            <text:p text:style-name="P3"><text:span text:style-name="T3">LUCIANA BASTOS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9.822,01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8.107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9</text:span></text:p>
          </table:table-cell>
          <table:table-cell table:style-name="Tabela1.B5" office:value-type="string">
            <text:p text:style-name="P3"><text:span text:style-name="T3">LUCIANA CAVALCANTI NOBREG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6.648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9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62,96</text:span></text:p>
          </table:table-cell>
          <table:table-cell table:style-name="Tabela1.E43" office:value-type="string">
            <text:p text:style-name="P4"><text:span text:style-name="T3">19.485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3</text:span></text:p>
          </table:table-cell>
          <table:table-cell table:style-name="Tabela1.B5" office:value-type="string">
            <text:p text:style-name="P3"><text:span text:style-name="T3">LUCIANA DIAS SOUZ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4.271,34</text:span></text:p>
          </table:table-cell>
          <table:table-cell table:style-name="Tabela1.E43" office:value-type="string">
            <text:p text:style-name="P4"><text:span text:style-name="T3">2.749,10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762,75</text:span></text:p>
          </table:table-cell>
          <table:table-cell table:style-name="Tabela1.E43" office:value-type="string">
            <text:p text:style-name="P4"><text:span text:style-name="T3">795,32</text:span></text:p>
          </table:table-cell>
          <table:table-cell table:style-name="Tabela1.E43" office:value-type="string">
            <text:p text:style-name="P4"><text:span text:style-name="T3">1.25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6,74</text:span></text:p>
          </table:table-cell>
          <table:table-cell table:style-name="Tabela1.E43" office:value-type="string">
            <text:p text:style-name="P4"><text:span text:style-name="T3">9.716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3</text:span></text:p>
          </table:table-cell>
          <table:table-cell table:style-name="Tabela1.B5" office:value-type="string">
            <text:p text:style-name="P3"><text:span text:style-name="T3">LUCIANA DUARTE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436,96</text:span></text:p>
          </table:table-cell>
          <table:table-cell table:style-name="Tabela1.E43" office:value-type="string">
            <text:p text:style-name="P4"><text:span text:style-name="T3">62.147,41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560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60,02</text:span></text:p>
          </table:table-cell>
          <table:table-cell table:style-name="Tabela1.E43" office:value-type="string">
            <text:p text:style-name="P4"><text:span text:style-name="T3">49.587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4</text:span></text:p>
          </table:table-cell>
          <table:table-cell table:style-name="Tabela1.B5" office:value-type="string">
            <text:p text:style-name="P3"><text:span text:style-name="T3">LUCIANA LEONARDO RIBEIRO SILVA DE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947,84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62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95,30</text:span></text:p>
          </table:table-cell>
          <table:table-cell table:style-name="Tabela1.E43" office:value-type="string">
            <text:p text:style-name="P4"><text:span text:style-name="T3">12.452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8</text:span></text:p>
          </table:table-cell>
          <table:table-cell table:style-name="Tabela1.B5" office:value-type="string">
            <text:p text:style-name="P3"><text:span text:style-name="T3">LUCIANA MACHADO MENEZ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2</text:span></text:p>
          </table:table-cell>
          <table:table-cell table:style-name="Tabela1.B5" office:value-type="string">
            <text:p text:style-name="P3"><text:span text:style-name="T3">LUCIANA YASMIM SANTOS PASS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5</text:span></text:p>
          </table:table-cell>
          <table:table-cell table:style-name="Tabela1.B5" office:value-type="string">
            <text:p text:style-name="P3"><text:span text:style-name="T3">LUCIO JOSE CARDOSO BARRETO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894,04</text:span></text:p>
          </table:table-cell>
          <table:table-cell table:style-name="Tabela1.E43" office:value-type="string">
            <text:p text:style-name="P4"><text:span text:style-name="T3">63.518,65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77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04,21</text:span></text:p>
          </table:table-cell>
          <table:table-cell table:style-name="Tabela1.E43" office:value-type="string">
            <text:p text:style-name="P4"><text:span text:style-name="T3">50.614,4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6</text:span></text:p>
          </table:table-cell>
          <table:table-cell table:style-name="Tabela1.B5" office:value-type="string">
            <text:p text:style-name="P3"><text:span text:style-name="T3">LUIS CLAUDI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46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393,24</text:span></text:p>
          </table:table-cell>
          <table:table-cell table:style-name="Tabela1.E43" office:value-type="string">
            <text:p text:style-name="P4"><text:span text:style-name="T3">5.625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697,30</text:span></text:p>
          </table:table-cell>
          <table:table-cell table:style-name="Tabela1.E43" office:value-type="string">
            <text:p text:style-name="P4"><text:span text:style-name="T3">88.895,42</text:span></text:p>
          </table:table-cell>
          <table:table-cell table:style-name="Tabela1.E43" office:value-type="string">
            <text:p text:style-name="P4"><text:span text:style-name="T3">5.625,16</text:span></text:p>
          </table:table-cell>
          <table:table-cell table:style-name="Tabela1.E43" office:value-type="string">
            <text:p text:style-name="P4"><text:span text:style-name="T3">13.8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.472,76</text:span></text:p>
          </table:table-cell>
          <table:table-cell table:style-name="Tabela1.E43" office:value-type="string">
            <text:p text:style-name="P4"><text:span text:style-name="T3">69.422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0</text:span></text:p>
          </table:table-cell>
          <table:table-cell table:style-name="Tabela1.B5" office:value-type="string">
            <text:p text:style-name="P3"><text:span text:style-name="T3">LUIS FAUSTO DIAS DE VALOIS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8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919,46</text:span></text:p>
          </table:table-cell>
          <table:table-cell table:style-name="Tabela1.E43" office:value-type="string">
            <text:p text:style-name="P4"><text:span text:style-name="T3">70.319,50</text:span></text:p>
          </table:table-cell>
          <table:table-cell table:style-name="Tabela1.E43" office:value-type="string">
            <text:p text:style-name="P4"><text:span text:style-name="T3">5.516,01</text:span></text:p>
          </table:table-cell>
          <table:table-cell table:style-name="Tabela1.E43" office:value-type="string">
            <text:p text:style-name="P4"><text:span text:style-name="T3">7.31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30,35</text:span></text:p>
          </table:table-cell>
          <table:table-cell table:style-name="Tabela1.E43" office:value-type="string">
            <text:p text:style-name="P4"><text:span text:style-name="T3">57.489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8</text:span></text:p>
          </table:table-cell>
          <table:table-cell table:style-name="Tabela1.B5" office:value-type="string">
            <text:p text:style-name="P3"><text:span text:style-name="T3">LUIS FELIPE JORDAO WANDERLEY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246,62</text:span></text:p>
          </table:table-cell>
          <table:table-cell table:style-name="Tabela1.E43" office:value-type="string">
            <text:p text:style-name="P4"><text:span text:style-name="T3">59.171,5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3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83,50</text:span></text:p>
          </table:table-cell>
          <table:table-cell table:style-name="Tabela1.E43" office:value-type="string">
            <text:p text:style-name="P4"><text:span text:style-name="T3">47.388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</text:span></text:p>
          </table:table-cell>
          <table:table-cell table:style-name="Tabela1.B5" office:value-type="string">
            <text:p text:style-name="P3"><text:span text:style-name="T3">LUIZ ALBERTO MOURA ARAUJ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4.672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770,99</text:span></text:p>
          </table:table-cell>
          <table:table-cell table:style-name="Tabela1.E43" office:value-type="string">
            <text:p text:style-name="P4"><text:span text:style-name="T3">57.864,49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8.859,54</text:span></text:p>
          </table:table-cell>
          <table:table-cell table:style-name="Tabela1.E43" office:value-type="string">
            <text:p text:style-name="P4"><text:span text:style-name="T3">611,45</text:span></text:p>
          </table:table-cell>
          <table:table-cell table:style-name="Tabela1.E43" office:value-type="string">
            <text:p text:style-name="P4"><text:span text:style-name="T3">15.302,12</text:span></text:p>
          </table:table-cell>
          <table:table-cell table:style-name="Tabela1.E43" office:value-type="string">
            <text:p text:style-name="P4"><text:span text:style-name="T3">42.562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5</text:span></text:p>
          </table:table-cell>
          <table:table-cell table:style-name="Tabela1.B5" office:value-type="string">
            <text:p text:style-name="P3"><text:span text:style-name="T3">LUIZ CARLOS ARAGAO DE ALMEID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0</text:span></text:p>
          </table:table-cell>
          <table:table-cell table:style-name="Tabela1.B5" office:value-type="string">
            <text:p text:style-name="P3"><text:span text:style-name="T3">LUIZ CARLOS DA SILV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7</text:span></text:p>
          </table:table-cell>
          <table:table-cell table:style-name="Tabela1.B5" office:value-type="string">
            <text:p text:style-name="P3"><text:span text:style-name="T3">LUIZ CARLOS DOS SANTOS LOP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56</text:span></text:p>
          </table:table-cell>
          <table:table-cell table:style-name="Tabela1.B5" office:value-type="string">
            <text:p text:style-name="P3"><text:span text:style-name="T3">LUIZ CARLOS PAIXAO JUNIOR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2.689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386,69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19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4,14</text:span></text:p>
          </table:table-cell>
          <table:table-cell table:style-name="Tabela1.E43" office:value-type="string">
            <text:p text:style-name="P4"><text:span text:style-name="T3">8.752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3</text:span></text:p>
          </table:table-cell>
          <table:table-cell table:style-name="Tabela1.B5" office:value-type="string">
            <text:p text:style-name="P3"><text:span text:style-name="T3">LUIZ DE AZEVEDO COSTA NETO</text:span></text:p>
          </table:table-cell>
          <table:table-cell table:style-name="Tabela1.B5" office:value-type="string">
            <text:p text:style-name="P3"><text:span text:style-name="T3">CORONEL - requisitado-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5.591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6.511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4,30</text:span></text:p>
          </table:table-cell>
          <table:table-cell table:style-name="Tabela1.E43" office:value-type="string">
            <text:p text:style-name="P4"><text:span text:style-name="T3">15.187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2</text:span></text:p>
          </table:table-cell>
          <table:table-cell table:style-name="Tabela1.B5" office:value-type="string">
            <text:p text:style-name="P3"><text:span text:style-name="T3">LUIZ GONZAGA NETO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0</text:span></text:p>
          </table:table-cell>
          <table:table-cell table:style-name="Tabela1.B5" office:value-type="string">
            <text:p text:style-name="P3"><text:span text:style-name="T3">LUIZ GUSTAVO LIM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8.511,26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810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79,65</text:span></text:p>
          </table:table-cell>
          <table:table-cell table:style-name="Tabela1.E43" office:value-type="string">
            <text:p text:style-name="P4"><text:span text:style-name="T3">14.131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4</text:span></text:p>
          </table:table-cell>
          <table:table-cell table:style-name="Tabela1.B5" office:value-type="string">
            <text:p text:style-name="P3"><text:span text:style-name="T3">LUIZ HENRIQUE CRUZ SILV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</text:span></text:p>
          </table:table-cell>
          <table:table-cell table:style-name="Tabela1.B5" office:value-type="string">
            <text:p text:style-name="P3"><text:span text:style-name="T3">LUIZ PEDRO DA COSTA TAVAR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33</text:span></text:p>
          </table:table-cell>
          <table:table-cell table:style-name="Tabela1.B5" office:value-type="string">
            <text:p text:style-name="P3"><text:span text:style-name="T3">LUIZ RANGEL LIMA SANTOS</text:span></text:p>
          </table:table-cell>
          <table:table-cell table:style-name="Tabela1.B5" office:value-type="string">
            <text:p text:style-name="P3"><text:span text:style-name="T3">COORDENADOR DA DIVISÃO DE ENG. E MANUTENÇÃ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8,23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011,34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26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3,97</text:span></text:p>
          </table:table-cell>
          <table:table-cell table:style-name="Tabela1.E43" office:value-type="string">
            <text:p text:style-name="P4"><text:span text:style-name="T3">8.867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0</text:span></text:p>
          </table:table-cell>
          <table:table-cell table:style-name="Tabela1.B5" office:value-type="string">
            <text:p text:style-name="P3"><text:span text:style-name="T3">LUIZ TADEU COSTA MAYNARD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8</text:span></text:p>
          </table:table-cell>
          <table:table-cell table:style-name="Tabela1.B5" office:value-type="string">
            <text:p text:style-name="P3"><text:span text:style-name="T3">LUIZ URQUIZA DA NOBREG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3.100,30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10.319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</text:span></text:p>
          </table:table-cell>
          <table:table-cell table:style-name="Tabela1.B5" office:value-type="string">
            <text:p text:style-name="P3"><text:span text:style-name="T3">LUIZ VALTER RIBEIRO ROSAR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12.619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596,45</text:span></text:p>
          </table:table-cell>
          <table:table-cell table:style-name="Tabela1.E43" office:value-type="string">
            <text:p text:style-name="P4"><text:span text:style-name="T3">86.636,69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16,91</text:span></text:p>
          </table:table-cell>
          <table:table-cell table:style-name="Tabela1.E43" office:value-type="string">
            <text:p text:style-name="P4"><text:span text:style-name="T3">8.558,19</text:span></text:p>
          </table:table-cell>
          <table:table-cell table:style-name="Tabela1.E43" office:value-type="string">
            <text:p text:style-name="P4"><text:span text:style-name="T3">24.906,23</text:span></text:p>
          </table:table-cell>
          <table:table-cell table:style-name="Tabela1.E43" office:value-type="string">
            <text:p text:style-name="P4"><text:span text:style-name="T3">61.730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8</text:span></text:p>
          </table:table-cell>
          <table:table-cell table:style-name="Tabela1.B5" office:value-type="string">
            <text:p text:style-name="P3"><text:span text:style-name="T3">LUZINETE APARECID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79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0.278,33</text:span></text:p>
          </table:table-cell>
          <table:table-cell table:style-name="Tabela1.E43" office:value-type="string">
            <text:p text:style-name="P4"><text:span text:style-name="T3">967,94</text:span></text:p>
          </table:table-cell>
          <table:table-cell table:style-name="Tabela1.E43" office:value-type="string">
            <text:p text:style-name="P4"><text:span text:style-name="T3">75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8,12</text:span></text:p>
          </table:table-cell>
          <table:table-cell table:style-name="Tabela1.E43" office:value-type="string">
            <text:p text:style-name="P4"><text:span text:style-name="T3">8.56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9</text:span></text:p>
          </table:table-cell>
          <table:table-cell table:style-name="Tabela1.B5" office:value-type="string">
            <text:p text:style-name="P3"><text:span text:style-name="T3">MACIRLEY SANTOS SILVA DE CARVALHO</text:span></text:p>
          </table:table-cell>
          <table:table-cell table:style-name="Tabela1.B5" office:value-type="string">
            <text:p text:style-name="P3"><text:span text:style-name="T3">TECNICO EXECUTIVO-requisitado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234,44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2.10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</text:span></text:p>
          </table:table-cell>
          <table:table-cell table:style-name="Tabela1.B5" office:value-type="string">
            <text:p text:style-name="P3"><text:span text:style-name="T3">MAGALI LIMA DE MATOS SOAR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5.54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24.181,76</text:span></text:p>
          </table:table-cell>
          <table:table-cell table:style-name="Tabela1.E43" office:value-type="string">
            <text:p text:style-name="P4"><text:span text:style-name="T3">2.981,27</text:span></text:p>
          </table:table-cell>
          <table:table-cell table:style-name="Tabela1.E43" office:value-type="string">
            <text:p text:style-name="P4"><text:span text:style-name="T3">4.15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32,52</text:span></text:p>
          </table:table-cell>
          <table:table-cell table:style-name="Tabela1.E43" office:value-type="string">
            <text:p text:style-name="P4"><text:span text:style-name="T3">17.049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7</text:span></text:p>
          </table:table-cell>
          <table:table-cell table:style-name="Tabela1.B5" office:value-type="string">
            <text:p text:style-name="P3"><text:span text:style-name="T3">MAISA OLIVEIRA BOMFIM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8</text:span></text:p>
          </table:table-cell>
          <table:table-cell table:style-name="Tabela1.B5" office:value-type="string">
            <text:p text:style-name="P3"><text:span text:style-name="T3">MANOEL CABRAL MACHADO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2.87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873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.827,20</text:span></text:p>
          </table:table-cell>
          <table:table-cell table:style-name="Tabela1.E43" office:value-type="string">
            <text:p text:style-name="P4"><text:span text:style-name="T3">93.288,41</text:span></text:p>
          </table:table-cell>
          <table:table-cell table:style-name="Tabela1.E43" office:value-type="string">
            <text:p text:style-name="P4"><text:span text:style-name="T3">5.402,24</text:span></text:p>
          </table:table-cell>
          <table:table-cell table:style-name="Tabela1.E43" office:value-type="string">
            <text:p text:style-name="P4"><text:span text:style-name="T3">8.13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38,94</text:span></text:p>
          </table:table-cell>
          <table:table-cell table:style-name="Tabela1.E43" office:value-type="string">
            <text:p text:style-name="P4"><text:span text:style-name="T3">79.749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2</text:span></text:p>
          </table:table-cell>
          <table:table-cell table:style-name="Tabela1.B5" office:value-type="string">
            <text:p text:style-name="P3"><text:span text:style-name="T3">MANOEL MESSIAS RODRIGUE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5</text:span></text:p>
          </table:table-cell>
          <table:table-cell table:style-name="Tabela1.B5" office:value-type="string">
            <text:p text:style-name="P3"><text:span text:style-name="T3">MANOELA COSTA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139,5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99,77</text:span></text:p>
          </table:table-cell>
          <table:table-cell table:style-name="Tabela1.E43" office:value-type="string">
            <text:p text:style-name="P4"><text:span text:style-name="T3">797,66</text:span></text:p>
          </table:table-cell>
          <table:table-cell table:style-name="Tabela1.E43" office:value-type="string">
            <text:p text:style-name="P4"><text:span text:style-name="T3">71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1,53</text:span></text:p>
          </table:table-cell>
          <table:table-cell table:style-name="Tabela1.E43" office:value-type="string">
            <text:p text:style-name="P4"><text:span text:style-name="T3">7.788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8</text:span></text:p>
          </table:table-cell>
          <table:table-cell table:style-name="Tabela1.B5" office:value-type="string">
            <text:p text:style-name="P3"><text:span text:style-name="T3">MARA ALICE BARBOSA PASS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11</text:span></text:p>
          </table:table-cell>
          <table:table-cell table:style-name="Tabela1.E43" office:value-type="string">
            <text:p text:style-name="P4"><text:span text:style-name="T3">11.807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2</text:span></text:p>
          </table:table-cell>
          <table:table-cell table:style-name="Tabela1.B5" office:value-type="string">
            <text:p text:style-name="P3"><text:span text:style-name="T3">MARA CAMILA DE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8.741,4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312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3</text:span></text:p>
          </table:table-cell>
          <table:table-cell table:style-name="Tabela1.B5" office:value-type="string">
            <text:p text:style-name="P3"><text:span text:style-name="T3">MARA RUBIA SANTO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ORCAMENTARI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7,4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946,1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85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8,33</text:span></text:p>
          </table:table-cell>
          <table:table-cell table:style-name="Tabela1.E43" office:value-type="string">
            <text:p text:style-name="P4"><text:span text:style-name="T3">8.35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8</text:span></text:p>
          </table:table-cell>
          <table:table-cell table:style-name="Tabela1.B5" office:value-type="string">
            <text:p text:style-name="P3"><text:span text:style-name="T3">MARCELA AYRES BRITTO SANTOS BRAG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061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3,19</text:span></text:p>
          </table:table-cell>
          <table:table-cell table:style-name="Tabela1.E43" office:value-type="string">
            <text:p text:style-name="P4"><text:span text:style-name="T3">6.128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0</text:span></text:p>
          </table:table-cell>
          <table:table-cell table:style-name="Tabela1.B5" office:value-type="string">
            <text:p text:style-name="P3"><text:span text:style-name="T3">MARCELA GAMA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220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92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5,25</text:span></text:p>
          </table:table-cell>
          <table:table-cell table:style-name="Tabela1.E43" office:value-type="string">
            <text:p text:style-name="P4"><text:span text:style-name="T3">11.36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6</text:span></text:p>
          </table:table-cell>
          <table:table-cell table:style-name="Tabela1.B5" office:value-type="string">
            <text:p text:style-name="P3"><text:span text:style-name="T3">MARCELA LINS MOURA DE FIGUEIR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578,7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61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4,74</text:span></text:p>
          </table:table-cell>
          <table:table-cell table:style-name="Tabela1.E43" office:value-type="string">
            <text:p text:style-name="P4"><text:span text:style-name="T3">10.104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9</text:span></text:p>
          </table:table-cell>
          <table:table-cell table:style-name="Tabela1.B5" office:value-type="string">
            <text:p text:style-name="P3"><text:span text:style-name="T3">MARCELA MAXIMO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865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38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8,62</text:span></text:p>
          </table:table-cell>
          <table:table-cell table:style-name="Tabela1.E43" office:value-type="string">
            <text:p text:style-name="P4"><text:span text:style-name="T3">6.706,6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5"/><text:span text:style-name="T3">1594</text:span></text:p>
          </table:table-cell>
          <table:table-cell table:style-name="Tabela1.B5" office:value-type="string">
            <text:p text:style-name="P3"><text:span text:style-name="T3">MARCELLA BATISTA GUIMARA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002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4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26</text:span></text:p>
          </table:table-cell>
          <table:table-cell table:style-name="Tabela1.E43" office:value-type="string">
            <text:p text:style-name="P4"><text:span text:style-name="T3">11.229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2</text:span></text:p>
          </table:table-cell>
          <table:table-cell table:style-name="Tabela1.B5" office:value-type="string">
            <text:p text:style-name="P3"><text:span text:style-name="T3">MARCELO CARDOSO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3.766,70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727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7,88</text:span></text:p>
          </table:table-cell>
          <table:table-cell table:style-name="Tabela1.E43" office:value-type="string">
            <text:p text:style-name="P4"><text:span text:style-name="T3">10.558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2</text:span></text:p>
          </table:table-cell>
          <table:table-cell table:style-name="Tabela1.B5" office:value-type="string">
            <text:p text:style-name="P3"><text:span text:style-name="T3">MARCELO TORRES DE ARRUDA RAPOS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497,96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29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1,73</text:span></text:p>
          </table:table-cell>
          <table:table-cell table:style-name="Tabela1.E43" office:value-type="string">
            <text:p text:style-name="P4"><text:span text:style-name="T3">6.52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9</text:span></text:p>
          </table:table-cell>
          <table:table-cell table:style-name="Tabela1.B5" office:value-type="string">
            <text:p text:style-name="P3"><text:span text:style-name="T3">MARCIA JAQUELINE OLIVEIRA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14,99</text:span></text:p>
          </table:table-cell>
          <table:table-cell table:style-name="Tabela1.E43" office:value-type="string">
            <text:p text:style-name="P4"><text:span text:style-name="T3">43.339,92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8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35,64</text:span></text:p>
          </table:table-cell>
          <table:table-cell table:style-name="Tabela1.E43" office:value-type="string">
            <text:p text:style-name="P4"><text:span text:style-name="T3">31.50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6</text:span></text:p>
          </table:table-cell>
          <table:table-cell table:style-name="Tabela1.B5" office:value-type="string">
            <text:p text:style-name="P3"><text:span text:style-name="T3">MARCIA MENDES UNG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82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12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.672,75</text:span></text:p>
          </table:table-cell>
          <table:table-cell table:style-name="Tabela1.E43" office:value-type="string">
            <text:p text:style-name="P4"><text:span text:style-name="T3">96.724,48</text:span></text:p>
          </table:table-cell>
          <table:table-cell table:style-name="Tabela1.E43" office:value-type="string">
            <text:p text:style-name="P4"><text:span text:style-name="T3">5.255,43</text:span></text:p>
          </table:table-cell>
          <table:table-cell table:style-name="Tabela1.E43" office:value-type="string">
            <text:p text:style-name="P4"><text:span text:style-name="T3">11.329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585,18</text:span></text:p>
          </table:table-cell>
          <table:table-cell table:style-name="Tabela1.E43" office:value-type="string">
            <text:p text:style-name="P4"><text:span text:style-name="T3">80.139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2</text:span></text:p>
          </table:table-cell>
          <table:table-cell table:style-name="Tabela1.B5" office:value-type="string">
            <text:p text:style-name="P3"><text:span text:style-name="T3">MARCIA RAFAELLA FREIRE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336,4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890,81</text:span></text:p>
          </table:table-cell>
          <table:table-cell table:style-name="Tabela1.E43" office:value-type="string">
            <text:p text:style-name="P4"><text:span text:style-name="T3">2.024,08</text:span></text:p>
          </table:table-cell>
          <table:table-cell table:style-name="Tabela1.E43" office:value-type="string">
            <text:p text:style-name="P4"><text:span text:style-name="T3">3.52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52,08</text:span></text:p>
          </table:table-cell>
          <table:table-cell table:style-name="Tabela1.E43" office:value-type="string">
            <text:p text:style-name="P4"><text:span text:style-name="T3">15.338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0</text:span></text:p>
          </table:table-cell>
          <table:table-cell table:style-name="Tabela1.B5" office:value-type="string">
            <text:p text:style-name="P3"><text:span text:style-name="T3">MARCIA VALNICE RODRIGUES LIM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268,44</text:span></text:p>
          </table:table-cell>
          <table:table-cell table:style-name="Tabela1.E43" office:value-type="string">
            <text:p text:style-name="P4"><text:span text:style-name="T3">9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,36</text:span></text:p>
          </table:table-cell>
          <table:table-cell table:style-name="Tabela1.E43" office:value-type="string">
            <text:p text:style-name="P4"><text:span text:style-name="T3">3.177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</text:span></text:p>
          </table:table-cell>
          <table:table-cell table:style-name="Tabela1.B5" office:value-type="string">
            <text:p text:style-name="P3"><text:span text:style-name="T3">MARCILIO DE SIQUEIRA PIN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7.261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.991,30</text:span></text:p>
          </table:table-cell>
          <table:table-cell table:style-name="Tabela1.E43" office:value-type="string">
            <text:p text:style-name="P4"><text:span text:style-name="T3">81.794,02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1.320,67</text:span></text:p>
          </table:table-cell>
          <table:table-cell table:style-name="Tabela1.E43" office:value-type="string">
            <text:p text:style-name="P4"><text:span text:style-name="T3">17.720,84</text:span></text:p>
          </table:table-cell>
          <table:table-cell table:style-name="Tabela1.E43" office:value-type="string">
            <text:p text:style-name="P4"><text:span text:style-name="T3">64.073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5</text:span></text:p>
          </table:table-cell>
          <table:table-cell table:style-name="Tabela1.B5" office:value-type="string">
            <text:p text:style-name="P3"><text:span text:style-name="T3">MARCIO DOS SANTO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1.298,90</text:span></text:p>
          </table:table-cell>
          <table:table-cell table:style-name="Tabela1.E43" office:value-type="string">
            <text:p text:style-name="P4"><text:span text:style-name="T3">1.801,43</text:span></text:p>
          </table:table-cell>
          <table:table-cell table:style-name="Tabela1.E43" office:value-type="string">
            <text:p text:style-name="P4"><text:span text:style-name="T3">3.753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55,02</text:span></text:p>
          </table:table-cell>
          <table:table-cell table:style-name="Tabela1.E43" office:value-type="string">
            <text:p text:style-name="P4"><text:span text:style-name="T3">15.743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5</text:span></text:p>
          </table:table-cell>
          <table:table-cell table:style-name="Tabela1.B5" office:value-type="string">
            <text:p text:style-name="P3"><text:span text:style-name="T3">MARCIO MATOS LIMA BARRET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5,0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26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4,78</text:span></text:p>
          </table:table-cell>
          <table:table-cell table:style-name="Tabela1.E43" office:value-type="string">
            <text:p text:style-name="P4"><text:span text:style-name="T3">3.990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1</text:span></text:p>
          </table:table-cell>
          <table:table-cell table:style-name="Tabela1.B5" office:value-type="string">
            <text:p text:style-name="P3"><text:span text:style-name="T3">MARCIO SILVA SIQU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3,96</text:span></text:p>
          </table:table-cell>
          <table:table-cell table:style-name="Tabela1.E43" office:value-type="string">
            <text:p text:style-name="P4"><text:span text:style-name="T3">13.559,82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10.77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7</text:span></text:p>
          </table:table-cell>
          <table:table-cell table:style-name="Tabela1.B5" office:value-type="string">
            <text:p text:style-name="P3"><text:span text:style-name="T3">MARCO TULIO CARVALHO MACHA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1</text:span></text:p>
          </table:table-cell>
          <table:table-cell table:style-name="Tabela1.B5" office:value-type="string">
            <text:p text:style-name="P3"><text:span text:style-name="T3">MARCO TULIO SANTOS DA CONCEI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9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8.579,23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15.798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9</text:span></text:p>
          </table:table-cell>
          <table:table-cell table:style-name="Tabela1.B5" office:value-type="string">
            <text:p text:style-name="P3"><text:span text:style-name="T3">MARCONI ALVES VASCONCEL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94,08</text:span></text:p>
          </table:table-cell>
          <table:table-cell table:style-name="Tabela1.E43" office:value-type="string">
            <text:p text:style-name="P4"><text:span text:style-name="T3">9.367,70</text:span></text:p>
          </table:table-cell>
          <table:table-cell table:style-name="Tabela1.E43" office:value-type="string">
            <text:p text:style-name="P4"><text:span text:style-name="T3">738,31</text:span></text:p>
          </table:table-cell>
          <table:table-cell table:style-name="Tabela1.E43" office:value-type="string">
            <text:p text:style-name="P4"><text:span text:style-name="T3">32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37</text:span></text:p>
          </table:table-cell>
          <table:table-cell table:style-name="Tabela1.E43" office:value-type="string">
            <text:p text:style-name="P4"><text:span text:style-name="T3">8.303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4</text:span></text:p>
          </table:table-cell>
          <table:table-cell table:style-name="Tabela1.B5" office:value-type="string">
            <text:p text:style-name="P3"><text:span text:style-name="T3">MARCOS ANDRADE ROCHA</text:span></text:p>
          </table:table-cell>
          <table:table-cell table:style-name="Tabela1.B5" office:value-type="string">
            <text:p text:style-name="P3"><text:span text:style-name="T3">MAJOR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1.68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61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14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1</text:span></text:p>
          </table:table-cell>
          <table:table-cell table:style-name="Tabela1.B5" office:value-type="string">
            <text:p text:style-name="P3"><text:span text:style-name="T3">MARCOS ANTONIO BASTOS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2.077,6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8.819,70</text:span></text:p>
          </table:table-cell>
          <table:table-cell table:style-name="Tabela1.E43" office:value-type="string">
            <text:p text:style-name="P4"><text:span text:style-name="T3">1.454,34</text:span></text:p>
          </table:table-cell>
          <table:table-cell table:style-name="Tabela1.E43" office:value-type="string">
            <text:p text:style-name="P4"><text:span text:style-name="T3">3.167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21,60</text:span></text:p>
          </table:table-cell>
          <table:table-cell table:style-name="Tabela1.E43" office:value-type="string">
            <text:p text:style-name="P4"><text:span text:style-name="T3">14.198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1</text:span></text:p>
          </table:table-cell>
          <table:table-cell table:style-name="Tabela1.B5" office:value-type="string">
            <text:p text:style-name="P3"><text:span text:style-name="T3">MARCOS ANTONIO DOS SANTOS SOUZA</text:span></text:p>
          </table:table-cell>
          <table:table-cell table:style-name="Tabela1.B5" office:value-type="string">
            <text:p text:style-name="P3"><text:span text:style-name="T3">2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5</text:span></text:p>
          </table:table-cell>
          <table:table-cell table:style-name="Tabela1.B5" office:value-type="string">
            <text:p text:style-name="P3"><text:span text:style-name="T3">MARCOS ANTONIO FARIAS NOGU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1</text:span></text:p>
          </table:table-cell>
          <table:table-cell table:style-name="Tabela1.B5" office:value-type="string">
            <text:p text:style-name="P3"><text:span text:style-name="T3">MARCOS CELIO OLIVEIR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8.376,08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182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4,49</text:span></text:p>
          </table:table-cell>
          <table:table-cell table:style-name="Tabela1.E43" office:value-type="string">
            <text:p text:style-name="P4"><text:span text:style-name="T3">7.501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9</text:span></text:p>
          </table:table-cell>
          <table:table-cell table:style-name="Tabela1.B5" office:value-type="string">
            <text:p text:style-name="P3"><text:span text:style-name="T3">MARCOS MATHEUS DANTAS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145,72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01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75,71</text:span></text:p>
          </table:table-cell>
          <table:table-cell table:style-name="Tabela1.E43" office:value-type="string">
            <text:p text:style-name="P4"><text:span text:style-name="T3">13.47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2</text:span></text:p>
          </table:table-cell>
          <table:table-cell table:style-name="Tabela1.B5" office:value-type="string">
            <text:p text:style-name="P3"><text:span text:style-name="T3">MARCOS MATTHEUS DOS SANTOS SOU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65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115,4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941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6</text:span></text:p>
          </table:table-cell>
          <table:table-cell table:style-name="Tabela1.B5" office:value-type="string">
            <text:p text:style-name="P3"><text:span text:style-name="T3">MARCOS VINICIUS VIEIRA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140</text:span></text:p>
          </table:table-cell>
          <table:table-cell table:style-name="Tabela1.B5" office:value-type="string">
            <text:p text:style-name="P3"><text:span text:style-name="T3">MARCUS VINICIUS MORAIS DE ANDRADE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4.879,96</text:span></text:p>
          </table:table-cell>
          <table:table-cell table:style-name="Tabela1.E43" office:value-type="string">
            <text:p text:style-name="P4"><text:span text:style-name="T3">6.974,65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5.478,42</text:span></text:p>
          </table:table-cell>
          <table:table-cell table:style-name="Tabela1.E43" office:value-type="string">
            <text:p text:style-name="P4"><text:span text:style-name="T3">1.472,11</text:span></text:p>
          </table:table-cell>
          <table:table-cell table:style-name="Tabela1.E43" office:value-type="string">
            <text:p text:style-name="P4"><text:span text:style-name="T3">4.99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65,64</text:span></text:p>
          </table:table-cell>
          <table:table-cell table:style-name="Tabela1.E43" office:value-type="string">
            <text:p text:style-name="P4"><text:span text:style-name="T3">19.012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0</text:span></text:p>
          </table:table-cell>
          <table:table-cell table:style-name="Tabela1.B5" office:value-type="string">
            <text:p text:style-name="P3"><text:span text:style-name="T3">MARGARIDA ALVES BRAND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73</text:span></text:p>
          </table:table-cell>
          <table:table-cell table:style-name="Tabela1.E43" office:value-type="string">
            <text:p text:style-name="P4"><text:span text:style-name="T3">7.433,19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7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5,39</text:span></text:p>
          </table:table-cell>
          <table:table-cell table:style-name="Tabela1.E43" office:value-type="string">
            <text:p text:style-name="P4"><text:span text:style-name="T3">6.65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0</text:span></text:p>
          </table:table-cell>
          <table:table-cell table:style-name="Tabela1.B5" office:value-type="string">
            <text:p text:style-name="P3"><text:span text:style-name="T3">MARIA APARECIDA OLIVEIRA CORREIA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2</text:span></text:p>
          </table:table-cell>
          <table:table-cell table:style-name="Tabela1.B5" office:value-type="string">
            <text:p text:style-name="P3"><text:span text:style-name="T3">MARIA APARECIDA SANTOS ROLINO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35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8.627,71</text:span></text:p>
          </table:table-cell>
          <table:table-cell table:style-name="Tabela1.E43" office:value-type="string">
            <text:p text:style-name="P4"><text:span text:style-name="T3">688,47</text:span></text:p>
          </table:table-cell>
          <table:table-cell table:style-name="Tabela1.E43" office:value-type="string">
            <text:p text:style-name="P4"><text:span text:style-name="T3">44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1,54</text:span></text:p>
          </table:table-cell>
          <table:table-cell table:style-name="Tabela1.E43" office:value-type="string">
            <text:p text:style-name="P4"><text:span text:style-name="T3">7.496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7</text:span></text:p>
          </table:table-cell>
          <table:table-cell table:style-name="Tabela1.B5" office:value-type="string">
            <text:p text:style-name="P3"><text:span text:style-name="T3">MARIA AUXILIADORA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35</text:span></text:p>
          </table:table-cell>
          <table:table-cell table:style-name="Tabela1.B5" office:value-type="string">
            <text:p text:style-name="P3"><text:span text:style-name="T3">MARIA AUXILIADORA S DE CARVALHO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1</text:span></text:p>
          </table:table-cell>
          <table:table-cell table:style-name="Tabela1.B5" office:value-type="string">
            <text:p text:style-name="P3"><text:span text:style-name="T3">MARIA BENILDA BENTO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ROJETOS DE TIC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415,93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274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4,38</text:span></text:p>
          </table:table-cell>
          <table:table-cell table:style-name="Tabela1.E43" office:value-type="string">
            <text:p text:style-name="P4"><text:span text:style-name="T3">6.471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</text:span></text:p>
          </table:table-cell>
          <table:table-cell table:style-name="Tabela1.B5" office:value-type="string">
            <text:p text:style-name="P3"><text:span text:style-name="T3">MARIA CONCEICAO DE FIGUEIREDO ROLEMBERG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6.09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090,45</text:span></text:p>
          </table:table-cell>
          <table:table-cell table:style-name="Tabela1.E43" office:value-type="string">
            <text:p text:style-name="P4"><text:span text:style-name="T3">77.605,98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2.033,48</text:span></text:p>
          </table:table-cell>
          <table:table-cell table:style-name="Tabela1.E43" office:value-type="string">
            <text:p text:style-name="P4"><text:span text:style-name="T3">18.433,65</text:span></text:p>
          </table:table-cell>
          <table:table-cell table:style-name="Tabela1.E43" office:value-type="string">
            <text:p text:style-name="P4"><text:span text:style-name="T3">59.172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1</text:span></text:p>
          </table:table-cell>
          <table:table-cell table:style-name="Tabela1.B5" office:value-type="string">
            <text:p text:style-name="P3"><text:span text:style-name="T3">MARIA CRISLANE SILVA TOR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</text:span></text:p>
          </table:table-cell>
          <table:table-cell table:style-name="Tabela1.B5" office:value-type="string">
            <text:p text:style-name="P3"><text:span text:style-name="T3">MARIA CRISTINA DA GAMA E SILVA FOZ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8.796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.355,45</text:span></text:p>
          </table:table-cell>
          <table:table-cell table:style-name="Tabela1.E43" office:value-type="string">
            <text:p text:style-name="P4"><text:span text:style-name="T3">86.572,58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4.735,08</text:span></text:p>
          </table:table-cell>
          <table:table-cell table:style-name="Tabela1.E43" office:value-type="string">
            <text:p text:style-name="P4"><text:span text:style-name="T3">21.135,25</text:span></text:p>
          </table:table-cell>
          <table:table-cell table:style-name="Tabela1.E43" office:value-type="string">
            <text:p text:style-name="P4"><text:span text:style-name="T3">65.437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0</text:span></text:p>
          </table:table-cell>
          <table:table-cell table:style-name="Tabela1.B5" office:value-type="string">
            <text:p text:style-name="P3"><text:span text:style-name="T3">MARIA DA CONCEICAO PAIX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5</text:span></text:p>
          </table:table-cell>
          <table:table-cell table:style-name="Tabela1.B5" office:value-type="string">
            <text:p text:style-name="P3"><text:span text:style-name="T3">MARIA DA CONCEIC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5</text:span></text:p>
          </table:table-cell>
          <table:table-cell table:style-name="Tabela1.B5" office:value-type="string">
            <text:p text:style-name="P3"><text:span text:style-name="T3">MARIA DE LOURDES COSTA</text:span></text:p>
          </table:table-cell>
          <table:table-cell table:style-name="Tabela1.B5" office:value-type="string">
            <text:p text:style-name="P3"><text:span text:style-name="T3">OFICIAL ADMINISTRATIVO</text:span></text:p>
          </table:table-cell>
          <table:table-cell table:style-name="Tabela1.B5" office:value-type="string">
            <text:p text:style-name="P3"><text:span text:style-name="T3">NUCLEO DE ACOMPANHAMENTO E CONTROLE DE CONVENIOS E CONTRATOS/DIVISAO DE APOIO ADMINISTRATIVO/DIRETORIA </text:span></text:p>
          </table:table-cell>
          <table:table-cell table:style-name="Tabela1.E43" office:value-type="string">
            <text:p text:style-name="P4"><text:span text:style-name="T3">15.775,09</text:span></text:p>
          </table:table-cell>
          <table:table-cell table:style-name="Tabela1.E43" office:value-type="string">
            <text:p text:style-name="P4"><text:span text:style-name="T3">5.733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00,66</text:span></text:p>
          </table:table-cell>
          <table:table-cell table:style-name="Tabela1.E43" office:value-type="string">
            <text:p text:style-name="P4"><text:span text:style-name="T3">600,48</text:span></text:p>
          </table:table-cell>
          <table:table-cell table:style-name="Tabela1.E43" office:value-type="string">
            <text:p text:style-name="P4"><text:span text:style-name="T3">3.011,16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35.726,61</text:span></text:p>
          </table:table-cell>
          <table:table-cell table:style-name="Tabela1.E43" office:value-type="string">
            <text:p text:style-name="P4"><text:span text:style-name="T3">3.011,16</text:span></text:p>
          </table:table-cell>
          <table:table-cell table:style-name="Tabela1.E43" office:value-type="string">
            <text:p text:style-name="P4"><text:span text:style-name="T3">5.85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866,12</text:span></text:p>
          </table:table-cell>
          <table:table-cell table:style-name="Tabela1.E43" office:value-type="string">
            <text:p text:style-name="P4"><text:span text:style-name="T3">26.86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7</text:span></text:p>
          </table:table-cell>
          <table:table-cell table:style-name="Tabela1.B5" office:value-type="string">
            <text:p text:style-name="P3"><text:span text:style-name="T3">MARIA DO NASCIMENTO MENEZ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1</text:span></text:p>
          </table:table-cell>
          <table:table-cell table:style-name="Tabela1.B5" office:value-type="string">
            <text:p text:style-name="P3"><text:span text:style-name="T3">MARIA DOS ANJOS PEREIR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.661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487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1</text:span></text:p>
          </table:table-cell>
          <table:table-cell table:style-name="Tabela1.B5" office:value-type="string">
            <text:p text:style-name="P3"><text:span text:style-name="T3">MARIA EDILEIDE REIS DOS SANTOS MOU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8,05</text:span></text:p>
          </table:table-cell>
          <table:table-cell table:style-name="Tabela1.E43" office:value-type="string">
            <text:p text:style-name="P4"><text:span text:style-name="T3">8.171,43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51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8,75</text:span></text:p>
          </table:table-cell>
          <table:table-cell table:style-name="Tabela1.E43" office:value-type="string">
            <text:p text:style-name="P4"><text:span text:style-name="T3">7.392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9</text:span></text:p>
          </table:table-cell>
          <table:table-cell table:style-name="Tabela1.B5" office:value-type="string">
            <text:p text:style-name="P3"><text:span text:style-name="T3">MARIA EDJANE OLIVEIRA COST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</text:span></text:p>
          </table:table-cell>
          <table:table-cell table:style-name="Tabela1.B5" office:value-type="string">
            <text:p text:style-name="P3"><text:span text:style-name="T3">MARIA ESTER LIMA DE AZEVEDO ANDRA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9</text:span></text:p>
          </table:table-cell>
          <table:table-cell table:style-name="Tabela1.B5" office:value-type="string">
            <text:p text:style-name="P3"><text:span text:style-name="T3">MARIA EUGENIA DA SILVA RIBEIR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2</text:span></text:p>
          </table:table-cell>
          <table:table-cell table:style-name="Tabela1.B5" office:value-type="string">
            <text:p text:style-name="P3"><text:span text:style-name="T3">MARIA EUGENIA DE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4</text:span></text:p>
          </table:table-cell>
          <table:table-cell table:style-name="Tabela1.B5" office:value-type="string">
            <text:p text:style-name="P3"><text:span text:style-name="T3">MARIA FERNANDA BARBOSA DE SANTANA FERR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96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3.164,57</text:span></text:p>
          </table:table-cell>
          <table:table-cell table:style-name="Tabela1.E43" office:value-type="string">
            <text:p text:style-name="P4"><text:span text:style-name="T3">1.372,02</text:span></text:p>
          </table:table-cell>
          <table:table-cell table:style-name="Tabela1.E43" office:value-type="string">
            <text:p text:style-name="P4"><text:span text:style-name="T3">1.32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00,52</text:span></text:p>
          </table:table-cell>
          <table:table-cell table:style-name="Tabela1.E43" office:value-type="string">
            <text:p text:style-name="P4"><text:span text:style-name="T3">10.464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0</text:span></text:p>
          </table:table-cell>
          <table:table-cell table:style-name="Tabela1.B5" office:value-type="string">
            <text:p text:style-name="P3"><text:span text:style-name="T3">MARIA FERNANDA SOUZA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278,53</text:span></text:p>
          </table:table-cell>
          <table:table-cell table:style-name="Tabela1.E43" office:value-type="string">
            <text:p text:style-name="P4"><text:span text:style-name="T3">4.1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6.144,25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158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21,57</text:span></text:p>
          </table:table-cell>
          <table:table-cell table:style-name="Tabela1.E43" office:value-type="string">
            <text:p text:style-name="P4"><text:span text:style-name="T3">21.322,6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6"/><text:span text:style-name="T3">1871</text:span></text:p>
          </table:table-cell>
          <table:table-cell table:style-name="Tabela1.B5" office:value-type="string">
            <text:p text:style-name="P3"><text:span text:style-name="T3">MARIA GORETE CARDOS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</text:span></text:p>
          </table:table-cell>
          <table:table-cell table:style-name="Tabela1.B5" office:value-type="string">
            <text:p text:style-name="P3"><text:span text:style-name="T3">MARIA HELENA MOREIRA SANCHES LISB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623,88</text:span></text:p>
          </table:table-cell>
          <table:table-cell table:style-name="Tabela1.E43" office:value-type="string">
            <text:p text:style-name="P4"><text:span text:style-name="T3">73.734,00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9.94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484,57</text:span></text:p>
          </table:table-cell>
          <table:table-cell table:style-name="Tabela1.E43" office:value-type="string">
            <text:p text:style-name="P4"><text:span text:style-name="T3">58.249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3</text:span></text:p>
          </table:table-cell>
          <table:table-cell table:style-name="Tabela1.B5" office:value-type="string">
            <text:p text:style-name="P3"><text:span text:style-name="T3">MARIA IZABEL SANTANA DE ABREU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7</text:span></text:p>
          </table:table-cell>
          <table:table-cell table:style-name="Tabela1.B5" office:value-type="string">
            <text:p text:style-name="P3"><text:span text:style-name="T3">MARIA JOSE DE AGUIAR SILVA NET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003,19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1.095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7,55</text:span></text:p>
          </table:table-cell>
          <table:table-cell table:style-name="Tabela1.E43" office:value-type="string">
            <text:p text:style-name="P4"><text:span text:style-name="T3">8.735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8</text:span></text:p>
          </table:table-cell>
          <table:table-cell table:style-name="Tabela1.B5" office:value-type="string">
            <text:p text:style-name="P3"><text:span text:style-name="T3">MARIA LEOVANIA SANTOS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TRIAGEM TECNICA DAS 1ª E 2ª PROMOTORIAS DE JUSTIÇA DE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8,32</text:span></text:p>
          </table:table-cell>
          <table:table-cell table:style-name="Tabela1.E43" office:value-type="string">
            <text:p text:style-name="P4"><text:span text:style-name="T3">23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95,60</text:span></text:p>
          </table:table-cell>
          <table:table-cell table:style-name="Tabela1.E43" office:value-type="string">
            <text:p text:style-name="P4"><text:span text:style-name="T3">10.313,62</text:span></text:p>
          </table:table-cell>
          <table:table-cell table:style-name="Tabela1.E43" office:value-type="string">
            <text:p text:style-name="P4"><text:span text:style-name="T3">17,97</text:span></text:p>
          </table:table-cell>
          <table:table-cell table:style-name="Tabela1.E43" office:value-type="string">
            <text:p text:style-name="P4"><text:span text:style-name="T3">6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9,32</text:span></text:p>
          </table:table-cell>
          <table:table-cell table:style-name="Tabela1.E43" office:value-type="string">
            <text:p text:style-name="P4"><text:span text:style-name="T3">10.234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</text:span></text:p>
          </table:table-cell>
          <table:table-cell table:style-name="Tabela1.B5" office:value-type="string">
            <text:p text:style-name="P3"><text:span text:style-name="T3">MARIA LILIAN MENDES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06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68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.915,80</text:span></text:p>
          </table:table-cell>
          <table:table-cell table:style-name="Tabela1.E43" office:value-type="string">
            <text:p text:style-name="P4"><text:span text:style-name="T3">75.257,50</text:span></text:p>
          </table:table-cell>
          <table:table-cell table:style-name="Tabela1.E43" office:value-type="string">
            <text:p text:style-name="P4"><text:span text:style-name="T3">5.568,28</text:span></text:p>
          </table:table-cell>
          <table:table-cell table:style-name="Tabela1.E43" office:value-type="string">
            <text:p text:style-name="P4"><text:span text:style-name="T3">10.05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21,01</text:span></text:p>
          </table:table-cell>
          <table:table-cell table:style-name="Tabela1.E43" office:value-type="string">
            <text:p text:style-name="P4"><text:span text:style-name="T3">59.636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</text:span></text:p>
          </table:table-cell>
          <table:table-cell table:style-name="Tabela1.B5" office:value-type="string">
            <text:p text:style-name="P3"><text:span text:style-name="T3">MARIA MACEDO CHAGAS MOU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</text:span></text:p>
          </table:table-cell>
          <table:table-cell table:style-name="Tabela1.B5" office:value-type="string">
            <text:p text:style-name="P3"><text:span text:style-name="T3">MARIA NAZARE DE ANDRADE FRANC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0</text:span></text:p>
          </table:table-cell>
          <table:table-cell table:style-name="Tabela1.B5" office:value-type="string">
            <text:p text:style-name="P3"><text:span text:style-name="T3">MARIA NEILDE DOS SANTOS</text:span></text:p>
          </table:table-cell>
          <table:table-cell table:style-name="Tabela1.B5" office:value-type="string">
            <text:p text:style-name="P3"><text:span text:style-name="T3">EXECUTOR DE SERVIÇOS BAS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5</text:span></text:p>
          </table:table-cell>
          <table:table-cell table:style-name="Tabela1.B5" office:value-type="string">
            <text:p text:style-name="P3"><text:span text:style-name="T3">MARIA RITA MACHADO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.39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9.457,74</text:span></text:p>
          </table:table-cell>
          <table:table-cell table:style-name="Tabela1.E43" office:value-type="string">
            <text:p text:style-name="P4"><text:span text:style-name="T3">75.344,45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9.42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425,89</text:span></text:p>
          </table:table-cell>
          <table:table-cell table:style-name="Tabela1.E43" office:value-type="string">
            <text:p text:style-name="P4"><text:span text:style-name="T3">60.918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3</text:span></text:p>
          </table:table-cell>
          <table:table-cell table:style-name="Tabela1.B5" office:value-type="string">
            <text:p text:style-name="P3"><text:span text:style-name="T3">MARIA SELMA SIQU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.661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487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2</text:span></text:p>
          </table:table-cell>
          <table:table-cell table:style-name="Tabela1.B5" office:value-type="string">
            <text:p text:style-name="P3"><text:span text:style-name="T3">MARIA SUZANA AMADO REIS ANDRADE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68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4.534,05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4,31</text:span></text:p>
          </table:table-cell>
          <table:table-cell table:style-name="Tabela1.E43" office:value-type="string">
            <text:p text:style-name="P4"><text:span text:style-name="T3">4.399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2</text:span></text:p>
          </table:table-cell>
          <table:table-cell table:style-name="Tabela1.B5" office:value-type="string">
            <text:p text:style-name="P3"><text:span text:style-name="T3">MARIA TEREZA DE ARAGAO ANDRAD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0</text:span></text:p>
          </table:table-cell>
          <table:table-cell table:style-name="Tabela1.B5" office:value-type="string">
            <text:p text:style-name="P3"><text:span text:style-name="T3">MARIANA CARDOSO BARRET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6,45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013,61</text:span></text:p>
          </table:table-cell>
          <table:table-cell table:style-name="Tabela1.E43" office:value-type="string">
            <text:p text:style-name="P4"><text:span text:style-name="T3">624,55</text:span></text:p>
          </table:table-cell>
          <table:table-cell table:style-name="Tabela1.E43" office:value-type="string">
            <text:p text:style-name="P4"><text:span text:style-name="T3">512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6,61</text:span></text:p>
          </table:table-cell>
          <table:table-cell table:style-name="Tabela1.E43" office:value-type="string">
            <text:p text:style-name="P4"><text:span text:style-name="T3">6.877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5</text:span></text:p>
          </table:table-cell>
          <table:table-cell table:style-name="Tabela1.B5" office:value-type="string">
            <text:p text:style-name="P3"><text:span text:style-name="T3">MARIANA MELO GOIS LEBRE HARDMAN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044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9.26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6</text:span></text:p>
          </table:table-cell>
          <table:table-cell table:style-name="Tabela1.B5" office:value-type="string">
            <text:p text:style-name="P3"><text:span text:style-name="T3">MARIANA MELO SOUT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3.336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7.501,18</text:span></text:p>
          </table:table-cell>
          <table:table-cell table:style-name="Tabela1.E43" office:value-type="string">
            <text:p text:style-name="P4"><text:span text:style-name="T3">2.024,08</text:span></text:p>
          </table:table-cell>
          <table:table-cell table:style-name="Tabela1.E43" office:value-type="string">
            <text:p text:style-name="P4"><text:span text:style-name="T3">2.53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58,38</text:span></text:p>
          </table:table-cell>
          <table:table-cell table:style-name="Tabela1.E43" office:value-type="string">
            <text:p text:style-name="P4"><text:span text:style-name="T3">12.942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6</text:span></text:p>
          </table:table-cell>
          <table:table-cell table:style-name="Tabela1.B5" office:value-type="string">
            <text:p text:style-name="P3"><text:span text:style-name="T3">MARIANA MOURA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2</text:span></text:p>
          </table:table-cell>
          <table:table-cell table:style-name="Tabela1.B5" office:value-type="string">
            <text:p text:style-name="P3"><text:span text:style-name="T3">MARIANA OLIV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7.260,85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25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4,09</text:span></text:p>
          </table:table-cell>
          <table:table-cell table:style-name="Tabela1.E43" office:value-type="string">
            <text:p text:style-name="P4"><text:span text:style-name="T3">6.356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8</text:span></text:p>
          </table:table-cell>
          <table:table-cell table:style-name="Tabela1.B5" office:value-type="string">
            <text:p text:style-name="P3"><text:span text:style-name="T3">MARIANA SMITH DANTAS SOBRAL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5.893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06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26,41</text:span></text:p>
          </table:table-cell>
          <table:table-cell table:style-name="Tabela1.E43" office:value-type="string">
            <text:p text:style-name="P4"><text:span text:style-name="T3">19.06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7</text:span></text:p>
          </table:table-cell>
          <table:table-cell table:style-name="Tabela1.B5" office:value-type="string">
            <text:p text:style-name="P3"><text:span text:style-name="T3">MARIANA TEIXEIRA CARDOSO DOS SANTO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4</text:span></text:p>
          </table:table-cell>
          <table:table-cell table:style-name="Tabela1.B5" office:value-type="string">
            <text:p text:style-name="P3"><text:span text:style-name="T3">MARIANA TELES CERSOSIMO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TRIAGEM TECNICA DAS 1ª E 2ª PROMOTORIAS DE JUSTIÇA DE LARANJEIR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6</text:span></text:p>
          </table:table-cell>
          <table:table-cell table:style-name="Tabela1.B5" office:value-type="string">
            <text:p text:style-name="P3"><text:span text:style-name="T3">MARIANNE MATO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37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0.859,33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1.067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6,98</text:span></text:p>
          </table:table-cell>
          <table:table-cell table:style-name="Tabela1.E43" office:value-type="string">
            <text:p text:style-name="P4"><text:span text:style-name="T3">9.142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</text:span></text:p>
          </table:table-cell>
          <table:table-cell table:style-name="Tabela1.B5" office:value-type="string">
            <text:p text:style-name="P3"><text:span text:style-name="T3">MARILEIDE BATISTA DE MELO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9</text:span></text:p>
          </table:table-cell>
          <table:table-cell table:style-name="Tabela1.B5" office:value-type="string">
            <text:p text:style-name="P3"><text:span text:style-name="T3">MARILENE PAES BARRETO DE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1</text:span></text:p>
          </table:table-cell>
          <table:table-cell table:style-name="Tabela1.B5" office:value-type="string">
            <text:p text:style-name="P3"><text:span text:style-name="T3">MARILIA GRAZIELLA DE OLIVEIRA SILV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4</text:span></text:p>
          </table:table-cell>
          <table:table-cell table:style-name="Tabela1.B5" office:value-type="string">
            <text:p text:style-name="P3"><text:span text:style-name="T3">MARILIA MELO BEZER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9.860,60</text:span></text:p>
          </table:table-cell>
          <table:table-cell table:style-name="Tabela1.E43" office:value-type="string">
            <text:p text:style-name="P4"><text:span text:style-name="T3">2.465,1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128,41</text:span></text:p>
          </table:table-cell>
          <table:table-cell table:style-name="Tabela1.E43" office:value-type="string">
            <text:p text:style-name="P4"><text:span text:style-name="T3">1.725,61</text:span></text:p>
          </table:table-cell>
          <table:table-cell table:style-name="Tabela1.E43" office:value-type="string">
            <text:p text:style-name="P4"><text:span text:style-name="T3">2.300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26,03</text:span></text:p>
          </table:table-cell>
          <table:table-cell table:style-name="Tabela1.E43" office:value-type="string">
            <text:p text:style-name="P4"><text:span text:style-name="T3">12.102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0</text:span></text:p>
          </table:table-cell>
          <table:table-cell table:style-name="Tabela1.B5" office:value-type="string">
            <text:p text:style-name="P3"><text:span text:style-name="T3">MARILIA OLIVEIRA DA SILVA MURAD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4.708,19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1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1,67</text:span></text:p>
          </table:table-cell>
          <table:table-cell table:style-name="Tabela1.E43" office:value-type="string">
            <text:p text:style-name="P4"><text:span text:style-name="T3">11.426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3</text:span></text:p>
          </table:table-cell>
          <table:table-cell table:style-name="Tabela1.B5" office:value-type="string">
            <text:p text:style-name="P3"><text:span text:style-name="T3">MARINA LEITE FONTES TEIXEIRA MENEZ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4</text:span></text:p>
          </table:table-cell>
          <table:table-cell table:style-name="Tabela1.B5" office:value-type="string">
            <text:p text:style-name="P3"><text:span text:style-name="T3">MARIO GUILHERME PEREIRA RAM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7.347,98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34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3,25</text:span></text:p>
          </table:table-cell>
          <table:table-cell table:style-name="Tabela1.E43" office:value-type="string">
            <text:p text:style-name="P4"><text:span text:style-name="T3">6.664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3</text:span></text:p>
          </table:table-cell>
          <table:table-cell table:style-name="Tabela1.B5" office:value-type="string">
            <text:p text:style-name="P3"><text:span text:style-name="T3">MARIO VICTOR LINHARES BARB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047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9.889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1</text:span></text:p>
          </table:table-cell>
          <table:table-cell table:style-name="Tabela1.B5" office:value-type="string">
            <text:p text:style-name="P3"><text:span text:style-name="T3">MARKUS WANDER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024,78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643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74,42</text:span></text:p>
          </table:table-cell>
          <table:table-cell table:style-name="Tabela1.E43" office:value-type="string">
            <text:p text:style-name="P4"><text:span text:style-name="T3">10.050,36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823</text:span></text:p>
          </table:table-cell>
          <table:table-cell table:style-name="Tabela1.B5" office:value-type="string">
            <text:p text:style-name="P3"><text:span text:style-name="T3">MARTHA RAQUELL DE PAULA E SILVA GOIS GONZAGA</text:span></text:p>
          </table:table-cell>
          <table:table-cell table:style-name="Tabela1.B5" office:value-type="string">
            <text:p text:style-name="P3"><text:span text:style-name="T3">ASSESSOR DO DIRETOR DE RECURSOS HUMANO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4</text:span></text:p>
          </table:table-cell>
          <table:table-cell table:style-name="Tabela1.B5" office:value-type="string">
            <text:p text:style-name="P3"><text:span text:style-name="T3">MATHEUS CARDOSO TEIXEIR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8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864,12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7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5,76</text:span></text:p>
          </table:table-cell>
          <table:table-cell table:style-name="Tabela1.E43" office:value-type="string">
            <text:p text:style-name="P4"><text:span text:style-name="T3">7.30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1</text:span></text:p>
          </table:table-cell>
          <table:table-cell table:style-name="Tabela1.B5" office:value-type="string">
            <text:p text:style-name="P3"><text:span text:style-name="T3">MATHEUS MORAIS DE OLIVEIRA MEL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4.271,34</text:span></text:p>
          </table:table-cell>
          <table:table-cell table:style-name="Tabela1.E43" office:value-type="string">
            <text:p text:style-name="P4"><text:span text:style-name="T3">2.749,09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943,66</text:span></text:p>
          </table:table-cell>
          <table:table-cell table:style-name="Tabela1.E43" office:value-type="string">
            <text:p text:style-name="P4"><text:span text:style-name="T3">795,32</text:span></text:p>
          </table:table-cell>
          <table:table-cell table:style-name="Tabela1.E43" office:value-type="string">
            <text:p text:style-name="P4"><text:span text:style-name="T3">1.182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77,90</text:span></text:p>
          </table:table-cell>
          <table:table-cell table:style-name="Tabela1.E43" office:value-type="string">
            <text:p text:style-name="P4"><text:span text:style-name="T3">8.965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2</text:span></text:p>
          </table:table-cell>
          <table:table-cell table:style-name="Tabela1.B5" office:value-type="string">
            <text:p text:style-name="P3"><text:span text:style-name="T3">MATHEUS SILV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218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13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7,98</text:span></text:p>
          </table:table-cell>
          <table:table-cell table:style-name="Tabela1.E43" office:value-type="string">
            <text:p text:style-name="P4"><text:span text:style-name="T3">6.880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45</text:span></text:p>
          </table:table-cell>
          <table:table-cell table:style-name="Tabela1.B5" office:value-type="string">
            <text:p text:style-name="P3"><text:span text:style-name="T3">MATHEUS VINICIUS MOREIRA PRAD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3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3</text:span></text:p>
          </table:table-cell>
          <table:table-cell table:style-name="Tabela1.B5" office:value-type="string">
            <text:p text:style-name="P3"><text:span text:style-name="T3">MAURA SILVA DE AQU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2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19,44</text:span></text:p>
          </table:table-cell>
          <table:table-cell table:style-name="Tabela1.E43" office:value-type="string">
            <text:p text:style-name="P4"><text:span text:style-name="T3">48.555,08</text:span></text:p>
          </table:table-cell>
          <table:table-cell table:style-name="Tabela1.E43" office:value-type="string">
            <text:p text:style-name="P4"><text:span text:style-name="T3">5.226,99</text:span></text:p>
          </table:table-cell>
          <table:table-cell table:style-name="Tabela1.E43" office:value-type="string">
            <text:p text:style-name="P4"><text:span text:style-name="T3">7.944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71,91</text:span></text:p>
          </table:table-cell>
          <table:table-cell table:style-name="Tabela1.E43" office:value-type="string">
            <text:p text:style-name="P4"><text:span text:style-name="T3">35.38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4</text:span></text:p>
          </table:table-cell>
          <table:table-cell table:style-name="Tabela1.B5" office:value-type="string">
            <text:p text:style-name="P3"><text:span text:style-name="T3">MAURICIO GUSMAO MAGALH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838,74</text:span></text:p>
          </table:table-cell>
          <table:table-cell table:style-name="Tabela1.E43" office:value-type="string">
            <text:p text:style-name="P4"><text:span text:style-name="T3">46.011,86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7.80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06,45</text:span></text:p>
          </table:table-cell>
          <table:table-cell table:style-name="Tabela1.E43" office:value-type="string">
            <text:p text:style-name="P4"><text:span text:style-name="T3">33.005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0</text:span></text:p>
          </table:table-cell>
          <table:table-cell table:style-name="Tabela1.B5" office:value-type="string">
            <text:p text:style-name="P3"><text:span text:style-name="T3">MAURICIO SCHIBUOLA DE CARVALH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77</text:span></text:p>
          </table:table-cell>
          <table:table-cell table:style-name="Tabela1.E43" office:value-type="string">
            <text:p text:style-name="P4"><text:span text:style-name="T3">8.754,74</text:span></text:p>
          </table:table-cell>
          <table:table-cell table:style-name="Tabela1.E43" office:value-type="string">
            <text:p text:style-name="P4"><text:span text:style-name="T3">44.465,19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8.102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53,56</text:span></text:p>
          </table:table-cell>
          <table:table-cell table:style-name="Tabela1.E43" office:value-type="string">
            <text:p text:style-name="P4"><text:span text:style-name="T3">35.311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2</text:span></text:p>
          </table:table-cell>
          <table:table-cell table:style-name="Tabela1.B5" office:value-type="string">
            <text:p text:style-name="P3"><text:span text:style-name="T3">MAX ANIBAL NUNES ALV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3</text:span></text:p>
          </table:table-cell>
          <table:table-cell table:style-name="Tabela1.B5" office:value-type="string">
            <text:p text:style-name="P3"><text:span text:style-name="T3">MAX DIEGO SIQUEIRA SILV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4.626,74</text:span></text:p>
          </table:table-cell>
          <table:table-cell table:style-name="Tabela1.E43" office:value-type="string">
            <text:p text:style-name="P4"><text:span text:style-name="T3">5.726,97</text:span></text:p>
          </table:table-cell>
          <table:table-cell table:style-name="Tabela1.E43" office:value-type="string">
            <text:p text:style-name="P4"><text:span text:style-name="T3">8.2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00</text:span></text:p>
          </table:table-cell>
          <table:table-cell table:style-name="Tabela1.E43" office:value-type="string">
            <text:p text:style-name="P4"><text:span text:style-name="T3">21.376,86</text:span></text:p>
          </table:table-cell>
          <table:table-cell table:style-name="Tabela1.E43" office:value-type="string">
            <text:p text:style-name="P4"><text:span text:style-name="T3">1.261,98</text:span></text:p>
          </table:table-cell>
          <table:table-cell table:style-name="Tabela1.E43" office:value-type="string">
            <text:p text:style-name="P4"><text:span text:style-name="T3">3.89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58,41</text:span></text:p>
          </table:table-cell>
          <table:table-cell table:style-name="Tabela1.E43" office:value-type="string">
            <text:p text:style-name="P4"><text:span text:style-name="T3">16.218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0</text:span></text:p>
          </table:table-cell>
          <table:table-cell table:style-name="Tabela1.B5" office:value-type="string">
            <text:p text:style-name="P3"><text:span text:style-name="T3">MAX JEAN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61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0.123,60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3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03</text:span></text:p>
          </table:table-cell>
          <table:table-cell table:style-name="Tabela1.E43" office:value-type="string">
            <text:p text:style-name="P4"><text:span text:style-name="T3">9.405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1</text:span></text:p>
          </table:table-cell>
          <table:table-cell table:style-name="Tabela1.B5" office:value-type="string">
            <text:p text:style-name="P3"><text:span text:style-name="T3">MAYARA CARVALHO MELLO F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2.059,56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4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9,61</text:span></text:p>
          </table:table-cell>
          <table:table-cell table:style-name="Tabela1.E43" office:value-type="string">
            <text:p text:style-name="P4"><text:span text:style-name="T3">9.549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3</text:span></text:p>
          </table:table-cell>
          <table:table-cell table:style-name="Tabela1.B5" office:value-type="string">
            <text:p text:style-name="P3"><text:span text:style-name="T3">MAYLANE LIMA OLIVEIRA FIGUEIRED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357,00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2.11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1,40</text:span></text:p>
          </table:table-cell>
          <table:table-cell table:style-name="Tabela1.E43" office:value-type="string">
            <text:p text:style-name="P4"><text:span text:style-name="T3">11.415,6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7"/><text:span text:style-name="T3">1724</text:span></text:p>
          </table:table-cell>
          <table:table-cell table:style-name="Tabela1.B5" office:value-type="string">
            <text:p text:style-name="P3"><text:span text:style-name="T3">MICHELANGELO CARVALHO NABUCO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5.996,25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4.96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2,29</text:span></text:p>
          </table:table-cell>
          <table:table-cell table:style-name="Tabela1.E43" office:value-type="string">
            <text:p text:style-name="P4"><text:span text:style-name="T3">19.30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1</text:span></text:p>
          </table:table-cell>
          <table:table-cell table:style-name="Tabela1.B5" office:value-type="string">
            <text:p text:style-name="P3"><text:span text:style-name="T3">MICHELINE SILVEIRA DE FARIA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3</text:span></text:p>
          </table:table-cell>
          <table:table-cell table:style-name="Tabela1.B5" office:value-type="string">
            <text:p text:style-name="P3"><text:span text:style-name="T3">MICHELLI DE OLIVEIRA BARBOS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620,84</text:span></text:p>
          </table:table-cell>
          <table:table-cell table:style-name="Tabela1.E43" office:value-type="string">
            <text:p text:style-name="P4"><text:span text:style-name="T3">2.02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170,17</text:span></text:p>
          </table:table-cell>
          <table:table-cell table:style-name="Tabela1.E43" office:value-type="string">
            <text:p text:style-name="P4"><text:span text:style-name="T3">1.752,63</text:span></text:p>
          </table:table-cell>
          <table:table-cell table:style-name="Tabela1.E43" office:value-type="string">
            <text:p text:style-name="P4"><text:span text:style-name="T3">2.63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4,24</text:span></text:p>
          </table:table-cell>
          <table:table-cell table:style-name="Tabela1.E43" office:value-type="string">
            <text:p text:style-name="P4"><text:span text:style-name="T3">12.785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02</text:span></text:p>
          </table:table-cell>
          <table:table-cell table:style-name="Tabela1.B5" office:value-type="string">
            <text:p text:style-name="P3"><text:span text:style-name="T3">MIGUEL ANGELO FONTES DOS SANTOS</text:span></text:p>
          </table:table-cell>
          <table:table-cell table:style-name="Tabela1.B5" office:value-type="string">
            <text:p text:style-name="P3"><text:span text:style-name="T3">COORDENADOR DE PERÍCIA TÉCNICA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8,23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332,34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21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1,84</text:span></text:p>
          </table:table-cell>
          <table:table-cell table:style-name="Tabela1.E43" office:value-type="string">
            <text:p text:style-name="P4"><text:span text:style-name="T3">9.240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56</text:span></text:p>
          </table:table-cell>
          <table:table-cell table:style-name="Tabela1.B5" office:value-type="string">
            <text:p text:style-name="P3"><text:span text:style-name="T3">MILENA OLIVEIRA ARAUJO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5</text:span></text:p>
          </table:table-cell>
          <table:table-cell table:style-name="Tabela1.B5" office:value-type="string">
            <text:p text:style-name="P3"><text:span text:style-name="T3">MILENA ROCHA CHAG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965,04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49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5,51</text:span></text:p>
          </table:table-cell>
          <table:table-cell table:style-name="Tabela1.E43" office:value-type="string">
            <text:p text:style-name="P4"><text:span text:style-name="T3">6.83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9</text:span></text:p>
          </table:table-cell>
          <table:table-cell table:style-name="Tabela1.B5" office:value-type="string">
            <text:p text:style-name="P3"><text:span text:style-name="T3">MILLA CASTRO BOAVENT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1</text:span></text:p>
          </table:table-cell>
          <table:table-cell table:style-name="Tabela1.B5" office:value-type="string">
            <text:p text:style-name="P3"><text:span text:style-name="T3">MILTON BARRETO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214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591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58,47</text:span></text:p>
          </table:table-cell>
          <table:table-cell table:style-name="Tabela1.E43" office:value-type="string">
            <text:p text:style-name="P4"><text:span text:style-name="T3">7.655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3</text:span></text:p>
          </table:table-cell>
          <table:table-cell table:style-name="Tabela1.B5" office:value-type="string">
            <text:p text:style-name="P3"><text:span text:style-name="T3">MILTON RABELO BARRETO</text:span></text:p>
          </table:table-cell>
          <table:table-cell table:style-name="Tabela1.B5" office:value-type="string">
            <text:p text:style-name="P3"><text:span text:style-name="T3">COORDENADOR DO CENTRO MÉD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8,82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1.538,93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082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9,88</text:span></text:p>
          </table:table-cell>
          <table:table-cell table:style-name="Tabela1.E43" office:value-type="string">
            <text:p text:style-name="P4"><text:span text:style-name="T3">9.579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0</text:span></text:p>
          </table:table-cell>
          <table:table-cell table:style-name="Tabela1.B5" office:value-type="string">
            <text:p text:style-name="P3"><text:span text:style-name="T3">MIRAILTON SILVA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5.661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5.487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5</text:span></text:p>
          </table:table-cell>
          <table:table-cell table:style-name="Tabela1.B5" office:value-type="string">
            <text:p text:style-name="P3"><text:span text:style-name="T3">MIRELLA PRATA DE BRITTO CHAVE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2</text:span></text:p>
          </table:table-cell>
          <table:table-cell table:style-name="Tabela1.B5" office:value-type="string">
            <text:p text:style-name="P3"><text:span text:style-name="T3">MIRELLE MENDONCA OLIVEIRA</text:span></text:p>
          </table:table-cell>
          <table:table-cell table:style-name="Tabela1.B5" office:value-type="string">
            <text:p text:style-name="P3"><text:span text:style-name="T3">CHEFE DO NUCLEO DE CONSIGNAÇOES, CUSTOS E GRATIFICAÇOE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0,66</text:span></text:p>
          </table:table-cell>
          <table:table-cell table:style-name="Tabela1.E43" office:value-type="string">
            <text:p text:style-name="P4"><text:span text:style-name="T3">6.096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2</text:span></text:p>
          </table:table-cell>
          <table:table-cell table:style-name="Tabela1.B5" office:value-type="string">
            <text:p text:style-name="P3"><text:span text:style-name="T3">MIRENA OLIVEIRA FERREIRA L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322,6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5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8,33</text:span></text:p>
          </table:table-cell>
          <table:table-cell table:style-name="Tabela1.E43" office:value-type="string">
            <text:p text:style-name="P4"><text:span text:style-name="T3">9.94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2</text:span></text:p>
          </table:table-cell>
          <table:table-cell table:style-name="Tabela1.B5" office:value-type="string">
            <text:p text:style-name="P3"><text:span text:style-name="T3">MIRIAM TERESA CARDOSO MACHA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3</text:span></text:p>
          </table:table-cell>
          <table:table-cell table:style-name="Tabela1.B5" office:value-type="string">
            <text:p text:style-name="P3"><text:span text:style-name="T3">MOACIR NABUCO DAVILA MENESE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7</text:span></text:p>
          </table:table-cell>
          <table:table-cell table:style-name="Tabela1.B5" office:value-type="string">
            <text:p text:style-name="P3"><text:span text:style-name="T3">MOACYR SOARES DA MOT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6</text:span></text:p>
          </table:table-cell>
          <table:table-cell table:style-name="Tabela1.B5" office:value-type="string">
            <text:p text:style-name="P3"><text:span text:style-name="T3">MOANA JAMILLE SANTOS DE JESU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82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,02</text:span></text:p>
          </table:table-cell>
          <table:table-cell table:style-name="Tabela1.E43" office:value-type="string">
            <text:p text:style-name="P4"><text:span text:style-name="T3">4.791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2</text:span></text:p>
          </table:table-cell>
          <table:table-cell table:style-name="Tabela1.B5" office:value-type="string">
            <text:p text:style-name="P3"><text:span text:style-name="T3">MONICA ANTUNES ROCHA RIGO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.436,96</text:span></text:p>
          </table:table-cell>
          <table:table-cell table:style-name="Tabela1.E43" office:value-type="string">
            <text:p text:style-name="P4"><text:span text:style-name="T3">62.147,41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5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7,89</text:span></text:p>
          </table:table-cell>
          <table:table-cell table:style-name="Tabela1.E43" office:value-type="string">
            <text:p text:style-name="P4"><text:span text:style-name="T3">49.63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8</text:span></text:p>
          </table:table-cell>
          <table:table-cell table:style-name="Tabela1.B5" office:value-type="string">
            <text:p text:style-name="P3"><text:span text:style-name="T3">MONICA MARIA HARDMAN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9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9.437,45</text:span></text:p>
          </table:table-cell>
          <table:table-cell table:style-name="Tabela1.E43" office:value-type="string">
            <text:p text:style-name="P4"><text:span text:style-name="T3">5.153,04</text:span></text:p>
          </table:table-cell>
          <table:table-cell table:style-name="Tabela1.E43" office:value-type="string">
            <text:p text:style-name="P4"><text:span text:style-name="T3">7.767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20,91</text:span></text:p>
          </table:table-cell>
          <table:table-cell table:style-name="Tabela1.E43" office:value-type="string">
            <text:p text:style-name="P4"><text:span text:style-name="T3">26.516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1</text:span></text:p>
          </table:table-cell>
          <table:table-cell table:style-name="Tabela1.B5" office:value-type="string">
            <text:p text:style-name="P3"><text:span text:style-name="T3">MONICA OLIVEIRA NUNE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6.689,05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301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70,03</text:span></text:p>
          </table:table-cell>
          <table:table-cell table:style-name="Tabela1.E43" office:value-type="string">
            <text:p text:style-name="P4"><text:span text:style-name="T3">12.519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8</text:span></text:p>
          </table:table-cell>
          <table:table-cell table:style-name="Tabela1.B5" office:value-type="string">
            <text:p text:style-name="P3"><text:span text:style-name="T3">MORGANA BOTO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9.663,20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3.514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60,03</text:span></text:p>
          </table:table-cell>
          <table:table-cell table:style-name="Tabela1.E43" office:value-type="string">
            <text:p text:style-name="P4"><text:span text:style-name="T3">15.30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0</text:span></text:p>
          </table:table-cell>
          <table:table-cell table:style-name="Tabela1.B5" office:value-type="string">
            <text:p text:style-name="P3"><text:span text:style-name="T3">MURIEL GUIMARAES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92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1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3,47</text:span></text:p>
          </table:table-cell>
          <table:table-cell table:style-name="Tabela1.E43" office:value-type="string">
            <text:p text:style-name="P4"><text:span text:style-name="T3">5.94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2</text:span></text:p>
          </table:table-cell>
          <table:table-cell table:style-name="Tabela1.B5" office:value-type="string">
            <text:p text:style-name="P3"><text:span text:style-name="T3">MURILO ALVES DO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9</text:span></text:p>
          </table:table-cell>
          <table:table-cell table:style-name="Tabela1.B5" office:value-type="string">
            <text:p text:style-name="P3"><text:span text:style-name="T3">MURILO DA CRUZ LIM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3</text:span></text:p>
          </table:table-cell>
          <table:table-cell table:style-name="Tabela1.B5" office:value-type="string">
            <text:p text:style-name="P3"><text:span text:style-name="T3">MYRELLE MARTINS MOTA SANTIAG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130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51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48,05</text:span></text:p>
          </table:table-cell>
          <table:table-cell table:style-name="Tabela1.E43" office:value-type="string">
            <text:p text:style-name="P4"><text:span text:style-name="T3">6.882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2</text:span></text:p>
          </table:table-cell>
          <table:table-cell table:style-name="Tabela1.B5" office:value-type="string">
            <text:p text:style-name="P3"><text:span text:style-name="T3">MYRNA GLYNNIS MENDONCA CRUZ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746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1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18,48</text:span></text:p>
          </table:table-cell>
          <table:table-cell table:style-name="Tabela1.E43" office:value-type="string">
            <text:p text:style-name="P4"><text:span text:style-name="T3">6.128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3</text:span></text:p>
          </table:table-cell>
          <table:table-cell table:style-name="Tabela1.B5" office:value-type="string">
            <text:p text:style-name="P3"><text:span text:style-name="T3">NARCISO BATIS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2</text:span></text:p>
          </table:table-cell>
          <table:table-cell table:style-name="Tabela1.B5" office:value-type="string">
            <text:p text:style-name="P3"><text:span text:style-name="T3">NATALIA PRATA FREITA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866,09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7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3,28</text:span></text:p>
          </table:table-cell>
          <table:table-cell table:style-name="Tabela1.E43" office:value-type="string">
            <text:p text:style-name="P4"><text:span text:style-name="T3">9.152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7</text:span></text:p>
          </table:table-cell>
          <table:table-cell table:style-name="Tabela1.B5" office:value-type="string">
            <text:p text:style-name="P3"><text:span text:style-name="T3">NATHALIA XAVIER FEITOZA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4.968,17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4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26</text:span></text:p>
          </table:table-cell>
          <table:table-cell table:style-name="Tabela1.E43" office:value-type="string">
            <text:p text:style-name="P4"><text:span text:style-name="T3">11.19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3</text:span></text:p>
          </table:table-cell>
          <table:table-cell table:style-name="Tabela1.B5" office:value-type="string">
            <text:p text:style-name="P3"><text:span text:style-name="T3">NATHAZIA DE ALMEIDA REI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6.004,12</text:span></text:p>
          </table:table-cell>
          <table:table-cell table:style-name="Tabela1.E43" office:value-type="string">
            <text:p text:style-name="P4"><text:span text:style-name="T3">86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0.510,72</text:span></text:p>
          </table:table-cell>
          <table:table-cell table:style-name="Tabela1.E43" office:value-type="string">
            <text:p text:style-name="P4"><text:span text:style-name="T3">961,42</text:span></text:p>
          </table:table-cell>
          <table:table-cell table:style-name="Tabela1.E43" office:value-type="string">
            <text:p text:style-name="P4"><text:span text:style-name="T3">85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3,43</text:span></text:p>
          </table:table-cell>
          <table:table-cell table:style-name="Tabela1.E43" office:value-type="string">
            <text:p text:style-name="P4"><text:span text:style-name="T3">8.697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8</text:span></text:p>
          </table:table-cell>
          <table:table-cell table:style-name="Tabela1.B5" office:value-type="string">
            <text:p text:style-name="P3"><text:span text:style-name="T3">NAYRA MOUR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4.987,59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1.40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0</text:span></text:p>
          </table:table-cell>
          <table:table-cell table:style-name="Tabela1.B5" office:value-type="string">
            <text:p text:style-name="P3"><text:span text:style-name="T3">NELMA MARIA LIMA CANUTO SANTIAG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7.894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7.237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2</text:span></text:p>
          </table:table-cell>
          <table:table-cell table:style-name="Tabela1.B5" office:value-type="string">
            <text:p text:style-name="P3"><text:span text:style-name="T3">NEWTON SILVEIRA DIA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00</text:span></text:p>
          </table:table-cell>
          <table:table-cell table:style-name="Tabela1.E43" office:value-type="string">
            <text:p text:style-name="P4"><text:span text:style-name="T3">30.903,00</text:span></text:p>
          </table:table-cell>
          <table:table-cell table:style-name="Tabela1.E43" office:value-type="string">
            <text:p text:style-name="P4"><text:span text:style-name="T3">70.550,12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50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13,76</text:span></text:p>
          </table:table-cell>
          <table:table-cell table:style-name="Tabela1.E43" office:value-type="string">
            <text:p text:style-name="P4"><text:span text:style-name="T3">56.536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5</text:span></text:p>
          </table:table-cell>
          <table:table-cell table:style-name="Tabela1.B5" office:value-type="string">
            <text:p text:style-name="P3"><text:span text:style-name="T3">NILZA MOTTA ALMEIDA FREITA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ASSESSORIA DO CONSELHO SUPERIOR DO MINISTERIO PUBLICO (CSMP/SE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49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2</text:span></text:p>
          </table:table-cell>
          <table:table-cell table:style-name="Tabela1.B5" office:value-type="string">
            <text:p text:style-name="P3"><text:span text:style-name="T3">NILZIR SOARES VIEIRA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.645,39</text:span></text:p>
          </table:table-cell>
          <table:table-cell table:style-name="Tabela1.E43" office:value-type="string">
            <text:p text:style-name="P4"><text:span text:style-name="T3">84.818,51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5.58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87,04</text:span></text:p>
          </table:table-cell>
          <table:table-cell table:style-name="Tabela1.E43" office:value-type="string">
            <text:p text:style-name="P4"><text:span text:style-name="T3">74.031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8</text:span></text:p>
          </table:table-cell>
          <table:table-cell table:style-name="Tabela1.B5" office:value-type="string">
            <text:p text:style-name="P3"><text:span text:style-name="T3">NIVEA HELENA AGUIAR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344,7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38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7,76</text:span></text:p>
          </table:table-cell>
          <table:table-cell table:style-name="Tabela1.E43" office:value-type="string">
            <text:p text:style-name="P4"><text:span text:style-name="T3">12.127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</text:span></text:p>
          </table:table-cell>
          <table:table-cell table:style-name="Tabela1.B5" office:value-type="string">
            <text:p text:style-name="P3"><text:span text:style-name="T3">ODIL SILVA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6.65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.854,25</text:span></text:p>
          </table:table-cell>
          <table:table-cell table:style-name="Tabela1.E43" office:value-type="string">
            <text:p text:style-name="P4"><text:span text:style-name="T3">82.047,53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152,04</text:span></text:p>
          </table:table-cell>
          <table:table-cell table:style-name="Tabela1.E43" office:value-type="string">
            <text:p text:style-name="P4"><text:span text:style-name="T3">711,23</text:span></text:p>
          </table:table-cell>
          <table:table-cell table:style-name="Tabela1.E43" office:value-type="string">
            <text:p text:style-name="P4"><text:span text:style-name="T3">16.694,40</text:span></text:p>
          </table:table-cell>
          <table:table-cell table:style-name="Tabela1.E43" office:value-type="string">
            <text:p text:style-name="P4"><text:span text:style-name="T3">65.353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0</text:span></text:p>
          </table:table-cell>
          <table:table-cell table:style-name="Tabela1.B5" office:value-type="string">
            <text:p text:style-name="P3"><text:span text:style-name="T3">ODILON CABRAL MACHADO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5.984,08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83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6.565,40</text:span></text:p>
          </table:table-cell>
          <table:table-cell table:style-name="Tabela1.E43" office:value-type="string">
            <text:p text:style-name="P4"><text:span text:style-name="T3">2.394,76</text:span></text:p>
          </table:table-cell>
          <table:table-cell table:style-name="Tabela1.E43" office:value-type="string">
            <text:p text:style-name="P4"><text:span text:style-name="T3">7.684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079,20</text:span></text:p>
          </table:table-cell>
          <table:table-cell table:style-name="Tabela1.E43" office:value-type="string">
            <text:p text:style-name="P4"><text:span text:style-name="T3">26.486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8</text:span></text:p>
          </table:table-cell>
          <table:table-cell table:style-name="Tabela1.B5" office:value-type="string">
            <text:p text:style-name="P3"><text:span text:style-name="T3">ODILON TERTULIANO DE MENEZE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6</text:span></text:p>
          </table:table-cell>
          <table:table-cell table:style-name="Tabela1.B5" office:value-type="string">
            <text:p text:style-name="P3"><text:span text:style-name="T3">OLEANIA MENEZE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BIBLIOTECA/ESCOLA SUPERIOR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031,75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62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5,30</text:span></text:p>
          </table:table-cell>
          <table:table-cell table:style-name="Tabela1.E43" office:value-type="string">
            <text:p text:style-name="P4"><text:span text:style-name="T3">7.506,4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180</text:span></text:p>
          </table:table-cell>
          <table:table-cell table:style-name="Tabela1.B5" office:value-type="string">
            <text:p text:style-name="P3"><text:span text:style-name="T3">OLIVIA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969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4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10,83</text:span></text:p>
          </table:table-cell>
          <table:table-cell table:style-name="Tabela1.E43" office:value-type="string">
            <text:p text:style-name="P4"><text:span text:style-name="T3">19.858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4</text:span></text:p>
          </table:table-cell>
          <table:table-cell table:style-name="Tabela1.B5" office:value-type="string">
            <text:p text:style-name="P3"><text:span text:style-name="T3">ORLANDO ROCHADEL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70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71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.389,88</text:span></text:p>
          </table:table-cell>
          <table:table-cell table:style-name="Tabela1.E43" office:value-type="string">
            <text:p text:style-name="P4"><text:span text:style-name="T3">103.277,57</text:span></text:p>
          </table:table-cell>
          <table:table-cell table:style-name="Tabela1.E43" office:value-type="string">
            <text:p text:style-name="P4"><text:span text:style-name="T3">5.658,21</text:span></text:p>
          </table:table-cell>
          <table:table-cell table:style-name="Tabela1.E43" office:value-type="string">
            <text:p text:style-name="P4"><text:span text:style-name="T3">11.32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982,34</text:span></text:p>
          </table:table-cell>
          <table:table-cell table:style-name="Tabela1.E43" office:value-type="string">
            <text:p text:style-name="P4"><text:span text:style-name="T3">86.295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3</text:span></text:p>
          </table:table-cell>
          <table:table-cell table:style-name="Tabela1.B5" office:value-type="string">
            <text:p text:style-name="P3"><text:span text:style-name="T3">OSMAR FERREIRA DO AMARAL JUNIOR WANDERLEY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1.242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0,00</text:span></text:p>
          </table:table-cell>
          <table:table-cell table:style-name="Tabela1.E43" office:value-type="string">
            <text:p text:style-name="P4"><text:span text:style-name="T3">3.502,96</text:span></text:p>
          </table:table-cell>
          <table:table-cell table:style-name="Tabela1.E43" office:value-type="string">
            <text:p text:style-name="P4"><text:span text:style-name="T3">11.535,07</text:span></text:p>
          </table:table-cell>
          <table:table-cell table:style-name="Tabela1.E43" office:value-type="string">
            <text:p text:style-name="P4"><text:span text:style-name="T3">1.043,30</text:span></text:p>
          </table:table-cell>
          <table:table-cell table:style-name="Tabela1.E43" office:value-type="string">
            <text:p text:style-name="P4"><text:span text:style-name="T3">1.036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0,26</text:span></text:p>
          </table:table-cell>
          <table:table-cell table:style-name="Tabela1.E43" office:value-type="string">
            <text:p text:style-name="P4"><text:span text:style-name="T3">9.454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2</text:span></text:p>
          </table:table-cell>
          <table:table-cell table:style-name="Tabela1.B5" office:value-type="string">
            <text:p text:style-name="P3"><text:span text:style-name="T3">OSMARIO LISBO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8"/><text:span text:style-name="T3">1487</text:span></text:p>
          </table:table-cell>
          <table:table-cell table:style-name="Tabela1.B5" office:value-type="string">
            <text:p text:style-name="P3"><text:span text:style-name="T3">PALOMA MATOS MONTEIR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364,85</text:span></text:p>
          </table:table-cell>
          <table:table-cell table:style-name="Tabela1.E43" office:value-type="string">
            <text:p text:style-name="P4"><text:span text:style-name="T3">2.212,5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9,50</text:span></text:p>
          </table:table-cell>
          <table:table-cell table:style-name="Tabela1.E43" office:value-type="string">
            <text:p text:style-name="P4"><text:span text:style-name="T3">10.589,54</text:span></text:p>
          </table:table-cell>
          <table:table-cell table:style-name="Tabela1.E43" office:value-type="string">
            <text:p text:style-name="P4"><text:span text:style-name="T3">733,29</text:span></text:p>
          </table:table-cell>
          <table:table-cell table:style-name="Tabela1.E43" office:value-type="string">
            <text:p text:style-name="P4"><text:span text:style-name="T3">992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5,80</text:span></text:p>
          </table:table-cell>
          <table:table-cell table:style-name="Tabela1.E43" office:value-type="string">
            <text:p text:style-name="P4"><text:span text:style-name="T3">8.8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6</text:span></text:p>
          </table:table-cell>
          <table:table-cell table:style-name="Tabela1.B5" office:value-type="string">
            <text:p text:style-name="P3"><text:span text:style-name="T3">PAMELA GRACA COSTA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4</text:span></text:p>
          </table:table-cell>
          <table:table-cell table:style-name="Tabela1.B5" office:value-type="string">
            <text:p text:style-name="P3"><text:span text:style-name="T3">PAMELLA HELLY ALMEIDA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7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34,80</text:span></text:p>
          </table:table-cell>
          <table:table-cell table:style-name="Tabela1.E43" office:value-type="string">
            <text:p text:style-name="P4"><text:span text:style-name="T3">10.65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9</text:span></text:p>
          </table:table-cell>
          <table:table-cell table:style-name="Tabela1.B5" office:value-type="string">
            <text:p text:style-name="P3"><text:span text:style-name="T3">PASCOAL NABUCO DAVILA FREIRE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5</text:span></text:p>
          </table:table-cell>
          <table:table-cell table:style-name="Tabela1.B5" office:value-type="string">
            <text:p text:style-name="P3"><text:span text:style-name="T3">PATRICIA AZEVEDO MORAES POR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3,96</text:span></text:p>
          </table:table-cell>
          <table:table-cell table:style-name="Tabela1.E43" office:value-type="string">
            <text:p text:style-name="P4"><text:span text:style-name="T3">15.701,50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2.114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7</text:span></text:p>
          </table:table-cell>
          <table:table-cell table:style-name="Tabela1.B5" office:value-type="string">
            <text:p text:style-name="P3"><text:span text:style-name="T3">PATRICIA CARDOS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578,75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61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4,74</text:span></text:p>
          </table:table-cell>
          <table:table-cell table:style-name="Tabela1.E43" office:value-type="string">
            <text:p text:style-name="P4"><text:span text:style-name="T3">10.104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1</text:span></text:p>
          </table:table-cell>
          <table:table-cell table:style-name="Tabela1.B5" office:value-type="string">
            <text:p text:style-name="P3"><text:span text:style-name="T3">PATRICIA PASSOS MASCARENHA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484,76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13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3,89</text:span></text:p>
          </table:table-cell>
          <table:table-cell table:style-name="Tabela1.E43" office:value-type="string">
            <text:p text:style-name="P4"><text:span text:style-name="T3">9.310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</text:span></text:p>
          </table:table-cell>
          <table:table-cell table:style-name="Tabela1.B5" office:value-type="string">
            <text:p text:style-name="P3"><text:span text:style-name="T3">PATRICIO FERREIRA DE FAR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1</text:span></text:p>
          </table:table-cell>
          <table:table-cell table:style-name="Tabela1.B5" office:value-type="string">
            <text:p text:style-name="P3"><text:span text:style-name="T3">PAULA COSTA SOUZA PASQUETTI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309,10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415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78,09</text:span></text:p>
          </table:table-cell>
          <table:table-cell table:style-name="Tabela1.E43" office:value-type="string">
            <text:p text:style-name="P4"><text:span text:style-name="T3">15.23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1</text:span></text:p>
          </table:table-cell>
          <table:table-cell table:style-name="Tabela1.B5" office:value-type="string">
            <text:p text:style-name="P3"><text:span text:style-name="T3">PAULO CEZAR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1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8</text:span></text:p>
          </table:table-cell>
          <table:table-cell table:style-name="Tabela1.B5" office:value-type="string">
            <text:p text:style-name="P3"><text:span text:style-name="T3">PAULO HENRIQUE SOARES DE ASSIS BAPTI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6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281,61</text:span></text:p>
          </table:table-cell>
          <table:table-cell table:style-name="Tabela1.E43" office:value-type="string">
            <text:p text:style-name="P4"><text:span text:style-name="T3">1.396,17</text:span></text:p>
          </table:table-cell>
          <table:table-cell table:style-name="Tabela1.E43" office:value-type="string">
            <text:p text:style-name="P4"><text:span text:style-name="T3">1.369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65,46</text:span></text:p>
          </table:table-cell>
          <table:table-cell table:style-name="Tabela1.E43" office:value-type="string">
            <text:p text:style-name="P4"><text:span text:style-name="T3">9.516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2</text:span></text:p>
          </table:table-cell>
          <table:table-cell table:style-name="Tabela1.B5" office:value-type="string">
            <text:p text:style-name="P3"><text:span text:style-name="T3">PAULO JOSE DE ARAGAO ALMEIDA</text:span></text:p>
          </table:table-cell>
          <table:table-cell table:style-name="Tabela1.B5" office:value-type="string">
            <text:p text:style-name="P3"><text:span text:style-name="T3">VIGILANTE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2.060,07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2.96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0.208,00</text:span></text:p>
          </table:table-cell>
          <table:table-cell table:style-name="Tabela1.E43" office:value-type="string">
            <text:p text:style-name="P4"><text:span text:style-name="T3">288,41</text:span></text:p>
          </table:table-cell>
          <table:table-cell table:style-name="Tabela1.E43" office:value-type="string">
            <text:p text:style-name="P4"><text:span text:style-name="T3">21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8,67</text:span></text:p>
          </table:table-cell>
          <table:table-cell table:style-name="Tabela1.E43" office:value-type="string">
            <text:p text:style-name="P4"><text:span text:style-name="T3">9.709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9</text:span></text:p>
          </table:table-cell>
          <table:table-cell table:style-name="Tabela1.B5" office:value-type="string">
            <text:p text:style-name="P3"><text:span text:style-name="T3">PAULO JOSE DE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8.870,37</text:span></text:p>
          </table:table-cell>
          <table:table-cell table:style-name="Tabela1.E43" office:value-type="string">
            <text:p text:style-name="P4"><text:span text:style-name="T3">9.109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407,28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2.92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7,26</text:span></text:p>
          </table:table-cell>
          <table:table-cell table:style-name="Tabela1.E43" office:value-type="string">
            <text:p text:style-name="P4"><text:span text:style-name="T3">22.67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0</text:span></text:p>
          </table:table-cell>
          <table:table-cell table:style-name="Tabela1.B5" office:value-type="string">
            <text:p text:style-name="P3"><text:span text:style-name="T3">PAULO JOSE FRANCISCO ALVE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26.894,04</text:span></text:p>
          </table:table-cell>
          <table:table-cell table:style-name="Tabela1.E43" office:value-type="string">
            <text:p text:style-name="P4"><text:span text:style-name="T3">65.304,17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02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56,99</text:span></text:p>
          </table:table-cell>
          <table:table-cell table:style-name="Tabela1.E43" office:value-type="string">
            <text:p text:style-name="P4"><text:span text:style-name="T3">53.14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</text:span></text:p>
          </table:table-cell>
          <table:table-cell table:style-name="Tabela1.B5" office:value-type="string">
            <text:p text:style-name="P3"><text:span text:style-name="T3">PAULO LIMA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7.11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.355,44</text:span></text:p>
          </table:table-cell>
          <table:table-cell table:style-name="Tabela1.E43" office:value-type="string">
            <text:p text:style-name="P4"><text:span text:style-name="T3">84.886,73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3.049,24</text:span></text:p>
          </table:table-cell>
          <table:table-cell table:style-name="Tabela1.E43" office:value-type="string">
            <text:p text:style-name="P4"><text:span text:style-name="T3">19.449,41</text:span></text:p>
          </table:table-cell>
          <table:table-cell table:style-name="Tabela1.E43" office:value-type="string">
            <text:p text:style-name="P4"><text:span text:style-name="T3">65.43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92</text:span></text:p>
          </table:table-cell>
          <table:table-cell table:style-name="Tabela1.B5" office:value-type="string">
            <text:p text:style-name="P3"><text:span text:style-name="T3">PAULO RIBEIRO DA SILVA</text:span></text:p>
          </table:table-cell>
          <table:table-cell table:style-name="Tabela1.B5" office:value-type="string">
            <text:p text:style-name="P3"><text:span text:style-name="T3">CHEFE DOS SERVIÇOS DE MANUTENÇÃO -CAPITAL/INTERIOR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8.656,04</text:span></text:p>
          </table:table-cell>
          <table:table-cell table:style-name="Tabela1.E43" office:value-type="string">
            <text:p text:style-name="P4"><text:span text:style-name="T3">633,57</text:span></text:p>
          </table:table-cell>
          <table:table-cell table:style-name="Tabela1.E43" office:value-type="string">
            <text:p text:style-name="P4"><text:span text:style-name="T3">37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9,35</text:span></text:p>
          </table:table-cell>
          <table:table-cell table:style-name="Tabela1.E43" office:value-type="string">
            <text:p text:style-name="P4"><text:span text:style-name="T3">7.646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6</text:span></text:p>
          </table:table-cell>
          <table:table-cell table:style-name="Tabela1.B5" office:value-type="string">
            <text:p text:style-name="P3"><text:span text:style-name="T3">PAULO ROBERTO NUNES DE ALMEID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5.736,88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1.988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1,13</text:span></text:p>
          </table:table-cell>
          <table:table-cell table:style-name="Tabela1.E43" office:value-type="string">
            <text:p text:style-name="P4"><text:span text:style-name="T3">12.015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4</text:span></text:p>
          </table:table-cell>
          <table:table-cell table:style-name="Tabela1.B5" office:value-type="string">
            <text:p text:style-name="P3"><text:span text:style-name="T3">PAUL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4.672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5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.697,43</text:span></text:p>
          </table:table-cell>
          <table:table-cell table:style-name="Tabela1.E43" office:value-type="string">
            <text:p text:style-name="P4"><text:span text:style-name="T3">69.733,90</text:span></text:p>
          </table:table-cell>
          <table:table-cell table:style-name="Tabela1.E43" office:value-type="string">
            <text:p text:style-name="P4"><text:span text:style-name="T3">5.653,60</text:span></text:p>
          </table:table-cell>
          <table:table-cell table:style-name="Tabela1.E43" office:value-type="string">
            <text:p text:style-name="P4"><text:span text:style-name="T3">10.220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873,93</text:span></text:p>
          </table:table-cell>
          <table:table-cell table:style-name="Tabela1.E43" office:value-type="string">
            <text:p text:style-name="P4"><text:span text:style-name="T3">53.859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4</text:span></text:p>
          </table:table-cell>
          <table:table-cell table:style-name="Tabela1.B5" office:value-type="string">
            <text:p text:style-name="P3"><text:span text:style-name="T3">PEDRO ARTUR TORRES COST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5</text:span></text:p>
          </table:table-cell>
          <table:table-cell table:style-name="Tabela1.B5" office:value-type="string">
            <text:p text:style-name="P3"><text:span text:style-name="T3">PEDRO GOMES DE SOUZ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4</text:span></text:p>
          </table:table-cell>
          <table:table-cell table:style-name="Tabela1.B5" office:value-type="string">
            <text:p text:style-name="P3"><text:span text:style-name="T3">PEDRO MELLO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</text:span></text:p>
          </table:table-cell>
          <table:table-cell table:style-name="Tabela1.B5" office:value-type="string">
            <text:p text:style-name="P3"><text:span text:style-name="T3">PEDRO MENEZES FEITOSA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</text:span></text:p>
          </table:table-cell>
          <table:table-cell table:style-name="Tabela1.B5" office:value-type="string">
            <text:p text:style-name="P3"><text:span text:style-name="T3">PEDRO VICTORIO DAUD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2</text:span></text:p>
          </table:table-cell>
          <table:table-cell table:style-name="Tabela1.B5" office:value-type="string">
            <text:p text:style-name="P3"><text:span text:style-name="T3">PEDRO VINICIUS LOPES DOS SANTO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APOIO ADMINISTRATIVO/DIRETORIA ADMINISTRATIV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6.675,27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2.434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28,55</text:span></text:p>
          </table:table-cell>
          <table:table-cell table:style-name="Tabela1.E43" office:value-type="string">
            <text:p text:style-name="P4"><text:span text:style-name="T3">12.64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9</text:span></text:p>
          </table:table-cell>
          <table:table-cell table:style-name="Tabela1.B5" office:value-type="string">
            <text:p text:style-name="P3"><text:span text:style-name="T3">PETERSON ALMEIDA BARBO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.093,35</text:span></text:p>
          </table:table-cell>
          <table:table-cell table:style-name="Tabela1.E43" office:value-type="string">
            <text:p text:style-name="P4"><text:span text:style-name="T3">71.460,47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32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32,49</text:span></text:p>
          </table:table-cell>
          <table:table-cell table:style-name="Tabela1.E43" office:value-type="string">
            <text:p text:style-name="P4"><text:span text:style-name="T3">57.627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9</text:span></text:p>
          </table:table-cell>
          <table:table-cell table:style-name="Tabela1.B5" office:value-type="string">
            <text:p text:style-name="P3"><text:span text:style-name="T3">PETRUCIO LOPES CASADO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7.525,49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72,32</text:span></text:p>
          </table:table-cell>
          <table:table-cell table:style-name="Tabela1.E43" office:value-type="string">
            <text:p text:style-name="P4"><text:span text:style-name="T3">20.15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0</text:span></text:p>
          </table:table-cell>
          <table:table-cell table:style-name="Tabela1.B5" office:value-type="string">
            <text:p text:style-name="P3"><text:span text:style-name="T3">PIERRE VI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785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61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7</text:span></text:p>
          </table:table-cell>
          <table:table-cell table:style-name="Tabela1.B5" office:value-type="string">
            <text:p text:style-name="P3"><text:span text:style-name="T3">POLLYANNA MARA DE CASTRO AGUI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64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81,74</text:span></text:p>
          </table:table-cell>
          <table:table-cell table:style-name="Tabela1.E43" office:value-type="string">
            <text:p text:style-name="P4"><text:span text:style-name="T3">45.937,70</text:span></text:p>
          </table:table-cell>
          <table:table-cell table:style-name="Tabela1.E43" office:value-type="string">
            <text:p text:style-name="P4"><text:span text:style-name="T3">5.229,83</text:span></text:p>
          </table:table-cell>
          <table:table-cell table:style-name="Tabela1.E43" office:value-type="string">
            <text:p text:style-name="P4"><text:span text:style-name="T3">7.94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79,56</text:span></text:p>
          </table:table-cell>
          <table:table-cell table:style-name="Tabela1.E43" office:value-type="string">
            <text:p text:style-name="P4"><text:span text:style-name="T3">32.75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</text:span></text:p>
          </table:table-cell>
          <table:table-cell table:style-name="Tabela1.B5" office:value-type="string">
            <text:p text:style-name="P3"><text:span text:style-name="T3">PORFIRIO MARTINS FELIX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5</text:span></text:p>
          </table:table-cell>
          <table:table-cell table:style-name="Tabela1.B5" office:value-type="string">
            <text:p text:style-name="P3"><text:span text:style-name="T3">PRISCILA CAMARGO SILVA TAVAR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246,62</text:span></text:p>
          </table:table-cell>
          <table:table-cell table:style-name="Tabela1.E43" office:value-type="string">
            <text:p text:style-name="P4"><text:span text:style-name="T3">59.171,55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03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83,50</text:span></text:p>
          </table:table-cell>
          <table:table-cell table:style-name="Tabela1.E43" office:value-type="string">
            <text:p text:style-name="P4"><text:span text:style-name="T3">47.388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9</text:span></text:p>
          </table:table-cell>
          <table:table-cell table:style-name="Tabela1.B5" office:value-type="string">
            <text:p text:style-name="P3"><text:span text:style-name="T3">PUSCAS PEREIRA SILV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0,00</text:span></text:p>
          </table:table-cell>
          <table:table-cell table:style-name="Tabela1.E43" office:value-type="string">
            <text:p text:style-name="P4"><text:span text:style-name="T3">3.773,08</text:span></text:p>
          </table:table-cell>
          <table:table-cell table:style-name="Tabela1.E43" office:value-type="string">
            <text:p text:style-name="P4"><text:span text:style-name="T3">8.177,42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22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7,46</text:span></text:p>
          </table:table-cell>
          <table:table-cell table:style-name="Tabela1.E43" office:value-type="string">
            <text:p text:style-name="P4"><text:span text:style-name="T3">7.429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7</text:span></text:p>
          </table:table-cell>
          <table:table-cell table:style-name="Tabela1.B5" office:value-type="string">
            <text:p text:style-name="P3"><text:span text:style-name="T3">QUELINE BARBOSA DE SOUZA ARAG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464,28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6.986,04</text:span></text:p>
          </table:table-cell>
          <table:table-cell table:style-name="Tabela1.E43" office:value-type="string">
            <text:p text:style-name="P4"><text:span text:style-name="T3">1.870,71</text:span></text:p>
          </table:table-cell>
          <table:table-cell table:style-name="Tabela1.E43" office:value-type="string">
            <text:p text:style-name="P4"><text:span text:style-name="T3">5.24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17,08</text:span></text:p>
          </table:table-cell>
          <table:table-cell table:style-name="Tabela1.E43" office:value-type="string">
            <text:p text:style-name="P4"><text:span text:style-name="T3">19.868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2</text:span></text:p>
          </table:table-cell>
          <table:table-cell table:style-name="Tabela1.B5" office:value-type="string">
            <text:p text:style-name="P3"><text:span text:style-name="T3">QUEZIA EMANUELA MESSIAS AL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9</text:span></text:p>
          </table:table-cell>
          <table:table-cell table:style-name="Tabela1.B5" office:value-type="string">
            <text:p text:style-name="P3"><text:span text:style-name="T3">RAFAEL CUSTODIO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7.018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136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6,72</text:span></text:p>
          </table:table-cell>
          <table:table-cell table:style-name="Tabela1.E43" office:value-type="string">
            <text:p text:style-name="P4"><text:span text:style-name="T3">6.441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2</text:span></text:p>
          </table:table-cell>
          <table:table-cell table:style-name="Tabela1.B5" office:value-type="string">
            <text:p text:style-name="P3"><text:span text:style-name="T3">RAFAEL SANTOS CRUZ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6</text:span></text:p>
          </table:table-cell>
          <table:table-cell table:style-name="Tabela1.B5" office:value-type="string">
            <text:p text:style-name="P3"><text:span text:style-name="T3">RAFAEL SCHWEZ KURKOWSKI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38.740,45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670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70,02</text:span></text:p>
          </table:table-cell>
          <table:table-cell table:style-name="Tabela1.E43" office:value-type="string">
            <text:p text:style-name="P4"><text:span text:style-name="T3">26.070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1</text:span></text:p>
          </table:table-cell>
          <table:table-cell table:style-name="Tabela1.B5" office:value-type="string">
            <text:p text:style-name="P3"><text:span text:style-name="T3">RAFAEL VALENCA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294,0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31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6,43</text:span></text:p>
          </table:table-cell>
          <table:table-cell table:style-name="Tabela1.E43" office:value-type="string">
            <text:p text:style-name="P4"><text:span text:style-name="T3">6.287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6</text:span></text:p>
          </table:table-cell>
          <table:table-cell table:style-name="Tabela1.B5" office:value-type="string">
            <text:p text:style-name="P3"><text:span text:style-name="T3">RAIMUNDO BISPO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0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.945,97</text:span></text:p>
          </table:table-cell>
          <table:table-cell table:style-name="Tabela1.E43" office:value-type="string">
            <text:p text:style-name="P4"><text:span text:style-name="T3">92.559,90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10.62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24,93</text:span></text:p>
          </table:table-cell>
          <table:table-cell table:style-name="Tabela1.E43" office:value-type="string">
            <text:p text:style-name="P4"><text:span text:style-name="T3">76.934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62</text:span></text:p>
          </table:table-cell>
          <table:table-cell table:style-name="Tabela1.B5" office:value-type="string">
            <text:p text:style-name="P3"><text:span text:style-name="T3">RAISSA GUIMARAES VIEIRA MACHAD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2</text:span></text:p>
          </table:table-cell>
          <table:table-cell table:style-name="Tabela1.B5" office:value-type="string">
            <text:p text:style-name="P3"><text:span text:style-name="T3">RAISSA LEMOS SILV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46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470,37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8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8,08</text:span></text:p>
          </table:table-cell>
          <table:table-cell table:style-name="Tabela1.E43" office:value-type="string">
            <text:p text:style-name="P4"><text:span text:style-name="T3">11.872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3</text:span></text:p>
          </table:table-cell>
          <table:table-cell table:style-name="Tabela1.B5" office:value-type="string">
            <text:p text:style-name="P3"><text:span text:style-name="T3">RANDERSON FERREIRA BARBOSA SANTOS</text:span></text:p>
          </table:table-cell>
          <table:table-cell table:style-name="Tabela1.B5" office:value-type="string">
            <text:p text:style-name="P3"><text:span text:style-name="T3">Chefe do N. de Cadast. , Doc. e Dist. Funcional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3.18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929,4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1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18,48</text:span></text:p>
          </table:table-cell>
          <table:table-cell table:style-name="Tabela1.E43" office:value-type="string">
            <text:p text:style-name="P4"><text:span text:style-name="T3">9.310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8</text:span></text:p>
          </table:table-cell>
          <table:table-cell table:style-name="Tabela1.B5" office:value-type="string">
            <text:p text:style-name="P3"><text:span text:style-name="T3">RAQUEL SOARES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9.375,04</text:span></text:p>
          </table:table-cell>
          <table:table-cell table:style-name="Tabela1.E43" office:value-type="string">
            <text:p text:style-name="P4"><text:span text:style-name="T3">1.875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0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7.630,07</text:span></text:p>
          </table:table-cell>
          <table:table-cell table:style-name="Tabela1.E43" office:value-type="string">
            <text:p text:style-name="P4"><text:span text:style-name="T3">1.575,01</text:span></text:p>
          </table:table-cell>
          <table:table-cell table:style-name="Tabela1.E43" office:value-type="string">
            <text:p text:style-name="P4"><text:span text:style-name="T3">2.80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1,94</text:span></text:p>
          </table:table-cell>
          <table:table-cell table:style-name="Tabela1.E43" office:value-type="string">
            <text:p text:style-name="P4"><text:span text:style-name="T3">13.248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1</text:span></text:p>
          </table:table-cell>
          <table:table-cell table:style-name="Tabela1.B5" office:value-type="string">
            <text:p text:style-name="P3"><text:span text:style-name="T3">RAUL JOSE VIEIRA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5</text:span></text:p>
          </table:table-cell>
          <table:table-cell table:style-name="Tabela1.B5" office:value-type="string">
            <text:p text:style-name="P3"><text:span text:style-name="T3">RAYANA SCHUSTER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71,1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2.111,85</text:span></text:p>
          </table:table-cell>
          <table:table-cell table:style-name="Tabela1.E43" office:value-type="string">
            <text:p text:style-name="P4"><text:span text:style-name="T3">839,97</text:span></text:p>
          </table:table-cell>
          <table:table-cell table:style-name="Tabela1.E43" office:value-type="string">
            <text:p text:style-name="P4"><text:span text:style-name="T3">1.57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9,80</text:span></text:p>
          </table:table-cell>
          <table:table-cell table:style-name="Tabela1.E43" office:value-type="string">
            <text:p text:style-name="P4"><text:span text:style-name="T3">9.692,05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9"/><text:span text:style-name="T3">1374</text:span></text:p>
          </table:table-cell>
          <table:table-cell table:style-name="Tabela1.B5" office:value-type="string">
            <text:p text:style-name="P3"><text:span text:style-name="T3">RAYANNE SILVA DE P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303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787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99,72</text:span></text:p>
          </table:table-cell>
          <table:table-cell table:style-name="Tabela1.E43" office:value-type="string">
            <text:p text:style-name="P4"><text:span text:style-name="T3">7.603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9</text:span></text:p>
          </table:table-cell>
          <table:table-cell table:style-name="Tabela1.B5" office:value-type="string">
            <text:p text:style-name="P3"><text:span text:style-name="T3">RAYMUNDO NAPOLEAO XIMENES NET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76,65</text:span></text:p>
          </table:table-cell>
          <table:table-cell table:style-name="Tabela1.E43" office:value-type="string">
            <text:p text:style-name="P4"><text:span text:style-name="T3">45.601,58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13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87,78</text:span></text:p>
          </table:table-cell>
          <table:table-cell table:style-name="Tabela1.E43" office:value-type="string">
            <text:p text:style-name="P4"><text:span text:style-name="T3">33.713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7</text:span></text:p>
          </table:table-cell>
          <table:table-cell table:style-name="Tabela1.B5" office:value-type="string">
            <text:p text:style-name="P3"><text:span text:style-name="T3">REGINALDO SANTOS DE MO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6</text:span></text:p>
          </table:table-cell>
          <table:table-cell table:style-name="Tabela1.B5" office:value-type="string">
            <text:p text:style-name="P3"><text:span text:style-name="T3">REJANE BRITO GUIMARAES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4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004,62</text:span></text:p>
          </table:table-cell>
          <table:table-cell table:style-name="Tabela1.E43" office:value-type="string">
            <text:p text:style-name="P4"><text:span text:style-name="T3">19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2,44</text:span></text:p>
          </table:table-cell>
          <table:table-cell table:style-name="Tabela1.E43" office:value-type="string">
            <text:p text:style-name="P4"><text:span text:style-name="T3">3.81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1</text:span></text:p>
          </table:table-cell>
          <table:table-cell table:style-name="Tabela1.B5" office:value-type="string">
            <text:p text:style-name="P3"><text:span text:style-name="T3">RENATA BRITO VIEIRA TELES</text:span></text:p>
          </table:table-cell>
          <table:table-cell table:style-name="Tabela1.B5" office:value-type="string">
            <text:p text:style-name="P3"><text:span text:style-name="T3">ASSESSOR DO NÚCLEO DE P.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173,54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7,40</text:span></text:p>
          </table:table-cell>
          <table:table-cell table:style-name="Tabela1.E43" office:value-type="string">
            <text:p text:style-name="P4"><text:span text:style-name="T3">4.056,1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26</text:span></text:p>
          </table:table-cell>
          <table:table-cell table:style-name="Tabela1.B5" office:value-type="string">
            <text:p text:style-name="P3"><text:span text:style-name="T3">RENATA MACIEL ALMEIDA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7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34,80</text:span></text:p>
          </table:table-cell>
          <table:table-cell table:style-name="Tabela1.E43" office:value-type="string">
            <text:p text:style-name="P4"><text:span text:style-name="T3">10.65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6</text:span></text:p>
          </table:table-cell>
          <table:table-cell table:style-name="Tabela1.B5" office:value-type="string">
            <text:p text:style-name="P3"><text:span text:style-name="T3">RENATA MOREIRA SAND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2.014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398,44</text:span></text:p>
          </table:table-cell>
          <table:table-cell table:style-name="Tabela1.E43" office:value-type="string">
            <text:p text:style-name="P4"><text:span text:style-name="T3">1.087,58</text:span></text:p>
          </table:table-cell>
          <table:table-cell table:style-name="Tabela1.E43" office:value-type="string">
            <text:p text:style-name="P4"><text:span text:style-name="T3">90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72</text:span></text:p>
          </table:table-cell>
          <table:table-cell table:style-name="Tabela1.E43" office:value-type="string">
            <text:p text:style-name="P4"><text:span text:style-name="T3">8.410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1</text:span></text:p>
          </table:table-cell>
          <table:table-cell table:style-name="Tabela1.B5" office:value-type="string">
            <text:p text:style-name="P3"><text:span text:style-name="T3">RENATA PEREIRA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994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1.7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6</text:span></text:p>
          </table:table-cell>
          <table:table-cell table:style-name="Tabela1.B5" office:value-type="string">
            <text:p text:style-name="P3"><text:span text:style-name="T3">RENATA SARA DANTAS MARQUES SO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1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61,43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4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2,97</text:span></text:p>
          </table:table-cell>
          <table:table-cell table:style-name="Tabela1.E43" office:value-type="string">
            <text:p text:style-name="P4"><text:span text:style-name="T3">8.65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3</text:span></text:p>
          </table:table-cell>
          <table:table-cell table:style-name="Tabela1.B5" office:value-type="string">
            <text:p text:style-name="P3"><text:span text:style-name="T3">RENATO VIEIRA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8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576,64</text:span></text:p>
          </table:table-cell>
          <table:table-cell table:style-name="Tabela1.E43" office:value-type="string">
            <text:p text:style-name="P4"><text:span text:style-name="T3">56.469,93</text:span></text:p>
          </table:table-cell>
          <table:table-cell table:style-name="Tabela1.E43" office:value-type="string">
            <text:p text:style-name="P4"><text:span text:style-name="T3">5.025,06</text:span></text:p>
          </table:table-cell>
          <table:table-cell table:style-name="Tabela1.E43" office:value-type="string">
            <text:p text:style-name="P4"><text:span text:style-name="T3">7.60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28,86</text:span></text:p>
          </table:table-cell>
          <table:table-cell table:style-name="Tabela1.E43" office:value-type="string">
            <text:p text:style-name="P4"><text:span text:style-name="T3">43.841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0</text:span></text:p>
          </table:table-cell>
          <table:table-cell table:style-name="Tabela1.B5" office:value-type="string">
            <text:p text:style-name="P3"><text:span text:style-name="T3">RENE ANTONIO ERB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46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739,35</text:span></text:p>
          </table:table-cell>
          <table:table-cell table:style-name="Tabela1.E43" office:value-type="string">
            <text:p text:style-name="P4"><text:span text:style-name="T3">67.912,47</text:span></text:p>
          </table:table-cell>
          <table:table-cell table:style-name="Tabela1.E43" office:value-type="string">
            <text:p text:style-name="P4"><text:span text:style-name="T3">5.204,24</text:span></text:p>
          </table:table-cell>
          <table:table-cell table:style-name="Tabela1.E43" office:value-type="string">
            <text:p text:style-name="P4"><text:span text:style-name="T3">7.90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0,72</text:span></text:p>
          </table:table-cell>
          <table:table-cell table:style-name="Tabela1.E43" office:value-type="string">
            <text:p text:style-name="P4"><text:span text:style-name="T3">54.80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0</text:span></text:p>
          </table:table-cell>
          <table:table-cell table:style-name="Tabela1.B5" office:value-type="string">
            <text:p text:style-name="P3"><text:span text:style-name="T3">RENIVALDO LIMA SAMPA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3.31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3.840,76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1.555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25,12</text:span></text:p>
          </table:table-cell>
          <table:table-cell table:style-name="Tabela1.E43" office:value-type="string">
            <text:p text:style-name="P4"><text:span text:style-name="T3">11.015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3</text:span></text:p>
          </table:table-cell>
          <table:table-cell table:style-name="Tabela1.B5" office:value-type="string">
            <text:p text:style-name="P3"><text:span text:style-name="T3">RHAQUEL GLEYSIANE FARIAS NUN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1.390,3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19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3,42</text:span></text:p>
          </table:table-cell>
          <table:table-cell table:style-name="Tabela1.E43" office:value-type="string">
            <text:p text:style-name="P4"><text:span text:style-name="T3">9.486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9</text:span></text:p>
          </table:table-cell>
          <table:table-cell table:style-name="Tabela1.B5" office:value-type="string">
            <text:p text:style-name="P3"><text:span text:style-name="T3">RICARDO MACHADO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407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3,28</text:span></text:p>
          </table:table-cell>
          <table:table-cell table:style-name="Tabela1.E43" office:value-type="string">
            <text:p text:style-name="P4"><text:span text:style-name="T3">27.508,28</text:span></text:p>
          </table:table-cell>
          <table:table-cell table:style-name="Tabela1.E43" office:value-type="string">
            <text:p text:style-name="P4"><text:span text:style-name="T3">80.674,23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24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99,32</text:span></text:p>
          </table:table-cell>
          <table:table-cell table:style-name="Tabela1.E43" office:value-type="string">
            <text:p text:style-name="P4"><text:span text:style-name="T3">68.67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2</text:span></text:p>
          </table:table-cell>
          <table:table-cell table:style-name="Tabela1.B5" office:value-type="string">
            <text:p text:style-name="P3"><text:span text:style-name="T3">RICARDO MONTEIRO MOT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3</text:span></text:p>
          </table:table-cell>
          <table:table-cell table:style-name="Tabela1.B5" office:value-type="string">
            <text:p text:style-name="P3"><text:span text:style-name="T3">RICARDO ROUTMAN DA CUN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.270,33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9.560,09</text:span></text:p>
          </table:table-cell>
          <table:table-cell table:style-name="Tabela1.E43" office:value-type="string">
            <text:p text:style-name="P4"><text:span text:style-name="T3">1.165,77</text:span></text:p>
          </table:table-cell>
          <table:table-cell table:style-name="Tabela1.E43" office:value-type="string">
            <text:p text:style-name="P4"><text:span text:style-name="T3">3.17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36,77</text:span></text:p>
          </table:table-cell>
          <table:table-cell table:style-name="Tabela1.E43" office:value-type="string">
            <text:p text:style-name="P4"><text:span text:style-name="T3">15.22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</text:span></text:p>
          </table:table-cell>
          <table:table-cell table:style-name="Tabela1.B5" office:value-type="string">
            <text:p text:style-name="P3"><text:span text:style-name="T3">RICARDO SOBRAL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.522,30</text:span></text:p>
          </table:table-cell>
          <table:table-cell table:style-name="Tabela1.E43" office:value-type="string">
            <text:p text:style-name="P4"><text:span text:style-name="T3">67.889,42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8.26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80,35</text:span></text:p>
          </table:table-cell>
          <table:table-cell table:style-name="Tabela1.E43" office:value-type="string">
            <text:p text:style-name="P4"><text:span text:style-name="T3">54.109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0</text:span></text:p>
          </table:table-cell>
          <table:table-cell table:style-name="Tabela1.B5" office:value-type="string">
            <text:p text:style-name="P3"><text:span text:style-name="T3">RICELLI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87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259,81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2.20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5,26</text:span></text:p>
          </table:table-cell>
          <table:table-cell table:style-name="Tabela1.E43" office:value-type="string">
            <text:p text:style-name="P4"><text:span text:style-name="T3">11.334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0</text:span></text:p>
          </table:table-cell>
          <table:table-cell table:style-name="Tabela1.B5" office:value-type="string">
            <text:p text:style-name="P3"><text:span text:style-name="T3">RITA DE CASSIA ARAGAO MELO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1</text:span></text:p>
          </table:table-cell>
          <table:table-cell table:style-name="Tabela1.B5" office:value-type="string">
            <text:p text:style-name="P3"><text:span text:style-name="T3">RIVALDO FRIAS DOS SANTOS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36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.115,78</text:span></text:p>
          </table:table-cell>
          <table:table-cell table:style-name="Tabela1.E43" office:value-type="string">
            <text:p text:style-name="P4"><text:span text:style-name="T3">76.405,00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13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87,78</text:span></text:p>
          </table:table-cell>
          <table:table-cell table:style-name="Tabela1.E43" office:value-type="string">
            <text:p text:style-name="P4"><text:span text:style-name="T3">64.517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</text:span></text:p>
          </table:table-cell>
          <table:table-cell table:style-name="Tabela1.B5" office:value-type="string">
            <text:p text:style-name="P3"><text:span text:style-name="T3">ROBERIO MESQUITA MATOS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5.23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14.499,89</text:span></text:p>
          </table:table-cell>
          <table:table-cell table:style-name="Tabela1.E43" office:value-type="string">
            <text:p text:style-name="P4"><text:span text:style-name="T3">1.53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9,14</text:span></text:p>
          </table:table-cell>
          <table:table-cell table:style-name="Tabela1.E43" office:value-type="string">
            <text:p text:style-name="P4"><text:span text:style-name="T3">12.960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8</text:span></text:p>
          </table:table-cell>
          <table:table-cell table:style-name="Tabela1.B5" office:value-type="string">
            <text:p text:style-name="P3"><text:span text:style-name="T3">ROBERTA ARAUJO DE MELO BRIT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186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6,94</text:span></text:p>
          </table:table-cell>
          <table:table-cell table:style-name="Tabela1.E43" office:value-type="string">
            <text:p text:style-name="P4"><text:span text:style-name="T3">10.599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9</text:span></text:p>
          </table:table-cell>
          <table:table-cell table:style-name="Tabela1.B5" office:value-type="string">
            <text:p text:style-name="P3"><text:span text:style-name="T3">ROBERTA CONCEICAO ALMEID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1,05</text:span></text:p>
          </table:table-cell>
          <table:table-cell table:style-name="Tabela1.E43" office:value-type="string">
            <text:p text:style-name="P4"><text:span text:style-name="T3">12.839,17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7,20</text:span></text:p>
          </table:table-cell>
          <table:table-cell table:style-name="Tabela1.E43" office:value-type="string">
            <text:p text:style-name="P4"><text:span text:style-name="T3">10.181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2</text:span></text:p>
          </table:table-cell>
          <table:table-cell table:style-name="Tabela1.B5" office:value-type="string">
            <text:p text:style-name="P3"><text:span text:style-name="T3">ROBERTA GARCIA MORENO FRANCO TA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3.895,1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2,94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7</text:span></text:p>
          </table:table-cell>
          <table:table-cell table:style-name="Tabela1.B5" office:value-type="string">
            <text:p text:style-name="P3"><text:span text:style-name="T3">ROBERTA LIM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4.402,78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85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8,39</text:span></text:p>
          </table:table-cell>
          <table:table-cell table:style-name="Tabela1.E43" office:value-type="string">
            <text:p text:style-name="P4"><text:span text:style-name="T3">11.214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1</text:span></text:p>
          </table:table-cell>
          <table:table-cell table:style-name="Tabela1.B5" office:value-type="string">
            <text:p text:style-name="P3"><text:span text:style-name="T3">ROBERTA ROCHA DEDA CHAGAS</text:span></text:p>
          </table:table-cell>
          <table:table-cell table:style-name="Tabela1.B5" office:value-type="string">
            <text:p text:style-name="P3"><text:span text:style-name="T3">ASSESSOR DO DIRETOR DE TECNOLOGIA DA INFORMAÇÃO E COMUNICAÇÃO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9.003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9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7,02</text:span></text:p>
          </table:table-cell>
          <table:table-cell table:style-name="Tabela1.E43" office:value-type="string">
            <text:p text:style-name="P4"><text:span text:style-name="T3">7.546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61</text:span></text:p>
          </table:table-cell>
          <table:table-cell table:style-name="Tabela1.B5" office:value-type="string">
            <text:p text:style-name="P3"><text:span text:style-name="T3">ROBERTA SANDRA REIS BARRETO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4.184,10</text:span></text:p>
          </table:table-cell>
          <table:table-cell table:style-name="Tabela1.E43" office:value-type="string">
            <text:p text:style-name="P4"><text:span text:style-name="T3">8.346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20.281,63</text:span></text:p>
          </table:table-cell>
          <table:table-cell table:style-name="Tabela1.E43" office:value-type="string">
            <text:p text:style-name="P4"><text:span text:style-name="T3">1.302,77</text:span></text:p>
          </table:table-cell>
          <table:table-cell table:style-name="Tabela1.E43" office:value-type="string">
            <text:p text:style-name="P4"><text:span text:style-name="T3">3.55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1,61</text:span></text:p>
          </table:table-cell>
          <table:table-cell table:style-name="Tabela1.E43" office:value-type="string">
            <text:p text:style-name="P4"><text:span text:style-name="T3">15.42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9</text:span></text:p>
          </table:table-cell>
          <table:table-cell table:style-name="Tabela1.B5" office:value-type="string">
            <text:p text:style-name="P3"><text:span text:style-name="T3">ROBERTA SOBRAL MANSOU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2</text:span></text:p>
          </table:table-cell>
          <table:table-cell table:style-name="Tabela1.B5" office:value-type="string">
            <text:p text:style-name="P3"><text:span text:style-name="T3">ROBERTO ANDRUSYSZYN CELI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8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903,55</text:span></text:p>
          </table:table-cell>
          <table:table-cell table:style-name="Tabela1.E43" office:value-type="string">
            <text:p text:style-name="P4"><text:span text:style-name="T3">562,32</text:span></text:p>
          </table:table-cell>
          <table:table-cell table:style-name="Tabela1.E43" office:value-type="string">
            <text:p text:style-name="P4"><text:span text:style-name="T3">14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0,05</text:span></text:p>
          </table:table-cell>
          <table:table-cell table:style-name="Tabela1.E43" office:value-type="string">
            <text:p text:style-name="P4"><text:span text:style-name="T3">6.193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7</text:span></text:p>
          </table:table-cell>
          <table:table-cell table:style-name="Tabela1.B5" office:value-type="string">
            <text:p text:style-name="P3"><text:span text:style-name="T3">RODOLFO GALVA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12.894,23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439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70,37</text:span></text:p>
          </table:table-cell>
          <table:table-cell table:style-name="Tabela1.E43" office:value-type="string">
            <text:p text:style-name="P4"><text:span text:style-name="T3">10.123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</text:span></text:p>
          </table:table-cell>
          <table:table-cell table:style-name="Tabela1.B5" office:value-type="string">
            <text:p text:style-name="P3"><text:span text:style-name="T3">RODOMARQUES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7.589,95</text:span></text:p>
          </table:table-cell>
          <table:table-cell table:style-name="Tabela1.E43" office:value-type="string">
            <text:p text:style-name="P4"><text:span text:style-name="T3">8.045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.355,44</text:span></text:p>
          </table:table-cell>
          <table:table-cell table:style-name="Tabela1.E43" office:value-type="string">
            <text:p text:style-name="P4"><text:span text:style-name="T3">85.822,51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047,65</text:span></text:p>
          </table:table-cell>
          <table:table-cell table:style-name="Tabela1.E43" office:value-type="string">
            <text:p text:style-name="P4"><text:span text:style-name="T3">3.985,02</text:span></text:p>
          </table:table-cell>
          <table:table-cell table:style-name="Tabela1.E43" office:value-type="string">
            <text:p text:style-name="P4"><text:span text:style-name="T3">19.863,80</text:span></text:p>
          </table:table-cell>
          <table:table-cell table:style-name="Tabela1.E43" office:value-type="string">
            <text:p text:style-name="P4"><text:span text:style-name="T3">65.958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8</text:span></text:p>
          </table:table-cell>
          <table:table-cell table:style-name="Tabela1.B5" office:value-type="string">
            <text:p text:style-name="P3"><text:span text:style-name="T3">RODRIGO CURVELO DA SILVA SIQU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77</text:span></text:p>
          </table:table-cell>
          <table:table-cell table:style-name="Tabela1.E43" office:value-type="string">
            <text:p text:style-name="P4"><text:span text:style-name="T3">9.075,74</text:span></text:p>
          </table:table-cell>
          <table:table-cell table:style-name="Tabela1.E43" office:value-type="string">
            <text:p text:style-name="P4"><text:span text:style-name="T3">44.786,19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7.626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77,68</text:span></text:p>
          </table:table-cell>
          <table:table-cell table:style-name="Tabela1.E43" office:value-type="string">
            <text:p text:style-name="P4"><text:span text:style-name="T3">36.108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7</text:span></text:p>
          </table:table-cell>
          <table:table-cell table:style-name="Tabela1.B5" office:value-type="string">
            <text:p text:style-name="P3"><text:span text:style-name="T3">RODRIGO MUNIZ DE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1.184,58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1.10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2,42</text:span></text:p>
          </table:table-cell>
          <table:table-cell table:style-name="Tabela1.E43" office:value-type="string">
            <text:p text:style-name="P4"><text:span text:style-name="T3">8.832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6</text:span></text:p>
          </table:table-cell>
          <table:table-cell table:style-name="Tabela1.B5" office:value-type="string">
            <text:p text:style-name="P3"><text:span text:style-name="T3">ROGERIO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504,95</text:span></text:p>
          </table:table-cell>
          <table:table-cell table:style-name="Tabela1.E43" office:value-type="string">
            <text:p text:style-name="P4"><text:span text:style-name="T3">1.94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8.341,19</text:span></text:p>
          </table:table-cell>
          <table:table-cell table:style-name="Tabela1.E43" office:value-type="string">
            <text:p text:style-name="P4"><text:span text:style-name="T3">763,59</text:span></text:p>
          </table:table-cell>
          <table:table-cell table:style-name="Tabela1.E43" office:value-type="string">
            <text:p text:style-name="P4"><text:span text:style-name="T3">11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5,28</text:span></text:p>
          </table:table-cell>
          <table:table-cell table:style-name="Tabela1.E43" office:value-type="string">
            <text:p text:style-name="P4"><text:span text:style-name="T3">7.46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1</text:span></text:p>
          </table:table-cell>
          <table:table-cell table:style-name="Tabela1.B5" office:value-type="string">
            <text:p text:style-name="P3"><text:span text:style-name="T3">ROGERIO FERREIRA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8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.524,84</text:span></text:p>
          </table:table-cell>
          <table:table-cell table:style-name="Tabela1.E43" office:value-type="string">
            <text:p text:style-name="P4"><text:span text:style-name="T3">72.095,12</text:span></text:p>
          </table:table-cell>
          <table:table-cell table:style-name="Tabela1.E43" office:value-type="string">
            <text:p text:style-name="P4"><text:span text:style-name="T3">5.539,84</text:span></text:p>
          </table:table-cell>
          <table:table-cell table:style-name="Tabela1.E43" office:value-type="string">
            <text:p text:style-name="P4"><text:span text:style-name="T3">8.421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61,11</text:span></text:p>
          </table:table-cell>
          <table:table-cell table:style-name="Tabela1.E43" office:value-type="string">
            <text:p text:style-name="P4"><text:span text:style-name="T3">58.134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8</text:span></text:p>
          </table:table-cell>
          <table:table-cell table:style-name="Tabela1.B5" office:value-type="string">
            <text:p text:style-name="P3"><text:span text:style-name="T3">ROMULO ARAGAO COSTA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44</text:span></text:p>
          </table:table-cell>
          <table:table-cell table:style-name="Tabela1.E43" office:value-type="string">
            <text:p text:style-name="P4"><text:span text:style-name="T3">13.781,78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5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8,03</text:span></text:p>
          </table:table-cell>
          <table:table-cell table:style-name="Tabela1.E43" office:value-type="string">
            <text:p text:style-name="P4"><text:span text:style-name="T3">10.623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5</text:span></text:p>
          </table:table-cell>
          <table:table-cell table:style-name="Tabela1.B5" office:value-type="string">
            <text:p text:style-name="P3"><text:span text:style-name="T3">ROMULO HENRIQUE RIBEIRO DE OLIVEIRA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5</text:span></text:p>
          </table:table-cell>
          <table:table-cell table:style-name="Tabela1.B5" office:value-type="string">
            <text:p text:style-name="P3"><text:span text:style-name="T3">ROMULO LINS ALV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0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508,28</text:span></text:p>
          </table:table-cell>
          <table:table-cell table:style-name="Tabela1.E43" office:value-type="string">
            <text:p text:style-name="P4"><text:span text:style-name="T3">72.741,52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10.143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93,29</text:span></text:p>
          </table:table-cell>
          <table:table-cell table:style-name="Tabela1.E43" office:value-type="string">
            <text:p text:style-name="P4"><text:span text:style-name="T3">57.84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4</text:span></text:p>
          </table:table-cell>
          <table:table-cell table:style-name="Tabela1.B5" office:value-type="string">
            <text:p text:style-name="P3"><text:span text:style-name="T3">ROMULO NUNES FREIRE FONT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0</text:span></text:p>
          </table:table-cell>
          <table:table-cell table:style-name="Tabela1.B5" office:value-type="string">
            <text:p text:style-name="P3"><text:span text:style-name="T3">RONALD NASCIMENT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075,0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485,60</text:span></text:p>
          </table:table-cell>
          <table:table-cell table:style-name="Tabela1.E43" office:value-type="string">
            <text:p text:style-name="P4"><text:span text:style-name="T3">752,51</text:span></text:p>
          </table:table-cell>
          <table:table-cell table:style-name="Tabela1.E43" office:value-type="string">
            <text:p text:style-name="P4"><text:span text:style-name="T3">1.825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7,76</text:span></text:p>
          </table:table-cell>
          <table:table-cell table:style-name="Tabela1.E43" office:value-type="string">
            <text:p text:style-name="P4"><text:span text:style-name="T3">10.90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1</text:span></text:p>
          </table:table-cell>
          <table:table-cell table:style-name="Tabela1.B5" office:value-type="string">
            <text:p text:style-name="P3"><text:span text:style-name="T3">RONNIE CHARLSON ALVES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697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04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0</text:span></text:p>
          </table:table-cell>
          <table:table-cell table:style-name="Tabela1.B5" office:value-type="string">
            <text:p text:style-name="P3"><text:span text:style-name="T3">ROOSEVELT BATISTA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6</text:span></text:p>
          </table:table-cell>
          <table:table-cell table:style-name="Tabela1.B5" office:value-type="string">
            <text:p text:style-name="P3"><text:span text:style-name="T3">ROOSEVELT CHRISTIAN DANTAS ALBUQUERQUE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4.929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,03</text:span></text:p>
          </table:table-cell>
          <table:table-cell table:style-name="Tabela1.E43" office:value-type="string">
            <text:p text:style-name="P4"><text:span text:style-name="T3">4.914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1</text:span></text:p>
          </table:table-cell>
          <table:table-cell table:style-name="Tabela1.B5" office:value-type="string">
            <text:p text:style-name="P3"><text:span text:style-name="T3">ROQUE JOSE DE SOUSA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54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025,7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0"/><text:span text:style-name="T3">831</text:span></text:p>
          </table:table-cell>
          <table:table-cell table:style-name="Tabela1.B5" office:value-type="string">
            <text:p text:style-name="P3"><text:span text:style-name="T3">ROSA MARIA FRAGA SANTOS</text:span></text:p>
          </table:table-cell>
          <table:table-cell table:style-name="Tabela1.B5" office:value-type="string">
            <text:p text:style-name="P3"><text:span text:style-name="T3">ASSESSOR DA COORDENADORIA-GERAL</text:span></text:p>
          </table:table-cell>
          <table:table-cell table:style-name="Tabela1.B5" office:value-type="string">
            <text:p text:style-name="P3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2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480,88</text:span></text:p>
          </table:table-cell>
          <table:table-cell table:style-name="Tabela1.E43" office:value-type="string">
            <text:p text:style-name="P4"><text:span text:style-name="T3">645,03</text:span></text:p>
          </table:table-cell>
          <table:table-cell table:style-name="Tabela1.E43" office:value-type="string">
            <text:p text:style-name="P4"><text:span text:style-name="T3">54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1,68</text:span></text:p>
          </table:table-cell>
          <table:table-cell table:style-name="Tabela1.E43" office:value-type="string">
            <text:p text:style-name="P4"><text:span text:style-name="T3">7.289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3</text:span></text:p>
          </table:table-cell>
          <table:table-cell table:style-name="Tabela1.B5" office:value-type="string">
            <text:p text:style-name="P3"><text:span text:style-name="T3">ROSANE GONCALVES DOS SANTO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2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9</text:span></text:p>
          </table:table-cell>
          <table:table-cell table:style-name="Tabela1.B5" office:value-type="string">
            <text:p text:style-name="P3"><text:span text:style-name="T3">ROSANGELA DE OLIVEIRA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9</text:span></text:p>
          </table:table-cell>
          <table:table-cell table:style-name="Tabela1.B5" office:value-type="string">
            <text:p text:style-name="P3"><text:span text:style-name="T3">ROSECLEIDE ALCANTARA DE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860,27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4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9,40</text:span></text:p>
          </table:table-cell>
          <table:table-cell table:style-name="Tabela1.E43" office:value-type="string">
            <text:p text:style-name="P4"><text:span text:style-name="T3">5.320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8</text:span></text:p>
          </table:table-cell>
          <table:table-cell table:style-name="Tabela1.B5" office:value-type="string">
            <text:p text:style-name="P3"><text:span text:style-name="T3">ROSELIA ALVES DA SILVA MALT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2.234,44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,35</text:span></text:p>
          </table:table-cell>
          <table:table-cell table:style-name="Tabela1.E43" office:value-type="string">
            <text:p text:style-name="P4"><text:span text:style-name="T3">2.14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90</text:span></text:p>
          </table:table-cell>
          <table:table-cell table:style-name="Tabela1.B5" office:value-type="string">
            <text:p text:style-name="P3"><text:span text:style-name="T3">ROSENALDO ARAGAO LIMA JUNIOR</text:span></text:p>
          </table:table-cell>
          <table:table-cell table:style-name="Tabela1.B5" office:value-type="string">
            <text:p text:style-name="P3"><text:span text:style-name="T3">COORDENADOR DA S. DE SEC. E EXP. DO CPJ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7,4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564,12</text:span></text:p>
          </table:table-cell>
          <table:table-cell table:style-name="Tabela1.E43" office:value-type="string">
            <text:p text:style-name="P4"><text:span text:style-name="T3">701,62</text:span></text:p>
          </table:table-cell>
          <table:table-cell table:style-name="Tabela1.E43" office:value-type="string">
            <text:p text:style-name="P4"><text:span text:style-name="T3">473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5,05</text:span></text:p>
          </table:table-cell>
          <table:table-cell table:style-name="Tabela1.E43" office:value-type="string">
            <text:p text:style-name="P4"><text:span text:style-name="T3">7.389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3</text:span></text:p>
          </table:table-cell>
          <table:table-cell table:style-name="Tabela1.B5" office:value-type="string">
            <text:p text:style-name="P3"><text:span text:style-name="T3">ROSIVALDO SANTOS DA CRU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689,01</text:span></text:p>
          </table:table-cell>
          <table:table-cell table:style-name="Tabela1.E43" office:value-type="string">
            <text:p text:style-name="P4"><text:span text:style-name="T3">21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5</text:span></text:p>
          </table:table-cell>
          <table:table-cell table:style-name="Tabela1.E43" office:value-type="string">
            <text:p text:style-name="P4"><text:span text:style-name="T3">5.473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4</text:span></text:p>
          </table:table-cell>
          <table:table-cell table:style-name="Tabela1.B5" office:value-type="string">
            <text:p text:style-name="P3"><text:span text:style-name="T3">RUBENS DOS SANTOS</text:span></text:p>
          </table:table-cell>
          <table:table-cell table:style-name="Tabela1.B5" office:value-type="string">
            <text:p text:style-name="P3"><text:span text:style-name="T3">CAPITÃ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4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6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6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9</text:span></text:p>
          </table:table-cell>
          <table:table-cell table:style-name="Tabela1.B5" office:value-type="string">
            <text:p text:style-name="P3"><text:span text:style-name="T3">RUBENS ESTEVES DE MOUR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7</text:span></text:p>
          </table:table-cell>
          <table:table-cell table:style-name="Tabela1.B5" office:value-type="string">
            <text:p text:style-name="P3"><text:span text:style-name="T3">RUIRONALDI DOS SANTOS CRUZ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398,1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626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9,76</text:span></text:p>
          </table:table-cell>
          <table:table-cell table:style-name="Tabela1.E43" office:value-type="string">
            <text:p text:style-name="P4"><text:span text:style-name="T3">12.108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4</text:span></text:p>
          </table:table-cell>
          <table:table-cell table:style-name="Tabela1.B5" office:value-type="string">
            <text:p text:style-name="P3"><text:span text:style-name="T3">RUY WANDERLA DE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4</text:span></text:p>
          </table:table-cell>
          <table:table-cell table:style-name="Tabela1.B5" office:value-type="string">
            <text:p text:style-name="P3"><text:span text:style-name="T3">SALVIO HENRIQUE DA ROCHA CO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3</text:span></text:p>
          </table:table-cell>
          <table:table-cell table:style-name="Tabela1.B5" office:value-type="string">
            <text:p text:style-name="P3"><text:span text:style-name="T3">SAMUEL NEVES DE OLIV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0</text:span></text:p>
          </table:table-cell>
          <table:table-cell table:style-name="Tabela1.B5" office:value-type="string">
            <text:p text:style-name="P3"><text:span text:style-name="T3">SANDRA AUGUSTA BARRETO ROLLEMBERG CONRADO</text:span></text:p>
          </table:table-cell>
          <table:table-cell table:style-name="Tabela1.B5" office:value-type="string">
            <text:p text:style-name="P3"><text:span text:style-name="T3">Assessor do 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69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7,02</text:span></text:p>
          </table:table-cell>
          <table:table-cell table:style-name="Tabela1.E43" office:value-type="string">
            <text:p text:style-name="P4"><text:span text:style-name="T3">7.867,0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316</text:span></text:p>
          </table:table-cell>
          <table:table-cell table:style-name="Tabela1.B5" office:value-type="string">
            <text:p text:style-name="P3"><text:span text:style-name="T3">SANDRA ELIZABETH DE ALMEIDA RAM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6.648,42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5.24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10,83</text:span></text:p>
          </table:table-cell>
          <table:table-cell table:style-name="Tabela1.E43" office:value-type="string">
            <text:p text:style-name="P4"><text:span text:style-name="T3">19.53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3</text:span></text:p>
          </table:table-cell>
          <table:table-cell table:style-name="Tabela1.B5" office:value-type="string">
            <text:p text:style-name="P3"><text:span text:style-name="T3">SANDRO DE REZEN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5.521,98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48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11,80</text:span></text:p>
          </table:table-cell>
          <table:table-cell table:style-name="Tabela1.E43" office:value-type="string">
            <text:p text:style-name="P4"><text:span text:style-name="T3">11.910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9</text:span></text:p>
          </table:table-cell>
          <table:table-cell table:style-name="Tabela1.B5" office:value-type="string">
            <text:p text:style-name="P3"><text:span text:style-name="T3">SANDRO LUIZ DA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25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0,00</text:span></text:p>
          </table:table-cell>
          <table:table-cell table:style-name="Tabela1.E43" office:value-type="string">
            <text:p text:style-name="P4"><text:span text:style-name="T3">30.699,85</text:span></text:p>
          </table:table-cell>
          <table:table-cell table:style-name="Tabela1.E43" office:value-type="string">
            <text:p text:style-name="P4"><text:span text:style-name="T3">69.940,68</text:span></text:p>
          </table:table-cell>
          <table:table-cell table:style-name="Tabela1.E43" office:value-type="string">
            <text:p text:style-name="P4"><text:span text:style-name="T3">5.454,52</text:span></text:p>
          </table:table-cell>
          <table:table-cell table:style-name="Tabela1.E43" office:value-type="string">
            <text:p text:style-name="P4"><text:span text:style-name="T3">8.24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04,38</text:span></text:p>
          </table:table-cell>
          <table:table-cell table:style-name="Tabela1.E43" office:value-type="string">
            <text:p text:style-name="P4"><text:span text:style-name="T3">56.236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6</text:span></text:p>
          </table:table-cell>
          <table:table-cell table:style-name="Tabela1.B5" office:value-type="string">
            <text:p text:style-name="P3"><text:span text:style-name="T3">SANDRO STEFANO SA AZEVED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012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02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6,33</text:span></text:p>
          </table:table-cell>
          <table:table-cell table:style-name="Tabela1.E43" office:value-type="string">
            <text:p text:style-name="P4"><text:span text:style-name="T3">10.716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4</text:span></text:p>
          </table:table-cell>
          <table:table-cell table:style-name="Tabela1.B5" office:value-type="string">
            <text:p text:style-name="P3"><text:span text:style-name="T3">SAULO DOS SANTOS LOPES CRU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6,73</text:span></text:p>
          </table:table-cell>
          <table:table-cell table:style-name="Tabela1.E43" office:value-type="string">
            <text:p text:style-name="P4"><text:span text:style-name="T3">14.299,37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807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00,60</text:span></text:p>
          </table:table-cell>
          <table:table-cell table:style-name="Tabela1.E43" office:value-type="string">
            <text:p text:style-name="P4"><text:span text:style-name="T3">10.89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0</text:span></text:p>
          </table:table-cell>
          <table:table-cell table:style-name="Tabela1.B5" office:value-type="string">
            <text:p text:style-name="P3"><text:span text:style-name="T3">SAULO MORAIS DE ANDRADE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376,79</text:span></text:p>
          </table:table-cell>
          <table:table-cell table:style-name="Tabela1.E43" office:value-type="string">
            <text:p text:style-name="P4"><text:span text:style-name="T3">2.405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858,46</text:span></text:p>
          </table:table-cell>
          <table:table-cell table:style-name="Tabela1.E43" office:value-type="string">
            <text:p text:style-name="P4"><text:span text:style-name="T3">2.811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70,32</text:span></text:p>
          </table:table-cell>
          <table:table-cell table:style-name="Tabela1.E43" office:value-type="string">
            <text:p text:style-name="P4"><text:span text:style-name="T3">13.319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8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9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DIRETOR DE RECURSOS HUMAN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1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14.921,72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62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3,68</text:span></text:p>
          </table:table-cell>
          <table:table-cell table:style-name="Tabela1.E43" office:value-type="string">
            <text:p text:style-name="P4"><text:span text:style-name="T3">11.418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3</text:span></text:p>
          </table:table-cell>
          <table:table-cell table:style-name="Tabela1.B5" office:value-type="string">
            <text:p text:style-name="P3"><text:span text:style-name="T3">SAVIO ROBERTO AMORIM ARAGAO SILV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1.169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600,30</text:span></text:p>
          </table:table-cell>
          <table:table-cell table:style-name="Tabela1.E43" office:value-type="string">
            <text:p text:style-name="P4"><text:span text:style-name="T3">1.720,78</text:span></text:p>
          </table:table-cell>
          <table:table-cell table:style-name="Tabela1.E43" office:value-type="string">
            <text:p text:style-name="P4"><text:span text:style-name="T3">2.0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2,71</text:span></text:p>
          </table:table-cell>
          <table:table-cell table:style-name="Tabela1.E43" office:value-type="string">
            <text:p text:style-name="P4"><text:span text:style-name="T3">10.85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9</text:span></text:p>
          </table:table-cell>
          <table:table-cell table:style-name="Tabela1.B5" office:value-type="string">
            <text:p text:style-name="P3"><text:span text:style-name="T3">SERGIO DA FONSECA SANTOS</text:span></text:p>
          </table:table-cell>
          <table:table-cell table:style-name="Tabela1.B5" office:value-type="string">
            <text:p text:style-name="P3"><text:span text:style-name="T3">2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6,3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2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02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4</text:span></text:p>
          </table:table-cell>
          <table:table-cell table:style-name="Tabela1.B5" office:value-type="string">
            <text:p text:style-name="P3"><text:span text:style-name="T3">SERGIO DOS SANTOS SILV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6</text:span></text:p>
          </table:table-cell>
          <table:table-cell table:style-name="Tabela1.B5" office:value-type="string">
            <text:p text:style-name="P3"><text:span text:style-name="T3">SERGIO WALDEMAR BARRETO RODRIGUES FILH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5.572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10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11</text:span></text:p>
          </table:table-cell>
          <table:table-cell table:style-name="Tabela1.E43" office:value-type="string">
            <text:p text:style-name="P4"><text:span text:style-name="T3">12.385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7</text:span></text:p>
          </table:table-cell>
          <table:table-cell table:style-name="Tabela1.B5" office:value-type="string">
            <text:p text:style-name="P3"><text:span text:style-name="T3">SHEILA ANDRADE ARAUJO MA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066,25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35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6,95</text:span></text:p>
          </table:table-cell>
          <table:table-cell table:style-name="Tabela1.E43" office:value-type="string">
            <text:p text:style-name="P4"><text:span text:style-name="T3">9.799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7</text:span></text:p>
          </table:table-cell>
          <table:table-cell table:style-name="Tabela1.B5" office:value-type="string">
            <text:p text:style-name="P3"><text:span text:style-name="T3">SHEILA CUSTODIO LEAL NOVAE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4.012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02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6,33</text:span></text:p>
          </table:table-cell>
          <table:table-cell table:style-name="Tabela1.E43" office:value-type="string">
            <text:p text:style-name="P4"><text:span text:style-name="T3">10.716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5</text:span></text:p>
          </table:table-cell>
          <table:table-cell table:style-name="Tabela1.B5" office:value-type="string">
            <text:p text:style-name="P3"><text:span text:style-name="T3">SHIRLANE BARBOS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8.454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02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5</text:span></text:p>
          </table:table-cell>
          <table:table-cell table:style-name="Tabela1.B5" office:value-type="string">
            <text:p text:style-name="P3"><text:span text:style-name="T3">SIDIVAL DOS SANTOS FREI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9</text:span></text:p>
          </table:table-cell>
          <table:table-cell table:style-name="Tabela1.B5" office:value-type="string">
            <text:p text:style-name="P3"><text:span text:style-name="T3">SILENE MARIA DE FRANCA JANSSEN</text:span></text:p>
          </table:table-cell>
          <table:table-cell table:style-name="Tabela1.B5" office:value-type="string">
            <text:p text:style-name="P3"><text:span text:style-name="T3">Chefe do Núcleo de Contabilidade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7.324,72</text:span></text:p>
          </table:table-cell>
          <table:table-cell table:style-name="Tabela1.E43" office:value-type="string">
            <text:p text:style-name="P4"><text:span text:style-name="T3">447,18</text:span></text:p>
          </table:table-cell>
          <table:table-cell table:style-name="Tabela1.E43" office:value-type="string">
            <text:p text:style-name="P4"><text:span text:style-name="T3">22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5,14</text:span></text:p>
          </table:table-cell>
          <table:table-cell table:style-name="Tabela1.E43" office:value-type="string">
            <text:p text:style-name="P4"><text:span text:style-name="T3">6.649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9</text:span></text:p>
          </table:table-cell>
          <table:table-cell table:style-name="Tabela1.B5" office:value-type="string">
            <text:p text:style-name="P3"><text:span text:style-name="T3">SILVIA BRITO LUDUVICE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6.030,09</text:span></text:p>
          </table:table-cell>
          <table:table-cell table:style-name="Tabela1.E43" office:value-type="string">
            <text:p text:style-name="P4"><text:span text:style-name="T3">280,22</text:span></text:p>
          </table:table-cell>
          <table:table-cell table:style-name="Tabela1.E43" office:value-type="string">
            <text:p text:style-name="P4"><text:span text:style-name="T3">3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7,95</text:span></text:p>
          </table:table-cell>
          <table:table-cell table:style-name="Tabela1.E43" office:value-type="string">
            <text:p text:style-name="P4"><text:span text:style-name="T3">5.712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2</text:span></text:p>
          </table:table-cell>
          <table:table-cell table:style-name="Tabela1.B5" office:value-type="string">
            <text:p text:style-name="P3"><text:span text:style-name="T3">SILVIA FERNANDA CARVALHO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8.145,72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3.01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75,71</text:span></text:p>
          </table:table-cell>
          <table:table-cell table:style-name="Tabela1.E43" office:value-type="string">
            <text:p text:style-name="P4"><text:span text:style-name="T3">13.47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5</text:span></text:p>
          </table:table-cell>
          <table:table-cell table:style-name="Tabela1.B5" office:value-type="string">
            <text:p text:style-name="P3"><text:span text:style-name="T3">SILVIA FRANCA DE SOUZA MORELLI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0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1.210,97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1.16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7,80</text:span></text:p>
          </table:table-cell>
          <table:table-cell table:style-name="Tabela1.E43" office:value-type="string">
            <text:p text:style-name="P4"><text:span text:style-name="T3">9.17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0</text:span></text:p>
          </table:table-cell>
          <table:table-cell table:style-name="Tabela1.B5" office:value-type="string">
            <text:p text:style-name="P3"><text:span text:style-name="T3">SILVIA NUNES LEAL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14,99</text:span></text:p>
          </table:table-cell>
          <table:table-cell table:style-name="Tabela1.E43" office:value-type="string">
            <text:p text:style-name="P4"><text:span text:style-name="T3">43.339,92</text:span></text:p>
          </table:table-cell>
          <table:table-cell table:style-name="Tabela1.E43" office:value-type="string">
            <text:p text:style-name="P4"><text:span text:style-name="T3">4.749,49</text:span></text:p>
          </table:table-cell>
          <table:table-cell table:style-name="Tabela1.E43" office:value-type="string">
            <text:p text:style-name="P4"><text:span text:style-name="T3">7.13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87,78</text:span></text:p>
          </table:table-cell>
          <table:table-cell table:style-name="Tabela1.E43" office:value-type="string">
            <text:p text:style-name="P4"><text:span text:style-name="T3">31.452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6</text:span></text:p>
          </table:table-cell>
          <table:table-cell table:style-name="Tabela1.B5" office:value-type="string">
            <text:p text:style-name="P3"><text:span text:style-name="T3">SILVIA ROBERTA FERREIRA TAVARES</text:span></text:p>
          </table:table-cell>
          <table:table-cell table:style-name="Tabela1.B5" office:value-type="string">
            <text:p text:style-name="P3"><text:span text:style-name="T3">ANALISTA DO MP - ENGENHARIA CIVI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2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9.109,9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15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5,01</text:span></text:p>
          </table:table-cell>
          <table:table-cell table:style-name="Tabela1.E43" office:value-type="string">
            <text:p text:style-name="P4"><text:span text:style-name="T3">16.014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5</text:span></text:p>
          </table:table-cell>
          <table:table-cell table:style-name="Tabela1.B5" office:value-type="string">
            <text:p text:style-name="P3"><text:span text:style-name="T3">SILVIA TAMARA MENDONCA DO CARM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2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3.216,48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4.407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070,17</text:span></text:p>
          </table:table-cell>
          <table:table-cell table:style-name="Tabela1.E43" office:value-type="string">
            <text:p text:style-name="P4"><text:span text:style-name="T3">17.146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</text:span></text:p>
          </table:table-cell>
          <table:table-cell table:style-name="Tabela1.B5" office:value-type="string">
            <text:p text:style-name="P3"><text:span text:style-name="T3">SILVIO ROBERTO MATOS EUZEBI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0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.265,84</text:span></text:p>
          </table:table-cell>
          <table:table-cell table:style-name="Tabela1.E43" office:value-type="string">
            <text:p text:style-name="P4"><text:span text:style-name="T3">61.023,53</text:span></text:p>
          </table:table-cell>
          <table:table-cell table:style-name="Tabela1.E43" office:value-type="string">
            <text:p text:style-name="P4"><text:span text:style-name="T3">5.426,08</text:span></text:p>
          </table:table-cell>
          <table:table-cell table:style-name="Tabela1.E43" office:value-type="string">
            <text:p text:style-name="P4"><text:span text:style-name="T3">8.281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07,31</text:span></text:p>
          </table:table-cell>
          <table:table-cell table:style-name="Tabela1.E43" office:value-type="string">
            <text:p text:style-name="P4"><text:span text:style-name="T3">47.316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5</text:span></text:p>
          </table:table-cell>
          <table:table-cell table:style-name="Tabela1.B5" office:value-type="string">
            <text:p text:style-name="P3"><text:span text:style-name="T3">SIMONE FELICIO DOS SANTOS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8.228,83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80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7,71</text:span></text:p>
          </table:table-cell>
          <table:table-cell table:style-name="Tabela1.E43" office:value-type="string">
            <text:p text:style-name="P4"><text:span text:style-name="T3">13.691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7</text:span></text:p>
          </table:table-cell>
          <table:table-cell table:style-name="Tabela1.B5" office:value-type="string">
            <text:p text:style-name="P3"><text:span text:style-name="T3">SOLANO LUCIO DE OLIVEIR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.627,31</text:span></text:p>
          </table:table-cell>
          <table:table-cell table:style-name="Tabela1.E43" office:value-type="string">
            <text:p text:style-name="P4"><text:span text:style-name="T3">63.337,76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6.71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10,30</text:span></text:p>
          </table:table-cell>
          <table:table-cell table:style-name="Tabela1.E43" office:value-type="string">
            <text:p text:style-name="P4"><text:span text:style-name="T3">51.62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0</text:span></text:p>
          </table:table-cell>
          <table:table-cell table:style-name="Tabela1.B5" office:value-type="string">
            <text:p text:style-name="P3"><text:span text:style-name="T3">SONIA KAROLINE AMARAL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11,01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1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44</text:span></text:p>
          </table:table-cell>
          <table:table-cell table:style-name="Tabela1.E43" office:value-type="string">
            <text:p text:style-name="P4"><text:span text:style-name="T3">4.859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3</text:span></text:p>
          </table:table-cell>
          <table:table-cell table:style-name="Tabela1.B5" office:value-type="string">
            <text:p text:style-name="P3"><text:span text:style-name="T3">STANLEY KLEBER NOGUEIR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9.752,3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67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70</text:span></text:p>
          </table:table-cell>
          <table:table-cell table:style-name="Tabela1.E43" office:value-type="string">
            <text:p text:style-name="P4"><text:span text:style-name="T3">8.307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97</text:span></text:p>
          </table:table-cell>
          <table:table-cell table:style-name="Tabela1.B5" office:value-type="string">
            <text:p text:style-name="P3"><text:span text:style-name="T3">STEFFANE GABRIELLE SILVA SANTOS</text:span></text:p>
          </table:table-cell>
          <table:table-cell table:style-name="Tabela1.B5" office:value-type="string">
            <text:p text:style-name="P3"><text:span text:style-name="T3">ASSESSOR DE PROMOTOR DE JUSTIÇA</text:span></text:p>
          </table:table-cell>
          <table:table-cell table:style-name="Tabela1.B5" office:value-type="string">
            <text:p text:style-name="P3"><text:span text:style-name="T3">TRIAGEM TECNICA DAS 1ª E 2ª PROMOTORIAS DE JUSTIÇA DE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0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0,54</text:span></text:p>
          </table:table-cell>
          <table:table-cell table:style-name="Tabela1.E43" office:value-type="string">
            <text:p text:style-name="P4"><text:span text:style-name="T3">180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0,04</text:span></text:p>
          </table:table-cell>
          <table:table-cell table:style-name="Tabela1.E43" office:value-type="string">
            <text:p text:style-name="P4"><text:span text:style-name="T3">2.040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2</text:span></text:p>
          </table:table-cell>
          <table:table-cell table:style-name="Tabela1.B5" office:value-type="string">
            <text:p text:style-name="P3"><text:span text:style-name="T3">SUSANA ARRUD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1,6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205,7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59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8,17</text:span></text:p>
          </table:table-cell>
          <table:table-cell table:style-name="Tabela1.E43" office:value-type="string">
            <text:p text:style-name="P4"><text:span text:style-name="T3">12.737,6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1"/><text:span text:style-name="T3">1967</text:span></text:p>
          </table:table-cell>
          <table:table-cell table:style-name="Tabela1.B5" office:value-type="string">
            <text:p text:style-name="P3"><text:span text:style-name="T3">SUSANA RAQUEL CIPRIANO SAMPAIO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32,68</text:span></text:p>
          </table:table-cell>
          <table:table-cell table:style-name="Tabela1.E43" office:value-type="string">
            <text:p text:style-name="P4"><text:span text:style-name="T3">10.844,39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3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18,50</text:span></text:p>
          </table:table-cell>
          <table:table-cell table:style-name="Tabela1.E43" office:value-type="string">
            <text:p text:style-name="P4"><text:span text:style-name="T3">8.825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2</text:span></text:p>
          </table:table-cell>
          <table:table-cell table:style-name="Tabela1.B5" office:value-type="string">
            <text:p text:style-name="P3"><text:span text:style-name="T3">SUZY MARY DE CARVALHO VI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27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19,44</text:span></text:p>
          </table:table-cell>
          <table:table-cell table:style-name="Tabela1.E43" office:value-type="string">
            <text:p text:style-name="P4"><text:span text:style-name="T3">48.209,73</text:span></text:p>
          </table:table-cell>
          <table:table-cell table:style-name="Tabela1.E43" office:value-type="string">
            <text:p text:style-name="P4"><text:span text:style-name="T3">5.178,64</text:span></text:p>
          </table:table-cell>
          <table:table-cell table:style-name="Tabela1.E43" office:value-type="string">
            <text:p text:style-name="P4"><text:span text:style-name="T3">7.706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85,47</text:span></text:p>
          </table:table-cell>
          <table:table-cell table:style-name="Tabela1.E43" office:value-type="string">
            <text:p text:style-name="P4"><text:span text:style-name="T3">35.324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0</text:span></text:p>
          </table:table-cell>
          <table:table-cell table:style-name="Tabela1.B5" office:value-type="string">
            <text:p text:style-name="P3"><text:span text:style-name="T3">SYLVIO ALEXANDRE DE OLIVEIRA BELE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2.094,04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1.38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7,86</text:span></text:p>
          </table:table-cell>
          <table:table-cell table:style-name="Tabela1.E43" office:value-type="string">
            <text:p text:style-name="P4"><text:span text:style-name="T3">9.74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0</text:span></text:p>
          </table:table-cell>
          <table:table-cell table:style-name="Tabela1.B5" office:value-type="string">
            <text:p text:style-name="P3"><text:span text:style-name="T3">TAISA TORRES ARAG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8.151,9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2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6,96</text:span></text:p>
          </table:table-cell>
          <table:table-cell table:style-name="Tabela1.E43" office:value-type="string">
            <text:p text:style-name="P4"><text:span text:style-name="T3">6.945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4</text:span></text:p>
          </table:table-cell>
          <table:table-cell table:style-name="Tabela1.B5" office:value-type="string">
            <text:p text:style-name="P3"><text:span text:style-name="T3">TALITA CUNEGUNDES FERNANDES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465,09</text:span></text:p>
          </table:table-cell>
          <table:table-cell table:style-name="Tabela1.E43" office:value-type="string">
            <text:p text:style-name="P4"><text:span text:style-name="T3">67.089,70</text:span></text:p>
          </table:table-cell>
          <table:table-cell table:style-name="Tabela1.E43" office:value-type="string">
            <text:p text:style-name="P4"><text:span text:style-name="T3">5.127,45</text:span></text:p>
          </table:table-cell>
          <table:table-cell table:style-name="Tabela1.E43" office:value-type="string">
            <text:p text:style-name="P4"><text:span text:style-name="T3">7.5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95,66</text:span></text:p>
          </table:table-cell>
          <table:table-cell table:style-name="Tabela1.E43" office:value-type="string">
            <text:p text:style-name="P4"><text:span text:style-name="T3">54.394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0</text:span></text:p>
          </table:table-cell>
          <table:table-cell table:style-name="Tabela1.B5" office:value-type="string">
            <text:p text:style-name="P3"><text:span text:style-name="T3">TALMAY TELE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6</text:span></text:p>
          </table:table-cell>
          <table:table-cell table:style-name="Tabela1.B5" office:value-type="string">
            <text:p text:style-name="P3"><text:span text:style-name="T3">TAMIRIS ELIZABETH ARAUJO FARR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2.36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355,65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4.116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9</text:span></text:p>
          </table:table-cell>
          <table:table-cell table:style-name="Tabela1.B5" office:value-type="string">
            <text:p text:style-name="P3"><text:span text:style-name="T3">TATIANA SOUTO QUIR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1.09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.678,72</text:span></text:p>
          </table:table-cell>
          <table:table-cell table:style-name="Tabela1.E43" office:value-type="string">
            <text:p text:style-name="P4"><text:span text:style-name="T3">56.486,17</text:span></text:p>
          </table:table-cell>
          <table:table-cell table:style-name="Tabela1.E43" office:value-type="string">
            <text:p text:style-name="P4"><text:span text:style-name="T3">5.153,04</text:span></text:p>
          </table:table-cell>
          <table:table-cell table:style-name="Tabela1.E43" office:value-type="string">
            <text:p text:style-name="P4"><text:span text:style-name="T3">7.767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20,91</text:span></text:p>
          </table:table-cell>
          <table:table-cell table:style-name="Tabela1.E43" office:value-type="string">
            <text:p text:style-name="P4"><text:span text:style-name="T3">43.565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1</text:span></text:p>
          </table:table-cell>
          <table:table-cell table:style-name="Tabela1.B5" office:value-type="string">
            <text:p text:style-name="P3"><text:span text:style-name="T3">TATIANE AGUIAR GUIMARAES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.1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535,28</text:span></text:p>
          </table:table-cell>
          <table:table-cell table:style-name="Tabela1.E43" office:value-type="string">
            <text:p text:style-name="P4"><text:span text:style-name="T3">966,74</text:span></text:p>
          </table:table-cell>
          <table:table-cell table:style-name="Tabela1.E43" office:value-type="string">
            <text:p text:style-name="P4"><text:span text:style-name="T3">74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4,88</text:span></text:p>
          </table:table-cell>
          <table:table-cell table:style-name="Tabela1.E43" office:value-type="string">
            <text:p text:style-name="P4"><text:span text:style-name="T3">7.820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9</text:span></text:p>
          </table:table-cell>
          <table:table-cell table:style-name="Tabela1.B5" office:value-type="string">
            <text:p text:style-name="P3"><text:span text:style-name="T3">TATIANE DOS SANTOS SILVA LISBO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0.158,19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895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41</text:span></text:p>
          </table:table-cell>
          <table:table-cell table:style-name="Tabela1.E43" office:value-type="string">
            <text:p text:style-name="P4"><text:span text:style-name="T3">8.208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</text:span></text:p>
          </table:table-cell>
          <table:table-cell table:style-name="Tabela1.B5" office:value-type="string">
            <text:p text:style-name="P3"><text:span text:style-name="T3">TERESA CRISTINA DE FARO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7</text:span></text:p>
          </table:table-cell>
          <table:table-cell table:style-name="Tabela1.B5" office:value-type="string">
            <text:p text:style-name="P3"><text:span text:style-name="T3">THAIS SARMENTO ME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1.340,00</text:span></text:p>
          </table:table-cell>
          <table:table-cell table:style-name="Tabela1.E43" office:value-type="string">
            <text:p text:style-name="P4"><text:span text:style-name="T3">201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00</text:span></text:p>
          </table:table-cell>
          <table:table-cell table:style-name="Tabela1.E43" office:value-type="string">
            <text:p text:style-name="P4"><text:span text:style-name="T3">3.775,44</text:span></text:p>
          </table:table-cell>
          <table:table-cell table:style-name="Tabela1.E43" office:value-type="string">
            <text:p text:style-name="P4"><text:span text:style-name="T3">205,23</text:span></text:p>
          </table:table-cell>
          <table:table-cell table:style-name="Tabela1.E43" office:value-type="string">
            <text:p text:style-name="P4"><text:span text:style-name="T3">1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8,97</text:span></text:p>
          </table:table-cell>
          <table:table-cell table:style-name="Tabela1.E43" office:value-type="string">
            <text:p text:style-name="P4"><text:span text:style-name="T3">3.556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6</text:span></text:p>
          </table:table-cell>
          <table:table-cell table:style-name="Tabela1.B5" office:value-type="string">
            <text:p text:style-name="P3"><text:span text:style-name="T3">THEREZA RAQUEL MAC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832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2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2,47</text:span></text:p>
          </table:table-cell>
          <table:table-cell table:style-name="Tabela1.E43" office:value-type="string">
            <text:p text:style-name="P4"><text:span text:style-name="T3">5.97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4</text:span></text:p>
          </table:table-cell>
          <table:table-cell table:style-name="Tabela1.B5" office:value-type="string">
            <text:p text:style-name="P3"><text:span text:style-name="T3">THIAGO JOSE MENEZ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280,35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5,56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949,94</text:span></text:p>
          </table:table-cell>
          <table:table-cell table:style-name="Tabela1.E43" office:value-type="string">
            <text:p text:style-name="P4"><text:span text:style-name="T3">896,25</text:span></text:p>
          </table:table-cell>
          <table:table-cell table:style-name="Tabela1.E43" office:value-type="string">
            <text:p text:style-name="P4"><text:span text:style-name="T3">1.65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0,67</text:span></text:p>
          </table:table-cell>
          <table:table-cell table:style-name="Tabela1.E43" office:value-type="string">
            <text:p text:style-name="P4"><text:span text:style-name="T3">10.399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0</text:span></text:p>
          </table:table-cell>
          <table:table-cell table:style-name="Tabela1.B5" office:value-type="string">
            <text:p text:style-name="P3"><text:span text:style-name="T3">THIAGO LIMA FEITOZ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7.989,6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2.96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32,78</text:span></text:p>
          </table:table-cell>
          <table:table-cell table:style-name="Tabela1.E43" office:value-type="string">
            <text:p text:style-name="P4"><text:span text:style-name="T3">13.356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6</text:span></text:p>
          </table:table-cell>
          <table:table-cell table:style-name="Tabela1.B5" office:value-type="string">
            <text:p text:style-name="P3"><text:span text:style-name="T3">THISSIANE MATOS BATIST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7.346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2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8,28</text:span></text:p>
          </table:table-cell>
          <table:table-cell table:style-name="Tabela1.E43" office:value-type="string">
            <text:p text:style-name="P4"><text:span text:style-name="T3">6.318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6</text:span></text:p>
          </table:table-cell>
          <table:table-cell table:style-name="Tabela1.B5" office:value-type="string">
            <text:p text:style-name="P3"><text:span text:style-name="T3">THUANE DE SANTANA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0</text:span></text:p>
          </table:table-cell>
          <table:table-cell table:style-name="Tabela1.B5" office:value-type="string">
            <text:p text:style-name="P3"><text:span text:style-name="T3">THYARA KAHENA SOTERO ALVES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08</text:span></text:p>
          </table:table-cell>
          <table:table-cell table:style-name="Tabela1.E43" office:value-type="string">
            <text:p text:style-name="P4"><text:span text:style-name="T3">13.330,17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7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3,28</text:span></text:p>
          </table:table-cell>
          <table:table-cell table:style-name="Tabela1.E43" office:value-type="string">
            <text:p text:style-name="P4"><text:span text:style-name="T3">10.616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8</text:span></text:p>
          </table:table-cell>
          <table:table-cell table:style-name="Tabela1.B5" office:value-type="string">
            <text:p text:style-name="P3"><text:span text:style-name="T3">TIAGO RODRIGUES APOSTO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2.331,59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1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0,59</text:span></text:p>
          </table:table-cell>
          <table:table-cell table:style-name="Tabela1.E43" office:value-type="string">
            <text:p text:style-name="P4"><text:span text:style-name="T3">9.55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4</text:span></text:p>
          </table:table-cell>
          <table:table-cell table:style-name="Tabela1.B5" office:value-type="string">
            <text:p text:style-name="P3"><text:span text:style-name="T3">ULISSES GOMES DE ANDRADE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324,11</text:span></text:p>
          </table:table-cell>
          <table:table-cell table:style-name="Tabela1.E43" office:value-type="string">
            <text:p text:style-name="P4"><text:span text:style-name="T3">763,08</text:span></text:p>
          </table:table-cell>
          <table:table-cell table:style-name="Tabela1.E43" office:value-type="string">
            <text:p text:style-name="P4"><text:span text:style-name="T3">74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9,15</text:span></text:p>
          </table:table-cell>
          <table:table-cell table:style-name="Tabela1.E43" office:value-type="string">
            <text:p text:style-name="P4"><text:span text:style-name="T3">7.814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5</text:span></text:p>
          </table:table-cell>
          <table:table-cell table:style-name="Tabela1.B5" office:value-type="string">
            <text:p text:style-name="P3"><text:span text:style-name="T3">UNILSON XAVIER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8</text:span></text:p>
          </table:table-cell>
          <table:table-cell table:style-name="Tabela1.B5" office:value-type="string">
            <text:p text:style-name="P3"><text:span text:style-name="T3">VALDECI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4</text:span></text:p>
          </table:table-cell>
          <table:table-cell table:style-name="Tabela1.B5" office:value-type="string">
            <text:p text:style-name="P3"><text:span text:style-name="T3">VALDETE ALINE ALMEIDA DE MENEZ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7,4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6.811,5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862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9,04</text:span></text:p>
          </table:table-cell>
          <table:table-cell table:style-name="Tabela1.E43" office:value-type="string">
            <text:p text:style-name="P4"><text:span text:style-name="T3">13.072,53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80</text:span></text:p>
          </table:table-cell>
          <table:table-cell table:style-name="Tabela1.B5" office:value-type="string">
            <text:p text:style-name="P3"><text:span text:style-name="T3">VALDIVIA MARQUES BOMFIM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 E COMUNIC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69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2.134,18</text:span></text:p>
          </table:table-cell>
          <table:table-cell table:style-name="Tabela1.E43" office:value-type="string">
            <text:p text:style-name="P4"><text:span text:style-name="T3">1.330,59</text:span></text:p>
          </table:table-cell>
          <table:table-cell table:style-name="Tabela1.E43" office:value-type="string">
            <text:p text:style-name="P4"><text:span text:style-name="T3">1.362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3,37</text:span></text:p>
          </table:table-cell>
          <table:table-cell table:style-name="Tabela1.E43" office:value-type="string">
            <text:p text:style-name="P4"><text:span text:style-name="T3">9.440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9</text:span></text:p>
          </table:table-cell>
          <table:table-cell table:style-name="Tabela1.B5" office:value-type="string">
            <text:p text:style-name="P3"><text:span text:style-name="T3">VALERIA CHAGAS MEL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5.315,17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2.362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9,25</text:span></text:p>
          </table:table-cell>
          <table:table-cell table:style-name="Tabela1.E43" office:value-type="string">
            <text:p text:style-name="P4"><text:span text:style-name="T3">12.075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4</text:span></text:p>
          </table:table-cell>
          <table:table-cell table:style-name="Tabela1.B5" office:value-type="string">
            <text:p text:style-name="P3"><text:span text:style-name="T3">VALFRAN ARAGAO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8</text:span></text:p>
          </table:table-cell>
          <table:table-cell table:style-name="Tabela1.B5" office:value-type="string">
            <text:p text:style-name="P3"><text:span text:style-name="T3">VALMIR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03</text:span></text:p>
          </table:table-cell>
          <table:table-cell table:style-name="Tabela1.B5" office:value-type="string">
            <text:p text:style-name="P3"><text:span text:style-name="T3">VALTER REINALDO SILVA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6.150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38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3,77</text:span></text:p>
          </table:table-cell>
          <table:table-cell table:style-name="Tabela1.E43" office:value-type="string">
            <text:p text:style-name="P4"><text:span text:style-name="T3">5.78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</text:span></text:p>
          </table:table-cell>
          <table:table-cell table:style-name="Tabela1.B5" office:value-type="string">
            <text:p text:style-name="P3"><text:span text:style-name="T3">VALTER VI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3.31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56,16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20.627,74</text:span></text:p>
          </table:table-cell>
          <table:table-cell table:style-name="Tabela1.E43" office:value-type="string">
            <text:p text:style-name="P4"><text:span text:style-name="T3">1.269,18</text:span></text:p>
          </table:table-cell>
          <table:table-cell table:style-name="Tabela1.E43" office:value-type="string">
            <text:p text:style-name="P4"><text:span text:style-name="T3">3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43,67</text:span></text:p>
          </table:table-cell>
          <table:table-cell table:style-name="Tabela1.E43" office:value-type="string">
            <text:p text:style-name="P4"><text:span text:style-name="T3">15.884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15</text:span></text:p>
          </table:table-cell>
          <table:table-cell table:style-name="Tabela1.B5" office:value-type="string">
            <text:p text:style-name="P3"><text:span text:style-name="T3">VANDERLEY DOS SANTOS RODRIGUES</text:span></text:p>
          </table:table-cell>
          <table:table-cell table:style-name="Tabela1.B5" office:value-type="string">
            <text:p text:style-name="P3"><text:span text:style-name="T3">Coordenador da Divisão de Design e Midia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1.724,11</text:span></text:p>
          </table:table-cell>
          <table:table-cell table:style-name="Tabela1.E43" office:value-type="string">
            <text:p text:style-name="P4"><text:span text:style-name="T3">876,95</text:span></text:p>
          </table:table-cell>
          <table:table-cell table:style-name="Tabela1.E43" office:value-type="string">
            <text:p text:style-name="P4"><text:span text:style-name="T3">1.27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7,43</text:span></text:p>
          </table:table-cell>
          <table:table-cell table:style-name="Tabela1.E43" office:value-type="string">
            <text:p text:style-name="P4"><text:span text:style-name="T3">9.576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9</text:span></text:p>
          </table:table-cell>
          <table:table-cell table:style-name="Tabela1.B5" office:value-type="string">
            <text:p text:style-name="P3"><text:span text:style-name="T3">VANESSA GOIS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595,73</text:span></text:p>
          </table:table-cell>
          <table:table-cell table:style-name="Tabela1.E43" office:value-type="string">
            <text:p text:style-name="P4"><text:span text:style-name="T3">11.860,61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329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2,37</text:span></text:p>
          </table:table-cell>
          <table:table-cell table:style-name="Tabela1.E43" office:value-type="string">
            <text:p text:style-name="P4"><text:span text:style-name="T3">9.318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9</text:span></text:p>
          </table:table-cell>
          <table:table-cell table:style-name="Tabela1.B5" office:value-type="string">
            <text:p text:style-name="P3"><text:span text:style-name="T3">VANESSA MOTA COUTINHO INACIO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78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16.788,68</text:span></text:p>
          </table:table-cell>
          <table:table-cell table:style-name="Tabela1.E43" office:value-type="string">
            <text:p text:style-name="P4"><text:span text:style-name="T3">1.946,24</text:span></text:p>
          </table:table-cell>
          <table:table-cell table:style-name="Tabela1.E43" office:value-type="string">
            <text:p text:style-name="P4"><text:span text:style-name="T3">2.40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49,03</text:span></text:p>
          </table:table-cell>
          <table:table-cell table:style-name="Tabela1.E43" office:value-type="string">
            <text:p text:style-name="P4"><text:span text:style-name="T3">12.439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8</text:span></text:p>
          </table:table-cell>
          <table:table-cell table:style-name="Tabela1.B5" office:value-type="string">
            <text:p text:style-name="P3"><text:span text:style-name="T3">VANUSA MADUREIRA SOUZA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13.835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66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9,53</text:span></text:p>
          </table:table-cell>
          <table:table-cell table:style-name="Tabela1.E43" office:value-type="string">
            <text:p text:style-name="P4"><text:span text:style-name="T3">10.605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9</text:span></text:p>
          </table:table-cell>
          <table:table-cell table:style-name="Tabela1.B5" office:value-type="string">
            <text:p text:style-name="P3"><text:span text:style-name="T3">VERA LUCIA OLIVEIRA UCHO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</text:span></text:p>
          </table:table-cell>
          <table:table-cell table:style-name="Tabela1.B5" office:value-type="string">
            <text:p text:style-name="P3"><text:span text:style-name="T3">VERONICA DE OLIVEIRA LAZ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5.721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57,74</text:span></text:p>
          </table:table-cell>
          <table:table-cell table:style-name="Tabela1.E43" office:value-type="string">
            <text:p text:style-name="P4"><text:span text:style-name="T3">56.689,67</text:span></text:p>
          </table:table-cell>
          <table:table-cell table:style-name="Tabela1.E43" office:value-type="string">
            <text:p text:style-name="P4"><text:span text:style-name="T3">5.800,41</text:span></text:p>
          </table:table-cell>
          <table:table-cell table:style-name="Tabela1.E43" office:value-type="string">
            <text:p text:style-name="P4"><text:span text:style-name="T3">10.508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309,12</text:span></text:p>
          </table:table-cell>
          <table:table-cell table:style-name="Tabela1.E43" office:value-type="string">
            <text:p text:style-name="P4"><text:span text:style-name="T3">40.380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1</text:span></text:p>
          </table:table-cell>
          <table:table-cell table:style-name="Tabela1.B5" office:value-type="string">
            <text:p text:style-name="P3"><text:span text:style-name="T3">VERONICA DINIZ FRANCO OLIVEIRA</text:span></text:p>
          </table:table-cell>
          <table:table-cell table:style-name="Tabela1.B5" office:value-type="string">
            <text:p text:style-name="P3"><text:span text:style-name="T3">CHEFE DO NÚCLEO DE C. E DIST. PROCESSUAL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9.724,72</text:span></text:p>
          </table:table-cell>
          <table:table-cell table:style-name="Tabela1.E43" office:value-type="string">
            <text:p text:style-name="P4"><text:span text:style-name="T3">783,18</text:span></text:p>
          </table:table-cell>
          <table:table-cell table:style-name="Tabela1.E43" office:value-type="string">
            <text:p text:style-name="P4"><text:span text:style-name="T3">675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8,94</text:span></text:p>
          </table:table-cell>
          <table:table-cell table:style-name="Tabela1.E43" office:value-type="string">
            <text:p text:style-name="P4"><text:span text:style-name="T3">8.265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5</text:span></text:p>
          </table:table-cell>
          <table:table-cell table:style-name="Tabela1.B5" office:value-type="string">
            <text:p text:style-name="P3"><text:span text:style-name="T3">VERONICA EUGENIA MORALES SALINAS ALV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8.775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6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8,89</text:span></text:p>
          </table:table-cell>
          <table:table-cell table:style-name="Tabela1.E43" office:value-type="string">
            <text:p text:style-name="P4"><text:span text:style-name="T3">7.346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0</text:span></text:p>
          </table:table-cell>
          <table:table-cell table:style-name="Tabela1.B5" office:value-type="string">
            <text:p text:style-name="P3"><text:span text:style-name="T3">VERONICA PEREIRA DA CRUZ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00</text:span></text:p>
          </table:table-cell>
          <table:table-cell table:style-name="Tabela1.E43" office:value-type="string">
            <text:p text:style-name="P4"><text:span text:style-name="T3">3.846,44</text:span></text:p>
          </table:table-cell>
          <table:table-cell table:style-name="Tabela1.E43" office:value-type="string">
            <text:p text:style-name="P4"><text:span text:style-name="T3">8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,82</text:span></text:p>
          </table:table-cell>
          <table:table-cell table:style-name="Tabela1.E43" office:value-type="string">
            <text:p text:style-name="P4"><text:span text:style-name="T3">3.757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</text:span></text:p>
          </table:table-cell>
          <table:table-cell table:style-name="Tabela1.B5" office:value-type="string">
            <text:p text:style-name="P3"><text:span text:style-name="T3">VICENTE CABRAL LE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85</text:span></text:p>
          </table:table-cell>
          <table:table-cell table:style-name="Tabela1.B5" office:value-type="string">
            <text:p text:style-name="P3"><text:span text:style-name="T3">VICTOR FIGUEIREDO SOTERO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2.22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3,80</text:span></text:p>
          </table:table-cell>
          <table:table-cell table:style-name="Tabela1.E43" office:value-type="string">
            <text:p text:style-name="P4"><text:span text:style-name="T3">8.754,74</text:span></text:p>
          </table:table-cell>
          <table:table-cell table:style-name="Tabela1.E43" office:value-type="string">
            <text:p text:style-name="P4"><text:span text:style-name="T3">42.977,22</text:span></text:p>
          </table:table-cell>
          <table:table-cell table:style-name="Tabela1.E43" office:value-type="string">
            <text:p text:style-name="P4"><text:span text:style-name="T3">1.051,05</text:span></text:p>
          </table:table-cell>
          <table:table-cell table:style-name="Tabela1.E43" office:value-type="string">
            <text:p text:style-name="P4"><text:span text:style-name="T3">7.217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268,48</text:span></text:p>
          </table:table-cell>
          <table:table-cell table:style-name="Tabela1.E43" office:value-type="string">
            <text:p text:style-name="P4"><text:span text:style-name="T3">34.708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4</text:span></text:p>
          </table:table-cell>
          <table:table-cell table:style-name="Tabela1.B5" office:value-type="string">
            <text:p text:style-name="P3"><text:span text:style-name="T3">VICTOR JOSE PINTO RIBEIRO SILVEIR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ÃO DE AUDITORIA INTER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3.580,20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2.004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69,79</text:span></text:p>
          </table:table-cell>
          <table:table-cell table:style-name="Tabela1.E43" office:value-type="string">
            <text:p text:style-name="P4"><text:span text:style-name="T3">10.810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5</text:span></text:p>
          </table:table-cell>
          <table:table-cell table:style-name="Tabela1.B5" office:value-type="string">
            <text:p text:style-name="P3"><text:span text:style-name="T3">VICTOR OSORIO RAMOS PORT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ROJETOS DE TIC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4.464,39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4,18</text:span></text:p>
          </table:table-cell>
          <table:table-cell table:style-name="Tabela1.E43" office:value-type="string">
            <text:p text:style-name="P4"><text:span text:style-name="T3">4.29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</text:span></text:p>
          </table:table-cell>
          <table:table-cell table:style-name="Tabela1.B5" office:value-type="string">
            <text:p text:style-name="P3"><text:span text:style-name="T3">VIRGILIO DO VALE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6.29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461,77</text:span></text:p>
          </table:table-cell>
          <table:table-cell table:style-name="Tabela1.E43" office:value-type="string">
            <text:p text:style-name="P4"><text:span text:style-name="T3">78.300,96</text:span></text:p>
          </table:table-cell>
          <table:table-cell table:style-name="Tabela1.E43" office:value-type="string">
            <text:p text:style-name="P4"><text:span text:style-name="T3">5.831,13</text:span></text:p>
          </table:table-cell>
          <table:table-cell table:style-name="Tabela1.E43" office:value-type="string">
            <text:p text:style-name="P4"><text:span text:style-name="T3">10.569,04</text:span></text:p>
          </table:table-cell>
          <table:table-cell table:style-name="Tabela1.E43" office:value-type="string">
            <text:p text:style-name="P4"><text:span text:style-name="T3">357,14</text:span></text:p>
          </table:table-cell>
          <table:table-cell table:style-name="Tabela1.E43" office:value-type="string">
            <text:p text:style-name="P4"><text:span text:style-name="T3">16.757,31</text:span></text:p>
          </table:table-cell>
          <table:table-cell table:style-name="Tabela1.E43" office:value-type="string">
            <text:p text:style-name="P4"><text:span text:style-name="T3">61.543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3</text:span></text:p>
          </table:table-cell>
          <table:table-cell table:style-name="Tabela1.B5" office:value-type="string">
            <text:p text:style-name="P3"><text:span text:style-name="T3">VITORIA CARVALHO PLECH PER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6.697,16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21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06</text:span></text:p>
          </table:table-cell>
          <table:table-cell table:style-name="Tabela1.E43" office:value-type="string">
            <text:p text:style-name="P4"><text:span text:style-name="T3">6.040,1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2"/><text:span text:style-name="T3">2103</text:span></text:p>
          </table:table-cell>
          <table:table-cell table:style-name="Tabela1.B5" office:value-type="string">
            <text:p text:style-name="P3"><text:span text:style-name="T3">VIVIANE MILENA FERREIRA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22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05</text:span></text:p>
          </table:table-cell>
          <table:table-cell table:style-name="Tabela1.E43" office:value-type="string">
            <text:p text:style-name="P4"><text:span text:style-name="T3">7.895,98</text:span></text:p>
          </table:table-cell>
          <table:table-cell table:style-name="Tabela1.E43" office:value-type="string">
            <text:p text:style-name="P4"><text:span text:style-name="T3">670,03</text:span></text:p>
          </table:table-cell>
          <table:table-cell table:style-name="Tabela1.E43" office:value-type="string">
            <text:p text:style-name="P4"><text:span text:style-name="T3">231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1,72</text:span></text:p>
          </table:table-cell>
          <table:table-cell table:style-name="Tabela1.E43" office:value-type="string">
            <text:p text:style-name="P4"><text:span text:style-name="T3">6.994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7</text:span></text:p>
          </table:table-cell>
          <table:table-cell table:style-name="Tabela1.B5" office:value-type="string">
            <text:p text:style-name="P3"><text:span text:style-name="T3">VOLESSA FREIRE SAMPAIO FISCI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46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44</text:span></text:p>
          </table:table-cell>
          <table:table-cell table:style-name="Tabela1.E43" office:value-type="string">
            <text:p text:style-name="P4"><text:span text:style-name="T3">16.726,67</text:span></text:p>
          </table:table-cell>
          <table:table-cell table:style-name="Tabela1.E43" office:value-type="string">
            <text:p text:style-name="P4"><text:span text:style-name="T3">1.870,71</text:span></text:p>
          </table:table-cell>
          <table:table-cell table:style-name="Tabela1.E43" office:value-type="string">
            <text:p text:style-name="P4"><text:span text:style-name="T3">2.275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5,92</text:span></text:p>
          </table:table-cell>
          <table:table-cell table:style-name="Tabela1.E43" office:value-type="string">
            <text:p text:style-name="P4"><text:span text:style-name="T3">12.580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74</text:span></text:p>
          </table:table-cell>
          <table:table-cell table:style-name="Tabela1.B5" office:value-type="string">
            <text:p text:style-name="P3"><text:span text:style-name="T3">WALDSON COELHO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9</text:span></text:p>
          </table:table-cell>
          <table:table-cell table:style-name="Tabela1.B5" office:value-type="string">
            <text:p text:style-name="P3"><text:span text:style-name="T3">WALTENBERG LIMA DE 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3.924,93</text:span></text:p>
          </table:table-cell>
          <table:table-cell table:style-name="Tabela1.E43" office:value-type="string">
            <text:p text:style-name="P4"><text:span text:style-name="T3">1.78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.616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.544,20</text:span></text:p>
          </table:table-cell>
          <table:table-cell table:style-name="Tabela1.E43" office:value-type="string">
            <text:p text:style-name="P4"><text:span text:style-name="T3">80.871,48</text:span></text:p>
          </table:table-cell>
          <table:table-cell table:style-name="Tabela1.E43" office:value-type="string">
            <text:p text:style-name="P4"><text:span text:style-name="T3">4.999,46</text:span></text:p>
          </table:table-cell>
          <table:table-cell table:style-name="Tabela1.E43" office:value-type="string">
            <text:p text:style-name="P4"><text:span text:style-name="T3">7.35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1,47</text:span></text:p>
          </table:table-cell>
          <table:table-cell table:style-name="Tabela1.E43" office:value-type="string">
            <text:p text:style-name="P4"><text:span text:style-name="T3">68.52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7</text:span></text:p>
          </table:table-cell>
          <table:table-cell table:style-name="Tabela1.B5" office:value-type="string">
            <text:p text:style-name="P3"><text:span text:style-name="T3">WALTER CESAR NUNE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5.710,45</text:span></text:p>
          </table:table-cell>
          <table:table-cell table:style-name="Tabela1.E43" office:value-type="string">
            <text:p text:style-name="P4"><text:span text:style-name="T3">3.6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903,00</text:span></text:p>
          </table:table-cell>
          <table:table-cell table:style-name="Tabela1.E43" office:value-type="string">
            <text:p text:style-name="P4"><text:span text:style-name="T3">70.270,12</text:span></text:p>
          </table:table-cell>
          <table:table-cell table:style-name="Tabela1.E43" office:value-type="string">
            <text:p text:style-name="P4"><text:span text:style-name="T3">5.511,40</text:span></text:p>
          </table:table-cell>
          <table:table-cell table:style-name="Tabela1.E43" office:value-type="string">
            <text:p text:style-name="P4"><text:span text:style-name="T3">7.215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26,78</text:span></text:p>
          </table:table-cell>
          <table:table-cell table:style-name="Tabela1.E43" office:value-type="string">
            <text:p text:style-name="P4"><text:span text:style-name="T3">57.543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</text:span></text:p>
          </table:table-cell>
          <table:table-cell table:style-name="Tabela1.B5" office:value-type="string">
            <text:p text:style-name="P3"><text:span text:style-name="T3">WANDERLEY SIQUEIRA MONTE SANT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PROTOCOLO/ DAA/DA/SG</text:span></text:p>
          </table:table-cell>
          <table:table-cell table:style-name="Tabela1.E43" office:value-type="string">
            <text:p text:style-name="P4"><text:span text:style-name="T3">5.754,40</text:span></text:p>
          </table:table-cell>
          <table:table-cell table:style-name="Tabela1.E43" office:value-type="string">
            <text:p text:style-name="P4"><text:span text:style-name="T3">13.90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6,00</text:span></text:p>
          </table:table-cell>
          <table:table-cell table:style-name="Tabela1.E43" office:value-type="string">
            <text:p text:style-name="P4"><text:span text:style-name="T3">25.914,11</text:span></text:p>
          </table:table-cell>
          <table:table-cell table:style-name="Tabela1.E43" office:value-type="string">
            <text:p text:style-name="P4"><text:span text:style-name="T3">2.751,87</text:span></text:p>
          </table:table-cell>
          <table:table-cell table:style-name="Tabela1.E43" office:value-type="string">
            <text:p text:style-name="P4"><text:span text:style-name="T3">4.31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63,83</text:span></text:p>
          </table:table-cell>
          <table:table-cell table:style-name="Tabela1.E43" office:value-type="string">
            <text:p text:style-name="P4"><text:span text:style-name="T3">18.850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7</text:span></text:p>
          </table:table-cell>
          <table:table-cell table:style-name="Tabela1.B5" office:value-type="string">
            <text:p text:style-name="P3"><text:span text:style-name="T3">WASHINGTON LUIZ MENDONC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4</text:span></text:p>
          </table:table-cell>
          <table:table-cell table:style-name="Tabela1.B5" office:value-type="string">
            <text:p text:style-name="P3"><text:span text:style-name="T3">WELLINGTON FERREIRA DAN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9</text:span></text:p>
          </table:table-cell>
          <table:table-cell table:style-name="Tabela1.B5" office:value-type="string">
            <text:p text:style-name="P3"><text:span text:style-name="T3">WESLEY CRISTIAN SANTOS ALMEID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2.761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0,00</text:span></text:p>
          </table:table-cell>
          <table:table-cell table:style-name="Tabela1.E43" office:value-type="string">
            <text:p text:style-name="P4"><text:span text:style-name="T3">9.779,24</text:span></text:p>
          </table:table-cell>
          <table:table-cell table:style-name="Tabela1.E43" office:value-type="string">
            <text:p text:style-name="P4"><text:span text:style-name="T3">440,25</text:span></text:p>
          </table:table-cell>
          <table:table-cell table:style-name="Tabela1.E43" office:value-type="string">
            <text:p text:style-name="P4"><text:span text:style-name="T3">10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8,28</text:span></text:p>
          </table:table-cell>
          <table:table-cell table:style-name="Tabela1.E43" office:value-type="string">
            <text:p text:style-name="P4"><text:span text:style-name="T3">9.230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85</text:span></text:p>
          </table:table-cell>
          <table:table-cell table:style-name="Tabela1.B5" office:value-type="string">
            <text:p text:style-name="P3"><text:span text:style-name="T3">WESLEY DE SANTANA SANTOS</text:span></text:p>
          </table:table-cell>
          <table:table-cell table:style-name="Tabela1.B5" office:value-type="string">
            <text:p text:style-name="P3"><text:span text:style-name="T3">Chefe do Setor de A. e Est. do Cartóri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829,52</text:span></text:p>
          </table:table-cell>
          <table:table-cell table:style-name="Tabela1.E43" office:value-type="string">
            <text:p text:style-name="P4"><text:span text:style-name="T3">325,51</text:span></text:p>
          </table:table-cell>
          <table:table-cell table:style-name="Tabela1.E43" office:value-type="string">
            <text:p text:style-name="P4"><text:span text:style-name="T3">5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8,30</text:span></text:p>
          </table:table-cell>
          <table:table-cell table:style-name="Tabela1.E43" office:value-type="string">
            <text:p text:style-name="P4"><text:span text:style-name="T3">5.451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2</text:span></text:p>
          </table:table-cell>
          <table:table-cell table:style-name="Tabela1.B5" office:value-type="string">
            <text:p text:style-name="P3"><text:span text:style-name="T3">WESLEY SANTOS CERQU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5.111,01</text:span></text:p>
          </table:table-cell>
          <table:table-cell table:style-name="Tabela1.E43" office:value-type="string">
            <text:p text:style-name="P4"><text:span text:style-name="T3">239,29</text:span></text:p>
          </table:table-cell>
          <table:table-cell table:style-name="Tabela1.E43" office:value-type="string">
            <text:p text:style-name="P4"><text:span text:style-name="T3">1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44</text:span></text:p>
          </table:table-cell>
          <table:table-cell table:style-name="Tabela1.E43" office:value-type="string">
            <text:p text:style-name="P4"><text:span text:style-name="T3">4.859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7</text:span></text:p>
          </table:table-cell>
          <table:table-cell table:style-name="Tabela1.B5" office:value-type="string">
            <text:p text:style-name="P3"><text:span text:style-name="T3">WILLDE PEREIRA SOB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5.654,61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2.27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9,67</text:span></text:p>
          </table:table-cell>
          <table:table-cell table:style-name="Tabela1.E43" office:value-type="string">
            <text:p text:style-name="P4"><text:span text:style-name="T3">11.51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4</text:span></text:p>
          </table:table-cell>
          <table:table-cell table:style-name="Tabela1.B5" office:value-type="string">
            <text:p text:style-name="P3"><text:span text:style-name="T3">WILTON ARAUJ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6</text:span></text:p>
          </table:table-cell>
          <table:table-cell table:style-name="Tabela1.B5" office:value-type="string">
            <text:p text:style-name="P3"><text:span text:style-name="T3">WOLNEY MACIEL DE CARVALH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11.121,34</text:span></text:p>
          </table:table-cell>
          <table:table-cell table:style-name="Tabela1.E43" office:value-type="string">
            <text:p text:style-name="P4"><text:span text:style-name="T3">2.22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20.103,15</text:span></text:p>
          </table:table-cell>
          <table:table-cell table:style-name="Tabela1.E43" office:value-type="string">
            <text:p text:style-name="P4"><text:span text:style-name="T3">1.868,39</text:span></text:p>
          </table:table-cell>
          <table:table-cell table:style-name="Tabela1.E43" office:value-type="string">
            <text:p text:style-name="P4"><text:span text:style-name="T3">3.494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63,01</text:span></text:p>
          </table:table-cell>
          <table:table-cell table:style-name="Tabela1.E43" office:value-type="string">
            <text:p text:style-name="P4"><text:span text:style-name="T3">14.740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4</text:span></text:p>
          </table:table-cell>
          <table:table-cell table:style-name="Tabela1.B5" office:value-type="string">
            <text:p text:style-name="P3"><text:span text:style-name="T3">YANNE LEITE MENES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4.838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309,00</text:span></text:p>
          </table:table-cell>
          <table:table-cell table:style-name="Tabela1.E43" office:value-type="string">
            <text:p text:style-name="P4"><text:span text:style-name="T3">14.554,8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90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1,94</text:span></text:p>
          </table:table-cell>
          <table:table-cell table:style-name="Tabela1.E43" office:value-type="string">
            <text:p text:style-name="P4"><text:span text:style-name="T3">12.952,89</text:span></text:p>
          </table:table-cell>
        </table:table-row>
        <table:table-row table:style-name="Tabela1.938">
          <table:table-cell table:style-name="Tabela1.A938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933</text:span></text:p>
          </table:table-cell>
          <table:table-cell table:style-name="Tabela1.C938" office:value-type="string">
            <text:p text:style-name="P1"/>
          </table:table-cell>
          <table:table-cell table:style-name="Tabela1.C938" office:value-type="string">
            <text:p text:style-name="P1"/>
          </table:table-cell>
          <table:table-cell table:style-name="Tabela1.E43" office:value-type="string">
            <text:p text:style-name="P4"><text:span text:style-name="T2">7.878.914,87</text:span></text:p>
          </table:table-cell>
          <table:table-cell table:style-name="Tabela1.E43" office:value-type="string">
            <text:p text:style-name="P4"><text:span text:style-name="T2">1.265.967,23</text:span></text:p>
          </table:table-cell>
          <table:table-cell table:style-name="Tabela1.E43" office:value-type="string">
            <text:p text:style-name="P4"><text:span text:style-name="T2">1.264.833,04</text:span></text:p>
          </table:table-cell>
          <table:table-cell table:style-name="Tabela1.E43" office:value-type="string">
            <text:p text:style-name="P4"><text:span text:style-name="T2">439.067,46</text:span></text:p>
          </table:table-cell>
          <table:table-cell table:style-name="Tabela1.E43" office:value-type="string">
            <text:p text:style-name="P4"><text:span text:style-name="T2">267.138,69</text:span></text:p>
          </table:table-cell>
          <table:table-cell table:style-name="Tabela1.E43" office:value-type="string">
            <text:p text:style-name="P4"><text:span text:style-name="T2">214.102,93</text:span></text:p>
          </table:table-cell>
          <table:table-cell table:style-name="Tabela1.E43" office:value-type="string">
            <text:p text:style-name="P4"><text:span text:style-name="T2">159.984,00</text:span></text:p>
          </table:table-cell>
          <table:table-cell table:style-name="Tabela1.E43" office:value-type="string">
            <text:p text:style-name="P4"><text:span text:style-name="T2">5.267.747,46</text:span></text:p>
          </table:table-cell>
          <table:table-cell table:style-name="Tabela1.E43" office:value-type="string">
            <text:p text:style-name="P4"><text:span text:style-name="T2">16.757.755,68</text:span></text:p>
          </table:table-cell>
          <table:table-cell table:style-name="Tabela1.E43" office:value-type="string">
            <text:p text:style-name="P4"><text:span text:style-name="T2">1.287.773,88</text:span></text:p>
          </table:table-cell>
          <table:table-cell table:style-name="Tabela1.E43" office:value-type="string">
            <text:p text:style-name="P4"><text:span text:style-name="T2">1.953.405,76</text:span></text:p>
          </table:table-cell>
          <table:table-cell table:style-name="Tabela1.E43" office:value-type="string">
            <text:p text:style-name="P4"><text:span text:style-name="T2">51.059,85</text:span></text:p>
          </table:table-cell>
          <table:table-cell table:style-name="Tabela1.E43" office:value-type="string">
            <text:p text:style-name="P4"><text:span text:style-name="T2">3.292.239,49</text:span></text:p>
          </table:table-cell>
          <table:table-cell table:style-name="Tabela1.E43" office:value-type="string">
            <text:p text:style-name="P4"><text:span text:style-name="T2">13.465.516,19</text:span></text:p>
          </table:table-cell>
        </table:table-row>
        <table:table-row table:style-name="Tabela1.939">
          <table:table-cell table:style-name="Tabela1.A939" office:value-type="string">
            <text:p text:style-name="P5"><text:span text:style-name="T1">Fonte da informação:</text:span></text:p>
          </table:table-cell>
          <table:table-cell table:style-name="Tabela1.A939" table:number-columns-spanned="17" office:value-type="string">
            <text:p text:style-name="P2"><text:span text:style-name="T1">Diretoria de Recursos Human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39">
          <table:table-cell table:style-name="Tabela1.A940" office:value-type="string">
            <text:p text:style-name="P5"><text:span text:style-name="T1">Data da última atualização:</text:span></text:p>
          </table:table-cell>
          <table:table-cell table:style-name="Tabela1.B940" table:number-columns-spanned="17" office:value-type="string">
            <text:p text:style-name="P2"><text:span text:style-name="T1">31/10/2023 07:35: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41">
          <table:table-cell table:style-name="Tabela1.A941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0" style:font-name="Liberation Serif" fo:font-family="'Liberation Serif'" style:font-family-generic="roman" style:font-pitch="variable" fo:font-size="12pt" fo:language="pt" fo:country="BR" style:font-name-asian="Segoe UI" style:font-family-asian="'Segoe UI'" style:font-family-generic-asian="system" style:font-pitch-asian="variable" style:font-size-asian="12pt" style:language-asian="pt" style:country-asian="BR" style:font-name-complex="Tahoma" style:font-family-complex="Tahoma" style:font-family-generic-complex="system" style:font-pitch-complex="variable" style:font-size-complex="12pt" style:language-complex="pt" style:country-complex="BR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3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dc:date>2023-11-28T11:29:02</dc:date>
    <meta:editing-cycles>1</meta:editing-cycles>
    <meta:editing-duration>PT10M</meta:editing-duration>
    <meta:generator>LibreOffice/6.4.7.2$Linux_X86_64 LibreOffice_project/40$Build-2</meta:generator>
    <meta:document-statistic meta:table-count="1" meta:image-count="0" meta:object-count="0" meta:page-count="19" meta:paragraph-count="16840" meta:word-count="28128" meta:character-count="175020" meta:non-whitespace-character-count="163598"/>
  </office:meta>
</office:document-meta>
</file>